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86798" calcext:value-type="float">
            <text:p>18679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78875" calcext:value-type="float">
            <text:p>0.78875</text:p>
          </table:table-cell>
          <table:table-cell office:value-type="float" office:value="0.02875" calcext:value-type="float">
            <text:p>0.02875</text:p>
          </table:table-cell>
          <table:table-cell table:number-columns-repeated="8"/>
        </table:table-row>
        <table:table-row table:style-name="ro1">
          <table:table-cell office:value-type="float" office:value="0.843125" calcext:value-type="float">
            <text:p>0.843125</text:p>
          </table:table-cell>
          <table:table-cell office:value-type="float" office:value="0.24875" calcext:value-type="float">
            <text:p>0.24875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04979166666667" calcext:value-type="float">
            <text:p>1.04979166666667</text:p>
          </table:table-cell>
          <table:table-cell office:value-type="float" office:value="11.6177083333334" calcext:value-type="float">
            <text:p>11.6177083333334</text:p>
          </table:table-cell>
          <table:table-cell table:formula="of:=[.G5]*[.$E$2]/100" office:value-type="float" office:value="21701.6468125001" calcext:value-type="float">
            <text:p>21701.6468125001</text:p>
          </table:table-cell>
          <table:table-cell table:formula="of:=[.H5]" office:value-type="float" office:value="21701.6468125001" calcext:value-type="float">
            <text:p>21701.6468125001</text:p>
          </table:table-cell>
          <table:table-cell table:formula="of:=[.I5]/[.$E$2]*100" office:value-type="float" office:value="11.6177083333334" calcext:value-type="float">
            <text:p>11.6177083333334</text:p>
          </table:table-cell>
        </table:table-row>
        <table:table-row table:style-name="ro1">
          <table:table-cell office:value-type="float" office:value="0.889166666666667" calcext:value-type="float">
            <text:p>0.889166666666667</text:p>
          </table:table-cell>
          <table:table-cell office:value-type="float" office:value="1.18354166666667" calcext:value-type="float">
            <text:p>1.18354166666667</text:p>
          </table:table-cell>
          <table:table-cell table:number-columns-repeated="2"/>
          <table:table-cell office:value-type="string" calcext:value-type="string">
            <text:p>1 – 1.21</text:p>
          </table:table-cell>
          <table:table-cell office:value-type="float" office:value="1.215" calcext:value-type="float">
            <text:p>1.215</text:p>
          </table:table-cell>
          <table:table-cell office:value-type="float" office:value="0.25" calcext:value-type="float">
            <text:p>0.25</text:p>
          </table:table-cell>
          <table:table-cell table:formula="of:=[.G6]*[.$E$2]" office:value-type="float" office:value="46699.5" calcext:value-type="float">
            <text:p>46699.5</text:p>
          </table:table-cell>
          <table:table-cell table:formula="of:=[.H6]-[.H5]" office:value-type="float" office:value="24997.8531874999" calcext:value-type="float">
            <text:p>24997.8531874999</text:p>
          </table:table-cell>
          <table:table-cell table:formula="of:=[.I6]/[.$E$2]*100" office:value-type="float" office:value="13.3822916666666" calcext:value-type="float">
            <text:p>13.3822916666666</text:p>
          </table:table-cell>
        </table:table-row>
        <table:table-row table:style-name="ro1">
          <table:table-cell office:value-type="float" office:value="0.942499999999999" calcext:value-type="float">
            <text:p>0.942499999999999</text:p>
          </table:table-cell>
          <table:table-cell office:value-type="float" office:value="3.46541666666667" calcext:value-type="float">
            <text:p>3.46541666666667</text:p>
          </table:table-cell>
          <table:table-cell table:number-columns-repeated="2"/>
          <table:table-cell office:value-type="string" calcext:value-type="string">
            <text:p>1.21 – 2</text:p>
          </table:table-cell>
          <table:table-cell office:value-type="float" office:value="2.03999999999999" calcext:value-type="float">
            <text:p>2.03999999999999</text:p>
          </table:table-cell>
          <table:table-cell office:value-type="float" office:value="44.0689583333334" calcext:value-type="float">
            <text:p>44.0689583333334</text:p>
          </table:table-cell>
          <table:table-cell table:formula="of:=[.G7]*[.$E$2]/100" office:value-type="float" office:value="82319.9327875001" calcext:value-type="float">
            <text:p>82319.9327875001</text:p>
          </table:table-cell>
          <table:table-cell table:formula="of:=[.H7]-[.H6]" office:value-type="float" office:value="35620.4327875001" calcext:value-type="float">
            <text:p>35620.4327875001</text:p>
          </table:table-cell>
          <table:table-cell table:formula="of:=[.I7]/[.$E$2]*100" office:value-type="float" office:value="19.0689583333334" calcext:value-type="float">
            <text:p>19.0689583333334</text:p>
          </table:table-cell>
        </table:table-row>
        <table:table-row table:style-name="ro1">
          <table:table-cell office:value-type="float" office:value="0.993750000000003" calcext:value-type="float">
            <text:p>0.993750000000003</text:p>
          </table:table-cell>
          <table:table-cell office:value-type="float" office:value="7.11479166666667" calcext:value-type="float">
            <text:p>7.11479166666667</text:p>
          </table:table-cell>
          <table:table-cell table:number-columns-repeated="2"/>
          <table:table-cell office:value-type="string" calcext:value-type="string">
            <text:p>2 – 2.65</text:p>
          </table:table-cell>
          <table:table-cell table:formula="of:=AVERAGE([.A37];[.A38])" office:value-type="float" office:value="2.65499999999999" calcext:value-type="float">
            <text:p>2.65499999999999</text:p>
          </table:table-cell>
          <table:table-cell office:value-type="float" office:value="0.5" calcext:value-type="float">
            <text:p>0.5</text:p>
          </table:table-cell>
          <table:table-cell table:formula="of:=[.G8]*[.$E$2]" office:value-type="float" office:value="93399" calcext:value-type="float">
            <text:p>93399</text:p>
          </table:table-cell>
          <table:table-cell table:formula="of:=[.H8]-[.H7]" office:value-type="float" office:value="11079.0672124999" calcext:value-type="float">
            <text:p>11079.0672124999</text:p>
          </table:table-cell>
          <table:table-cell table:formula="of:=[.I8]/[.$E$2]*100" office:value-type="float" office:value="5.9310416666666" calcext:value-type="float">
            <text:p>5.9310416666666</text:p>
          </table:table-cell>
        </table:table-row>
        <table:table-row table:style-name="ro1">
          <table:table-cell office:value-type="float" office:value="1.04979166666667" calcext:value-type="float">
            <text:p>1.04979166666667</text:p>
          </table:table-cell>
          <table:table-cell office:value-type="float" office:value="11.6177083333334" calcext:value-type="float">
            <text:p>11.6177083333334</text:p>
          </table:table-cell>
          <table:table-cell table:number-columns-repeated="2"/>
          <table:table-cell office:value-type="string" calcext:value-type="string">
            <text:p>2.65 – 3</text:p>
          </table:table-cell>
          <table:table-cell office:value-type="float" office:value="3.019375" calcext:value-type="float">
            <text:p>3.019375</text:p>
          </table:table-cell>
          <table:table-cell office:value-type="float" office:value="56.7379166666667" calcext:value-type="float">
            <text:p>56.7379166666667</text:p>
          </table:table-cell>
          <table:table-cell table:formula="of:=[.G9]*[.$E$2]/100" office:value-type="float" office:value="105985.293575" calcext:value-type="float">
            <text:p>105985.293575</text:p>
          </table:table-cell>
          <table:table-cell table:formula="of:=[.H9]-[.H8]" office:value-type="float" office:value="12586.2935750001" calcext:value-type="float">
            <text:p>12586.2935750001</text:p>
          </table:table-cell>
          <table:table-cell table:formula="of:=[.I9]/[.$E$2]*100" office:value-type="float" office:value="6.7379166666667" calcext:value-type="float">
            <text:p>6.7379166666667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16.4725" calcext:value-type="float">
            <text:p>16.4725</text:p>
          </table:table-cell>
          <table:table-cell table:number-columns-repeated="2"/>
          <table:table-cell office:value-type="string" calcext:value-type="string">
            <text:p>3 – 3.93</text:p>
          </table:table-cell>
          <table:table-cell table:formula="of:=AVERAGE([.A54];[.A55])" office:value-type="float" office:value="3.93125" calcext:value-type="float">
            <text:p>3.93125</text:p>
          </table:table-cell>
          <table:table-cell office:value-type="float" office:value="0.75" calcext:value-type="float">
            <text:p>0.75</text:p>
          </table:table-cell>
          <table:table-cell table:formula="of:=[.G10]*[.$E$2]" office:value-type="float" office:value="140098.5" calcext:value-type="float">
            <text:p>140098.5</text:p>
          </table:table-cell>
          <table:table-cell table:formula="of:=[.H10]-[.H9]" office:value-type="float" office:value="34113.2064249999" calcext:value-type="float">
            <text:p>34113.2064249999</text:p>
          </table:table-cell>
          <table:table-cell table:formula="of:=[.I10]/[.$E$2]*100" office:value-type="float" office:value="18.2620833333333" calcext:value-type="float">
            <text:p>18.262083333333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1.20875" calcext:value-type="float">
            <text:p>21.20875</text:p>
          </table:table-cell>
          <table:table-cell table:number-columns-repeated="2"/>
          <table:table-cell office:value-type="string" calcext:value-type="string">
            <text:p>3.93 – 4</text:p>
          </table:table-cell>
          <table:table-cell office:value-type="float" office:value="4.08125" calcext:value-type="float">
            <text:p>4.08125</text:p>
          </table:table-cell>
          <table:table-cell office:value-type="float" office:value="78.9202083333334" calcext:value-type="float">
            <text:p>78.9202083333334</text:p>
          </table:table-cell>
          <table:table-cell table:formula="of:=[.G11]*[.$E$2]/100" office:value-type="float" office:value="147421.3707625" calcext:value-type="float">
            <text:p>147421.3707625</text:p>
          </table:table-cell>
          <table:table-cell table:formula="of:=[.H11]-[.H10]" office:value-type="float" office:value="7322.87076250013" calcext:value-type="float">
            <text:p>7322.87076250013</text:p>
          </table:table-cell>
          <table:table-cell table:formula="of:=[.I11]/[.$E$2]*100" office:value-type="float" office:value="3.9202083333334" calcext:value-type="float">
            <text:p>3.9202083333334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25.5291666666667" calcext:value-type="float">
            <text:p>25.5291666666667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8125" calcext:value-type="float">
            <text:p>5.08125</text:p>
          </table:table-cell>
          <table:table-cell office:value-type="float" office:value="87.74875" calcext:value-type="float">
            <text:p>87.74875</text:p>
          </table:table-cell>
          <table:table-cell table:formula="of:=[.G12]*[.$E$2]/100" office:value-type="float" office:value="163912.910025" calcext:value-type="float">
            <text:p>163912.910025</text:p>
          </table:table-cell>
          <table:table-cell table:formula="of:=[.H12]-[.H11]" office:value-type="float" office:value="16491.5392624999" calcext:value-type="float">
            <text:p>16491.5392624999</text:p>
          </table:table-cell>
          <table:table-cell table:formula="of:=[.I12]/[.$E$2]*100" office:value-type="float" office:value="8.82854166666659" calcext:value-type="float">
            <text:p>8.8285416666665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9.2304166666666" calcext:value-type="float">
            <text:p>29.2304166666666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8125" calcext:value-type="float">
            <text:p>6.08125</text:p>
          </table:table-cell>
          <table:table-cell office:value-type="float" office:value="90.8108333333334" calcext:value-type="float">
            <text:p>90.8108333333334</text:p>
          </table:table-cell>
          <table:table-cell table:formula="of:=[.G13]*[.$E$2]/100" office:value-type="float" office:value="169632.82045" calcext:value-type="float">
            <text:p>169632.82045</text:p>
          </table:table-cell>
          <table:table-cell table:formula="of:=[.H13]-[.H12]" office:value-type="float" office:value="5719.91042500013" calcext:value-type="float">
            <text:p>5719.91042500013</text:p>
          </table:table-cell>
          <table:table-cell table:formula="of:=[.I13]/[.$E$2]*100" office:value-type="float" office:value="3.0620833333334" calcext:value-type="float">
            <text:p>3.0620833333334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32.285" calcext:value-type="float">
            <text:p>32.285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8750000000001" calcext:value-type="float">
            <text:p>7.08750000000001</text:p>
          </table:table-cell>
          <table:table-cell office:value-type="float" office:value="93.6477083333334" calcext:value-type="float">
            <text:p>93.6477083333334</text:p>
          </table:table-cell>
          <table:table-cell table:formula="of:=[.G14]*[.$E$2]/100" office:value-type="float" office:value="174932.0462125" calcext:value-type="float">
            <text:p>174932.0462125</text:p>
          </table:table-cell>
          <table:table-cell table:formula="of:=[.H14]-[.H13]" office:value-type="float" office:value="5299.22576249999" calcext:value-type="float">
            <text:p>5299.22576249999</text:p>
          </table:table-cell>
          <table:table-cell table:formula="of:=[.I14]/[.$E$2]*100" office:value-type="float" office:value="2.836875" calcext:value-type="float">
            <text:p>2.83687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34.7729166666667" calcext:value-type="float">
            <text:p>34.7729166666667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7.92291666666667" calcext:value-type="float">
            <text:p>7.92291666666667</text:p>
          </table:table-cell>
          <table:table-cell office:value-type="float" office:value="95.6514583333334" calcext:value-type="float">
            <text:p>95.6514583333334</text:p>
          </table:table-cell>
          <table:table-cell table:formula="of:=[.G15]*[.$E$2]/100" office:value-type="float" office:value="178675.0111375" calcext:value-type="float">
            <text:p>178675.0111375</text:p>
          </table:table-cell>
          <table:table-cell table:formula="of:=[.H15]-[.H14]" office:value-type="float" office:value="3742.96492500001" calcext:value-type="float">
            <text:p>3742.96492500001</text:p>
          </table:table-cell>
          <table:table-cell table:formula="of:=[.I15]/[.$E$2]*100" office:value-type="float" office:value="2.00375" calcext:value-type="float">
            <text:p>2.00375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36.6714583333333" calcext:value-type="float">
            <text:p>36.6714583333333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17916666666666" calcext:value-type="float">
            <text:p>9.17916666666666</text:p>
          </table:table-cell>
          <table:table-cell office:value-type="float" office:value="96.4797916666667" calcext:value-type="float">
            <text:p>96.4797916666667</text:p>
          </table:table-cell>
          <table:table-cell table:formula="of:=[.G16]*[.$E$2]/100" office:value-type="float" office:value="180222.3212375" calcext:value-type="float">
            <text:p>180222.3212375</text:p>
          </table:table-cell>
          <table:table-cell table:formula="of:=[.H16]-[.H15]" office:value-type="float" office:value="1547.31009999994" calcext:value-type="float">
            <text:p>1547.31009999994</text:p>
          </table:table-cell>
          <table:table-cell table:formula="of:=[.I16]/[.$E$2]*100" office:value-type="float" office:value="0.828333333333304" calcext:value-type="float">
            <text:p>0.82833333333330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38.2197916666667" calcext:value-type="float">
            <text:p>38.2197916666667</text:p>
          </table:table-cell>
          <table:table-cell table:number-columns-repeated="2"/>
          <table:table-cell office:value-type="string" calcext:value-type="string">
            <text:p>9 – 53.31</text:p>
          </table:table-cell>
          <table:table-cell office:value-type="float" office:value="53.3125" calcext:value-type="float">
            <text:p>53.3125</text:p>
          </table:table-cell>
          <table:table-cell office:value-type="float" office:value="0.99" calcext:value-type="float">
            <text:p>0.99</text:p>
          </table:table-cell>
          <table:table-cell table:formula="of:=[.G17]*[.$E$2]" office:value-type="float" office:value="184930.02" calcext:value-type="float">
            <text:p>184930.02</text:p>
          </table:table-cell>
          <table:table-cell table:formula="of:=[.H17]-[.H16]" office:value-type="float" office:value="4707.69876249993" calcext:value-type="float">
            <text:p>4707.69876249993</text:p>
          </table:table-cell>
          <table:table-cell table:formula="of:=[.I17]/[.$E$2]*100" office:value-type="float" office:value="2.5202083333333" calcext:value-type="float">
            <text:p>2.5202083333333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39.3904166666667" calcext:value-type="float">
            <text:p>39.3904166666667</text:p>
          </table:table-cell>
          <table:table-cell table:number-columns-repeated="2"/>
          <table:table-cell office:value-type="string" calcext:value-type="string">
            <text:p>&gt; 53.31</text:p>
          </table:table-cell>
          <table:table-cell office:value-type="float" office:value="198.291666666667" calcext:value-type="float">
            <text:p>198.291666666667</text:p>
          </table:table-cell>
          <table:table-cell office:value-type="float" office:value="1" calcext:value-type="float">
            <text:p>1</text:p>
          </table:table-cell>
          <table:table-cell table:formula="of:=[.G18]*[.$E$2]" office:value-type="float" office:value="186798" calcext:value-type="float">
            <text:p>186798</text:p>
          </table:table-cell>
          <table:table-cell table:formula="of:=[.H18]-[.H17]" office:value-type="float" office:value="1867.98000000001" calcext:value-type="float">
            <text:p>1867.98000000001</text:p>
          </table:table-cell>
          <table:table-cell table:formula="of:=[.I18]/[.$E$2]*100" office:value-type="float" office:value="1.00000000000001" calcext:value-type="float">
            <text:p>1.000000000000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.3477083333334" calcext:value-type="float">
            <text:p>40.3477083333334</text:p>
          </table:table-cell>
          <table:table-cell table:number-columns-repeated="8"/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41.105" calcext:value-type="float">
            <text:p>41.105</text:p>
          </table:table-cell>
          <table:table-cell table:number-columns-repeated="8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41.7245833333333" calcext:value-type="float">
            <text:p>41.7245833333333</text:p>
          </table:table-cell>
          <table:table-cell table:number-columns-repeated="8"/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42.26125" calcext:value-type="float">
            <text:p>42.26125</text:p>
          </table:table-cell>
          <table:table-cell table:number-columns-repeated="8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42.7" calcext:value-type="float">
            <text:p>42.7</text:p>
          </table:table-cell>
          <table:table-cell table:number-columns-repeated="8"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43.1020833333333" calcext:value-type="float">
            <text:p>43.1020833333333</text:p>
          </table:table-cell>
          <table:table-cell table:number-columns-repeated="8"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43.435625" calcext:value-type="float">
            <text:p>43.435625</text:p>
          </table:table-cell>
          <table:table-cell table:number-columns-repeated="8"/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43.7622916666667" calcext:value-type="float">
            <text:p>43.7622916666667</text:p>
          </table:table-cell>
          <table:table-cell table:number-columns-repeated="8"/>
        </table:table-row>
        <table:table-row table:style-name="ro1">
          <table:table-cell office:value-type="float" office:value="2.03999999999999" calcext:value-type="float">
            <text:p>2.03999999999999</text:p>
          </table:table-cell>
          <table:table-cell office:value-type="float" office:value="44.0689583333334" calcext:value-type="float">
            <text:p>44.0689583333334</text:p>
          </table:table-cell>
          <table:table-cell table:number-columns-repeated="8"/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44.3629166666667" calcext:value-type="float">
            <text:p>44.3629166666667</text:p>
          </table:table-cell>
          <table:table-cell table:number-columns-repeated="8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4.6377083333334" calcext:value-type="float">
            <text:p>44.6377083333334</text:p>
          </table:table-cell>
          <table:table-cell table:number-columns-repeated="8"/>
        </table:table-row>
        <table:table-row table:style-name="ro1">
          <table:table-cell office:value-type="float" office:value="2.20499999999999" calcext:value-type="float">
            <text:p>2.20499999999999</text:p>
          </table:table-cell>
          <table:table-cell office:value-type="float" office:value="44.9045833333333" calcext:value-type="float">
            <text:p>44.9045833333333</text:p>
          </table:table-cell>
          <table:table-cell table:number-columns-repeated="8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45.17875" calcext:value-type="float">
            <text:p>45.17875</text:p>
          </table:table-cell>
          <table:table-cell table:number-columns-repeated="8"/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45.5422916666667" calcext:value-type="float">
            <text:p>45.5422916666667</text:p>
          </table:table-cell>
          <table:table-cell table:number-columns-repeated="8"/>
        </table:table-row>
        <table:table-row table:style-name="ro1">
          <table:table-cell office:value-type="float" office:value="2.37375" calcext:value-type="float">
            <text:p>2.37375</text:p>
          </table:table-cell>
          <table:table-cell office:value-type="float" office:value="46.0435416666667" calcext:value-type="float">
            <text:p>46.0435416666667</text:p>
          </table:table-cell>
          <table:table-cell table:number-columns-repeated="8"/>
        </table:table-row>
        <table:table-row table:style-name="ro1">
          <table:table-cell office:value-type="float" office:value="2.4325" calcext:value-type="float">
            <text:p>2.4325</text:p>
          </table:table-cell>
          <table:table-cell office:value-type="float" office:value="46.6525" calcext:value-type="float">
            <text:p>46.6525</text:p>
          </table:table-cell>
          <table:table-cell table:number-columns-repeated="8"/>
        </table:table-row>
        <table:table-row table:style-name="ro1">
          <table:table-cell office:value-type="float" office:value="2.49125" calcext:value-type="float">
            <text:p>2.49125</text:p>
          </table:table-cell>
          <table:table-cell office:value-type="float" office:value="47.4466666666666" calcext:value-type="float">
            <text:p>47.4466666666666</text:p>
          </table:table-cell>
          <table:table-cell table:number-columns-repeated="8"/>
        </table:table-row>
        <table:table-row table:style-name="ro1">
          <table:table-cell office:value-type="float" office:value="2.55562499999999" calcext:value-type="float">
            <text:p>2.55562499999999</text:p>
          </table:table-cell>
          <table:table-cell office:value-type="float" office:value="48.5297916666667" calcext:value-type="float">
            <text:p>48.5297916666667</text:p>
          </table:table-cell>
          <table:table-cell table:number-columns-repeated="8"/>
        </table:table-row>
        <table:table-row table:style-name="ro1">
          <table:table-cell office:value-type="float" office:value="2.621875" calcext:value-type="float">
            <text:p>2.621875</text:p>
          </table:table-cell>
          <table:table-cell office:value-type="float" office:value="49.765625" calcext:value-type="float">
            <text:p>49.765625</text:p>
          </table:table-cell>
          <table:table-cell table:number-columns-repeated="8"/>
        </table:table-row>
        <table:table-row table:style-name="ro1">
          <table:table-cell office:value-type="float" office:value="2.68812499999999" calcext:value-type="float">
            <text:p>2.68812499999999</text:p>
          </table:table-cell>
          <table:table-cell office:value-type="float" office:value="51.10625" calcext:value-type="float">
            <text:p>51.10625</text:p>
          </table:table-cell>
          <table:table-cell table:number-columns-repeated="8"/>
        </table:table-row>
        <table:table-row table:style-name="ro1">
          <table:table-cell office:value-type="float" office:value="2.754375" calcext:value-type="float">
            <text:p>2.754375</text:p>
          </table:table-cell>
          <table:table-cell office:value-type="float" office:value="52.4041666666667" calcext:value-type="float">
            <text:p>52.4041666666667</text:p>
          </table:table-cell>
          <table:table-cell table:number-columns-repeated="8"/>
        </table:table-row>
        <table:table-row table:style-name="ro1">
          <table:table-cell office:value-type="float" office:value="2.820625" calcext:value-type="float">
            <text:p>2.820625</text:p>
          </table:table-cell>
          <table:table-cell office:value-type="float" office:value="53.6460416666667" calcext:value-type="float">
            <text:p>53.6460416666667</text:p>
          </table:table-cell>
          <table:table-cell table:number-columns-repeated="8"/>
        </table:table-row>
        <table:table-row table:style-name="ro1">
          <table:table-cell office:value-type="float" office:value="2.88687499999999" calcext:value-type="float">
            <text:p>2.88687499999999</text:p>
          </table:table-cell>
          <table:table-cell office:value-type="float" office:value="54.7837500000001" calcext:value-type="float">
            <text:p>54.7837500000001</text:p>
          </table:table-cell>
          <table:table-cell table:number-columns-repeated="8"/>
        </table:table-row>
        <table:table-row table:style-name="ro1">
          <table:table-cell office:value-type="float" office:value="2.953125" calcext:value-type="float">
            <text:p>2.953125</text:p>
          </table:table-cell>
          <table:table-cell office:value-type="float" office:value="55.8022916666667" calcext:value-type="float">
            <text:p>55.8022916666667</text:p>
          </table:table-cell>
          <table:table-cell table:number-columns-repeated="8"/>
        </table:table-row>
        <table:table-row table:style-name="ro1">
          <table:table-cell office:value-type="float" office:value="3.019375" calcext:value-type="float">
            <text:p>3.019375</text:p>
          </table:table-cell>
          <table:table-cell office:value-type="float" office:value="56.7379166666667" calcext:value-type="float">
            <text:p>56.7379166666667</text:p>
          </table:table-cell>
          <table:table-cell table:number-columns-repeated="8"/>
        </table:table-row>
        <table:table-row table:style-name="ro1">
          <table:table-cell office:value-type="float" office:value="3.08562499999999" calcext:value-type="float">
            <text:p>3.08562499999999</text:p>
          </table:table-cell>
          <table:table-cell office:value-type="float" office:value="57.5708333333333" calcext:value-type="float">
            <text:p>57.5708333333333</text:p>
          </table:table-cell>
          <table:table-cell table:number-columns-repeated="8"/>
        </table:table-row>
        <table:table-row table:style-name="ro1">
          <table:table-cell office:value-type="float" office:value="3.15187499999999" calcext:value-type="float">
            <text:p>3.15187499999999</text:p>
          </table:table-cell>
          <table:table-cell office:value-type="float" office:value="58.394375" calcext:value-type="float">
            <text:p>58.394375</text:p>
          </table:table-cell>
          <table:table-cell table:number-columns-repeated="8"/>
        </table:table-row>
        <table:table-row table:style-name="ro1">
          <table:table-cell office:value-type="float" office:value="3.21999999999999" calcext:value-type="float">
            <text:p>3.21999999999999</text:p>
          </table:table-cell>
          <table:table-cell office:value-type="float" office:value="59.3239583333334" calcext:value-type="float">
            <text:p>59.3239583333334</text:p>
          </table:table-cell>
          <table:table-cell table:number-columns-repeated="8"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60.4010416666667" calcext:value-type="float">
            <text:p>60.4010416666667</text:p>
          </table:table-cell>
          <table:table-cell table:number-columns-repeated="8"/>
        </table:table-row>
        <table:table-row table:style-name="ro1">
          <table:table-cell office:value-type="float" office:value="3.36375" calcext:value-type="float">
            <text:p>3.36375</text:p>
          </table:table-cell>
          <table:table-cell office:value-type="float" office:value="61.70375" calcext:value-type="float">
            <text:p>61.70375</text:p>
          </table:table-cell>
          <table:table-cell table:number-columns-repeated="8"/>
        </table:table-row>
        <table:table-row table:style-name="ro1">
          <table:table-cell office:value-type="float" office:value="3.43937499999999" calcext:value-type="float">
            <text:p>3.43937499999999</text:p>
          </table:table-cell>
          <table:table-cell office:value-type="float" office:value="63.0747916666667" calcext:value-type="float">
            <text:p>63.0747916666667</text:p>
          </table:table-cell>
          <table:table-cell table:number-columns-repeated="8"/>
        </table:table-row>
        <table:table-row table:style-name="ro1">
          <table:table-cell office:value-type="float" office:value="3.515" calcext:value-type="float">
            <text:p>3.515</text:p>
          </table:table-cell>
          <table:table-cell office:value-type="float" office:value="64.55" calcext:value-type="float">
            <text:p>64.55</text:p>
          </table:table-cell>
          <table:table-cell table:number-columns-repeated="8"/>
        </table:table-row>
        <table:table-row table:style-name="ro1">
          <table:table-cell office:value-type="float" office:value="3.59624999999999" calcext:value-type="float">
            <text:p>3.59624999999999</text:p>
          </table:table-cell>
          <table:table-cell office:value-type="float" office:value="66.3720833333334" calcext:value-type="float">
            <text:p>66.3720833333334</text:p>
          </table:table-cell>
          <table:table-cell table:number-columns-repeated="8"/>
        </table:table-row>
        <table:table-row table:style-name="ro1">
          <table:table-cell office:value-type="float" office:value="3.685" calcext:value-type="float">
            <text:p>3.685</text:p>
          </table:table-cell>
          <table:table-cell office:value-type="float" office:value="68.7558333333333" calcext:value-type="float">
            <text:p>68.7558333333333</text:p>
          </table:table-cell>
          <table:table-cell table:number-columns-repeated="8"/>
        </table:table-row>
        <table:table-row table:style-name="ro1">
          <table:table-cell office:value-type="float" office:value="3.78125" calcext:value-type="float">
            <text:p>3.78125</text:p>
          </table:table-cell>
          <table:table-cell office:value-type="float" office:value="71.5435416666667" calcext:value-type="float">
            <text:p>71.5435416666667</text:p>
          </table:table-cell>
          <table:table-cell table:number-columns-repeated="8"/>
        </table:table-row>
        <table:table-row table:style-name="ro1">
          <table:table-cell office:value-type="float" office:value="3.88125" calcext:value-type="float">
            <text:p>3.88125</text:p>
          </table:table-cell>
          <table:table-cell office:value-type="float" office:value="74.2758333333333" calcext:value-type="float">
            <text:p>74.2758333333333</text:p>
          </table:table-cell>
          <table:table-cell table:number-columns-repeated="8"/>
        </table:table-row>
        <table:table-row table:style-name="ro1">
          <table:table-cell office:value-type="float" office:value="3.98125" calcext:value-type="float">
            <text:p>3.98125</text:p>
          </table:table-cell>
          <table:table-cell office:value-type="float" office:value="76.794375" calcext:value-type="float">
            <text:p>76.794375</text:p>
          </table:table-cell>
          <table:table-cell table:number-columns-repeated="8"/>
        </table:table-row>
        <table:table-row table:style-name="ro1">
          <table:table-cell office:value-type="float" office:value="4.08125" calcext:value-type="float">
            <text:p>4.08125</text:p>
          </table:table-cell>
          <table:table-cell office:value-type="float" office:value="78.9202083333334" calcext:value-type="float">
            <text:p>78.9202083333334</text:p>
          </table:table-cell>
          <table:table-cell table:number-columns-repeated="8"/>
        </table:table-row>
        <table:table-row table:style-name="ro1">
          <table:table-cell office:value-type="float" office:value="4.18125" calcext:value-type="float">
            <text:p>4.18125</text:p>
          </table:table-cell>
          <table:table-cell office:value-type="float" office:value="80.6629166666666" calcext:value-type="float">
            <text:p>80.6629166666666</text:p>
          </table:table-cell>
          <table:table-cell table:number-columns-repeated="8"/>
        </table:table-row>
        <table:table-row table:style-name="ro1">
          <table:table-cell office:value-type="float" office:value="4.28125" calcext:value-type="float">
            <text:p>4.28125</text:p>
          </table:table-cell>
          <table:table-cell office:value-type="float" office:value="82.1158333333333" calcext:value-type="float">
            <text:p>82.1158333333333</text:p>
          </table:table-cell>
          <table:table-cell table:number-columns-repeated="8"/>
        </table:table-row>
        <table:table-row table:style-name="ro1">
          <table:table-cell office:value-type="float" office:value="4.38125" calcext:value-type="float">
            <text:p>4.38125</text:p>
          </table:table-cell>
          <table:table-cell office:value-type="float" office:value="83.3108333333333" calcext:value-type="float">
            <text:p>83.3108333333333</text:p>
          </table:table-cell>
          <table:table-cell table:number-columns-repeated="8"/>
        </table:table-row>
        <table:table-row table:style-name="ro1">
          <table:table-cell office:value-type="float" office:value="4.48125" calcext:value-type="float">
            <text:p>4.48125</text:p>
          </table:table-cell>
          <table:table-cell office:value-type="float" office:value="84.27875" calcext:value-type="float">
            <text:p>84.27875</text:p>
          </table:table-cell>
          <table:table-cell table:number-columns-repeated="8"/>
        </table:table-row>
        <table:table-row table:style-name="ro1">
          <table:table-cell office:value-type="float" office:value="4.58125" calcext:value-type="float">
            <text:p>4.58125</text:p>
          </table:table-cell>
          <table:table-cell office:value-type="float" office:value="85.1031250000001" calcext:value-type="float">
            <text:p>85.1031250000001</text:p>
          </table:table-cell>
          <table:table-cell table:number-columns-repeated="8"/>
        </table:table-row>
        <table:table-row table:style-name="ro1">
          <table:table-cell office:value-type="float" office:value="4.68125" calcext:value-type="float">
            <text:p>4.68125</text:p>
          </table:table-cell>
          <table:table-cell office:value-type="float" office:value="85.7929166666667" calcext:value-type="float">
            <text:p>85.7929166666667</text:p>
          </table:table-cell>
          <table:table-cell table:number-columns-repeated="8"/>
        </table:table-row>
        <table:table-row table:style-name="ro1">
          <table:table-cell office:value-type="float" office:value="4.78125" calcext:value-type="float">
            <text:p>4.78125</text:p>
          </table:table-cell>
          <table:table-cell office:value-type="float" office:value="86.378125" calcext:value-type="float">
            <text:p>86.378125</text:p>
          </table:table-cell>
          <table:table-cell table:number-columns-repeated="8"/>
        </table:table-row>
        <table:table-row table:style-name="ro1">
          <table:table-cell office:value-type="float" office:value="4.88125" calcext:value-type="float">
            <text:p>4.88125</text:p>
          </table:table-cell>
          <table:table-cell office:value-type="float" office:value="86.888125" calcext:value-type="float">
            <text:p>86.888125</text:p>
          </table:table-cell>
          <table:table-cell table:number-columns-repeated="8"/>
        </table:table-row>
        <table:table-row table:style-name="ro1">
          <table:table-cell office:value-type="float" office:value="4.98125" calcext:value-type="float">
            <text:p>4.98125</text:p>
          </table:table-cell>
          <table:table-cell office:value-type="float" office:value="87.33375" calcext:value-type="float">
            <text:p>87.33375</text:p>
          </table:table-cell>
          <table:table-cell table:number-columns-repeated="8"/>
        </table:table-row>
        <table:table-row table:style-name="ro1">
          <table:table-cell office:value-type="float" office:value="5.08125" calcext:value-type="float">
            <text:p>5.08125</text:p>
          </table:table-cell>
          <table:table-cell office:value-type="float" office:value="87.74875" calcext:value-type="float">
            <text:p>87.74875</text:p>
          </table:table-cell>
          <table:table-cell table:number-columns-repeated="8"/>
        </table:table-row>
        <table:table-row table:style-name="ro1">
          <table:table-cell office:value-type="float" office:value="5.18125" calcext:value-type="float">
            <text:p>5.18125</text:p>
          </table:table-cell>
          <table:table-cell office:value-type="float" office:value="88.1183333333333" calcext:value-type="float">
            <text:p>88.1183333333333</text:p>
          </table:table-cell>
          <table:table-cell table:number-columns-repeated="8"/>
        </table:table-row>
        <table:table-row table:style-name="ro1">
          <table:table-cell office:value-type="float" office:value="5.28125" calcext:value-type="float">
            <text:p>5.28125</text:p>
          </table:table-cell>
          <table:table-cell office:value-type="float" office:value="88.4527083333333" calcext:value-type="float">
            <text:p>88.4527083333333</text:p>
          </table:table-cell>
          <table:table-cell table:number-columns-repeated="8"/>
        </table:table-row>
        <table:table-row table:style-name="ro1">
          <table:table-cell office:value-type="float" office:value="5.38125" calcext:value-type="float">
            <text:p>5.38125</text:p>
          </table:table-cell>
          <table:table-cell office:value-type="float" office:value="88.7729166666666" calcext:value-type="float">
            <text:p>88.7729166666666</text:p>
          </table:table-cell>
          <table:table-cell table:number-columns-repeated="8"/>
        </table:table-row>
        <table:table-row table:style-name="ro1">
          <table:table-cell office:value-type="float" office:value="5.48125" calcext:value-type="float">
            <text:p>5.48125</text:p>
          </table:table-cell>
          <table:table-cell office:value-type="float" office:value="89.0825" calcext:value-type="float">
            <text:p>89.0825</text:p>
          </table:table-cell>
          <table:table-cell table:number-columns-repeated="8"/>
        </table:table-row>
        <table:table-row table:style-name="ro1">
          <table:table-cell office:value-type="float" office:value="5.58125" calcext:value-type="float">
            <text:p>5.58125</text:p>
          </table:table-cell>
          <table:table-cell office:value-type="float" office:value="89.39375" calcext:value-type="float">
            <text:p>89.39375</text:p>
          </table:table-cell>
          <table:table-cell table:number-columns-repeated="8"/>
        </table:table-row>
        <table:table-row table:style-name="ro1">
          <table:table-cell office:value-type="float" office:value="5.68125" calcext:value-type="float">
            <text:p>5.68125</text:p>
          </table:table-cell>
          <table:table-cell office:value-type="float" office:value="89.69875" calcext:value-type="float">
            <text:p>89.69875</text:p>
          </table:table-cell>
          <table:table-cell table:number-columns-repeated="8"/>
        </table:table-row>
        <table:table-row table:style-name="ro1">
          <table:table-cell office:value-type="float" office:value="5.78125" calcext:value-type="float">
            <text:p>5.78125</text:p>
          </table:table-cell>
          <table:table-cell office:value-type="float" office:value="89.9754166666667" calcext:value-type="float">
            <text:p>89.9754166666667</text:p>
          </table:table-cell>
          <table:table-cell table:number-columns-repeated="8"/>
        </table:table-row>
        <table:table-row table:style-name="ro1">
          <table:table-cell office:value-type="float" office:value="5.88125" calcext:value-type="float">
            <text:p>5.88125</text:p>
          </table:table-cell>
          <table:table-cell office:value-type="float" office:value="90.2556250000001" calcext:value-type="float">
            <text:p>90.2556250000001</text:p>
          </table:table-cell>
          <table:table-cell table:number-columns-repeated="8"/>
        </table:table-row>
        <table:table-row table:style-name="ro1">
          <table:table-cell office:value-type="float" office:value="5.98125" calcext:value-type="float">
            <text:p>5.98125</text:p>
          </table:table-cell>
          <table:table-cell office:value-type="float" office:value="90.5289583333333" calcext:value-type="float">
            <text:p>90.5289583333333</text:p>
          </table:table-cell>
          <table:table-cell table:number-columns-repeated="8"/>
        </table:table-row>
        <table:table-row table:style-name="ro1">
          <table:table-cell office:value-type="float" office:value="6.08125" calcext:value-type="float">
            <text:p>6.08125</text:p>
          </table:table-cell>
          <table:table-cell office:value-type="float" office:value="90.8108333333334" calcext:value-type="float">
            <text:p>90.8108333333334</text:p>
          </table:table-cell>
          <table:table-cell table:number-columns-repeated="8"/>
        </table:table-row>
        <table:table-row table:style-name="ro1">
          <table:table-cell office:value-type="float" office:value="6.18125" calcext:value-type="float">
            <text:p>6.18125</text:p>
          </table:table-cell>
          <table:table-cell office:value-type="float" office:value="91.0970833333333" calcext:value-type="float">
            <text:p>91.0970833333333</text:p>
          </table:table-cell>
          <table:table-cell table:number-columns-repeated="8"/>
        </table:table-row>
        <table:table-row table:style-name="ro1">
          <table:table-cell office:value-type="float" office:value="6.28125" calcext:value-type="float">
            <text:p>6.28125</text:p>
          </table:table-cell>
          <table:table-cell office:value-type="float" office:value="91.3625" calcext:value-type="float">
            <text:p>91.3625</text:p>
          </table:table-cell>
          <table:table-cell table:number-columns-repeated="8"/>
        </table:table-row>
        <table:table-row table:style-name="ro1">
          <table:table-cell office:value-type="float" office:value="6.38125" calcext:value-type="float">
            <text:p>6.38125</text:p>
          </table:table-cell>
          <table:table-cell office:value-type="float" office:value="91.6441666666666" calcext:value-type="float">
            <text:p>91.6441666666666</text:p>
          </table:table-cell>
          <table:table-cell table:number-columns-repeated="8"/>
        </table:table-row>
        <table:table-row table:style-name="ro1">
          <table:table-cell office:value-type="float" office:value="6.48125" calcext:value-type="float">
            <text:p>6.48125</text:p>
          </table:table-cell>
          <table:table-cell office:value-type="float" office:value="91.9329166666667" calcext:value-type="float">
            <text:p>91.9329166666667</text:p>
          </table:table-cell>
          <table:table-cell table:number-columns-repeated="8"/>
        </table:table-row>
        <table:table-row table:style-name="ro1">
          <table:table-cell office:value-type="float" office:value="6.58541666666667" calcext:value-type="float">
            <text:p>6.58541666666667</text:p>
          </table:table-cell>
          <table:table-cell office:value-type="float" office:value="92.220625" calcext:value-type="float">
            <text:p>92.220625</text:p>
          </table:table-cell>
          <table:table-cell table:number-columns-repeated="8"/>
        </table:table-row>
        <table:table-row table:style-name="ro1">
          <table:table-cell office:value-type="float" office:value="6.6875" calcext:value-type="float">
            <text:p>6.6875</text:p>
          </table:table-cell>
          <table:table-cell office:value-type="float" office:value="92.5066666666667" calcext:value-type="float">
            <text:p>92.5066666666667</text:p>
          </table:table-cell>
          <table:table-cell table:number-columns-repeated="8"/>
        </table:table-row>
        <table:table-row table:style-name="ro1">
          <table:table-cell office:value-type="float" office:value="6.78750000000001" calcext:value-type="float">
            <text:p>6.78750000000001</text:p>
          </table:table-cell>
          <table:table-cell office:value-type="float" office:value="92.7910416666667" calcext:value-type="float">
            <text:p>92.7910416666667</text:p>
          </table:table-cell>
          <table:table-cell table:number-columns-repeated="8"/>
        </table:table-row>
        <table:table-row table:style-name="ro1">
          <table:table-cell office:value-type="float" office:value="6.8875" calcext:value-type="float">
            <text:p>6.8875</text:p>
          </table:table-cell>
          <table:table-cell office:value-type="float" office:value="93.07375" calcext:value-type="float">
            <text:p>93.07375</text:p>
          </table:table-cell>
          <table:table-cell table:number-columns-repeated="8"/>
        </table:table-row>
        <table:table-row table:style-name="ro1">
          <table:table-cell office:value-type="float" office:value="6.9875" calcext:value-type="float">
            <text:p>6.9875</text:p>
          </table:table-cell>
          <table:table-cell office:value-type="float" office:value="93.3645833333333" calcext:value-type="float">
            <text:p>93.3645833333333</text:p>
          </table:table-cell>
          <table:table-cell table:number-columns-repeated="8"/>
        </table:table-row>
        <table:table-row table:style-name="ro1">
          <table:table-cell office:value-type="float" office:value="7.08750000000001" calcext:value-type="float">
            <text:p>7.08750000000001</text:p>
          </table:table-cell>
          <table:table-cell office:value-type="float" office:value="93.6477083333334" calcext:value-type="float">
            <text:p>93.6477083333334</text:p>
          </table:table-cell>
          <table:table-cell table:number-columns-repeated="8"/>
        </table:table-row>
        <table:table-row table:style-name="ro1">
          <table:table-cell office:value-type="float" office:value="7.18958333333334" calcext:value-type="float">
            <text:p>7.18958333333334</text:p>
          </table:table-cell>
          <table:table-cell office:value-type="float" office:value="93.9335416666667" calcext:value-type="float">
            <text:p>93.9335416666667</text:p>
          </table:table-cell>
          <table:table-cell table:number-columns-repeated="8"/>
        </table:table-row>
        <table:table-row table:style-name="ro1">
          <table:table-cell office:value-type="float" office:value="7.28958333333333" calcext:value-type="float">
            <text:p>7.28958333333333</text:p>
          </table:table-cell>
          <table:table-cell office:value-type="float" office:value="94.2272916666667" calcext:value-type="float">
            <text:p>94.2272916666667</text:p>
          </table:table-cell>
          <table:table-cell table:number-columns-repeated="8"/>
        </table:table-row>
        <table:table-row table:style-name="ro1">
          <table:table-cell office:value-type="float" office:value="7.39583333333334" calcext:value-type="float">
            <text:p>7.39583333333334</text:p>
          </table:table-cell>
          <table:table-cell office:value-type="float" office:value="94.508125" calcext:value-type="float">
            <text:p>94.508125</text:p>
          </table:table-cell>
          <table:table-cell table:number-columns-repeated="8"/>
        </table:table-row>
        <table:table-row table:style-name="ro1">
          <table:table-cell office:value-type="float" office:value="7.49791666666667" calcext:value-type="float">
            <text:p>7.49791666666667</text:p>
          </table:table-cell>
          <table:table-cell office:value-type="float" office:value="94.7927083333333" calcext:value-type="float">
            <text:p>94.7927083333333</text:p>
          </table:table-cell>
          <table:table-cell table:number-columns-repeated="8"/>
        </table:table-row>
        <table:table-row table:style-name="ro1">
          <table:table-cell office:value-type="float" office:value="7.60625" calcext:value-type="float">
            <text:p>7.60625</text:p>
          </table:table-cell>
          <table:table-cell office:value-type="float" office:value="95.0695833333334" calcext:value-type="float">
            <text:p>95.0695833333334</text:p>
          </table:table-cell>
          <table:table-cell table:number-columns-repeated="8"/>
        </table:table-row>
        <table:table-row table:style-name="ro1">
          <table:table-cell office:value-type="float" office:value="7.71041666666667" calcext:value-type="float">
            <text:p>7.71041666666667</text:p>
          </table:table-cell>
          <table:table-cell office:value-type="float" office:value="95.3454166666667" calcext:value-type="float">
            <text:p>95.3454166666667</text:p>
          </table:table-cell>
          <table:table-cell table:number-columns-repeated="8"/>
        </table:table-row>
        <table:table-row table:style-name="ro1">
          <table:table-cell office:value-type="float" office:value="7.92291666666667" calcext:value-type="float">
            <text:p>7.92291666666667</text:p>
          </table:table-cell>
          <table:table-cell office:value-type="float" office:value="95.6514583333334" calcext:value-type="float">
            <text:p>95.6514583333334</text:p>
          </table:table-cell>
          <table:table-cell table:number-columns-repeated="8"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95.933125" calcext:value-type="float">
            <text:p>95.933125</text:p>
          </table:table-cell>
          <table:table-cell table:number-columns-repeated="8"/>
        </table:table-row>
        <table:table-row table:style-name="ro1">
          <table:table-cell office:value-type="float" office:value="8.70416666666667" calcext:value-type="float">
            <text:p>8.70416666666667</text:p>
          </table:table-cell>
          <table:table-cell office:value-type="float" office:value="96.203125" calcext:value-type="float">
            <text:p>96.203125</text:p>
          </table:table-cell>
          <table:table-cell table:number-columns-repeated="8"/>
        </table:table-row>
        <table:table-row table:style-name="ro1">
          <table:table-cell office:value-type="float" office:value="9.17916666666666" calcext:value-type="float">
            <text:p>9.17916666666666</text:p>
          </table:table-cell>
          <table:table-cell office:value-type="float" office:value="96.4797916666667" calcext:value-type="float">
            <text:p>96.4797916666667</text:p>
          </table:table-cell>
          <table:table-cell table:number-columns-repeated="8"/>
        </table:table-row>
        <table:table-row table:style-name="ro1">
          <table:table-cell office:value-type="float" office:value="9.69166666666667" calcext:value-type="float">
            <text:p>9.69166666666667</text:p>
          </table:table-cell>
          <table:table-cell office:value-type="float" office:value="96.7354166666667" calcext:value-type="float">
            <text:p>96.7354166666667</text:p>
          </table:table-cell>
          <table:table-cell table:number-columns-repeated="8"/>
        </table:table-row>
        <table:table-row table:style-name="ro1">
          <table:table-cell office:value-type="float" office:value="10.2416666666667" calcext:value-type="float">
            <text:p>10.2416666666667</text:p>
          </table:table-cell>
          <table:table-cell office:value-type="float" office:value="96.9683333333333" calcext:value-type="float">
            <text:p>96.9683333333333</text:p>
          </table:table-cell>
          <table:table-cell table:number-columns-repeated="8"/>
        </table:table-row>
        <table:table-row table:style-name="ro1">
          <table:table-cell office:value-type="float" office:value="10.7916666666667" calcext:value-type="float">
            <text:p>10.7916666666667</text:p>
          </table:table-cell>
          <table:table-cell office:value-type="float" office:value="97.1997916666667" calcext:value-type="float">
            <text:p>97.1997916666667</text:p>
          </table:table-cell>
          <table:table-cell table:number-columns-repeated="8"/>
        </table:table-row>
        <table:table-row table:style-name="ro1">
          <table:table-cell office:value-type="float" office:value="11.3416666666667" calcext:value-type="float">
            <text:p>11.3416666666667</text:p>
          </table:table-cell>
          <table:table-cell office:value-type="float" office:value="97.3954166666667" calcext:value-type="float">
            <text:p>97.3954166666667</text:p>
          </table:table-cell>
          <table:table-cell table:number-columns-repeated="8"/>
        </table:table-row>
        <table:table-row table:style-name="ro1">
          <table:table-cell office:value-type="float" office:value="11.9333333333334" calcext:value-type="float">
            <text:p>11.9333333333334</text:p>
          </table:table-cell>
          <table:table-cell office:value-type="float" office:value="97.5814583333334" calcext:value-type="float">
            <text:p>97.5814583333334</text:p>
          </table:table-cell>
          <table:table-cell table:number-columns-repeated="8"/>
        </table:table-row>
        <table:table-row table:style-name="ro1">
          <table:table-cell office:value-type="float" office:value="12.5041666666667" calcext:value-type="float">
            <text:p>12.5041666666667</text:p>
          </table:table-cell>
          <table:table-cell office:value-type="float" office:value="97.7758333333333" calcext:value-type="float">
            <text:p>97.7758333333333</text:p>
          </table:table-cell>
          <table:table-cell table:number-columns-repeated="8"/>
        </table:table-row>
        <table:table-row table:style-name="ro1">
          <table:table-cell office:value-type="float" office:value="13.2416666666667" calcext:value-type="float">
            <text:p>13.2416666666667</text:p>
          </table:table-cell>
          <table:table-cell office:value-type="float" office:value="97.9414583333334" calcext:value-type="float">
            <text:p>97.9414583333334</text:p>
          </table:table-cell>
          <table:table-cell table:number-columns-repeated="8"/>
        </table:table-row>
        <table:table-row table:style-name="ro1">
          <table:table-cell office:value-type="float" office:value="14.0208333333333" calcext:value-type="float">
            <text:p>14.0208333333333</text:p>
          </table:table-cell>
          <table:table-cell office:value-type="float" office:value="98.0927083333333" calcext:value-type="float">
            <text:p>98.0927083333333</text:p>
          </table:table-cell>
          <table:table-cell table:number-columns-repeated="8"/>
        </table:table-row>
        <table:table-row table:style-name="ro1">
          <table:table-cell office:value-type="float" office:value="15.3208333333334" calcext:value-type="float">
            <text:p>15.3208333333334</text:p>
          </table:table-cell>
          <table:table-cell office:value-type="float" office:value="98.221875" calcext:value-type="float">
            <text:p>98.221875</text:p>
          </table:table-cell>
          <table:table-cell table:number-columns-repeated="8"/>
        </table:table-row>
        <table:table-row table:style-name="ro1">
          <table:table-cell office:value-type="float" office:value="16.725" calcext:value-type="float">
            <text:p>16.725</text:p>
          </table:table-cell>
          <table:table-cell office:value-type="float" office:value="98.3539583333334" calcext:value-type="float">
            <text:p>98.3539583333334</text:p>
          </table:table-cell>
          <table:table-cell table:number-columns-repeated="8"/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98.470625" calcext:value-type="float">
            <text:p>98.470625</text:p>
          </table:table-cell>
          <table:table-cell table:number-columns-repeated="8"/>
        </table:table-row>
        <table:table-row table:style-name="ro1">
          <table:table-cell office:value-type="float" office:value="26.3875" calcext:value-type="float">
            <text:p>26.3875</text:p>
          </table:table-cell>
          <table:table-cell office:value-type="float" office:value="98.5722916666667" calcext:value-type="float">
            <text:p>98.5722916666667</text:p>
          </table:table-cell>
          <table:table-cell table:number-columns-repeated="8"/>
        </table:table-row>
        <table:table-row table:style-name="ro1">
          <table:table-cell office:value-type="float" office:value="30.9166666666666" calcext:value-type="float">
            <text:p>30.9166666666666</text:p>
          </table:table-cell>
          <table:table-cell office:value-type="float" office:value="98.6725" calcext:value-type="float">
            <text:p>98.6725</text:p>
          </table:table-cell>
          <table:table-cell table:number-columns-repeated="8"/>
        </table:table-row>
        <table:table-row table:style-name="ro1">
          <table:table-cell office:value-type="float" office:value="35.1333333333333" calcext:value-type="float">
            <text:p>35.1333333333333</text:p>
          </table:table-cell>
          <table:table-cell office:value-type="float" office:value="98.7570833333333" calcext:value-type="float">
            <text:p>98.7570833333333</text:p>
          </table:table-cell>
          <table:table-cell table:number-columns-repeated="8"/>
        </table:table-row>
        <table:table-row table:style-name="ro1">
          <table:table-cell office:value-type="float" office:value="39.975" calcext:value-type="float">
            <text:p>39.975</text:p>
          </table:table-cell>
          <table:table-cell office:value-type="float" office:value="98.8375" calcext:value-type="float">
            <text:p>98.8375</text:p>
          </table:table-cell>
          <table:table-cell table:number-columns-repeated="8"/>
        </table:table-row>
        <table:table-row table:style-name="ro1">
          <table:table-cell office:value-type="float" office:value="47.2541666666667" calcext:value-type="float">
            <text:p>47.2541666666667</text:p>
          </table:table-cell>
          <table:table-cell office:value-type="float" office:value="98.9160416666667" calcext:value-type="float">
            <text:p>98.9160416666667</text:p>
          </table:table-cell>
          <table:table-cell table:number-columns-repeated="8"/>
        </table:table-row>
        <table:table-row table:style-name="ro1">
          <table:table-cell office:value-type="float" office:value="49.5125" calcext:value-type="float">
            <text:p>49.5125</text:p>
          </table:table-cell>
          <table:table-cell office:value-type="float" office:value="98.9847916666667" calcext:value-type="float">
            <text:p>98.9847916666667</text:p>
          </table:table-cell>
          <table:table-cell table:number-columns-repeated="8"/>
        </table:table-row>
        <table:table-row table:style-name="ro1">
          <table:table-cell office:value-type="float" office:value="53.3125" calcext:value-type="float">
            <text:p>53.3125</text:p>
          </table:table-cell>
          <table:table-cell office:value-type="float" office:value="99.0520833333333" calcext:value-type="float">
            <text:p>99.0520833333333</text:p>
          </table:table-cell>
          <table:table-cell table:number-columns-repeated="8"/>
        </table:table-row>
        <table:table-row table:style-name="ro1">
          <table:table-cell office:value-type="float" office:value="55.2791666666666" calcext:value-type="float">
            <text:p>55.2791666666666</text:p>
          </table:table-cell>
          <table:table-cell office:value-type="float" office:value="99.1027083333334" calcext:value-type="float">
            <text:p>99.1027083333334</text:p>
          </table:table-cell>
          <table:table-cell table:number-columns-repeated="8"/>
        </table:table-row>
        <table:table-row table:style-name="ro1">
          <table:table-cell office:value-type="float" office:value="59.7875" calcext:value-type="float">
            <text:p>59.7875</text:p>
          </table:table-cell>
          <table:table-cell office:value-type="float" office:value="99.1520833333333" calcext:value-type="float">
            <text:p>99.1520833333333</text:p>
          </table:table-cell>
          <table:table-cell table:number-columns-repeated="8"/>
        </table:table-row>
        <table:table-row table:style-name="ro1">
          <table:table-cell office:value-type="float" office:value="59.8375" calcext:value-type="float">
            <text:p>59.8375</text:p>
          </table:table-cell>
          <table:table-cell office:value-type="float" office:value="99.1997916666667" calcext:value-type="float">
            <text:p>99.1997916666667</text:p>
          </table:table-cell>
          <table:table-cell table:number-columns-repeated="8"/>
        </table:table-row>
        <table:table-row table:style-name="ro1">
          <table:table-cell office:value-type="float" office:value="59.8875" calcext:value-type="float">
            <text:p>59.8875</text:p>
          </table:table-cell>
          <table:table-cell office:value-type="float" office:value="99.2445833333334" calcext:value-type="float">
            <text:p>99.2445833333334</text:p>
          </table:table-cell>
          <table:table-cell table:number-columns-repeated="8"/>
        </table:table-row>
        <table:table-row table:style-name="ro1">
          <table:table-cell office:value-type="float" office:value="59.9375" calcext:value-type="float">
            <text:p>59.9375</text:p>
          </table:table-cell>
          <table:table-cell office:value-type="float" office:value="99.2864583333333" calcext:value-type="float">
            <text:p>99.2864583333333</text:p>
          </table:table-cell>
          <table:table-cell table:number-columns-repeated="8"/>
        </table:table-row>
        <table:table-row table:style-name="ro1">
          <table:table-cell office:value-type="float" office:value="59.9875" calcext:value-type="float">
            <text:p>59.9875</text:p>
          </table:table-cell>
          <table:table-cell office:value-type="float" office:value="99.3225" calcext:value-type="float">
            <text:p>99.3225</text:p>
          </table:table-cell>
          <table:table-cell table:number-columns-repeated="8"/>
        </table:table-row>
        <table:table-row table:style-name="ro1">
          <table:table-cell office:value-type="float" office:value="60.0375" calcext:value-type="float">
            <text:p>60.0375</text:p>
          </table:table-cell>
          <table:table-cell office:value-type="float" office:value="99.3604166666666" calcext:value-type="float">
            <text:p>99.3604166666666</text:p>
          </table:table-cell>
          <table:table-cell table:number-columns-repeated="8"/>
        </table:table-row>
        <table:table-row table:style-name="ro1">
          <table:table-cell office:value-type="float" office:value="60.0875" calcext:value-type="float">
            <text:p>60.0875</text:p>
          </table:table-cell>
          <table:table-cell office:value-type="float" office:value="99.3960416666667" calcext:value-type="float">
            <text:p>99.3960416666667</text:p>
          </table:table-cell>
          <table:table-cell table:number-columns-repeated="8"/>
        </table:table-row>
        <table:table-row table:style-name="ro1">
          <table:table-cell office:value-type="float" office:value="60.175" calcext:value-type="float">
            <text:p>60.175</text:p>
          </table:table-cell>
          <table:table-cell office:value-type="float" office:value="99.4279166666667" calcext:value-type="float">
            <text:p>99.4279166666667</text:p>
          </table:table-cell>
          <table:table-cell table:number-columns-repeated="8"/>
        </table:table-row>
        <table:table-row table:style-name="ro1">
          <table:table-cell office:value-type="float" office:value="60.2625" calcext:value-type="float">
            <text:p>60.2625</text:p>
          </table:table-cell>
          <table:table-cell office:value-type="float" office:value="99.46125" calcext:value-type="float">
            <text:p>99.46125</text:p>
          </table:table-cell>
          <table:table-cell table:number-columns-repeated="8"/>
        </table:table-row>
        <table:table-row table:style-name="ro1">
          <table:table-cell office:value-type="float" office:value="60.35" calcext:value-type="float">
            <text:p>60.35</text:p>
          </table:table-cell>
          <table:table-cell office:value-type="float" office:value="99.4904166666666" calcext:value-type="float">
            <text:p>99.4904166666666</text:p>
          </table:table-cell>
          <table:table-cell table:number-columns-repeated="8"/>
        </table:table-row>
        <table:table-row table:style-name="ro1">
          <table:table-cell office:value-type="float" office:value="60.49375" calcext:value-type="float">
            <text:p>60.49375</text:p>
          </table:table-cell>
          <table:table-cell office:value-type="float" office:value="99.5222916666667" calcext:value-type="float">
            <text:p>99.5222916666667</text:p>
          </table:table-cell>
          <table:table-cell table:number-columns-repeated="8"/>
        </table:table-row>
        <table:table-row table:style-name="ro1">
          <table:table-cell office:value-type="float" office:value="60.65625" calcext:value-type="float">
            <text:p>60.65625</text:p>
          </table:table-cell>
          <table:table-cell office:value-type="float" office:value="99.54875" calcext:value-type="float">
            <text:p>99.54875</text:p>
          </table:table-cell>
          <table:table-cell table:number-columns-repeated="8"/>
        </table:table-row>
        <table:table-row table:style-name="ro1">
          <table:table-cell office:value-type="float" office:value="60.81875" calcext:value-type="float">
            <text:p>60.81875</text:p>
          </table:table-cell>
          <table:table-cell office:value-type="float" office:value="99.5704166666667" calcext:value-type="float">
            <text:p>99.5704166666667</text:p>
          </table:table-cell>
          <table:table-cell table:number-columns-repeated="8"/>
        </table:table-row>
        <table:table-row table:style-name="ro1">
          <table:table-cell office:value-type="float" office:value="60.98125" calcext:value-type="float">
            <text:p>60.98125</text:p>
          </table:table-cell>
          <table:table-cell office:value-type="float" office:value="99.5900000000001" calcext:value-type="float">
            <text:p>99.5900000000001</text:p>
          </table:table-cell>
          <table:table-cell table:number-columns-repeated="8"/>
        </table:table-row>
        <table:table-row table:style-name="ro1">
          <table:table-cell office:value-type="float" office:value="61.14375" calcext:value-type="float">
            <text:p>61.14375</text:p>
          </table:table-cell>
          <table:table-cell office:value-type="float" office:value="99.6060416666666" calcext:value-type="float">
            <text:p>99.6060416666666</text:p>
          </table:table-cell>
          <table:table-cell table:number-columns-repeated="8"/>
        </table:table-row>
        <table:table-row table:style-name="ro1">
          <table:table-cell office:value-type="float" office:value="61.30625" calcext:value-type="float">
            <text:p>61.30625</text:p>
          </table:table-cell>
          <table:table-cell office:value-type="float" office:value="99.6254166666667" calcext:value-type="float">
            <text:p>99.6254166666667</text:p>
          </table:table-cell>
          <table:table-cell table:number-columns-repeated="8"/>
        </table:table-row>
        <table:table-row table:style-name="ro1">
          <table:table-cell office:value-type="float" office:value="61.4895833333333" calcext:value-type="float">
            <text:p>61.4895833333333</text:p>
          </table:table-cell>
          <table:table-cell office:value-type="float" office:value="99.6397916666666" calcext:value-type="float">
            <text:p>99.6397916666666</text:p>
          </table:table-cell>
          <table:table-cell table:number-columns-repeated="8"/>
        </table:table-row>
        <table:table-row table:style-name="ro1">
          <table:table-cell office:value-type="float" office:value="61.6520833333334" calcext:value-type="float">
            <text:p>61.6520833333334</text:p>
          </table:table-cell>
          <table:table-cell office:value-type="float" office:value="99.6529166666666" calcext:value-type="float">
            <text:p>99.6529166666666</text:p>
          </table:table-cell>
          <table:table-cell table:number-columns-repeated="8"/>
        </table:table-row>
        <table:table-row table:style-name="ro1">
          <table:table-cell office:value-type="float" office:value="61.8145833333334" calcext:value-type="float">
            <text:p>61.8145833333334</text:p>
          </table:table-cell>
          <table:table-cell office:value-type="float" office:value="99.6641666666667" calcext:value-type="float">
            <text:p>99.6641666666667</text:p>
          </table:table-cell>
          <table:table-cell table:number-columns-repeated="8"/>
        </table:table-row>
        <table:table-row table:style-name="ro1">
          <table:table-cell office:value-type="float" office:value="61.9979166666667" calcext:value-type="float">
            <text:p>61.9979166666667</text:p>
          </table:table-cell>
          <table:table-cell office:value-type="float" office:value="99.6785416666667" calcext:value-type="float">
            <text:p>99.6785416666667</text:p>
          </table:table-cell>
          <table:table-cell table:number-columns-repeated="8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99.6904166666667" calcext:value-type="float">
            <text:p>99.6904166666667</text:p>
          </table:table-cell>
          <table:table-cell table:number-columns-repeated="8"/>
        </table:table-row>
        <table:table-row table:style-name="ro1">
          <table:table-cell office:value-type="float" office:value="62.4875" calcext:value-type="float">
            <text:p>62.4875</text:p>
          </table:table-cell>
          <table:table-cell office:value-type="float" office:value="99.7039583333334" calcext:value-type="float">
            <text:p>99.7039583333334</text:p>
          </table:table-cell>
          <table:table-cell table:number-columns-repeated="8"/>
        </table:table-row>
        <table:table-row table:style-name="ro1">
          <table:table-cell office:value-type="float" office:value="62.8125000000001" calcext:value-type="float">
            <text:p>62.8125000000001</text:p>
          </table:table-cell>
          <table:table-cell office:value-type="float" office:value="99.7175" calcext:value-type="float">
            <text:p>99.7175</text:p>
          </table:table-cell>
          <table:table-cell table:number-columns-repeated="8"/>
        </table:table-row>
        <table:table-row table:style-name="ro1">
          <table:table-cell office:value-type="float" office:value="63.1125" calcext:value-type="float">
            <text:p>63.1125</text:p>
          </table:table-cell>
          <table:table-cell office:value-type="float" office:value="99.7285416666666" calcext:value-type="float">
            <text:p>99.7285416666666</text:p>
          </table:table-cell>
          <table:table-cell table:number-columns-repeated="8"/>
        </table:table-row>
        <table:table-row table:style-name="ro1">
          <table:table-cell office:value-type="float" office:value="63.575" calcext:value-type="float">
            <text:p>63.575</text:p>
          </table:table-cell>
          <table:table-cell office:value-type="float" office:value="99.7464583333334" calcext:value-type="float">
            <text:p>99.7464583333334</text:p>
          </table:table-cell>
          <table:table-cell table:number-columns-repeated="8"/>
        </table:table-row>
        <table:table-row table:style-name="ro1">
          <table:table-cell office:value-type="float" office:value="64.0125" calcext:value-type="float">
            <text:p>64.0125</text:p>
          </table:table-cell>
          <table:table-cell office:value-type="float" office:value="99.7731250000001" calcext:value-type="float">
            <text:p>99.7731250000001</text:p>
          </table:table-cell>
          <table:table-cell table:number-columns-repeated="8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99.7947916666666" calcext:value-type="float">
            <text:p>99.7947916666666</text:p>
          </table:table-cell>
          <table:table-cell table:number-columns-repeated="8"/>
        </table:table-row>
        <table:table-row table:style-name="ro1">
          <table:table-cell office:value-type="float" office:value="65.2291666666667" calcext:value-type="float">
            <text:p>65.2291666666667</text:p>
          </table:table-cell>
          <table:table-cell office:value-type="float" office:value="99.8145833333333" calcext:value-type="float">
            <text:p>99.8145833333333</text:p>
          </table:table-cell>
          <table:table-cell table:number-columns-repeated="8"/>
        </table:table-row>
        <table:table-row table:style-name="ro1">
          <table:table-cell office:value-type="float" office:value="65.8541666666667" calcext:value-type="float">
            <text:p>65.8541666666667</text:p>
          </table:table-cell>
          <table:table-cell office:value-type="float" office:value="99.8283333333334" calcext:value-type="float">
            <text:p>99.8283333333334</text:p>
          </table:table-cell>
          <table:table-cell table:number-columns-repeated="8"/>
        </table:table-row>
        <table:table-row table:style-name="ro1">
          <table:table-cell office:value-type="float" office:value="66.4791666666667" calcext:value-type="float">
            <text:p>66.4791666666667</text:p>
          </table:table-cell>
          <table:table-cell office:value-type="float" office:value="99.8439583333334" calcext:value-type="float">
            <text:p>99.8439583333334</text:p>
          </table:table-cell>
          <table:table-cell table:number-columns-repeated="8"/>
        </table:table-row>
        <table:table-row table:style-name="ro1">
          <table:table-cell office:value-type="float" office:value="67.1458333333333" calcext:value-type="float">
            <text:p>67.1458333333333</text:p>
          </table:table-cell>
          <table:table-cell office:value-type="float" office:value="99.8577083333334" calcext:value-type="float">
            <text:p>99.8577083333334</text:p>
          </table:table-cell>
          <table:table-cell table:number-columns-repeated="8"/>
        </table:table-row>
        <table:table-row table:style-name="ro1">
          <table:table-cell office:value-type="float" office:value="67.9583333333333" calcext:value-type="float">
            <text:p>67.9583333333333</text:p>
          </table:table-cell>
          <table:table-cell office:value-type="float" office:value="99.8658333333333" calcext:value-type="float">
            <text:p>99.8658333333333</text:p>
          </table:table-cell>
          <table:table-cell table:number-columns-repeated="8"/>
        </table:table-row>
        <table:table-row table:style-name="ro1">
          <table:table-cell office:value-type="float" office:value="68.8333333333333" calcext:value-type="float">
            <text:p>68.8333333333333</text:p>
          </table:table-cell>
          <table:table-cell office:value-type="float" office:value="99.87375" calcext:value-type="float">
            <text:p>99.87375</text:p>
          </table:table-cell>
          <table:table-cell table:number-columns-repeated="8"/>
        </table:table-row>
        <table:table-row table:style-name="ro1">
          <table:table-cell office:value-type="float" office:value="69.4791666666667" calcext:value-type="float">
            <text:p>69.4791666666667</text:p>
          </table:table-cell>
          <table:table-cell office:value-type="float" office:value="99.8825" calcext:value-type="float">
            <text:p>99.8825</text:p>
          </table:table-cell>
          <table:table-cell table:number-columns-repeated="8"/>
        </table:table-row>
        <table:table-row table:style-name="ro1">
          <table:table-cell office:value-type="float" office:value="70.5208333333333" calcext:value-type="float">
            <text:p>70.5208333333333</text:p>
          </table:table-cell>
          <table:table-cell office:value-type="float" office:value="99.89" calcext:value-type="float">
            <text:p>99.89</text:p>
          </table:table-cell>
          <table:table-cell table:number-columns-repeated="8"/>
        </table:table-row>
        <table:table-row table:style-name="ro1">
          <table:table-cell office:value-type="float" office:value="71.5416666666667" calcext:value-type="float">
            <text:p>71.5416666666667</text:p>
          </table:table-cell>
          <table:table-cell office:value-type="float" office:value="99.8960416666666" calcext:value-type="float">
            <text:p>99.8960416666666</text:p>
          </table:table-cell>
          <table:table-cell table:number-columns-repeated="8"/>
        </table:table-row>
        <table:table-row table:style-name="ro1">
          <table:table-cell office:value-type="float" office:value="72.4375" calcext:value-type="float">
            <text:p>72.4375</text:p>
          </table:table-cell>
          <table:table-cell office:value-type="float" office:value="99.9010416666667" calcext:value-type="float">
            <text:p>99.9010416666667</text:p>
          </table:table-cell>
          <table:table-cell table:number-columns-repeated="8"/>
        </table:table-row>
        <table:table-row table:style-name="ro1">
          <table:table-cell office:value-type="float" office:value="73.8749999999999" calcext:value-type="float">
            <text:p>73.8749999999999</text:p>
          </table:table-cell>
          <table:table-cell office:value-type="float" office:value="99.9072916666667" calcext:value-type="float">
            <text:p>99.9072916666667</text:p>
          </table:table-cell>
          <table:table-cell table:number-columns-repeated="8"/>
        </table:table-row>
        <table:table-row table:style-name="ro1">
          <table:table-cell office:value-type="float" office:value="75.0833333333333" calcext:value-type="float">
            <text:p>75.0833333333333</text:p>
          </table:table-cell>
          <table:table-cell office:value-type="float" office:value="99.9108333333334" calcext:value-type="float">
            <text:p>99.9108333333334</text:p>
          </table:table-cell>
          <table:table-cell table:number-columns-repeated="8"/>
        </table:table-row>
        <table:table-row table:style-name="ro1">
          <table:table-cell office:value-type="float" office:value="75.7291666666667" calcext:value-type="float">
            <text:p>75.7291666666667</text:p>
          </table:table-cell>
          <table:table-cell office:value-type="float" office:value="99.9170833333334" calcext:value-type="float">
            <text:p>99.9170833333334</text:p>
          </table:table-cell>
          <table:table-cell table:number-columns-repeated="8"/>
        </table:table-row>
        <table:table-row table:style-name="ro1">
          <table:table-cell office:value-type="float" office:value="77.4791666666667" calcext:value-type="float">
            <text:p>77.4791666666667</text:p>
          </table:table-cell>
          <table:table-cell office:value-type="float" office:value="99.92125" calcext:value-type="float">
            <text:p>99.92125</text:p>
          </table:table-cell>
          <table:table-cell table:number-columns-repeated="8"/>
        </table:table-row>
        <table:table-row table:style-name="ro1">
          <table:table-cell office:value-type="float" office:value="79.3333333333333" calcext:value-type="float">
            <text:p>79.3333333333333</text:p>
          </table:table-cell>
          <table:table-cell office:value-type="float" office:value="99.9243750000001" calcext:value-type="float">
            <text:p>99.9243750000001</text:p>
          </table:table-cell>
          <table:table-cell table:number-columns-repeated="8"/>
        </table:table-row>
        <table:table-row table:style-name="ro1">
          <table:table-cell office:value-type="float" office:value="81.1666666666668" calcext:value-type="float">
            <text:p>81.1666666666668</text:p>
          </table:table-cell>
          <table:table-cell office:value-type="float" office:value="99.92875" calcext:value-type="float">
            <text:p>99.92875</text:p>
          </table:table-cell>
          <table:table-cell table:number-columns-repeated="8"/>
        </table:table-row>
        <table:table-row table:style-name="ro1">
          <table:table-cell office:value-type="float" office:value="83.9374999999999" calcext:value-type="float">
            <text:p>83.9374999999999</text:p>
          </table:table-cell>
          <table:table-cell office:value-type="float" office:value="99.9322916666667" calcext:value-type="float">
            <text:p>99.9322916666667</text:p>
          </table:table-cell>
          <table:table-cell table:number-columns-repeated="8"/>
        </table:table-row>
        <table:table-row table:style-name="ro1">
          <table:table-cell office:value-type="float" office:value="85.6249999999999" calcext:value-type="float">
            <text:p>85.6249999999999</text:p>
          </table:table-cell>
          <table:table-cell office:value-type="float" office:value="99.936875" calcext:value-type="float">
            <text:p>99.936875</text:p>
          </table:table-cell>
          <table:table-cell table:number-columns-repeated="8"/>
        </table:table-row>
        <table:table-row table:style-name="ro1">
          <table:table-cell office:value-type="float" office:value="88.4791666666665" calcext:value-type="float">
            <text:p>88.4791666666665</text:p>
          </table:table-cell>
          <table:table-cell office:value-type="float" office:value="99.940625" calcext:value-type="float">
            <text:p>99.940625</text:p>
          </table:table-cell>
          <table:table-cell table:number-columns-repeated="8"/>
        </table:table-row>
        <table:table-row table:style-name="ro1">
          <table:table-cell office:value-type="float" office:value="99.104166666667" calcext:value-type="float">
            <text:p>99.104166666667</text:p>
          </table:table-cell>
          <table:table-cell office:value-type="float" office:value="99.9437500000001" calcext:value-type="float">
            <text:p>99.9437500000001</text:p>
          </table:table-cell>
          <table:table-cell table:number-columns-repeated="8"/>
        </table:table-row>
        <table:table-row table:style-name="ro1">
          <table:table-cell office:value-type="float" office:value="101.4375" calcext:value-type="float">
            <text:p>101.4375</text:p>
          </table:table-cell>
          <table:table-cell office:value-type="float" office:value="99.9481250000001" calcext:value-type="float">
            <text:p>99.9481250000001</text:p>
          </table:table-cell>
          <table:table-cell table:number-columns-repeated="8"/>
        </table:table-row>
        <table:table-row table:style-name="ro1">
          <table:table-cell office:value-type="float" office:value="103.416666666667" calcext:value-type="float">
            <text:p>103.416666666667</text:p>
          </table:table-cell>
          <table:table-cell office:value-type="float" office:value="99.9510416666667" calcext:value-type="float">
            <text:p>99.9510416666667</text:p>
          </table:table-cell>
          <table:table-cell table:number-columns-repeated="8"/>
        </table:table-row>
        <table:table-row table:style-name="ro1">
          <table:table-cell office:value-type="float" office:value="105.375" calcext:value-type="float">
            <text:p>105.375</text:p>
          </table:table-cell>
          <table:table-cell office:value-type="float" office:value="99.955" calcext:value-type="float">
            <text:p>99.955</text:p>
          </table:table-cell>
          <table:table-cell table:number-columns-repeated="8"/>
        </table:table-row>
        <table:table-row table:style-name="ro1">
          <table:table-cell office:value-type="float" office:value="106.979166666667" calcext:value-type="float">
            <text:p>106.979166666667</text:p>
          </table:table-cell>
          <table:table-cell office:value-type="float" office:value="99.958125" calcext:value-type="float">
            <text:p>99.958125</text:p>
          </table:table-cell>
          <table:table-cell table:number-columns-repeated="8"/>
        </table:table-row>
        <table:table-row table:style-name="ro1">
          <table:table-cell office:value-type="float" office:value="108.875" calcext:value-type="float">
            <text:p>108.875</text:p>
          </table:table-cell>
          <table:table-cell office:value-type="float" office:value="99.9610416666667" calcext:value-type="float">
            <text:p>99.9610416666667</text:p>
          </table:table-cell>
          <table:table-cell table:number-columns-repeated="8"/>
        </table:table-row>
        <table:table-row table:style-name="ro1">
          <table:table-cell office:value-type="float" office:value="111.1875" calcext:value-type="float">
            <text:p>111.1875</text:p>
          </table:table-cell>
          <table:table-cell office:value-type="float" office:value="99.964375" calcext:value-type="float">
            <text:p>99.964375</text:p>
          </table:table-cell>
          <table:table-cell table:number-columns-repeated="8"/>
        </table:table-row>
        <table:table-row table:style-name="ro1">
          <table:table-cell office:value-type="float" office:value="112.916666666667" calcext:value-type="float">
            <text:p>112.916666666667</text:p>
          </table:table-cell>
          <table:table-cell office:value-type="float" office:value="99.966875" calcext:value-type="float">
            <text:p>99.966875</text:p>
          </table:table-cell>
          <table:table-cell table:number-columns-repeated="8"/>
        </table:table-row>
        <table:table-row table:style-name="ro1">
          <table:table-cell office:value-type="float" office:value="115.770833333334" calcext:value-type="float">
            <text:p>115.770833333334</text:p>
          </table:table-cell>
          <table:table-cell office:value-type="float" office:value="99.9697916666667" calcext:value-type="float">
            <text:p>99.9697916666667</text:p>
          </table:table-cell>
          <table:table-cell table:number-columns-repeated="8"/>
        </table:table-row>
        <table:table-row table:style-name="ro1">
          <table:table-cell office:value-type="float" office:value="119.125" calcext:value-type="float">
            <text:p>119.125</text:p>
          </table:table-cell>
          <table:table-cell office:value-type="float" office:value="99.9739583333333" calcext:value-type="float">
            <text:p>99.9739583333333</text:p>
          </table:table-cell>
          <table:table-cell table:number-columns-repeated="8"/>
        </table:table-row>
        <table:table-row table:style-name="ro1">
          <table:table-cell office:value-type="float" office:value="121.625" calcext:value-type="float">
            <text:p>121.625</text:p>
          </table:table-cell>
          <table:table-cell office:value-type="float" office:value="99.9760416666667" calcext:value-type="float">
            <text:p>99.9760416666667</text:p>
          </table:table-cell>
          <table:table-cell table:number-columns-repeated="8"/>
        </table:table-row>
        <table:table-row table:style-name="ro1">
          <table:table-cell office:value-type="float" office:value="126.25" calcext:value-type="float">
            <text:p>126.25</text:p>
          </table:table-cell>
          <table:table-cell office:value-type="float" office:value="99.9785416666667" calcext:value-type="float">
            <text:p>99.9785416666667</text:p>
          </table:table-cell>
          <table:table-cell table:number-columns-repeated="8"/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99.981875" calcext:value-type="float">
            <text:p>99.981875</text:p>
          </table:table-cell>
          <table:table-cell table:number-columns-repeated="8"/>
        </table:table-row>
        <table:table-row table:style-name="ro1">
          <table:table-cell office:value-type="float" office:value="137.3125" calcext:value-type="float">
            <text:p>137.3125</text:p>
          </table:table-cell>
          <table:table-cell office:value-type="float" office:value="99.98375" calcext:value-type="float">
            <text:p>99.98375</text:p>
          </table:table-cell>
          <table:table-cell table:number-columns-repeated="8"/>
        </table:table-row>
        <table:table-row table:style-name="ro1">
          <table:table-cell office:value-type="float" office:value="145.395833333333" calcext:value-type="float">
            <text:p>145.395833333333</text:p>
          </table:table-cell>
          <table:table-cell office:value-type="float" office:value="99.9864583333334" calcext:value-type="float">
            <text:p>99.9864583333334</text:p>
          </table:table-cell>
          <table:table-cell table:number-columns-repeated="8"/>
        </table:table-row>
        <table:table-row table:style-name="ro1">
          <table:table-cell office:value-type="float" office:value="148.6875" calcext:value-type="float">
            <text:p>148.6875</text:p>
          </table:table-cell>
          <table:table-cell office:value-type="float" office:value="99.9875" calcext:value-type="float">
            <text:p>99.9875</text:p>
          </table:table-cell>
          <table:table-cell table:number-columns-repeated="8"/>
        </table:table-row>
        <table:table-row table:style-name="ro1">
          <table:table-cell office:value-type="float" office:value="150.458333333334" calcext:value-type="float">
            <text:p>150.458333333334</text:p>
          </table:table-cell>
          <table:table-cell office:value-type="float" office:value="99.9902083333333" calcext:value-type="float">
            <text:p>99.9902083333333</text:p>
          </table:table-cell>
          <table:table-cell table:number-columns-repeated="8"/>
        </table:table-row>
        <table:table-row table:style-name="ro1">
          <table:table-cell office:value-type="float" office:value="153.375" calcext:value-type="float">
            <text:p>153.375</text:p>
          </table:table-cell>
          <table:table-cell office:value-type="float" office:value="99.993125" calcext:value-type="float">
            <text:p>99.993125</text:p>
          </table:table-cell>
          <table:table-cell table:number-columns-repeated="8"/>
        </table:table-row>
        <table:table-row table:style-name="ro1">
          <table:table-cell office:value-type="float" office:value="162.083333333333" calcext:value-type="float">
            <text:p>162.083333333333</text:p>
          </table:table-cell>
          <table:table-cell office:value-type="float" office:value="99.9939583333333" calcext:value-type="float">
            <text:p>99.9939583333333</text:p>
          </table:table-cell>
          <table:table-cell table:number-columns-repeated="8"/>
        </table:table-row>
        <table:table-row table:style-name="ro1">
          <table:table-cell office:value-type="float" office:value="165.708333333333" calcext:value-type="float">
            <text:p>165.708333333333</text:p>
          </table:table-cell>
          <table:table-cell office:value-type="float" office:value="99.99625" calcext:value-type="float">
            <text:p>99.99625</text:p>
          </table:table-cell>
          <table:table-cell table:number-columns-repeated="8"/>
        </table:table-row>
        <table:table-row table:style-name="ro1">
          <table:table-cell office:value-type="float" office:value="175.166666666667" calcext:value-type="float">
            <text:p>175.166666666667</text:p>
          </table:table-cell>
          <table:table-cell office:value-type="float" office:value="99.9972916666667" calcext:value-type="float">
            <text:p>99.9972916666667</text:p>
          </table:table-cell>
          <table:table-cell table:number-columns-repeated="8"/>
        </table:table-row>
        <table:table-row table:style-name="ro1">
          <table:table-cell office:value-type="float" office:value="184.125" calcext:value-type="float">
            <text:p>184.125</text:p>
          </table:table-cell>
          <table:table-cell office:value-type="float" office:value="99.99875" calcext:value-type="float">
            <text:p>99.99875</text:p>
          </table:table-cell>
          <table:table-cell table:number-columns-repeated="8"/>
        </table:table-row>
        <table:table-row table:style-name="ro1">
          <table:table-cell office:value-type="float" office:value="193.291666666667" calcext:value-type="float">
            <text:p>193.291666666667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8"/>
        </table:table-row>
        <table:table-row table:style-name="ro1">
          <table:table-cell office:value-type="float" office:value="198.291666666667" calcext:value-type="float">
            <text:p>198.291666666667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86805" calcext:value-type="float">
            <text:p>186805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.978541666666665" calcext:value-type="float">
            <text:p>0.978541666666665</text:p>
          </table:table-cell>
          <table:table-cell office:value-type="float" office:value="0.0202083333333333" calcext:value-type="float">
            <text:p>0.020208333333333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03979166666667" calcext:value-type="float">
            <text:p>1.03979166666667</text:p>
          </table:table-cell>
          <table:table-cell office:value-type="float" office:value="0.193333333333333" calcext:value-type="float">
            <text:p>0.193333333333333</text:p>
          </table:table-cell>
          <table:table-cell table:formula="of:=[.G190]*[.$E$187]/100" office:value-type="float" office:value="361.156333333333" calcext:value-type="float">
            <text:p>361.156333333333</text:p>
          </table:table-cell>
          <table:table-cell table:formula="of:=[.H190]" office:value-type="float" office:value="361.156333333333" calcext:value-type="float">
            <text:p>361.156333333333</text:p>
          </table:table-cell>
          <table:table-cell table:formula="of:=[.I190]/[.$E$187]*100" office:value-type="float" office:value="0.193333333333333" calcext:value-type="float">
            <text:p>0.193333333333333</text:p>
          </table:table-cell>
        </table:table-row>
        <table:table-row table:style-name="ro1">
          <table:table-cell office:value-type="float" office:value="1.03979166666667" calcext:value-type="float">
            <text:p>1.03979166666667</text:p>
          </table:table-cell>
          <table:table-cell office:value-type="float" office:value="0.193333333333333" calcext:value-type="float">
            <text:p>0.193333333333333</text:p>
          </table:table-cell>
          <table:table-cell table:number-columns-repeated="2"/>
          <table:table-cell office:value-type="string" calcext:value-type="string">
            <text:p>1 – 1.43</text:p>
          </table:table-cell>
          <table:table-cell table:formula="of:=AVERAGE([.A197];[.A198])" office:value-type="float" office:value="1.434375" calcext:value-type="float">
            <text:p>1.434375</text:p>
          </table:table-cell>
          <table:table-cell office:value-type="float" office:value="0.25" calcext:value-type="float">
            <text:p>0.25</text:p>
          </table:table-cell>
          <table:table-cell table:formula="of:=[.G191]*[.$E$187]" office:value-type="float" office:value="46701.25" calcext:value-type="float">
            <text:p>46701.25</text:p>
          </table:table-cell>
          <table:table-cell table:formula="of:=[.H191]-[.H190]" office:value-type="float" office:value="46340.0936666667" calcext:value-type="float">
            <text:p>46340.0936666667</text:p>
          </table:table-cell>
          <table:table-cell table:formula="of:=[.I191]/[.$E$187]*100" office:value-type="float" office:value="24.8066666666667" calcext:value-type="float">
            <text:p>24.8066666666667</text:p>
          </table:table-cell>
        </table:table-row>
        <table:table-row table:style-name="ro1">
          <table:table-cell office:value-type="float" office:value="1.09812500000001" calcext:value-type="float">
            <text:p>1.09812500000001</text:p>
          </table:table-cell>
          <table:table-cell office:value-type="float" office:value="1.06541666666667" calcext:value-type="float">
            <text:p>1.06541666666667</text:p>
          </table:table-cell>
          <table:table-cell table:number-columns-repeated="2"/>
          <table:table-cell office:value-type="string" calcext:value-type="string">
            <text:p>1.43 – 2</text:p>
          </table:table-cell>
          <table:table-cell office:value-type="float" office:value="2.0675" calcext:value-type="float">
            <text:p>2.0675</text:p>
          </table:table-cell>
          <table:table-cell office:value-type="float" office:value="48.4545833333334" calcext:value-type="float">
            <text:p>48.4545833333334</text:p>
          </table:table-cell>
          <table:table-cell table:formula="of:=[.G192]*[.$E$187]/100" office:value-type="float" office:value="90515.5843958335" calcext:value-type="float">
            <text:p>90515.5843958335</text:p>
          </table:table-cell>
          <table:table-cell table:formula="of:=[.H192]-[.H191]" office:value-type="float" office:value="43814.3343958335" calcext:value-type="float">
            <text:p>43814.3343958335</text:p>
          </table:table-cell>
          <table:table-cell table:formula="of:=[.I192]/[.$E$187]*100" office:value-type="float" office:value="23.4545833333334" calcext:value-type="float">
            <text:p>23.4545833333334</text:p>
          </table:table-cell>
        </table:table-row>
        <table:table-row table:style-name="ro1">
          <table:table-cell office:value-type="float" office:value="1.15458333333334" calcext:value-type="float">
            <text:p>1.15458333333334</text:p>
          </table:table-cell>
          <table:table-cell office:value-type="float" office:value="3.33104166666667" calcext:value-type="float">
            <text:p>3.33104166666667</text:p>
          </table:table-cell>
          <table:table-cell table:number-columns-repeated="2"/>
          <table:table-cell office:value-type="string" calcext:value-type="string">
            <text:p>2 – 2.18</text:p>
          </table:table-cell>
          <table:table-cell table:formula="of:=AVERAGE([.A208];[.A209])" office:value-type="float" office:value="2.17624999999999" calcext:value-type="float">
            <text:p>2.17624999999999</text:p>
          </table:table-cell>
          <table:table-cell office:value-type="float" office:value="0.5" calcext:value-type="float">
            <text:p>0.5</text:p>
          </table:table-cell>
          <table:table-cell table:formula="of:=[.G193]*[.$E$187]" office:value-type="float" office:value="93402.5" calcext:value-type="float">
            <text:p>93402.5</text:p>
          </table:table-cell>
          <table:table-cell table:formula="of:=[.H193]-[.H192]" office:value-type="float" office:value="2886.91560416654" calcext:value-type="float">
            <text:p>2886.91560416654</text:p>
          </table:table-cell>
          <table:table-cell table:formula="of:=[.I193]/[.$E$187]*100" office:value-type="float" office:value="1.5454166666666" calcext:value-type="float">
            <text:p>1.5454166666666</text:p>
          </table:table-cell>
        </table:table-row>
        <table:table-row table:style-name="ro1">
          <table:table-cell office:value-type="float" office:value="1.21145833333334" calcext:value-type="float">
            <text:p>1.21145833333334</text:p>
          </table:table-cell>
          <table:table-cell office:value-type="float" office:value="7.12895833333334" calcext:value-type="float">
            <text:p>7.12895833333334</text:p>
          </table:table-cell>
          <table:table-cell table:number-columns-repeated="2"/>
          <table:table-cell office:value-type="string" calcext:value-type="string">
            <text:p>2.18 – 3</text:p>
          </table:table-cell>
          <table:table-cell office:value-type="float" office:value="3.0625" calcext:value-type="float">
            <text:p>3.0625</text:p>
          </table:table-cell>
          <table:table-cell office:value-type="float" office:value="72.9445833333334" calcext:value-type="float">
            <text:p>72.9445833333334</text:p>
          </table:table-cell>
          <table:table-cell table:formula="of:=[.G194]*[.$E$187]/100" office:value-type="float" office:value="136264.128895833" calcext:value-type="float">
            <text:p>136264.128895833</text:p>
          </table:table-cell>
          <table:table-cell table:formula="of:=[.H194]-[.H193]" office:value-type="float" office:value="42861.6288958335" calcext:value-type="float">
            <text:p>42861.6288958335</text:p>
          </table:table-cell>
          <table:table-cell table:formula="of:=[.I194]/[.$E$187]*100" office:value-type="float" office:value="22.9445833333334" calcext:value-type="float">
            <text:p>22.9445833333334</text:p>
          </table:table-cell>
        </table:table-row>
        <table:table-row table:style-name="ro1">
          <table:table-cell office:value-type="float" office:value="1.270625" calcext:value-type="float">
            <text:p>1.270625</text:p>
          </table:table-cell>
          <table:table-cell office:value-type="float" office:value="11.9760416666667" calcext:value-type="float">
            <text:p>11.9760416666667</text:p>
          </table:table-cell>
          <table:table-cell table:number-columns-repeated="2"/>
          <table:table-cell office:value-type="string" calcext:value-type="string">
            <text:p>3 – 3.21</text:p>
          </table:table-cell>
          <table:table-cell table:formula="of:=AVERAGE([.A219];[.A220])" office:value-type="float" office:value="3.2125" calcext:value-type="float">
            <text:p>3.2125</text:p>
          </table:table-cell>
          <table:table-cell office:value-type="float" office:value="0.75" calcext:value-type="float">
            <text:p>0.75</text:p>
          </table:table-cell>
          <table:table-cell table:formula="of:=[.G195]*[.$E$187]" office:value-type="float" office:value="140103.75" calcext:value-type="float">
            <text:p>140103.75</text:p>
          </table:table-cell>
          <table:table-cell table:formula="of:=[.H195]-[.H194]" office:value-type="float" office:value="3839.62110416655" calcext:value-type="float">
            <text:p>3839.62110416655</text:p>
          </table:table-cell>
          <table:table-cell table:formula="of:=[.I195]/[.$E$187]*100" office:value-type="float" office:value="2.05541666666661" calcext:value-type="float">
            <text:p>2.05541666666661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17.2720833333333" calcext:value-type="float">
            <text:p>17.2720833333333</text:p>
          </table:table-cell>
          <table:table-cell table:number-columns-repeated="2"/>
          <table:table-cell office:value-type="string" calcext:value-type="string">
            <text:p>3.21 – 4</text:p>
          </table:table-cell>
          <table:table-cell office:value-type="float" office:value="4.0625" calcext:value-type="float">
            <text:p>4.0625</text:p>
          </table:table-cell>
          <table:table-cell office:value-type="float" office:value="83.3891666666667" calcext:value-type="float">
            <text:p>83.3891666666667</text:p>
          </table:table-cell>
          <table:table-cell table:formula="of:=[.G196]*[.$E$187]/100" office:value-type="float" office:value="155775.132791667" calcext:value-type="float">
            <text:p>155775.132791667</text:p>
          </table:table-cell>
          <table:table-cell table:formula="of:=[.H196]-[.H195]" office:value-type="float" office:value="15671.3827916667" calcext:value-type="float">
            <text:p>15671.3827916667</text:p>
          </table:table-cell>
          <table:table-cell table:formula="of:=[.I196]/[.$E$187]*100" office:value-type="float" office:value="8.3891666666667" calcext:value-type="float">
            <text:p>8.3891666666667</text:p>
          </table:table-cell>
        </table:table-row>
        <table:table-row table:style-name="ro1">
          <table:table-cell office:value-type="float" office:value="1.40125" calcext:value-type="float">
            <text:p>1.40125</text:p>
          </table:table-cell>
          <table:table-cell office:value-type="float" office:value="22.5579166666667" calcext:value-type="float">
            <text:p>22.5579166666667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625" calcext:value-type="float">
            <text:p>5.0625</text:p>
          </table:table-cell>
          <table:table-cell office:value-type="float" office:value="88.6491666666666" calcext:value-type="float">
            <text:p>88.6491666666666</text:p>
          </table:table-cell>
          <table:table-cell table:formula="of:=[.G197]*[.$E$187]/100" office:value-type="float" office:value="165601.075791667" calcext:value-type="float">
            <text:p>165601.075791667</text:p>
          </table:table-cell>
          <table:table-cell table:formula="of:=[.H197]-[.H196]" office:value-type="float" office:value="9825.94299999983" calcext:value-type="float">
            <text:p>9825.94299999983</text:p>
          </table:table-cell>
          <table:table-cell table:formula="of:=[.I197]/[.$E$187]*100" office:value-type="float" office:value="5.25999999999991" calcext:value-type="float">
            <text:p>5.25999999999991</text:p>
          </table:table-cell>
        </table:table-row>
        <table:table-row table:style-name="ro1">
          <table:table-cell office:value-type="float" office:value="1.4675" calcext:value-type="float">
            <text:p>1.4675</text:p>
          </table:table-cell>
          <table:table-cell office:value-type="float" office:value="27.476875" calcext:value-type="float">
            <text:p>27.476875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625" calcext:value-type="float">
            <text:p>6.0625</text:p>
          </table:table-cell>
          <table:table-cell office:value-type="float" office:value="92.4327083333334" calcext:value-type="float">
            <text:p>92.4327083333334</text:p>
          </table:table-cell>
          <table:table-cell table:formula="of:=[.G198]*[.$E$187]/100" office:value-type="float" office:value="172668.920802083" calcext:value-type="float">
            <text:p>172668.920802083</text:p>
          </table:table-cell>
          <table:table-cell table:formula="of:=[.H198]-[.H197]" office:value-type="float" office:value="7067.8450104169" calcext:value-type="float">
            <text:p>7067.8450104169</text:p>
          </table:table-cell>
          <table:table-cell table:formula="of:=[.I198]/[.$E$187]*100" office:value-type="float" office:value="3.78354166666679" calcext:value-type="float">
            <text:p>3.78354166666679</text:p>
          </table:table-cell>
        </table:table-row>
        <table:table-row table:style-name="ro1">
          <table:table-cell office:value-type="float" office:value="1.53375" calcext:value-type="float">
            <text:p>1.53375</text:p>
          </table:table-cell>
          <table:table-cell office:value-type="float" office:value="31.8041666666667" calcext:value-type="float">
            <text:p>31.8041666666667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625" calcext:value-type="float">
            <text:p>7.0625</text:p>
          </table:table-cell>
          <table:table-cell office:value-type="float" office:value="95.6489583333334" calcext:value-type="float">
            <text:p>95.6489583333334</text:p>
          </table:table-cell>
          <table:table-cell table:formula="of:=[.G199]*[.$E$187]/100" office:value-type="float" office:value="178677.036614583" calcext:value-type="float">
            <text:p>178677.036614583</text:p>
          </table:table-cell>
          <table:table-cell table:formula="of:=[.H199]-[.H198]" office:value-type="float" office:value="6008.11581250001" calcext:value-type="float">
            <text:p>6008.11581250001</text:p>
          </table:table-cell>
          <table:table-cell table:formula="of:=[.I199]/[.$E$187]*100" office:value-type="float" office:value="3.21625" calcext:value-type="float">
            <text:p>3.216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5.4927083333334" calcext:value-type="float">
            <text:p>35.4927083333334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6666666666666" calcext:value-type="float">
            <text:p>8.06666666666666</text:p>
          </table:table-cell>
          <table:table-cell office:value-type="float" office:value="97.7066666666667" calcext:value-type="float">
            <text:p>97.7066666666667</text:p>
          </table:table-cell>
          <table:table-cell table:formula="of:=[.G200]*[.$E$187]/100" office:value-type="float" office:value="182520.938666667" calcext:value-type="float">
            <text:p>182520.938666667</text:p>
          </table:table-cell>
          <table:table-cell table:formula="of:=[.H200]-[.H199]" office:value-type="float" office:value="3843.90205208329" calcext:value-type="float">
            <text:p>3843.90205208329</text:p>
          </table:table-cell>
          <table:table-cell table:formula="of:=[.I200]/[.$E$187]*100" office:value-type="float" office:value="2.05770833333331" calcext:value-type="float">
            <text:p>2.05770833333331</text:p>
          </table:table-cell>
        </table:table-row>
        <table:table-row table:style-name="ro1">
          <table:table-cell office:value-type="float" office:value="1.66625" calcext:value-type="float">
            <text:p>1.66625</text:p>
          </table:table-cell>
          <table:table-cell office:value-type="float" office:value="38.5014583333333" calcext:value-type="float">
            <text:p>38.5014583333333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8.96666666666667" calcext:value-type="float">
            <text:p>8.96666666666667</text:p>
          </table:table-cell>
          <table:table-cell office:value-type="float" office:value="98.6270833333333" calcext:value-type="float">
            <text:p>98.6270833333333</text:p>
          </table:table-cell>
          <table:table-cell table:formula="of:=[.G201]*[.$E$187]/100" office:value-type="float" office:value="184240.323020833" calcext:value-type="float">
            <text:p>184240.323020833</text:p>
          </table:table-cell>
          <table:table-cell table:formula="of:=[.H201]-[.H200]" office:value-type="float" office:value="1719.38435416654" calcext:value-type="float">
            <text:p>1719.38435416654</text:p>
          </table:table-cell>
          <table:table-cell table:formula="of:=[.I201]/[.$E$187]*100" office:value-type="float" office:value="0.920416666666599" calcext:value-type="float">
            <text:p>0.920416666666599</text:p>
          </table:table-cell>
        </table:table-row>
        <table:table-row table:style-name="ro1">
          <table:table-cell office:value-type="float" office:value="1.7325" calcext:value-type="float">
            <text:p>1.7325</text:p>
          </table:table-cell>
          <table:table-cell office:value-type="float" office:value="40.943125" calcext:value-type="float">
            <text:p>40.943125</text:p>
          </table:table-cell>
          <table:table-cell table:number-columns-repeated="2"/>
          <table:table-cell office:value-type="string" calcext:value-type="string">
            <text:p>9 – 19.49</text:p>
          </table:table-cell>
          <table:table-cell office:value-type="float" office:value="10.4916666666667" calcext:value-type="float">
            <text:p>10.4916666666667</text:p>
          </table:table-cell>
          <table:table-cell office:value-type="float" office:value="0.99" calcext:value-type="float">
            <text:p>0.99</text:p>
          </table:table-cell>
          <table:table-cell table:formula="of:=[.G202]*[.$E$187]" office:value-type="float" office:value="184936.95" calcext:value-type="float">
            <text:p>184936.95</text:p>
          </table:table-cell>
          <table:table-cell table:formula="of:=[.H202]-[.H201]" office:value-type="float" office:value="696.626979166729" calcext:value-type="float">
            <text:p>696.626979166729</text:p>
          </table:table-cell>
          <table:table-cell table:formula="of:=[.I202]/[.$E$187]*100" office:value-type="float" office:value="0.3729166666667" calcext:value-type="float">
            <text:p>0.3729166666667</text:p>
          </table:table-cell>
        </table:table-row>
        <table:table-row table:style-name="ro1">
          <table:table-cell office:value-type="float" office:value="1.79875" calcext:value-type="float">
            <text:p>1.79875</text:p>
          </table:table-cell>
          <table:table-cell office:value-type="float" office:value="42.9783333333334" calcext:value-type="float">
            <text:p>42.9783333333334</text:p>
          </table:table-cell>
          <table:table-cell table:number-columns-repeated="2"/>
          <table:table-cell office:value-type="string" calcext:value-type="string">
            <text:p>&gt; 10.49</text:p>
          </table:table-cell>
          <table:table-cell office:value-type="float" office:value="196.104166666667" calcext:value-type="float">
            <text:p>196.104166666667</text:p>
          </table:table-cell>
          <table:table-cell office:value-type="float" office:value="1" calcext:value-type="float">
            <text:p>1</text:p>
          </table:table-cell>
          <table:table-cell table:formula="of:=[.G203]*[.$E$187]" office:value-type="float" office:value="186805" calcext:value-type="float">
            <text:p>186805</text:p>
          </table:table-cell>
          <table:table-cell table:formula="of:=[.H203]-[.H202]" office:value-type="float" office:value="1868.04999999999" calcext:value-type="float">
            <text:p>1868.04999999999</text:p>
          </table:table-cell>
          <table:table-cell table:formula="of:=[.I203]/[.$E$187]*100" office:value-type="float" office:value="0.999999999999994" calcext:value-type="float">
            <text:p>0.999999999999994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44.62125" calcext:value-type="float">
            <text:p>44.62125</text:p>
          </table:table-cell>
          <table:table-cell table:number-columns-repeated="8"/>
        </table:table-row>
        <table:table-row table:style-name="ro1">
          <table:table-cell office:value-type="float" office:value="1.93125" calcext:value-type="float">
            <text:p>1.93125</text:p>
          </table:table-cell>
          <table:table-cell office:value-type="float" office:value="46.0091666666667" calcext:value-type="float">
            <text:p>46.0091666666667</text:p>
          </table:table-cell>
          <table:table-cell table:number-columns-repeated="8"/>
        </table:table-row>
        <table:table-row table:style-name="ro1">
          <table:table-cell office:value-type="float" office:value="1.9975" calcext:value-type="float">
            <text:p>1.9975</text:p>
          </table:table-cell>
          <table:table-cell office:value-type="float" office:value="47.2222916666667" calcext:value-type="float">
            <text:p>47.2222916666667</text:p>
          </table:table-cell>
          <table:table-cell table:number-columns-repeated="8"/>
        </table:table-row>
        <table:table-row table:style-name="ro1">
          <table:table-cell office:value-type="float" office:value="2.0675" calcext:value-type="float">
            <text:p>2.0675</text:p>
          </table:table-cell>
          <table:table-cell office:value-type="float" office:value="48.4545833333334" calcext:value-type="float">
            <text:p>48.4545833333334</text:p>
          </table:table-cell>
          <table:table-cell table:number-columns-repeated="8"/>
        </table:table-row>
        <table:table-row table:style-name="ro1">
          <table:table-cell office:value-type="float" office:value="2.13937499999999" calcext:value-type="float">
            <text:p>2.13937499999999</text:p>
          </table:table-cell>
          <table:table-cell office:value-type="float" office:value="49.76625" calcext:value-type="float">
            <text:p>49.76625</text:p>
          </table:table-cell>
          <table:table-cell table:number-columns-repeated="8"/>
        </table:table-row>
        <table:table-row table:style-name="ro1">
          <table:table-cell office:value-type="float" office:value="2.21312499999999" calcext:value-type="float">
            <text:p>2.21312499999999</text:p>
          </table:table-cell>
          <table:table-cell office:value-type="float" office:value="51.1702083333334" calcext:value-type="float">
            <text:p>51.1702083333334</text:p>
          </table:table-cell>
          <table:table-cell table:number-columns-repeated="8"/>
        </table:table-row>
        <table:table-row table:style-name="ro1">
          <table:table-cell office:value-type="float" office:value="2.28875" calcext:value-type="float">
            <text:p>2.28875</text:p>
          </table:table-cell>
          <table:table-cell office:value-type="float" office:value="52.7316666666667" calcext:value-type="float">
            <text:p>52.7316666666667</text:p>
          </table:table-cell>
          <table:table-cell table:number-columns-repeated="8"/>
        </table:table-row>
        <table:table-row table:style-name="ro1">
          <table:table-cell office:value-type="float" office:value="2.36999999999999" calcext:value-type="float">
            <text:p>2.36999999999999</text:p>
          </table:table-cell>
          <table:table-cell office:value-type="float" office:value="54.6875" calcext:value-type="float">
            <text:p>54.6875</text:p>
          </table:table-cell>
          <table:table-cell table:number-columns-repeated="8"/>
        </table:table-row>
        <table:table-row table:style-name="ro1">
          <table:table-cell office:value-type="float" office:value="2.4625" calcext:value-type="float">
            <text:p>2.4625</text:p>
          </table:table-cell>
          <table:table-cell office:value-type="float" office:value="57.2670833333333" calcext:value-type="float">
            <text:p>57.2670833333333</text:p>
          </table:table-cell>
          <table:table-cell table:number-columns-repeated="8"/>
        </table:table-row>
        <table:table-row table:style-name="ro1">
          <table:table-cell office:value-type="float" office:value="2.5625" calcext:value-type="float">
            <text:p>2.5625</text:p>
          </table:table-cell>
          <table:table-cell office:value-type="float" office:value="60.2772916666667" calcext:value-type="float">
            <text:p>60.2772916666667</text:p>
          </table:table-cell>
          <table:table-cell table:number-columns-repeated="8"/>
        </table:table-row>
        <table:table-row table:style-name="ro1">
          <table:table-cell office:value-type="float" office:value="2.6625" calcext:value-type="float">
            <text:p>2.6625</text:p>
          </table:table-cell>
          <table:table-cell office:value-type="float" office:value="63.35625" calcext:value-type="float">
            <text:p>63.35625</text:p>
          </table:table-cell>
          <table:table-cell table:number-columns-repeated="8"/>
        </table:table-row>
        <table:table-row table:style-name="ro1">
          <table:table-cell office:value-type="float" office:value="2.7625" calcext:value-type="float">
            <text:p>2.7625</text:p>
          </table:table-cell>
          <table:table-cell office:value-type="float" office:value="66.26875" calcext:value-type="float">
            <text:p>66.26875</text:p>
          </table:table-cell>
          <table:table-cell table:number-columns-repeated="8"/>
        </table:table-row>
        <table:table-row table:style-name="ro1">
          <table:table-cell office:value-type="float" office:value="2.86249999999999" calcext:value-type="float">
            <text:p>2.86249999999999</text:p>
          </table:table-cell>
          <table:table-cell office:value-type="float" office:value="68.8389583333334" calcext:value-type="float">
            <text:p>68.8389583333334</text:p>
          </table:table-cell>
          <table:table-cell table:number-columns-repeated="8"/>
        </table:table-row>
        <table:table-row table:style-name="ro1">
          <table:table-cell office:value-type="float" office:value="2.9625" calcext:value-type="float">
            <text:p>2.9625</text:p>
          </table:table-cell>
          <table:table-cell office:value-type="float" office:value="71.0431250000001" calcext:value-type="float">
            <text:p>71.0431250000001</text:p>
          </table:table-cell>
          <table:table-cell table:number-columns-repeated="8"/>
        </table:table-row>
        <table:table-row table:style-name="ro1">
          <table:table-cell office:value-type="float" office:value="3.0625" calcext:value-type="float">
            <text:p>3.0625</text:p>
          </table:table-cell>
          <table:table-cell office:value-type="float" office:value="72.9445833333334" calcext:value-type="float">
            <text:p>72.9445833333334</text:p>
          </table:table-cell>
          <table:table-cell table:number-columns-repeated="8"/>
        </table:table-row>
        <table:table-row table:style-name="ro1">
          <table:table-cell office:value-type="float" office:value="3.1625" calcext:value-type="float">
            <text:p>3.1625</text:p>
          </table:table-cell>
          <table:table-cell office:value-type="float" office:value="74.5727083333333" calcext:value-type="float">
            <text:p>74.5727083333333</text:p>
          </table:table-cell>
          <table:table-cell table:number-columns-repeated="8"/>
        </table:table-row>
        <table:table-row table:style-name="ro1">
          <table:table-cell office:value-type="float" office:value="3.2625" calcext:value-type="float">
            <text:p>3.2625</text:p>
          </table:table-cell>
          <table:table-cell office:value-type="float" office:value="75.9808333333334" calcext:value-type="float">
            <text:p>75.9808333333334</text:p>
          </table:table-cell>
          <table:table-cell table:number-columns-repeated="8"/>
        </table:table-row>
        <table:table-row table:style-name="ro1">
          <table:table-cell office:value-type="float" office:value="3.36249999999999" calcext:value-type="float">
            <text:p>3.36249999999999</text:p>
          </table:table-cell>
          <table:table-cell office:value-type="float" office:value="77.2095833333333" calcext:value-type="float">
            <text:p>77.2095833333333</text:p>
          </table:table-cell>
          <table:table-cell table:number-columns-repeated="8"/>
        </table:table-row>
        <table:table-row table:style-name="ro1">
          <table:table-cell office:value-type="float" office:value="3.4625" calcext:value-type="float">
            <text:p>3.4625</text:p>
          </table:table-cell>
          <table:table-cell office:value-type="float" office:value="78.3091666666667" calcext:value-type="float">
            <text:p>78.3091666666667</text:p>
          </table:table-cell>
          <table:table-cell table:number-columns-repeated="8"/>
        </table:table-row>
        <table:table-row table:style-name="ro1">
          <table:table-cell office:value-type="float" office:value="3.5625" calcext:value-type="float">
            <text:p>3.5625</text:p>
          </table:table-cell>
          <table:table-cell office:value-type="float" office:value="79.30625" calcext:value-type="float">
            <text:p>79.30625</text:p>
          </table:table-cell>
          <table:table-cell table:number-columns-repeated="8"/>
        </table:table-row>
        <table:table-row table:style-name="ro1">
          <table:table-cell office:value-type="float" office:value="3.6625" calcext:value-type="float">
            <text:p>3.6625</text:p>
          </table:table-cell>
          <table:table-cell office:value-type="float" office:value="80.2279166666667" calcext:value-type="float">
            <text:p>80.2279166666667</text:p>
          </table:table-cell>
          <table:table-cell table:number-columns-repeated="8"/>
        </table:table-row>
        <table:table-row table:style-name="ro1">
          <table:table-cell office:value-type="float" office:value="3.7625" calcext:value-type="float">
            <text:p>3.7625</text:p>
          </table:table-cell>
          <table:table-cell office:value-type="float" office:value="81.0816666666667" calcext:value-type="float">
            <text:p>81.0816666666667</text:p>
          </table:table-cell>
          <table:table-cell table:number-columns-repeated="8"/>
        </table:table-row>
        <table:table-row table:style-name="ro1">
          <table:table-cell office:value-type="float" office:value="3.8625" calcext:value-type="float">
            <text:p>3.8625</text:p>
          </table:table-cell>
          <table:table-cell office:value-type="float" office:value="81.8810416666667" calcext:value-type="float">
            <text:p>81.8810416666667</text:p>
          </table:table-cell>
          <table:table-cell table:number-columns-repeated="8"/>
        </table:table-row>
        <table:table-row table:style-name="ro1">
          <table:table-cell office:value-type="float" office:value="3.9625" calcext:value-type="float">
            <text:p>3.9625</text:p>
          </table:table-cell>
          <table:table-cell office:value-type="float" office:value="82.650625" calcext:value-type="float">
            <text:p>82.650625</text:p>
          </table:table-cell>
          <table:table-cell table:number-columns-repeated="8"/>
        </table:table-row>
        <table:table-row table:style-name="ro1">
          <table:table-cell office:value-type="float" office:value="4.0625" calcext:value-type="float">
            <text:p>4.0625</text:p>
          </table:table-cell>
          <table:table-cell office:value-type="float" office:value="83.3891666666667" calcext:value-type="float">
            <text:p>83.3891666666667</text:p>
          </table:table-cell>
          <table:table-cell table:number-columns-repeated="8"/>
        </table:table-row>
        <table:table-row table:style-name="ro1">
          <table:table-cell office:value-type="float" office:value="4.1625" calcext:value-type="float">
            <text:p>4.1625</text:p>
          </table:table-cell>
          <table:table-cell office:value-type="float" office:value="84.0602083333333" calcext:value-type="float">
            <text:p>84.0602083333333</text:p>
          </table:table-cell>
          <table:table-cell table:number-columns-repeated="8"/>
        </table:table-row>
        <table:table-row table:style-name="ro1">
          <table:table-cell office:value-type="float" office:value="4.2625" calcext:value-type="float">
            <text:p>4.2625</text:p>
          </table:table-cell>
          <table:table-cell office:value-type="float" office:value="84.6879166666667" calcext:value-type="float">
            <text:p>84.6879166666667</text:p>
          </table:table-cell>
          <table:table-cell table:number-columns-repeated="8"/>
        </table:table-row>
        <table:table-row table:style-name="ro1">
          <table:table-cell office:value-type="float" office:value="4.3625" calcext:value-type="float">
            <text:p>4.3625</text:p>
          </table:table-cell>
          <table:table-cell office:value-type="float" office:value="85.2747916666667" calcext:value-type="float">
            <text:p>85.2747916666667</text:p>
          </table:table-cell>
          <table:table-cell table:number-columns-repeated="8"/>
        </table:table-row>
        <table:table-row table:style-name="ro1">
          <table:table-cell office:value-type="float" office:value="4.4625" calcext:value-type="float">
            <text:p>4.4625</text:p>
          </table:table-cell>
          <table:table-cell office:value-type="float" office:value="85.8383333333333" calcext:value-type="float">
            <text:p>85.8383333333333</text:p>
          </table:table-cell>
          <table:table-cell table:number-columns-repeated="8"/>
        </table:table-row>
        <table:table-row table:style-name="ro1">
          <table:table-cell office:value-type="float" office:value="4.5625" calcext:value-type="float">
            <text:p>4.5625</text:p>
          </table:table-cell>
          <table:table-cell office:value-type="float" office:value="86.3741666666667" calcext:value-type="float">
            <text:p>86.3741666666667</text:p>
          </table:table-cell>
          <table:table-cell table:number-columns-repeated="8"/>
        </table:table-row>
        <table:table-row table:style-name="ro1">
          <table:table-cell office:value-type="float" office:value="4.6625" calcext:value-type="float">
            <text:p>4.6625</text:p>
          </table:table-cell>
          <table:table-cell office:value-type="float" office:value="86.864375" calcext:value-type="float">
            <text:p>86.864375</text:p>
          </table:table-cell>
          <table:table-cell table:number-columns-repeated="8"/>
        </table:table-row>
        <table:table-row table:style-name="ro1">
          <table:table-cell office:value-type="float" office:value="4.7625" calcext:value-type="float">
            <text:p>4.7625</text:p>
          </table:table-cell>
          <table:table-cell office:value-type="float" office:value="87.3247916666667" calcext:value-type="float">
            <text:p>87.3247916666667</text:p>
          </table:table-cell>
          <table:table-cell table:number-columns-repeated="8"/>
        </table:table-row>
        <table:table-row table:style-name="ro1">
          <table:table-cell office:value-type="float" office:value="4.8625" calcext:value-type="float">
            <text:p>4.8625</text:p>
          </table:table-cell>
          <table:table-cell office:value-type="float" office:value="87.7922916666667" calcext:value-type="float">
            <text:p>87.7922916666667</text:p>
          </table:table-cell>
          <table:table-cell table:number-columns-repeated="8"/>
        </table:table-row>
        <table:table-row table:style-name="ro1">
          <table:table-cell office:value-type="float" office:value="4.9625" calcext:value-type="float">
            <text:p>4.9625</text:p>
          </table:table-cell>
          <table:table-cell office:value-type="float" office:value="88.2389583333334" calcext:value-type="float">
            <text:p>88.2389583333334</text:p>
          </table:table-cell>
          <table:table-cell table:number-columns-repeated="8"/>
        </table:table-row>
        <table:table-row table:style-name="ro1">
          <table:table-cell office:value-type="float" office:value="5.0625" calcext:value-type="float">
            <text:p>5.0625</text:p>
          </table:table-cell>
          <table:table-cell office:value-type="float" office:value="88.6491666666666" calcext:value-type="float">
            <text:p>88.6491666666666</text:p>
          </table:table-cell>
          <table:table-cell table:number-columns-repeated="8"/>
        </table:table-row>
        <table:table-row table:style-name="ro1">
          <table:table-cell office:value-type="float" office:value="5.1625" calcext:value-type="float">
            <text:p>5.1625</text:p>
          </table:table-cell>
          <table:table-cell office:value-type="float" office:value="89.06125" calcext:value-type="float">
            <text:p>89.06125</text:p>
          </table:table-cell>
          <table:table-cell table:number-columns-repeated="8"/>
        </table:table-row>
        <table:table-row table:style-name="ro1">
          <table:table-cell office:value-type="float" office:value="5.2625" calcext:value-type="float">
            <text:p>5.2625</text:p>
          </table:table-cell>
          <table:table-cell office:value-type="float" office:value="89.4514583333334" calcext:value-type="float">
            <text:p>89.4514583333334</text:p>
          </table:table-cell>
          <table:table-cell table:number-columns-repeated="8"/>
        </table:table-row>
        <table:table-row table:style-name="ro1">
          <table:table-cell office:value-type="float" office:value="5.3625" calcext:value-type="float">
            <text:p>5.3625</text:p>
          </table:table-cell>
          <table:table-cell office:value-type="float" office:value="89.8389583333334" calcext:value-type="float">
            <text:p>89.8389583333334</text:p>
          </table:table-cell>
          <table:table-cell table:number-columns-repeated="8"/>
        </table:table-row>
        <table:table-row table:style-name="ro1">
          <table:table-cell office:value-type="float" office:value="5.4625" calcext:value-type="float">
            <text:p>5.4625</text:p>
          </table:table-cell>
          <table:table-cell office:value-type="float" office:value="90.2233333333334" calcext:value-type="float">
            <text:p>90.2233333333334</text:p>
          </table:table-cell>
          <table:table-cell table:number-columns-repeated="8"/>
        </table:table-row>
        <table:table-row table:style-name="ro1">
          <table:table-cell office:value-type="float" office:value="5.5625" calcext:value-type="float">
            <text:p>5.5625</text:p>
          </table:table-cell>
          <table:table-cell office:value-type="float" office:value="90.595625" calcext:value-type="float">
            <text:p>90.595625</text:p>
          </table:table-cell>
          <table:table-cell table:number-columns-repeated="8"/>
        </table:table-row>
        <table:table-row table:style-name="ro1">
          <table:table-cell office:value-type="float" office:value="5.6625" calcext:value-type="float">
            <text:p>5.6625</text:p>
          </table:table-cell>
          <table:table-cell office:value-type="float" office:value="90.9795833333333" calcext:value-type="float">
            <text:p>90.9795833333333</text:p>
          </table:table-cell>
          <table:table-cell table:number-columns-repeated="8"/>
        </table:table-row>
        <table:table-row table:style-name="ro1">
          <table:table-cell office:value-type="float" office:value="5.7625" calcext:value-type="float">
            <text:p>5.7625</text:p>
          </table:table-cell>
          <table:table-cell office:value-type="float" office:value="91.349375" calcext:value-type="float">
            <text:p>91.349375</text:p>
          </table:table-cell>
          <table:table-cell table:number-columns-repeated="8"/>
        </table:table-row>
        <table:table-row table:style-name="ro1">
          <table:table-cell office:value-type="float" office:value="5.8625" calcext:value-type="float">
            <text:p>5.8625</text:p>
          </table:table-cell>
          <table:table-cell office:value-type="float" office:value="91.7233333333334" calcext:value-type="float">
            <text:p>91.7233333333334</text:p>
          </table:table-cell>
          <table:table-cell table:number-columns-repeated="8"/>
        </table:table-row>
        <table:table-row table:style-name="ro1">
          <table:table-cell office:value-type="float" office:value="5.9625" calcext:value-type="float">
            <text:p>5.9625</text:p>
          </table:table-cell>
          <table:table-cell office:value-type="float" office:value="92.0760416666666" calcext:value-type="float">
            <text:p>92.0760416666666</text:p>
          </table:table-cell>
          <table:table-cell table:number-columns-repeated="8"/>
        </table:table-row>
        <table:table-row table:style-name="ro1">
          <table:table-cell office:value-type="float" office:value="6.0625" calcext:value-type="float">
            <text:p>6.0625</text:p>
          </table:table-cell>
          <table:table-cell office:value-type="float" office:value="92.4327083333334" calcext:value-type="float">
            <text:p>92.4327083333334</text:p>
          </table:table-cell>
          <table:table-cell table:number-columns-repeated="8"/>
        </table:table-row>
        <table:table-row table:style-name="ro1">
          <table:table-cell office:value-type="float" office:value="6.1625" calcext:value-type="float">
            <text:p>6.1625</text:p>
          </table:table-cell>
          <table:table-cell office:value-type="float" office:value="92.7791666666666" calcext:value-type="float">
            <text:p>92.7791666666666</text:p>
          </table:table-cell>
          <table:table-cell table:number-columns-repeated="8"/>
        </table:table-row>
        <table:table-row table:style-name="ro1">
          <table:table-cell office:value-type="float" office:value="6.2625" calcext:value-type="float">
            <text:p>6.2625</text:p>
          </table:table-cell>
          <table:table-cell office:value-type="float" office:value="93.120625" calcext:value-type="float">
            <text:p>93.120625</text:p>
          </table:table-cell>
          <table:table-cell table:number-columns-repeated="8"/>
        </table:table-row>
        <table:table-row table:style-name="ro1">
          <table:table-cell office:value-type="float" office:value="6.3625" calcext:value-type="float">
            <text:p>6.3625</text:p>
          </table:table-cell>
          <table:table-cell office:value-type="float" office:value="93.466875" calcext:value-type="float">
            <text:p>93.466875</text:p>
          </table:table-cell>
          <table:table-cell table:number-columns-repeated="8"/>
        </table:table-row>
        <table:table-row table:style-name="ro1">
          <table:table-cell office:value-type="float" office:value="6.4625" calcext:value-type="float">
            <text:p>6.4625</text:p>
          </table:table-cell>
          <table:table-cell office:value-type="float" office:value="93.8052083333333" calcext:value-type="float">
            <text:p>93.8052083333333</text:p>
          </table:table-cell>
          <table:table-cell table:number-columns-repeated="8"/>
        </table:table-row>
        <table:table-row table:style-name="ro1">
          <table:table-cell office:value-type="float" office:value="6.5625" calcext:value-type="float">
            <text:p>6.5625</text:p>
          </table:table-cell>
          <table:table-cell office:value-type="float" office:value="94.1389583333334" calcext:value-type="float">
            <text:p>94.1389583333334</text:p>
          </table:table-cell>
          <table:table-cell table:number-columns-repeated="8"/>
        </table:table-row>
        <table:table-row table:style-name="ro1">
          <table:table-cell office:value-type="float" office:value="6.6625" calcext:value-type="float">
            <text:p>6.6625</text:p>
          </table:table-cell>
          <table:table-cell office:value-type="float" office:value="94.4539583333334" calcext:value-type="float">
            <text:p>94.4539583333334</text:p>
          </table:table-cell>
          <table:table-cell table:number-columns-repeated="8"/>
        </table:table-row>
        <table:table-row table:style-name="ro1">
          <table:table-cell office:value-type="float" office:value="6.7625" calcext:value-type="float">
            <text:p>6.7625</text:p>
          </table:table-cell>
          <table:table-cell office:value-type="float" office:value="94.7654166666667" calcext:value-type="float">
            <text:p>94.7654166666667</text:p>
          </table:table-cell>
          <table:table-cell table:number-columns-repeated="8"/>
        </table:table-row>
        <table:table-row table:style-name="ro1">
          <table:table-cell office:value-type="float" office:value="6.8625" calcext:value-type="float">
            <text:p>6.8625</text:p>
          </table:table-cell>
          <table:table-cell office:value-type="float" office:value="95.075" calcext:value-type="float">
            <text:p>95.075</text:p>
          </table:table-cell>
          <table:table-cell table:number-columns-repeated="8"/>
        </table:table-row>
        <table:table-row table:style-name="ro1">
          <table:table-cell office:value-type="float" office:value="6.9625" calcext:value-type="float">
            <text:p>6.9625</text:p>
          </table:table-cell>
          <table:table-cell office:value-type="float" office:value="95.3754166666667" calcext:value-type="float">
            <text:p>95.3754166666667</text:p>
          </table:table-cell>
          <table:table-cell table:number-columns-repeated="8"/>
        </table:table-row>
        <table:table-row table:style-name="ro1">
          <table:table-cell office:value-type="float" office:value="7.0625" calcext:value-type="float">
            <text:p>7.0625</text:p>
          </table:table-cell>
          <table:table-cell office:value-type="float" office:value="95.6489583333334" calcext:value-type="float">
            <text:p>95.6489583333334</text:p>
          </table:table-cell>
          <table:table-cell table:number-columns-repeated="8"/>
        </table:table-row>
        <table:table-row table:style-name="ro1">
          <table:table-cell office:value-type="float" office:value="7.1625" calcext:value-type="float">
            <text:p>7.1625</text:p>
          </table:table-cell>
          <table:table-cell office:value-type="float" office:value="95.9222916666666" calcext:value-type="float">
            <text:p>95.9222916666666</text:p>
          </table:table-cell>
          <table:table-cell table:number-columns-repeated="8"/>
        </table:table-row>
        <table:table-row table:style-name="ro1">
          <table:table-cell office:value-type="float" office:value="7.2625" calcext:value-type="float">
            <text:p>7.2625</text:p>
          </table:table-cell>
          <table:table-cell office:value-type="float" office:value="96.1691666666667" calcext:value-type="float">
            <text:p>96.1691666666667</text:p>
          </table:table-cell>
          <table:table-cell table:number-columns-repeated="8"/>
        </table:table-row>
        <table:table-row table:style-name="ro1">
          <table:table-cell office:value-type="float" office:value="7.3625" calcext:value-type="float">
            <text:p>7.3625</text:p>
          </table:table-cell>
          <table:table-cell office:value-type="float" office:value="96.3970833333334" calcext:value-type="float">
            <text:p>96.3970833333334</text:p>
          </table:table-cell>
          <table:table-cell table:number-columns-repeated="8"/>
        </table:table-row>
        <table:table-row table:style-name="ro1">
          <table:table-cell office:value-type="float" office:value="7.4625" calcext:value-type="float">
            <text:p>7.4625</text:p>
          </table:table-cell>
          <table:table-cell office:value-type="float" office:value="96.6247916666667" calcext:value-type="float">
            <text:p>96.6247916666667</text:p>
          </table:table-cell>
          <table:table-cell table:number-columns-repeated="8"/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96.8372916666667" calcext:value-type="float">
            <text:p>96.8372916666667</text:p>
          </table:table-cell>
          <table:table-cell table:number-columns-repeated="8"/>
        </table:table-row>
        <table:table-row table:style-name="ro1">
          <table:table-cell office:value-type="float" office:value="7.6625" calcext:value-type="float">
            <text:p>7.6625</text:p>
          </table:table-cell>
          <table:table-cell office:value-type="float" office:value="97.04" calcext:value-type="float">
            <text:p>97.04</text:p>
          </table:table-cell>
          <table:table-cell table:number-columns-repeated="8"/>
        </table:table-row>
        <table:table-row table:style-name="ro1">
          <table:table-cell office:value-type="float" office:value="7.7625" calcext:value-type="float">
            <text:p>7.7625</text:p>
          </table:table-cell>
          <table:table-cell office:value-type="float" office:value="97.2260416666667" calcext:value-type="float">
            <text:p>97.2260416666667</text:p>
          </table:table-cell>
          <table:table-cell table:number-columns-repeated="8"/>
        </table:table-row>
        <table:table-row table:style-name="ro1">
          <table:table-cell office:value-type="float" office:value="7.8625" calcext:value-type="float">
            <text:p>7.8625</text:p>
          </table:table-cell>
          <table:table-cell office:value-type="float" office:value="97.3908333333334" calcext:value-type="float">
            <text:p>97.3908333333334</text:p>
          </table:table-cell>
          <table:table-cell table:number-columns-repeated="8"/>
        </table:table-row>
        <table:table-row table:style-name="ro1">
          <table:table-cell office:value-type="float" office:value="7.96458333333333" calcext:value-type="float">
            <text:p>7.96458333333333</text:p>
          </table:table-cell>
          <table:table-cell office:value-type="float" office:value="97.5577083333334" calcext:value-type="float">
            <text:p>97.5577083333334</text:p>
          </table:table-cell>
          <table:table-cell table:number-columns-repeated="8"/>
        </table:table-row>
        <table:table-row table:style-name="ro1">
          <table:table-cell office:value-type="float" office:value="8.06666666666666" calcext:value-type="float">
            <text:p>8.06666666666666</text:p>
          </table:table-cell>
          <table:table-cell office:value-type="float" office:value="97.7066666666667" calcext:value-type="float">
            <text:p>97.7066666666667</text:p>
          </table:table-cell>
          <table:table-cell table:number-columns-repeated="8"/>
        </table:table-row>
        <table:table-row table:style-name="ro1">
          <table:table-cell office:value-type="float" office:value="8.16666666666666" calcext:value-type="float">
            <text:p>8.16666666666666</text:p>
          </table:table-cell>
          <table:table-cell office:value-type="float" office:value="97.8529166666667" calcext:value-type="float">
            <text:p>97.8529166666667</text:p>
          </table:table-cell>
          <table:table-cell table:number-columns-repeated="8"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97.980625" calcext:value-type="float">
            <text:p>97.980625</text:p>
          </table:table-cell>
          <table:table-cell table:number-columns-repeated="8"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98.1029166666667" calcext:value-type="float">
            <text:p>98.1029166666667</text:p>
          </table:table-cell>
          <table:table-cell table:number-columns-repeated="8"/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98.21125" calcext:value-type="float">
            <text:p>98.21125</text:p>
          </table:table-cell>
          <table:table-cell table:number-columns-repeated="8"/>
        </table:table-row>
        <table:table-row table:style-name="ro1">
          <table:table-cell office:value-type="float" office:value="8.56666666666666" calcext:value-type="float">
            <text:p>8.56666666666666</text:p>
          </table:table-cell>
          <table:table-cell office:value-type="float" office:value="98.3025" calcext:value-type="float">
            <text:p>98.3025</text:p>
          </table:table-cell>
          <table:table-cell table:number-columns-repeated="8"/>
        </table:table-row>
        <table:table-row table:style-name="ro1">
          <table:table-cell office:value-type="float" office:value="8.66666666666666" calcext:value-type="float">
            <text:p>8.66666666666666</text:p>
          </table:table-cell>
          <table:table-cell office:value-type="float" office:value="98.3933333333333" calcext:value-type="float">
            <text:p>98.3933333333333</text:p>
          </table:table-cell>
          <table:table-cell table:number-columns-repeated="8"/>
        </table:table-row>
        <table:table-row table:style-name="ro1">
          <table:table-cell office:value-type="float" office:value="8.76666666666667" calcext:value-type="float">
            <text:p>8.76666666666667</text:p>
          </table:table-cell>
          <table:table-cell office:value-type="float" office:value="98.478125" calcext:value-type="float">
            <text:p>98.478125</text:p>
          </table:table-cell>
          <table:table-cell table:number-columns-repeated="8"/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98.5516666666667" calcext:value-type="float">
            <text:p>98.5516666666667</text:p>
          </table:table-cell>
          <table:table-cell table:number-columns-repeated="8"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98.6270833333333" calcext:value-type="float">
            <text:p>98.6270833333333</text:p>
          </table:table-cell>
          <table:table-cell table:number-columns-repeated="8"/>
        </table:table-row>
        <table:table-row table:style-name="ro1">
          <table:table-cell office:value-type="float" office:value="9.12291666666667" calcext:value-type="float">
            <text:p>9.12291666666667</text:p>
          </table:table-cell>
          <table:table-cell office:value-type="float" office:value="98.7129166666667" calcext:value-type="float">
            <text:p>98.7129166666667</text:p>
          </table:table-cell>
          <table:table-cell table:number-columns-repeated="8"/>
        </table:table-row>
        <table:table-row table:style-name="ro1">
          <table:table-cell office:value-type="float" office:value="9.42916666666666" calcext:value-type="float">
            <text:p>9.42916666666666</text:p>
          </table:table-cell>
          <table:table-cell office:value-type="float" office:value="98.825" calcext:value-type="float">
            <text:p>98.825</text:p>
          </table:table-cell>
          <table:table-cell table:number-columns-repeated="8"/>
        </table:table-row>
        <table:table-row table:style-name="ro1">
          <table:table-cell office:value-type="float" office:value="9.94166666666667" calcext:value-type="float">
            <text:p>9.94166666666667</text:p>
          </table:table-cell>
          <table:table-cell office:value-type="float" office:value="98.934375" calcext:value-type="float">
            <text:p>98.934375</text:p>
          </table:table-cell>
          <table:table-cell table:number-columns-repeated="8"/>
        </table:table-row>
        <table:table-row table:style-name="ro1">
          <table:table-cell office:value-type="float" office:value="10.4916666666667" calcext:value-type="float">
            <text:p>10.4916666666667</text:p>
          </table:table-cell>
          <table:table-cell office:value-type="float" office:value="99.0185416666666" calcext:value-type="float">
            <text:p>99.0185416666666</text:p>
          </table:table-cell>
          <table:table-cell table:number-columns-repeated="8"/>
        </table:table-row>
        <table:table-row table:style-name="ro1">
          <table:table-cell office:value-type="float" office:value="11.0416666666667" calcext:value-type="float">
            <text:p>11.0416666666667</text:p>
          </table:table-cell>
          <table:table-cell office:value-type="float" office:value="99.0947916666667" calcext:value-type="float">
            <text:p>99.0947916666667</text:p>
          </table:table-cell>
          <table:table-cell table:number-columns-repeated="8"/>
        </table:table-row>
        <table:table-row table:style-name="ro1">
          <table:table-cell office:value-type="float" office:value="11.5916666666667" calcext:value-type="float">
            <text:p>11.5916666666667</text:p>
          </table:table-cell>
          <table:table-cell office:value-type="float" office:value="99.156875" calcext:value-type="float">
            <text:p>99.156875</text:p>
          </table:table-cell>
          <table:table-cell table:number-columns-repeated="8"/>
        </table:table-row>
        <table:table-row table:style-name="ro1">
          <table:table-cell office:value-type="float" office:value="12.1604166666667" calcext:value-type="float">
            <text:p>12.1604166666667</text:p>
          </table:table-cell>
          <table:table-cell office:value-type="float" office:value="99.214375" calcext:value-type="float">
            <text:p>99.214375</text:p>
          </table:table-cell>
          <table:table-cell table:number-columns-repeated="8"/>
        </table:table-row>
        <table:table-row table:style-name="ro1">
          <table:table-cell office:value-type="float" office:value="12.7479166666667" calcext:value-type="float">
            <text:p>12.7479166666667</text:p>
          </table:table-cell>
          <table:table-cell office:value-type="float" office:value="99.269375" calcext:value-type="float">
            <text:p>99.269375</text:p>
          </table:table-cell>
          <table:table-cell table:number-columns-repeated="8"/>
        </table:table-row>
        <table:table-row table:style-name="ro1">
          <table:table-cell office:value-type="float" office:value="13.3916666666667" calcext:value-type="float">
            <text:p>13.3916666666667</text:p>
          </table:table-cell>
          <table:table-cell office:value-type="float" office:value="99.3160416666666" calcext:value-type="float">
            <text:p>99.3160416666666</text:p>
          </table:table-cell>
          <table:table-cell table:number-columns-repeated="8"/>
        </table:table-row>
        <table:table-row table:style-name="ro1">
          <table:table-cell office:value-type="float" office:value="14.075" calcext:value-type="float">
            <text:p>14.075</text:p>
          </table:table-cell>
          <table:table-cell office:value-type="float" office:value="99.3597916666667" calcext:value-type="float">
            <text:p>99.3597916666667</text:p>
          </table:table-cell>
          <table:table-cell table:number-columns-repeated="8"/>
        </table:table-row>
        <table:table-row table:style-name="ro1">
          <table:table-cell office:value-type="float" office:value="14.8416666666667" calcext:value-type="float">
            <text:p>14.8416666666667</text:p>
          </table:table-cell>
          <table:table-cell office:value-type="float" office:value="99.39375" calcext:value-type="float">
            <text:p>99.39375</text:p>
          </table:table-cell>
          <table:table-cell table:number-columns-repeated="8"/>
        </table:table-row>
        <table:table-row table:style-name="ro1">
          <table:table-cell office:value-type="float" office:value="15.5666666666667" calcext:value-type="float">
            <text:p>15.5666666666667</text:p>
          </table:table-cell>
          <table:table-cell office:value-type="float" office:value="99.4302083333333" calcext:value-type="float">
            <text:p>99.4302083333333</text:p>
          </table:table-cell>
          <table:table-cell table:number-columns-repeated="8"/>
        </table:table-row>
        <table:table-row table:style-name="ro1">
          <table:table-cell office:value-type="float" office:value="16.4166666666667" calcext:value-type="float">
            <text:p>16.4166666666667</text:p>
          </table:table-cell>
          <table:table-cell office:value-type="float" office:value="99.4639583333334" calcext:value-type="float">
            <text:p>99.4639583333334</text:p>
          </table:table-cell>
          <table:table-cell table:number-columns-repeated="8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99.4939583333334" calcext:value-type="float">
            <text:p>99.4939583333334</text:p>
          </table:table-cell>
          <table:table-cell table:number-columns-repeated="8"/>
        </table:table-row>
        <table:table-row table:style-name="ro1">
          <table:table-cell office:value-type="float" office:value="18.825" calcext:value-type="float">
            <text:p>18.825</text:p>
          </table:table-cell>
          <table:table-cell office:value-type="float" office:value="99.5216666666667" calcext:value-type="float">
            <text:p>99.5216666666667</text:p>
          </table:table-cell>
          <table:table-cell table:number-columns-repeated="8"/>
        </table:table-row>
        <table:table-row table:style-name="ro1">
          <table:table-cell office:value-type="float" office:value="20.2166666666667" calcext:value-type="float">
            <text:p>20.2166666666667</text:p>
          </table:table-cell>
          <table:table-cell office:value-type="float" office:value="99.5414583333334" calcext:value-type="float">
            <text:p>99.5414583333334</text:p>
          </table:table-cell>
          <table:table-cell table:number-columns-repeated="8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99.5620833333333" calcext:value-type="float">
            <text:p>99.5620833333333</text:p>
          </table:table-cell>
          <table:table-cell table:number-columns-repeated="8"/>
        </table:table-row>
        <table:table-row table:style-name="ro1">
          <table:table-cell office:value-type="float" office:value="27.8958333333333" calcext:value-type="float">
            <text:p>27.8958333333333</text:p>
          </table:table-cell>
          <table:table-cell office:value-type="float" office:value="99.579375" calcext:value-type="float">
            <text:p>99.579375</text:p>
          </table:table-cell>
          <table:table-cell table:number-columns-repeated="8"/>
        </table:table-row>
        <table:table-row table:style-name="ro1">
          <table:table-cell office:value-type="float" office:value="32.5583333333334" calcext:value-type="float">
            <text:p>32.5583333333334</text:p>
          </table:table-cell>
          <table:table-cell office:value-type="float" office:value="99.6008333333334" calcext:value-type="float">
            <text:p>99.6008333333334</text:p>
          </table:table-cell>
          <table:table-cell table:number-columns-repeated="8"/>
        </table:table-row>
        <table:table-row table:style-name="ro1">
          <table:table-cell office:value-type="float" office:value="40.7791666666667" calcext:value-type="float">
            <text:p>40.7791666666667</text:p>
          </table:table-cell>
          <table:table-cell office:value-type="float" office:value="99.6202083333334" calcext:value-type="float">
            <text:p>99.6202083333334</text:p>
          </table:table-cell>
          <table:table-cell table:number-columns-repeated="8"/>
        </table:table-row>
        <table:table-row table:style-name="ro1">
          <table:table-cell office:value-type="float" office:value="49.08125" calcext:value-type="float">
            <text:p>49.08125</text:p>
          </table:table-cell>
          <table:table-cell office:value-type="float" office:value="99.641875" calcext:value-type="float">
            <text:p>99.641875</text:p>
          </table:table-cell>
          <table:table-cell table:number-columns-repeated="8"/>
        </table:table-row>
        <table:table-row table:style-name="ro1">
          <table:table-cell office:value-type="float" office:value="53.1104166666667" calcext:value-type="float">
            <text:p>53.1104166666667</text:p>
          </table:table-cell>
          <table:table-cell office:value-type="float" office:value="99.660625" calcext:value-type="float">
            <text:p>99.660625</text:p>
          </table:table-cell>
          <table:table-cell table:number-columns-repeated="8"/>
        </table:table-row>
        <table:table-row table:style-name="ro1">
          <table:table-cell office:value-type="float" office:value="59.2833333333333" calcext:value-type="float">
            <text:p>59.2833333333333</text:p>
          </table:table-cell>
          <table:table-cell office:value-type="float" office:value="99.6816666666667" calcext:value-type="float">
            <text:p>99.6816666666667</text:p>
          </table:table-cell>
          <table:table-cell table:number-columns-repeated="8"/>
        </table:table-row>
        <table:table-row table:style-name="ro1">
          <table:table-cell office:value-type="float" office:value="63.2416666666667" calcext:value-type="float">
            <text:p>63.2416666666667</text:p>
          </table:table-cell>
          <table:table-cell office:value-type="float" office:value="99.7137500000001" calcext:value-type="float">
            <text:p>99.7137500000001</text:p>
          </table:table-cell>
          <table:table-cell table:number-columns-repeated="8"/>
        </table:table-row>
        <table:table-row table:style-name="ro1">
          <table:table-cell office:value-type="float" office:value="69.0416666666667" calcext:value-type="float">
            <text:p>69.0416666666667</text:p>
          </table:table-cell>
          <table:table-cell office:value-type="float" office:value="99.7495833333334" calcext:value-type="float">
            <text:p>99.7495833333334</text:p>
          </table:table-cell>
          <table:table-cell table:number-columns-repeated="8"/>
        </table:table-row>
        <table:table-row table:style-name="ro1">
          <table:table-cell office:value-type="float" office:value="69.6041666666667" calcext:value-type="float">
            <text:p>69.6041666666667</text:p>
          </table:table-cell>
          <table:table-cell office:value-type="float" office:value="99.7752083333334" calcext:value-type="float">
            <text:p>99.7752083333334</text:p>
          </table:table-cell>
          <table:table-cell table:number-columns-repeated="8"/>
        </table:table-row>
        <table:table-row table:style-name="ro1">
          <table:table-cell office:value-type="float" office:value="70.3125" calcext:value-type="float">
            <text:p>70.3125</text:p>
          </table:table-cell>
          <table:table-cell office:value-type="float" office:value="99.7922916666667" calcext:value-type="float">
            <text:p>99.7922916666667</text:p>
          </table:table-cell>
          <table:table-cell table:number-columns-repeated="8"/>
        </table:table-row>
        <table:table-row table:style-name="ro1">
          <table:table-cell office:value-type="float" office:value="71.0833333333333" calcext:value-type="float">
            <text:p>71.0833333333333</text:p>
          </table:table-cell>
          <table:table-cell office:value-type="float" office:value="99.81125" calcext:value-type="float">
            <text:p>99.81125</text:p>
          </table:table-cell>
          <table:table-cell table:number-columns-repeated="8"/>
        </table:table-row>
        <table:table-row table:style-name="ro1">
          <table:table-cell office:value-type="float" office:value="71.6875" calcext:value-type="float">
            <text:p>71.6875</text:p>
          </table:table-cell>
          <table:table-cell office:value-type="float" office:value="99.82625" calcext:value-type="float">
            <text:p>99.82625</text:p>
          </table:table-cell>
          <table:table-cell table:number-columns-repeated="8"/>
        </table:table-row>
        <table:table-row table:style-name="ro1">
          <table:table-cell office:value-type="float" office:value="72.2916666666667" calcext:value-type="float">
            <text:p>72.2916666666667</text:p>
          </table:table-cell>
          <table:table-cell office:value-type="float" office:value="99.8408333333333" calcext:value-type="float">
            <text:p>99.8408333333333</text:p>
          </table:table-cell>
          <table:table-cell table:number-columns-repeated="8"/>
        </table:table-row>
        <table:table-row table:style-name="ro1">
          <table:table-cell office:value-type="float" office:value="72.875" calcext:value-type="float">
            <text:p>72.875</text:p>
          </table:table-cell>
          <table:table-cell office:value-type="float" office:value="99.8508333333334" calcext:value-type="float">
            <text:p>99.8508333333334</text:p>
          </table:table-cell>
          <table:table-cell table:number-columns-repeated="8"/>
        </table:table-row>
        <table:table-row table:style-name="ro1">
          <table:table-cell office:value-type="float" office:value="73.7083333333333" calcext:value-type="float">
            <text:p>73.7083333333333</text:p>
          </table:table-cell>
          <table:table-cell office:value-type="float" office:value="99.8608333333333" calcext:value-type="float">
            <text:p>99.8608333333333</text:p>
          </table:table-cell>
          <table:table-cell table:number-columns-repeated="8"/>
        </table:table-row>
        <table:table-row table:style-name="ro1">
          <table:table-cell office:value-type="float" office:value="74.3958333333333" calcext:value-type="float">
            <text:p>74.3958333333333</text:p>
          </table:table-cell>
          <table:table-cell office:value-type="float" office:value="99.8679166666667" calcext:value-type="float">
            <text:p>99.8679166666667</text:p>
          </table:table-cell>
          <table:table-cell table:number-columns-repeated="8"/>
        </table:table-row>
        <table:table-row table:style-name="ro1">
          <table:table-cell office:value-type="float" office:value="75.1458333333333" calcext:value-type="float">
            <text:p>75.1458333333333</text:p>
          </table:table-cell>
          <table:table-cell office:value-type="float" office:value="99.8735416666667" calcext:value-type="float">
            <text:p>99.8735416666667</text:p>
          </table:table-cell>
          <table:table-cell table:number-columns-repeated="8"/>
        </table:table-row>
        <table:table-row table:style-name="ro1">
          <table:table-cell office:value-type="float" office:value="76.0208333333333" calcext:value-type="float">
            <text:p>76.0208333333333</text:p>
          </table:table-cell>
          <table:table-cell office:value-type="float" office:value="99.8785416666667" calcext:value-type="float">
            <text:p>99.8785416666667</text:p>
          </table:table-cell>
          <table:table-cell table:number-columns-repeated="8"/>
        </table:table-row>
        <table:table-row table:style-name="ro1">
          <table:table-cell office:value-type="float" office:value="76.75" calcext:value-type="float">
            <text:p>76.75</text:p>
          </table:table-cell>
          <table:table-cell office:value-type="float" office:value="99.8833333333334" calcext:value-type="float">
            <text:p>99.8833333333334</text:p>
          </table:table-cell>
          <table:table-cell table:number-columns-repeated="8"/>
        </table:table-row>
        <table:table-row table:style-name="ro1">
          <table:table-cell office:value-type="float" office:value="77.7083333333333" calcext:value-type="float">
            <text:p>77.7083333333333</text:p>
          </table:table-cell>
          <table:table-cell office:value-type="float" office:value="99.88875" calcext:value-type="float">
            <text:p>99.88875</text:p>
          </table:table-cell>
          <table:table-cell table:number-columns-repeated="8"/>
        </table:table-row>
        <table:table-row table:style-name="ro1">
          <table:table-cell office:value-type="float" office:value="78.7708333333333" calcext:value-type="float">
            <text:p>78.7708333333333</text:p>
          </table:table-cell>
          <table:table-cell office:value-type="float" office:value="99.8952083333333" calcext:value-type="float">
            <text:p>99.8952083333333</text:p>
          </table:table-cell>
          <table:table-cell table:number-columns-repeated="8"/>
        </table:table-row>
        <table:table-row table:style-name="ro1">
          <table:table-cell office:value-type="float" office:value="79.4791666666667" calcext:value-type="float">
            <text:p>79.4791666666667</text:p>
          </table:table-cell>
          <table:table-cell office:value-type="float" office:value="99.9004166666667" calcext:value-type="float">
            <text:p>99.9004166666667</text:p>
          </table:table-cell>
          <table:table-cell table:number-columns-repeated="8"/>
        </table:table-row>
        <table:table-row table:style-name="ro1">
          <table:table-cell office:value-type="float" office:value="80.3125" calcext:value-type="float">
            <text:p>80.3125</text:p>
          </table:table-cell>
          <table:table-cell office:value-type="float" office:value="99.905625" calcext:value-type="float">
            <text:p>99.905625</text:p>
          </table:table-cell>
          <table:table-cell table:number-columns-repeated="8"/>
        </table:table-row>
        <table:table-row table:style-name="ro1">
          <table:table-cell office:value-type="float" office:value="81.8958333333334" calcext:value-type="float">
            <text:p>81.8958333333334</text:p>
          </table:table-cell>
          <table:table-cell office:value-type="float" office:value="99.9125" calcext:value-type="float">
            <text:p>99.9125</text:p>
          </table:table-cell>
          <table:table-cell table:number-columns-repeated="8"/>
        </table:table-row>
        <table:table-row table:style-name="ro1">
          <table:table-cell office:value-type="float" office:value="83.2291666666667" calcext:value-type="float">
            <text:p>83.2291666666667</text:p>
          </table:table-cell>
          <table:table-cell office:value-type="float" office:value="99.9166666666667" calcext:value-type="float">
            <text:p>99.9166666666667</text:p>
          </table:table-cell>
          <table:table-cell table:number-columns-repeated="8"/>
        </table:table-row>
        <table:table-row table:style-name="ro1">
          <table:table-cell office:value-type="float" office:value="84.6041666666667" calcext:value-type="float">
            <text:p>84.6041666666667</text:p>
          </table:table-cell>
          <table:table-cell office:value-type="float" office:value="99.9212500000001" calcext:value-type="float">
            <text:p>99.9212500000001</text:p>
          </table:table-cell>
          <table:table-cell table:number-columns-repeated="8"/>
        </table:table-row>
        <table:table-row table:style-name="ro1">
          <table:table-cell office:value-type="float" office:value="86.1458333333333" calcext:value-type="float">
            <text:p>86.1458333333333</text:p>
          </table:table-cell>
          <table:table-cell office:value-type="float" office:value="99.9254166666667" calcext:value-type="float">
            <text:p>99.9254166666667</text:p>
          </table:table-cell>
          <table:table-cell table:number-columns-repeated="8"/>
        </table:table-row>
        <table:table-row table:style-name="ro1">
          <table:table-cell office:value-type="float" office:value="87.5833333333333" calcext:value-type="float">
            <text:p>87.5833333333333</text:p>
          </table:table-cell>
          <table:table-cell office:value-type="float" office:value="99.9302083333334" calcext:value-type="float">
            <text:p>99.9302083333334</text:p>
          </table:table-cell>
          <table:table-cell table:number-columns-repeated="8"/>
        </table:table-row>
        <table:table-row table:style-name="ro1">
          <table:table-cell office:value-type="float" office:value="92.875" calcext:value-type="float">
            <text:p>92.875</text:p>
          </table:table-cell>
          <table:table-cell office:value-type="float" office:value="99.9347916666667" calcext:value-type="float">
            <text:p>99.9347916666667</text:p>
          </table:table-cell>
          <table:table-cell table:number-columns-repeated="8"/>
        </table:table-row>
        <table:table-row table:style-name="ro1">
          <table:table-cell office:value-type="float" office:value="94.354166666667" calcext:value-type="float">
            <text:p>94.354166666667</text:p>
          </table:table-cell>
          <table:table-cell office:value-type="float" office:value="99.9385416666667" calcext:value-type="float">
            <text:p>99.9385416666667</text:p>
          </table:table-cell>
          <table:table-cell table:number-columns-repeated="8"/>
        </table:table-row>
        <table:table-row table:style-name="ro1">
          <table:table-cell office:value-type="float" office:value="95.5833333333331" calcext:value-type="float">
            <text:p>95.5833333333331</text:p>
          </table:table-cell>
          <table:table-cell office:value-type="float" office:value="99.9420833333334" calcext:value-type="float">
            <text:p>99.9420833333334</text:p>
          </table:table-cell>
          <table:table-cell table:number-columns-repeated="8"/>
        </table:table-row>
        <table:table-row table:style-name="ro1">
          <table:table-cell office:value-type="float" office:value="97.1666666666665" calcext:value-type="float">
            <text:p>97.1666666666665</text:p>
          </table:table-cell>
          <table:table-cell office:value-type="float" office:value="99.9479166666667" calcext:value-type="float">
            <text:p>99.9479166666667</text:p>
          </table:table-cell>
          <table:table-cell table:number-columns-repeated="8"/>
        </table:table-row>
        <table:table-row table:style-name="ro1">
          <table:table-cell office:value-type="float" office:value="100.395833333333" calcext:value-type="float">
            <text:p>100.395833333333</text:p>
          </table:table-cell>
          <table:table-cell office:value-type="float" office:value="99.9514583333333" calcext:value-type="float">
            <text:p>99.9514583333333</text:p>
          </table:table-cell>
          <table:table-cell table:number-columns-repeated="8"/>
        </table:table-row>
        <table:table-row table:style-name="ro1">
          <table:table-cell office:value-type="float" office:value="101.8125" calcext:value-type="float">
            <text:p>101.8125</text:p>
          </table:table-cell>
          <table:table-cell office:value-type="float" office:value="99.954375" calcext:value-type="float">
            <text:p>99.954375</text:p>
          </table:table-cell>
          <table:table-cell table:number-columns-repeated="8"/>
        </table:table-row>
        <table:table-row table:style-name="ro1">
          <table:table-cell office:value-type="float" office:value="106.083333333334" calcext:value-type="float">
            <text:p>106.083333333334</text:p>
          </table:table-cell>
          <table:table-cell office:value-type="float" office:value="99.958125" calcext:value-type="float">
            <text:p>99.958125</text:p>
          </table:table-cell>
          <table:table-cell table:number-columns-repeated="8"/>
        </table:table-row>
        <table:table-row table:style-name="ro1">
          <table:table-cell office:value-type="float" office:value="107.770833333334" calcext:value-type="float">
            <text:p>107.770833333334</text:p>
          </table:table-cell>
          <table:table-cell office:value-type="float" office:value="99.9614583333334" calcext:value-type="float">
            <text:p>99.9614583333334</text:p>
          </table:table-cell>
          <table:table-cell table:number-columns-repeated="8"/>
        </table:table-row>
        <table:table-row table:style-name="ro1">
          <table:table-cell office:value-type="float" office:value="110.208333333334" calcext:value-type="float">
            <text:p>110.208333333334</text:p>
          </table:table-cell>
          <table:table-cell office:value-type="float" office:value="99.9645833333334" calcext:value-type="float">
            <text:p>99.9645833333334</text:p>
          </table:table-cell>
          <table:table-cell table:number-columns-repeated="8"/>
        </table:table-row>
        <table:table-row table:style-name="ro1">
          <table:table-cell office:value-type="float" office:value="115.791666666667" calcext:value-type="float">
            <text:p>115.791666666667</text:p>
          </table:table-cell>
          <table:table-cell office:value-type="float" office:value="99.96875" calcext:value-type="float">
            <text:p>99.96875</text:p>
          </table:table-cell>
          <table:table-cell table:number-columns-repeated="8"/>
        </table:table-row>
        <table:table-row table:style-name="ro1">
          <table:table-cell office:value-type="float" office:value="117.395833333333" calcext:value-type="float">
            <text:p>117.395833333333</text:p>
          </table:table-cell>
          <table:table-cell office:value-type="float" office:value="99.970625" calcext:value-type="float">
            <text:p>99.970625</text:p>
          </table:table-cell>
          <table:table-cell table:number-columns-repeated="8"/>
        </table:table-row>
        <table:table-row table:style-name="ro1">
          <table:table-cell office:value-type="float" office:value="119.75" calcext:value-type="float">
            <text:p>119.75</text:p>
          </table:table-cell>
          <table:table-cell office:value-type="float" office:value="99.9745833333334" calcext:value-type="float">
            <text:p>99.9745833333334</text:p>
          </table:table-cell>
          <table:table-cell table:number-columns-repeated="8"/>
        </table:table-row>
        <table:table-row table:style-name="ro1">
          <table:table-cell office:value-type="float" office:value="125.791666666667" calcext:value-type="float">
            <text:p>125.791666666667</text:p>
          </table:table-cell>
          <table:table-cell office:value-type="float" office:value="99.9772916666666" calcext:value-type="float">
            <text:p>99.9772916666666</text:p>
          </table:table-cell>
          <table:table-cell table:number-columns-repeated="8"/>
        </table:table-row>
        <table:table-row table:style-name="ro1">
          <table:table-cell office:value-type="float" office:value="129.833333333334" calcext:value-type="float">
            <text:p>129.833333333334</text:p>
          </table:table-cell>
          <table:table-cell office:value-type="float" office:value="99.980625" calcext:value-type="float">
            <text:p>99.980625</text:p>
          </table:table-cell>
          <table:table-cell table:number-columns-repeated="8"/>
        </table:table-row>
        <table:table-row table:style-name="ro1">
          <table:table-cell office:value-type="float" office:value="139.520833333334" calcext:value-type="float">
            <text:p>139.520833333334</text:p>
          </table:table-cell>
          <table:table-cell office:value-type="float" office:value="99.9829166666667" calcext:value-type="float">
            <text:p>99.9829166666667</text:p>
          </table:table-cell>
          <table:table-cell table:number-columns-repeated="8"/>
        </table:table-row>
        <table:table-row table:style-name="ro1">
          <table:table-cell office:value-type="float" office:value="142.3125" calcext:value-type="float">
            <text:p>142.3125</text:p>
          </table:table-cell>
          <table:table-cell office:value-type="float" office:value="99.9854166666666" calcext:value-type="float">
            <text:p>99.9854166666666</text:p>
          </table:table-cell>
          <table:table-cell table:number-columns-repeated="8"/>
        </table:table-row>
        <table:table-row table:style-name="ro1">
          <table:table-cell office:value-type="float" office:value="149.395833333333" calcext:value-type="float">
            <text:p>149.395833333333</text:p>
          </table:table-cell>
          <table:table-cell office:value-type="float" office:value="99.9883333333333" calcext:value-type="float">
            <text:p>99.9883333333333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.9893750000001" calcext:value-type="float">
            <text:p>99.9893750000001</text:p>
          </table:table-cell>
          <table:table-cell table:number-columns-repeated="8"/>
        </table:table-row>
        <table:table-row table:style-name="ro1">
          <table:table-cell office:value-type="float" office:value="160.833333333334" calcext:value-type="float">
            <text:p>160.833333333334</text:p>
          </table:table-cell>
          <table:table-cell office:value-type="float" office:value="99.9920833333333" calcext:value-type="float">
            <text:p>99.9920833333333</text:p>
          </table:table-cell>
          <table:table-cell table:number-columns-repeated="8"/>
        </table:table-row>
        <table:table-row table:style-name="ro1">
          <table:table-cell office:value-type="float" office:value="164.6875" calcext:value-type="float">
            <text:p>164.6875</text:p>
          </table:table-cell>
          <table:table-cell office:value-type="float" office:value="99.99375" calcext:value-type="float">
            <text:p>99.99375</text:p>
          </table:table-cell>
          <table:table-cell table:number-columns-repeated="8"/>
        </table:table-row>
        <table:table-row table:style-name="ro1">
          <table:table-cell office:value-type="float" office:value="172.770833333334" calcext:value-type="float">
            <text:p>172.770833333334</text:p>
          </table:table-cell>
          <table:table-cell office:value-type="float" office:value="99.9947916666667" calcext:value-type="float">
            <text:p>99.9947916666667</text:p>
          </table:table-cell>
          <table:table-cell table:number-columns-repeated="8"/>
        </table:table-row>
        <table:table-row table:style-name="ro1">
          <table:table-cell office:value-type="float" office:value="178.520833333333" calcext:value-type="float">
            <text:p>178.520833333333</text:p>
          </table:table-cell>
          <table:table-cell office:value-type="float" office:value="99.9966666666667" calcext:value-type="float">
            <text:p>99.9966666666667</text:p>
          </table:table-cell>
          <table:table-cell table:number-columns-repeated="8"/>
        </table:table-row>
        <table:table-row table:style-name="ro1">
          <table:table-cell office:value-type="float" office:value="182.354166666667" calcext:value-type="float">
            <text:p>182.354166666667</text:p>
          </table:table-cell>
          <table:table-cell office:value-type="float" office:value="99.9977083333333" calcext:value-type="float">
            <text:p>99.9977083333333</text:p>
          </table:table-cell>
          <table:table-cell table:number-columns-repeated="8"/>
        </table:table-row>
        <table:table-row table:style-name="ro1">
          <table:table-cell office:value-type="float" office:value="191.3125" calcext:value-type="float">
            <text:p>191.3125</text:p>
          </table:table-cell>
          <table:table-cell office:value-type="float" office:value="99.9985416666667" calcext:value-type="float">
            <text:p>99.9985416666667</text:p>
          </table:table-cell>
          <table:table-cell table:number-columns-repeated="8"/>
        </table:table-row>
        <table:table-row table:style-name="ro1">
          <table:table-cell office:value-type="float" office:value="193.187500000001" calcext:value-type="float">
            <text:p>193.187500000001</text:p>
          </table:table-cell>
          <table:table-cell office:value-type="float" office:value="99.99875" calcext:value-type="float">
            <text:p>99.99875</text:p>
          </table:table-cell>
          <table:table-cell table:number-columns-repeated="8"/>
        </table:table-row>
        <table:table-row table:style-name="ro1">
          <table:table-cell office:value-type="float" office:value="194.020833333333" calcext:value-type="float">
            <text:p>194.020833333333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8"/>
        </table:table-row>
        <table:table-row table:style-name="ro1">
          <table:table-cell office:value-type="float" office:value="194.854166666667" calcext:value-type="float">
            <text:p>194.854166666667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8"/>
        </table:table-row>
        <table:table-row table:style-name="ro1">
          <table:table-cell office:value-type="float" office:value="195.270833333333" calcext:value-type="float">
            <text:p>195.270833333333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8"/>
        </table:table-row>
        <table:table-row table:style-name="ro1">
          <table:table-cell office:value-type="float" office:value="196.104166666667" calcext:value-type="float">
            <text:p>196.10416666666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71007" calcext:value-type="float">
            <text:p>171007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.937291666666667" calcext:value-type="float">
            <text:p>0.937291666666667</text:p>
          </table:table-cell>
          <table:table-cell office:value-type="float" office:value="0.035625" calcext:value-type="float">
            <text:p>0.035625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055" calcext:value-type="float">
            <text:p>1.055</text:p>
          </table:table-cell>
          <table:table-cell office:value-type="float" office:value="1.27229166666667" calcext:value-type="float">
            <text:p>1.27229166666667</text:p>
          </table:table-cell>
          <table:table-cell table:formula="of:=[.G354]*[.$E$351]/100" office:value-type="float" office:value="2175.70781041667" calcext:value-type="float">
            <text:p>2175.70781041667</text:p>
          </table:table-cell>
          <table:table-cell table:formula="of:=[.H354]" office:value-type="float" office:value="2175.70781041667" calcext:value-type="float">
            <text:p>2175.70781041667</text:p>
          </table:table-cell>
          <table:table-cell table:formula="of:=[.I354]/[.$E$351]*100" office:value-type="float" office:value="1.27229166666667" calcext:value-type="float">
            <text:p>1.27229166666667</text:p>
          </table:table-cell>
        </table:table-row>
        <table:table-row table:style-name="ro1">
          <table:table-cell office:value-type="float" office:value="0.998541666666668" calcext:value-type="float">
            <text:p>0.998541666666668</text:p>
          </table:table-cell>
          <table:table-cell office:value-type="float" office:value="0.283541666666667" calcext:value-type="float">
            <text:p>0.283541666666667</text:p>
          </table:table-cell>
          <table:table-cell table:number-columns-repeated="2"/>
          <table:table-cell office:value-type="string" calcext:value-type="string">
            <text:p>1 – 1.39</text:p>
          </table:table-cell>
          <table:table-cell office:value-type="float" office:value="1.39104166666667" calcext:value-type="float">
            <text:p>1.39104166666667</text:p>
          </table:table-cell>
          <table:table-cell office:value-type="float" office:value="0.25" calcext:value-type="float">
            <text:p>0.25</text:p>
          </table:table-cell>
          <table:table-cell table:formula="of:=[.G355]*[.$E$351]" office:value-type="float" office:value="42751.75" calcext:value-type="float">
            <text:p>42751.75</text:p>
          </table:table-cell>
          <table:table-cell table:formula="of:=[.H355]-[.H354]" office:value-type="float" office:value="40576.0421895833" calcext:value-type="float">
            <text:p>40576.0421895833</text:p>
          </table:table-cell>
          <table:table-cell table:formula="of:=[.I355]/[.$E$351]*100" office:value-type="float" office:value="23.7277083333333" calcext:value-type="float">
            <text:p>23.7277083333333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1.27229166666667" calcext:value-type="float">
            <text:p>1.27229166666667</text:p>
          </table:table-cell>
          <table:table-cell table:number-columns-repeated="2"/>
          <table:table-cell office:value-type="string" calcext:value-type="string">
            <text:p>1.39 – 2</text:p>
          </table:table-cell>
          <table:table-cell office:value-type="float" office:value="2.01895833333333" calcext:value-type="float">
            <text:p>2.01895833333333</text:p>
          </table:table-cell>
          <table:table-cell office:value-type="float" office:value="42.27875" calcext:value-type="float">
            <text:p>42.27875</text:p>
          </table:table-cell>
          <table:table-cell table:formula="of:=[.G356]*[.$E$351]/100" office:value-type="float" office:value="72299.6220125" calcext:value-type="float">
            <text:p>72299.6220125</text:p>
          </table:table-cell>
          <table:table-cell table:formula="of:=[.H356]-[.H355]" office:value-type="float" office:value="29547.8720125" calcext:value-type="float">
            <text:p>29547.8720125</text:p>
          </table:table-cell>
          <table:table-cell table:formula="of:=[.I356]/[.$E$351]*100" office:value-type="float" office:value="17.27875" calcext:value-type="float">
            <text:p>17.27875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3.52833333333333" calcext:value-type="float">
            <text:p>3.52833333333333</text:p>
          </table:table-cell>
          <table:table-cell table:number-columns-repeated="2"/>
          <table:table-cell office:value-type="string" calcext:value-type="string">
            <text:p>2 – 2.55</text:p>
          </table:table-cell>
          <table:table-cell office:value-type="float" office:value="2.54708333333333" calcext:value-type="float">
            <text:p>2.54708333333333</text:p>
          </table:table-cell>
          <table:table-cell office:value-type="float" office:value="0.5" calcext:value-type="float">
            <text:p>0.5</text:p>
          </table:table-cell>
          <table:table-cell table:formula="of:=[.G357]*[.$E$351]" office:value-type="float" office:value="85503.5" calcext:value-type="float">
            <text:p>85503.5</text:p>
          </table:table-cell>
          <table:table-cell table:formula="of:=[.H357]-[.H356]" office:value-type="float" office:value="13203.8779875" calcext:value-type="float">
            <text:p>13203.8779875</text:p>
          </table:table-cell>
          <table:table-cell table:formula="of:=[.I357]/[.$E$351]*100" office:value-type="float" office:value="7.72125" calcext:value-type="float">
            <text:p>7.72125</text:p>
          </table:table-cell>
        </table:table-row>
        <table:table-row table:style-name="ro1">
          <table:table-cell office:value-type="float" office:value="1.17041666666667" calcext:value-type="float">
            <text:p>1.17041666666667</text:p>
          </table:table-cell>
          <table:table-cell office:value-type="float" office:value="7.19270833333334" calcext:value-type="float">
            <text:p>7.19270833333334</text:p>
          </table:table-cell>
          <table:table-cell table:number-columns-repeated="2"/>
          <table:table-cell office:value-type="string" calcext:value-type="string">
            <text:p>2.55 – 3</text:p>
          </table:table-cell>
          <table:table-cell office:value-type="float" office:value="3.05208333333333" calcext:value-type="float">
            <text:p>3.05208333333333</text:p>
          </table:table-cell>
          <table:table-cell office:value-type="float" office:value="57.764375" calcext:value-type="float">
            <text:p>57.764375</text:p>
          </table:table-cell>
          <table:table-cell table:formula="of:=[.G358]*[.$E$351]/100" office:value-type="float" office:value="98781.12475625" calcext:value-type="float">
            <text:p>98781.12475625</text:p>
          </table:table-cell>
          <table:table-cell table:formula="of:=[.H358]-[.H357]" office:value-type="float" office:value="13277.62475625" calcext:value-type="float">
            <text:p>13277.62475625</text:p>
          </table:table-cell>
          <table:table-cell table:formula="of:=[.I358]/[.$E$351]*100" office:value-type="float" office:value="7.764375" calcext:value-type="float">
            <text:p>7.764375</text:p>
          </table:table-cell>
        </table:table-row>
        <table:table-row table:style-name="ro1">
          <table:table-cell office:value-type="float" office:value="1.22604166666667" calcext:value-type="float">
            <text:p>1.22604166666667</text:p>
          </table:table-cell>
          <table:table-cell office:value-type="float" office:value="11.6958333333334" calcext:value-type="float">
            <text:p>11.6958333333334</text:p>
          </table:table-cell>
          <table:table-cell table:number-columns-repeated="2"/>
          <table:table-cell office:value-type="string" calcext:value-type="string">
            <text:p>3 – 3.68</text:p>
          </table:table-cell>
          <table:table-cell table:formula="of:=AVERAGE([.A394];[.A395])" office:value-type="float" office:value="3.68333333333334" calcext:value-type="float">
            <text:p>3.68333333333334</text:p>
          </table:table-cell>
          <table:table-cell office:value-type="float" office:value="0.75" calcext:value-type="float">
            <text:p>0.75</text:p>
          </table:table-cell>
          <table:table-cell table:formula="of:=[.G359]*[.$E$351]" office:value-type="float" office:value="128255.25" calcext:value-type="float">
            <text:p>128255.25</text:p>
          </table:table-cell>
          <table:table-cell table:formula="of:=[.H359]-[.H358]" office:value-type="float" office:value="29474.12524375" calcext:value-type="float">
            <text:p>29474.12524375</text:p>
          </table:table-cell>
          <table:table-cell table:formula="of:=[.I359]/[.$E$351]*100" office:value-type="float" office:value="17.235625" calcext:value-type="float">
            <text:p>17.235625</text:p>
          </table:table-cell>
        </table:table-row>
        <table:table-row table:style-name="ro1">
          <table:table-cell office:value-type="float" office:value="1.28104166666667" calcext:value-type="float">
            <text:p>1.28104166666667</text:p>
          </table:table-cell>
          <table:table-cell office:value-type="float" office:value="16.5641666666667" calcext:value-type="float">
            <text:p>16.5641666666667</text:p>
          </table:table-cell>
          <table:table-cell table:number-columns-repeated="2"/>
          <table:table-cell office:value-type="string" calcext:value-type="string">
            <text:p>3.68 – 4</text:p>
          </table:table-cell>
          <table:table-cell office:value-type="float" office:value="4.03333333333334" calcext:value-type="float">
            <text:p>4.03333333333334</text:p>
          </table:table-cell>
          <table:table-cell office:value-type="float" office:value="80.8483333333334" calcext:value-type="float">
            <text:p>80.8483333333334</text:p>
          </table:table-cell>
          <table:table-cell table:formula="of:=[.G360]*[.$E$351]/100" office:value-type="float" office:value="138256.309383333" calcext:value-type="float">
            <text:p>138256.309383333</text:p>
          </table:table-cell>
          <table:table-cell table:formula="of:=[.H360]-[.H359]" office:value-type="float" office:value="10001.0593833335" calcext:value-type="float">
            <text:p>10001.0593833335</text:p>
          </table:table-cell>
          <table:table-cell table:formula="of:=[.I360]/[.$E$351]*100" office:value-type="float" office:value="5.84833333333341" calcext:value-type="float">
            <text:p>5.84833333333341</text:p>
          </table:table-cell>
        </table:table-row>
        <table:table-row table:style-name="ro1">
          <table:table-cell office:value-type="float" office:value="1.33604166666667" calcext:value-type="float">
            <text:p>1.33604166666667</text:p>
          </table:table-cell>
          <table:table-cell office:value-type="float" office:value="21.0585416666666" calcext:value-type="float">
            <text:p>21.0585416666666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3333333333334" calcext:value-type="float">
            <text:p>5.03333333333334</text:p>
          </table:table-cell>
          <table:table-cell office:value-type="float" office:value="87.4127083333333" calcext:value-type="float">
            <text:p>87.4127083333333</text:p>
          </table:table-cell>
          <table:table-cell table:formula="of:=[.G361]*[.$E$351]/100" office:value-type="float" office:value="149481.850139583" calcext:value-type="float">
            <text:p>149481.850139583</text:p>
          </table:table-cell>
          <table:table-cell table:formula="of:=[.H361]-[.H360]" office:value-type="float" office:value="11225.5407562498" calcext:value-type="float">
            <text:p>11225.5407562498</text:p>
          </table:table-cell>
          <table:table-cell table:formula="of:=[.I361]/[.$E$351]*100" office:value-type="float" office:value="6.5643749999999" calcext:value-type="float">
            <text:p>6.5643749999999</text:p>
          </table:table-cell>
        </table:table-row>
        <table:table-row table:style-name="ro1">
          <table:table-cell office:value-type="float" office:value="1.39104166666667" calcext:value-type="float">
            <text:p>1.39104166666667</text:p>
          </table:table-cell>
          <table:table-cell office:value-type="float" office:value="25.0970833333333" calcext:value-type="float">
            <text:p>25.0970833333333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3333333333334" calcext:value-type="float">
            <text:p>6.03333333333334</text:p>
          </table:table-cell>
          <table:table-cell office:value-type="float" office:value="90.7977083333334" calcext:value-type="float">
            <text:p>90.7977083333334</text:p>
          </table:table-cell>
          <table:table-cell table:formula="of:=[.G362]*[.$E$351]/100" office:value-type="float" office:value="155270.437089583" calcext:value-type="float">
            <text:p>155270.437089583</text:p>
          </table:table-cell>
          <table:table-cell table:formula="of:=[.H362]-[.H361]" office:value-type="float" office:value="5788.58695000017" calcext:value-type="float">
            <text:p>5788.58695000017</text:p>
          </table:table-cell>
          <table:table-cell table:formula="of:=[.I362]/[.$E$351]*100" office:value-type="float" office:value="3.3850000000001" calcext:value-type="float">
            <text:p>3.3850000000001</text:p>
          </table:table-cell>
        </table:table-row>
        <table:table-row table:style-name="ro1">
          <table:table-cell office:value-type="float" office:value="1.44645833333334" calcext:value-type="float">
            <text:p>1.44645833333334</text:p>
          </table:table-cell>
          <table:table-cell office:value-type="float" office:value="28.4433333333333" calcext:value-type="float">
            <text:p>28.4433333333333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3333333333334" calcext:value-type="float">
            <text:p>7.03333333333334</text:p>
          </table:table-cell>
          <table:table-cell office:value-type="float" office:value="93.9075" calcext:value-type="float">
            <text:p>93.9075</text:p>
          </table:table-cell>
          <table:table-cell table:formula="of:=[.G363]*[.$E$351]/100" office:value-type="float" office:value="160588.398525" calcext:value-type="float">
            <text:p>160588.398525</text:p>
          </table:table-cell>
          <table:table-cell table:formula="of:=[.H363]-[.H362]" office:value-type="float" office:value="5317.96143541654" calcext:value-type="float">
            <text:p>5317.96143541654</text:p>
          </table:table-cell>
          <table:table-cell table:formula="of:=[.I363]/[.$E$351]*100" office:value-type="float" office:value="3.10979166666659" calcext:value-type="float">
            <text:p>3.10979166666659</text:p>
          </table:table-cell>
        </table:table-row>
        <table:table-row table:style-name="ro1">
          <table:table-cell office:value-type="float" office:value="1.50145833333334" calcext:value-type="float">
            <text:p>1.50145833333334</text:p>
          </table:table-cell>
          <table:table-cell office:value-type="float" office:value="31.2970833333333" calcext:value-type="float">
            <text:p>31.2970833333333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3958333333333" calcext:value-type="float">
            <text:p>8.03958333333333</text:p>
          </table:table-cell>
          <table:table-cell office:value-type="float" office:value="96.505" calcext:value-type="float">
            <text:p>96.505</text:p>
          </table:table-cell>
          <table:table-cell table:formula="of:=[.G364]*[.$E$351]/100" office:value-type="float" office:value="165030.30535" calcext:value-type="float">
            <text:p>165030.30535</text:p>
          </table:table-cell>
          <table:table-cell table:formula="of:=[.H364]-[.H363]" office:value-type="float" office:value="4441.90682500001" calcext:value-type="float">
            <text:p>4441.90682500001</text:p>
          </table:table-cell>
          <table:table-cell table:formula="of:=[.I364]/[.$E$351]*100" office:value-type="float" office:value="2.59750000000001" calcext:value-type="float">
            <text:p>2.59750000000001</text:p>
          </table:table-cell>
        </table:table-row>
        <table:table-row table:style-name="ro1">
          <table:table-cell office:value-type="float" office:value="1.55645833333334" calcext:value-type="float">
            <text:p>1.55645833333334</text:p>
          </table:table-cell>
          <table:table-cell office:value-type="float" office:value="33.5177083333333" calcext:value-type="float">
            <text:p>33.5177083333333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2708333333334" calcext:value-type="float">
            <text:p>9.02708333333334</text:p>
          </table:table-cell>
          <table:table-cell office:value-type="float" office:value="97.54625" calcext:value-type="float">
            <text:p>97.54625</text:p>
          </table:table-cell>
          <table:table-cell table:formula="of:=[.G365]*[.$E$351]/100" office:value-type="float" office:value="166810.9157375" calcext:value-type="float">
            <text:p>166810.9157375</text:p>
          </table:table-cell>
          <table:table-cell table:formula="of:=[.H365]-[.H364]" office:value-type="float" office:value="1780.6103875" calcext:value-type="float">
            <text:p>1780.6103875</text:p>
          </table:table-cell>
          <table:table-cell table:formula="of:=[.I365]/[.$E$351]*100" office:value-type="float" office:value="1.04125" calcext:value-type="float">
            <text:p>1.04125</text:p>
          </table:table-cell>
        </table:table-row>
        <table:table-row table:style-name="ro1">
          <table:table-cell office:value-type="float" office:value="1.61145833333334" calcext:value-type="float">
            <text:p>1.61145833333334</text:p>
          </table:table-cell>
          <table:table-cell office:value-type="float" office:value="35.27625" calcext:value-type="float">
            <text:p>35.27625</text:p>
          </table:table-cell>
          <table:table-cell table:number-columns-repeated="2"/>
          <table:table-cell office:value-type="string" calcext:value-type="string">
            <text:p>9 – 20.73</text:p>
          </table:table-cell>
          <table:table-cell office:value-type="float" office:value="20.7270833333334" calcext:value-type="float">
            <text:p>20.7270833333334</text:p>
          </table:table-cell>
          <table:table-cell office:value-type="float" office:value="0.99" calcext:value-type="float">
            <text:p>0.99</text:p>
          </table:table-cell>
          <table:table-cell table:formula="of:=[.G366]*[.$E$351]" office:value-type="float" office:value="169296.93" calcext:value-type="float">
            <text:p>169296.93</text:p>
          </table:table-cell>
          <table:table-cell table:formula="of:=[.H366]-[.H365]" office:value-type="float" office:value="2486.01426249999" calcext:value-type="float">
            <text:p>2486.01426249999</text:p>
          </table:table-cell>
          <table:table-cell table:formula="of:=[.I366]/[.$E$351]*100" office:value-type="float" office:value="1.45374999999999" calcext:value-type="float">
            <text:p>1.45374999999999</text:p>
          </table:table-cell>
        </table:table-row>
        <table:table-row table:style-name="ro1">
          <table:table-cell office:value-type="float" office:value="1.66645833333334" calcext:value-type="float">
            <text:p>1.66645833333334</text:p>
          </table:table-cell>
          <table:table-cell office:value-type="float" office:value="36.6779166666666" calcext:value-type="float">
            <text:p>36.6779166666666</text:p>
          </table:table-cell>
          <table:table-cell table:number-columns-repeated="2"/>
          <table:table-cell office:value-type="string" calcext:value-type="string">
            <text:p>&gt; 20.73</text:p>
          </table:table-cell>
          <table:table-cell office:value-type="float" office:value="216.3125" calcext:value-type="float">
            <text:p>216.3125</text:p>
          </table:table-cell>
          <table:table-cell office:value-type="float" office:value="1" calcext:value-type="float">
            <text:p>1</text:p>
          </table:table-cell>
          <table:table-cell table:formula="of:=[.G367]*[.$E$351]" office:value-type="float" office:value="171007" calcext:value-type="float">
            <text:p>171007</text:p>
          </table:table-cell>
          <table:table-cell table:formula="of:=[.H367]-[.H366]" office:value-type="float" office:value="1710.07000000001" calcext:value-type="float">
            <text:p>1710.07000000001</text:p>
          </table:table-cell>
          <table:table-cell table:formula="of:=[.I367]/[.$E$351]*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2145833333333" calcext:value-type="float">
            <text:p>1.72145833333333</text:p>
          </table:table-cell>
          <table:table-cell office:value-type="float" office:value="37.8410416666667" calcext:value-type="float">
            <text:p>37.8410416666667</text:p>
          </table:table-cell>
          <table:table-cell table:number-columns-repeated="8"/>
        </table:table-row>
        <table:table-row table:style-name="ro1">
          <table:table-cell office:value-type="float" office:value="1.77645833333334" calcext:value-type="float">
            <text:p>1.77645833333334</text:p>
          </table:table-cell>
          <table:table-cell office:value-type="float" office:value="38.8083333333333" calcext:value-type="float">
            <text:p>38.8083333333333</text:p>
          </table:table-cell>
          <table:table-cell table:number-columns-repeated="8"/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39.6545833333333" calcext:value-type="float">
            <text:p>39.6545833333333</text:p>
          </table:table-cell>
          <table:table-cell table:number-columns-repeated="8"/>
        </table:table-row>
        <table:table-row table:style-name="ro1">
          <table:table-cell office:value-type="float" office:value="1.89208333333333" calcext:value-type="float">
            <text:p>1.89208333333333</text:p>
          </table:table-cell>
          <table:table-cell office:value-type="float" office:value="40.4637500000001" calcext:value-type="float">
            <text:p>40.4637500000001</text:p>
          </table:table-cell>
          <table:table-cell table:number-columns-repeated="8"/>
        </table:table-row>
        <table:table-row table:style-name="ro1">
          <table:table-cell office:value-type="float" office:value="1.95458333333333" calcext:value-type="float">
            <text:p>1.95458333333333</text:p>
          </table:table-cell>
          <table:table-cell office:value-type="float" office:value="41.3283333333334" calcext:value-type="float">
            <text:p>41.3283333333334</text:p>
          </table:table-cell>
          <table:table-cell table:number-columns-repeated="8"/>
        </table:table-row>
        <table:table-row table:style-name="ro1">
          <table:table-cell office:value-type="float" office:value="2.01895833333333" calcext:value-type="float">
            <text:p>2.01895833333333</text:p>
          </table:table-cell>
          <table:table-cell office:value-type="float" office:value="42.27875" calcext:value-type="float">
            <text:p>42.27875</text:p>
          </table:table-cell>
          <table:table-cell table:number-columns-repeated="8"/>
        </table:table-row>
        <table:table-row table:style-name="ro1">
          <table:table-cell office:value-type="float" office:value="2.08333333333333" calcext:value-type="float">
            <text:p>2.08333333333333</text:p>
          </table:table-cell>
          <table:table-cell office:value-type="float" office:value="43.295625" calcext:value-type="float">
            <text:p>43.295625</text:p>
          </table:table-cell>
          <table:table-cell table:number-columns-repeated="8"/>
        </table:table-row>
        <table:table-row table:style-name="ro1">
          <table:table-cell office:value-type="float" office:value="2.14958333333333" calcext:value-type="float">
            <text:p>2.14958333333333</text:p>
          </table:table-cell>
          <table:table-cell office:value-type="float" office:value="44.3952083333334" calcext:value-type="float">
            <text:p>44.3952083333334</text:p>
          </table:table-cell>
          <table:table-cell table:number-columns-repeated="8"/>
        </table:table-row>
        <table:table-row table:style-name="ro1">
          <table:table-cell office:value-type="float" office:value="2.21583333333333" calcext:value-type="float">
            <text:p>2.21583333333333</text:p>
          </table:table-cell>
          <table:table-cell office:value-type="float" office:value="45.5070833333334" calcext:value-type="float">
            <text:p>45.5070833333334</text:p>
          </table:table-cell>
          <table:table-cell table:number-columns-repeated="8"/>
        </table:table-row>
        <table:table-row table:style-name="ro1">
          <table:table-cell office:value-type="float" office:value="2.28208333333333" calcext:value-type="float">
            <text:p>2.28208333333333</text:p>
          </table:table-cell>
          <table:table-cell office:value-type="float" office:value="46.6075" calcext:value-type="float">
            <text:p>46.6075</text:p>
          </table:table-cell>
          <table:table-cell table:number-columns-repeated="8"/>
        </table:table-row>
        <table:table-row table:style-name="ro1">
          <table:table-cell office:value-type="float" office:value="2.34833333333333" calcext:value-type="float">
            <text:p>2.34833333333333</text:p>
          </table:table-cell>
          <table:table-cell office:value-type="float" office:value="47.6310416666667" calcext:value-type="float">
            <text:p>47.6310416666667</text:p>
          </table:table-cell>
          <table:table-cell table:number-columns-repeated="8"/>
        </table:table-row>
        <table:table-row table:style-name="ro1">
          <table:table-cell office:value-type="float" office:value="2.41458333333333" calcext:value-type="float">
            <text:p>2.41458333333333</text:p>
          </table:table-cell>
          <table:table-cell office:value-type="float" office:value="48.5558333333333" calcext:value-type="float">
            <text:p>48.5558333333333</text:p>
          </table:table-cell>
          <table:table-cell table:number-columns-repeated="8"/>
        </table:table-row>
        <table:table-row table:style-name="ro1">
          <table:table-cell office:value-type="float" office:value="2.48083333333333" calcext:value-type="float">
            <text:p>2.48083333333333</text:p>
          </table:table-cell>
          <table:table-cell office:value-type="float" office:value="49.3920833333333" calcext:value-type="float">
            <text:p>49.3920833333333</text:p>
          </table:table-cell>
          <table:table-cell table:number-columns-repeated="8"/>
        </table:table-row>
        <table:table-row table:style-name="ro1">
          <table:table-cell office:value-type="float" office:value="2.54708333333333" calcext:value-type="float">
            <text:p>2.54708333333333</text:p>
          </table:table-cell>
          <table:table-cell office:value-type="float" office:value="50.1508333333333" calcext:value-type="float">
            <text:p>50.1508333333333</text:p>
          </table:table-cell>
          <table:table-cell table:number-columns-repeated="8"/>
        </table:table-row>
        <table:table-row table:style-name="ro1">
          <table:table-cell office:value-type="float" office:value="2.61333333333333" calcext:value-type="float">
            <text:p>2.61333333333333</text:p>
          </table:table-cell>
          <table:table-cell office:value-type="float" office:value="50.878125" calcext:value-type="float">
            <text:p>50.878125</text:p>
          </table:table-cell>
          <table:table-cell table:number-columns-repeated="8"/>
        </table:table-row>
        <table:table-row table:style-name="ro1">
          <table:table-cell office:value-type="float" office:value="2.68145833333333" calcext:value-type="float">
            <text:p>2.68145833333333</text:p>
          </table:table-cell>
          <table:table-cell office:value-type="float" office:value="51.6677083333333" calcext:value-type="float">
            <text:p>51.6677083333333</text:p>
          </table:table-cell>
          <table:table-cell table:number-columns-repeated="8"/>
        </table:table-row>
        <table:table-row table:style-name="ro1">
          <table:table-cell office:value-type="float" office:value="2.75145833333333" calcext:value-type="float">
            <text:p>2.75145833333333</text:p>
          </table:table-cell>
          <table:table-cell office:value-type="float" office:value="52.5429166666667" calcext:value-type="float">
            <text:p>52.5429166666667</text:p>
          </table:table-cell>
          <table:table-cell table:number-columns-repeated="8"/>
        </table:table-row>
        <table:table-row table:style-name="ro1">
          <table:table-cell office:value-type="float" office:value="2.82333333333333" calcext:value-type="float">
            <text:p>2.82333333333333</text:p>
          </table:table-cell>
          <table:table-cell office:value-type="float" office:value="53.5275000000001" calcext:value-type="float">
            <text:p>53.5275000000001</text:p>
          </table:table-cell>
          <table:table-cell table:number-columns-repeated="8"/>
        </table:table-row>
        <table:table-row table:style-name="ro1">
          <table:table-cell office:value-type="float" office:value="2.89520833333333" calcext:value-type="float">
            <text:p>2.89520833333333</text:p>
          </table:table-cell>
          <table:table-cell office:value-type="float" office:value="54.6472916666666" calcext:value-type="float">
            <text:p>54.6472916666666</text:p>
          </table:table-cell>
          <table:table-cell table:number-columns-repeated="8"/>
        </table:table-row>
        <table:table-row table:style-name="ro1">
          <table:table-cell office:value-type="float" office:value="2.97083333333333" calcext:value-type="float">
            <text:p>2.97083333333333</text:p>
          </table:table-cell>
          <table:table-cell office:value-type="float" office:value="56.0266666666666" calcext:value-type="float">
            <text:p>56.0266666666666</text:p>
          </table:table-cell>
          <table:table-cell table:number-columns-repeated="8"/>
        </table:table-row>
        <table:table-row table:style-name="ro1">
          <table:table-cell office:value-type="float" office:value="3.05208333333333" calcext:value-type="float">
            <text:p>3.05208333333333</text:p>
          </table:table-cell>
          <table:table-cell office:value-type="float" office:value="57.764375" calcext:value-type="float">
            <text:p>57.764375</text:p>
          </table:table-cell>
          <table:table-cell table:number-columns-repeated="8"/>
        </table:table-row>
        <table:table-row table:style-name="ro1">
          <table:table-cell office:value-type="float" office:value="3.14083333333333" calcext:value-type="float">
            <text:p>3.14083333333333</text:p>
          </table:table-cell>
          <table:table-cell office:value-type="float" office:value="59.9722916666667" calcext:value-type="float">
            <text:p>59.9722916666667</text:p>
          </table:table-cell>
          <table:table-cell table:number-columns-repeated="8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62.5164583333334" calcext:value-type="float">
            <text:p>62.5164583333334</text:p>
          </table:table-cell>
          <table:table-cell table:number-columns-repeated="8"/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65.488125" calcext:value-type="float">
            <text:p>65.488125</text:p>
          </table:table-cell>
          <table:table-cell table:number-columns-repeated="8"/>
        </table:table-row>
        <table:table-row table:style-name="ro1">
          <table:table-cell office:value-type="float" office:value="3.43333333333334" calcext:value-type="float">
            <text:p>3.43333333333334</text:p>
          </table:table-cell>
          <table:table-cell office:value-type="float" office:value="68.5408333333334" calcext:value-type="float">
            <text:p>68.5408333333334</text:p>
          </table:table-cell>
          <table:table-cell table:number-columns-repeated="8"/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71.355625" calcext:value-type="float">
            <text:p>71.355625</text:p>
          </table:table-cell>
          <table:table-cell table:number-columns-repeated="8"/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73.8979166666667" calcext:value-type="float">
            <text:p>73.8979166666667</text:p>
          </table:table-cell>
          <table:table-cell table:number-columns-repeated="8"/>
        </table:table-row>
        <table:table-row table:style-name="ro1">
          <table:table-cell office:value-type="float" office:value="3.73333333333334" calcext:value-type="float">
            <text:p>3.73333333333334</text:p>
          </table:table-cell>
          <table:table-cell office:value-type="float" office:value="76.1033333333334" calcext:value-type="float">
            <text:p>76.1033333333334</text:p>
          </table:table-cell>
          <table:table-cell table:number-columns-repeated="8"/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77.968125" calcext:value-type="float">
            <text:p>77.968125</text:p>
          </table:table-cell>
          <table:table-cell table:number-columns-repeated="8"/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79.555625" calcext:value-type="float">
            <text:p>79.555625</text:p>
          </table:table-cell>
          <table:table-cell table:number-columns-repeated="8"/>
        </table:table-row>
        <table:table-row table:style-name="ro1">
          <table:table-cell office:value-type="float" office:value="4.03333333333334" calcext:value-type="float">
            <text:p>4.03333333333334</text:p>
          </table:table-cell>
          <table:table-cell office:value-type="float" office:value="80.8483333333334" calcext:value-type="float">
            <text:p>80.8483333333334</text:p>
          </table:table-cell>
          <table:table-cell table:number-columns-repeated="8"/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81.955" calcext:value-type="float">
            <text:p>81.955</text:p>
          </table:table-cell>
          <table:table-cell table:number-columns-repeated="8"/>
        </table:table-row>
        <table:table-row table:style-name="ro1">
          <table:table-cell office:value-type="float" office:value="4.23333333333334" calcext:value-type="float">
            <text:p>4.23333333333334</text:p>
          </table:table-cell>
          <table:table-cell office:value-type="float" office:value="82.9047916666667" calcext:value-type="float">
            <text:p>82.9047916666667</text:p>
          </table:table-cell>
          <table:table-cell table:number-columns-repeated="8"/>
        </table:table-row>
        <table:table-row table:style-name="ro1">
          <table:table-cell office:value-type="float" office:value="4.33333333333333" calcext:value-type="float">
            <text:p>4.33333333333333</text:p>
          </table:table-cell>
          <table:table-cell office:value-type="float" office:value="83.710625" calcext:value-type="float">
            <text:p>83.710625</text:p>
          </table:table-cell>
          <table:table-cell table:number-columns-repeated="8"/>
        </table:table-row>
        <table:table-row table:style-name="ro1">
          <table:table-cell office:value-type="float" office:value="4.43333333333334" calcext:value-type="float">
            <text:p>4.43333333333334</text:p>
          </table:table-cell>
          <table:table-cell office:value-type="float" office:value="84.4285416666667" calcext:value-type="float">
            <text:p>84.4285416666667</text:p>
          </table:table-cell>
          <table:table-cell table:number-columns-repeated="8"/>
        </table:table-row>
        <table:table-row table:style-name="ro1">
          <table:table-cell office:value-type="float" office:value="4.53333333333334" calcext:value-type="float">
            <text:p>4.53333333333334</text:p>
          </table:table-cell>
          <table:table-cell office:value-type="float" office:value="85.0460416666667" calcext:value-type="float">
            <text:p>85.0460416666667</text:p>
          </table:table-cell>
          <table:table-cell table:number-columns-repeated="8"/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85.5908333333334" calcext:value-type="float">
            <text:p>85.5908333333334</text:p>
          </table:table-cell>
          <table:table-cell table:number-columns-repeated="8"/>
        </table:table-row>
        <table:table-row table:style-name="ro1">
          <table:table-cell office:value-type="float" office:value="4.73333333333334" calcext:value-type="float">
            <text:p>4.73333333333334</text:p>
          </table:table-cell>
          <table:table-cell office:value-type="float" office:value="86.0775" calcext:value-type="float">
            <text:p>86.0775</text:p>
          </table:table-cell>
          <table:table-cell table:number-columns-repeated="8"/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86.546875" calcext:value-type="float">
            <text:p>86.546875</text:p>
          </table:table-cell>
          <table:table-cell table:number-columns-repeated="8"/>
        </table:table-row>
        <table:table-row table:style-name="ro1">
          <table:table-cell office:value-type="float" office:value="4.93333333333334" calcext:value-type="float">
            <text:p>4.93333333333334</text:p>
          </table:table-cell>
          <table:table-cell office:value-type="float" office:value="86.994375" calcext:value-type="float">
            <text:p>86.994375</text:p>
          </table:table-cell>
          <table:table-cell table:number-columns-repeated="8"/>
        </table:table-row>
        <table:table-row table:style-name="ro1">
          <table:table-cell office:value-type="float" office:value="5.03333333333334" calcext:value-type="float">
            <text:p>5.03333333333334</text:p>
          </table:table-cell>
          <table:table-cell office:value-type="float" office:value="87.4127083333333" calcext:value-type="float">
            <text:p>87.4127083333333</text:p>
          </table:table-cell>
          <table:table-cell table:number-columns-repeated="8"/>
        </table:table-row>
        <table:table-row table:style-name="ro1">
          <table:table-cell office:value-type="float" office:value="5.13333333333333" calcext:value-type="float">
            <text:p>5.13333333333333</text:p>
          </table:table-cell>
          <table:table-cell office:value-type="float" office:value="87.8000000000001" calcext:value-type="float">
            <text:p>87.8000000000001</text:p>
          </table:table-cell>
          <table:table-cell table:number-columns-repeated="8"/>
        </table:table-row>
        <table:table-row table:style-name="ro1">
          <table:table-cell office:value-type="float" office:value="5.23333333333334" calcext:value-type="float">
            <text:p>5.23333333333334</text:p>
          </table:table-cell>
          <table:table-cell office:value-type="float" office:value="88.1785416666667" calcext:value-type="float">
            <text:p>88.1785416666667</text:p>
          </table:table-cell>
          <table:table-cell table:number-columns-repeated="8"/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88.5285416666667" calcext:value-type="float">
            <text:p>88.5285416666667</text:p>
          </table:table-cell>
          <table:table-cell table:number-columns-repeated="8"/>
        </table:table-row>
        <table:table-row table:style-name="ro1">
          <table:table-cell office:value-type="float" office:value="5.43333333333334" calcext:value-type="float">
            <text:p>5.43333333333334</text:p>
          </table:table-cell>
          <table:table-cell office:value-type="float" office:value="88.8497916666667" calcext:value-type="float">
            <text:p>88.8497916666667</text:p>
          </table:table-cell>
          <table:table-cell table:number-columns-repeated="8"/>
        </table:table-row>
        <table:table-row table:style-name="ro1">
          <table:table-cell office:value-type="float" office:value="5.53333333333334" calcext:value-type="float">
            <text:p>5.53333333333334</text:p>
          </table:table-cell>
          <table:table-cell office:value-type="float" office:value="89.1897916666667" calcext:value-type="float">
            <text:p>89.1897916666667</text:p>
          </table:table-cell>
          <table:table-cell table:number-columns-repeated="8"/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89.5077083333333" calcext:value-type="float">
            <text:p>89.5077083333333</text:p>
          </table:table-cell>
          <table:table-cell table:number-columns-repeated="8"/>
        </table:table-row>
        <table:table-row table:style-name="ro1">
          <table:table-cell office:value-type="float" office:value="5.73333333333334" calcext:value-type="float">
            <text:p>5.73333333333334</text:p>
          </table:table-cell>
          <table:table-cell office:value-type="float" office:value="89.8275" calcext:value-type="float">
            <text:p>89.8275</text:p>
          </table:table-cell>
          <table:table-cell table:number-columns-repeated="8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90.158125" calcext:value-type="float">
            <text:p>90.158125</text:p>
          </table:table-cell>
          <table:table-cell table:number-columns-repeated="8"/>
        </table:table-row>
        <table:table-row table:style-name="ro1">
          <table:table-cell office:value-type="float" office:value="5.93333333333334" calcext:value-type="float">
            <text:p>5.93333333333334</text:p>
          </table:table-cell>
          <table:table-cell office:value-type="float" office:value="90.476875" calcext:value-type="float">
            <text:p>90.476875</text:p>
          </table:table-cell>
          <table:table-cell table:number-columns-repeated="8"/>
        </table:table-row>
        <table:table-row table:style-name="ro1">
          <table:table-cell office:value-type="float" office:value="6.03333333333334" calcext:value-type="float">
            <text:p>6.03333333333334</text:p>
          </table:table-cell>
          <table:table-cell office:value-type="float" office:value="90.7977083333334" calcext:value-type="float">
            <text:p>90.7977083333334</text:p>
          </table:table-cell>
          <table:table-cell table:number-columns-repeated="8"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91.118125" calcext:value-type="float">
            <text:p>91.118125</text:p>
          </table:table-cell>
          <table:table-cell table:number-columns-repeated="8"/>
        </table:table-row>
        <table:table-row table:style-name="ro1">
          <table:table-cell office:value-type="float" office:value="6.23333333333334" calcext:value-type="float">
            <text:p>6.23333333333334</text:p>
          </table:table-cell>
          <table:table-cell office:value-type="float" office:value="91.4416666666667" calcext:value-type="float">
            <text:p>91.4416666666667</text:p>
          </table:table-cell>
          <table:table-cell table:number-columns-repeated="8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91.7695833333334" calcext:value-type="float">
            <text:p>91.7695833333334</text:p>
          </table:table-cell>
          <table:table-cell table:number-columns-repeated="8"/>
        </table:table-row>
        <table:table-row table:style-name="ro1">
          <table:table-cell office:value-type="float" office:value="6.43333333333334" calcext:value-type="float">
            <text:p>6.43333333333334</text:p>
          </table:table-cell>
          <table:table-cell office:value-type="float" office:value="92.1010416666666" calcext:value-type="float">
            <text:p>92.1010416666666</text:p>
          </table:table-cell>
          <table:table-cell table:number-columns-repeated="8"/>
        </table:table-row>
        <table:table-row table:style-name="ro1">
          <table:table-cell office:value-type="float" office:value="6.53333333333334" calcext:value-type="float">
            <text:p>6.53333333333334</text:p>
          </table:table-cell>
          <table:table-cell office:value-type="float" office:value="92.4079166666667" calcext:value-type="float">
            <text:p>92.4079166666667</text:p>
          </table:table-cell>
          <table:table-cell table:number-columns-repeated="8"/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92.7177083333333" calcext:value-type="float">
            <text:p>92.7177083333333</text:p>
          </table:table-cell>
          <table:table-cell table:number-columns-repeated="8"/>
        </table:table-row>
        <table:table-row table:style-name="ro1">
          <table:table-cell office:value-type="float" office:value="6.73333333333334" calcext:value-type="float">
            <text:p>6.73333333333334</text:p>
          </table:table-cell>
          <table:table-cell office:value-type="float" office:value="93.0116666666667" calcext:value-type="float">
            <text:p>93.0116666666667</text:p>
          </table:table-cell>
          <table:table-cell table:number-columns-repeated="8"/>
        </table:table-row>
        <table:table-row table:style-name="ro1">
          <table:table-cell office:value-type="float" office:value="6.83333333333333" calcext:value-type="float">
            <text:p>6.83333333333333</text:p>
          </table:table-cell>
          <table:table-cell office:value-type="float" office:value="93.3172916666667" calcext:value-type="float">
            <text:p>93.3172916666667</text:p>
          </table:table-cell>
          <table:table-cell table:number-columns-repeated="8"/>
        </table:table-row>
        <table:table-row table:style-name="ro1">
          <table:table-cell office:value-type="float" office:value="6.93333333333334" calcext:value-type="float">
            <text:p>6.93333333333334</text:p>
          </table:table-cell>
          <table:table-cell office:value-type="float" office:value="93.6125" calcext:value-type="float">
            <text:p>93.6125</text:p>
          </table:table-cell>
          <table:table-cell table:number-columns-repeated="8"/>
        </table:table-row>
        <table:table-row table:style-name="ro1">
          <table:table-cell office:value-type="float" office:value="7.03333333333334" calcext:value-type="float">
            <text:p>7.03333333333334</text:p>
          </table:table-cell>
          <table:table-cell office:value-type="float" office:value="93.9075" calcext:value-type="float">
            <text:p>93.9075</text:p>
          </table:table-cell>
          <table:table-cell table:number-columns-repeated="8"/>
        </table:table-row>
        <table:table-row table:style-name="ro1">
          <table:table-cell office:value-type="float" office:value="7.13958333333334" calcext:value-type="float">
            <text:p>7.13958333333334</text:p>
          </table:table-cell>
          <table:table-cell office:value-type="float" office:value="94.2035416666666" calcext:value-type="float">
            <text:p>94.2035416666666</text:p>
          </table:table-cell>
          <table:table-cell table:number-columns-repeated="8"/>
        </table:table-row>
        <table:table-row table:style-name="ro1">
          <table:table-cell office:value-type="float" office:value="7.23958333333334" calcext:value-type="float">
            <text:p>7.23958333333334</text:p>
          </table:table-cell>
          <table:table-cell office:value-type="float" office:value="94.496875" calcext:value-type="float">
            <text:p>94.496875</text:p>
          </table:table-cell>
          <table:table-cell table:number-columns-repeated="8"/>
        </table:table-row>
        <table:table-row table:style-name="ro1">
          <table:table-cell office:value-type="float" office:value="7.33958333333334" calcext:value-type="float">
            <text:p>7.33958333333334</text:p>
          </table:table-cell>
          <table:table-cell office:value-type="float" office:value="94.776875" calcext:value-type="float">
            <text:p>94.776875</text:p>
          </table:table-cell>
          <table:table-cell table:number-columns-repeated="8"/>
        </table:table-row>
        <table:table-row table:style-name="ro1">
          <table:table-cell office:value-type="float" office:value="7.43958333333334" calcext:value-type="float">
            <text:p>7.43958333333334</text:p>
          </table:table-cell>
          <table:table-cell office:value-type="float" office:value="95.0483333333333" calcext:value-type="float">
            <text:p>95.0483333333333</text:p>
          </table:table-cell>
          <table:table-cell table:number-columns-repeated="8"/>
        </table:table-row>
        <table:table-row table:style-name="ro1">
          <table:table-cell office:value-type="float" office:value="7.53958333333333" calcext:value-type="float">
            <text:p>7.53958333333333</text:p>
          </table:table-cell>
          <table:table-cell office:value-type="float" office:value="95.3229166666667" calcext:value-type="float">
            <text:p>95.3229166666667</text:p>
          </table:table-cell>
          <table:table-cell table:number-columns-repeated="8"/>
        </table:table-row>
        <table:table-row table:style-name="ro1">
          <table:table-cell office:value-type="float" office:value="7.63958333333334" calcext:value-type="float">
            <text:p>7.63958333333334</text:p>
          </table:table-cell>
          <table:table-cell office:value-type="float" office:value="95.5827083333333" calcext:value-type="float">
            <text:p>95.5827083333333</text:p>
          </table:table-cell>
          <table:table-cell table:number-columns-repeated="8"/>
        </table:table-row>
        <table:table-row table:style-name="ro1">
          <table:table-cell office:value-type="float" office:value="7.73958333333334" calcext:value-type="float">
            <text:p>7.73958333333334</text:p>
          </table:table-cell>
          <table:table-cell office:value-type="float" office:value="95.8222916666667" calcext:value-type="float">
            <text:p>95.8222916666667</text:p>
          </table:table-cell>
          <table:table-cell table:number-columns-repeated="8"/>
        </table:table-row>
        <table:table-row table:style-name="ro1">
          <table:table-cell office:value-type="float" office:value="7.83958333333333" calcext:value-type="float">
            <text:p>7.83958333333333</text:p>
          </table:table-cell>
          <table:table-cell office:value-type="float" office:value="96.0702083333333" calcext:value-type="float">
            <text:p>96.0702083333333</text:p>
          </table:table-cell>
          <table:table-cell table:number-columns-repeated="8"/>
        </table:table-row>
        <table:table-row table:style-name="ro1">
          <table:table-cell office:value-type="float" office:value="7.93958333333334" calcext:value-type="float">
            <text:p>7.93958333333334</text:p>
          </table:table-cell>
          <table:table-cell office:value-type="float" office:value="96.2922916666667" calcext:value-type="float">
            <text:p>96.2922916666667</text:p>
          </table:table-cell>
          <table:table-cell table:number-columns-repeated="8"/>
        </table:table-row>
        <table:table-row table:style-name="ro1">
          <table:table-cell office:value-type="float" office:value="8.03958333333333" calcext:value-type="float">
            <text:p>8.03958333333333</text:p>
          </table:table-cell>
          <table:table-cell office:value-type="float" office:value="96.505" calcext:value-type="float">
            <text:p>96.505</text:p>
          </table:table-cell>
          <table:table-cell table:number-columns-repeated="8"/>
        </table:table-row>
        <table:table-row table:style-name="ro1">
          <table:table-cell office:value-type="float" office:value="8.13958333333333" calcext:value-type="float">
            <text:p>8.13958333333333</text:p>
          </table:table-cell>
          <table:table-cell office:value-type="float" office:value="96.7085416666667" calcext:value-type="float">
            <text:p>96.7085416666667</text:p>
          </table:table-cell>
          <table:table-cell table:number-columns-repeated="8"/>
        </table:table-row>
        <table:table-row table:style-name="ro1">
          <table:table-cell office:value-type="float" office:value="8.23958333333334" calcext:value-type="float">
            <text:p>8.23958333333334</text:p>
          </table:table-cell>
          <table:table-cell office:value-type="float" office:value="96.9164583333334" calcext:value-type="float">
            <text:p>96.9164583333334</text:p>
          </table:table-cell>
          <table:table-cell table:number-columns-repeated="8"/>
        </table:table-row>
        <table:table-row table:style-name="ro1">
          <table:table-cell office:value-type="float" office:value="8.35833333333333" calcext:value-type="float">
            <text:p>8.35833333333333</text:p>
          </table:table-cell>
          <table:table-cell office:value-type="float" office:value="97.118125" calcext:value-type="float">
            <text:p>97.118125</text:p>
          </table:table-cell>
          <table:table-cell table:number-columns-repeated="8"/>
        </table:table-row>
        <table:table-row table:style-name="ro1">
          <table:table-cell office:value-type="float" office:value="8.58958333333333" calcext:value-type="float">
            <text:p>8.58958333333333</text:p>
          </table:table-cell>
          <table:table-cell office:value-type="float" office:value="97.32625" calcext:value-type="float">
            <text:p>97.32625</text:p>
          </table:table-cell>
          <table:table-cell table:number-columns-repeated="8"/>
        </table:table-row>
        <table:table-row table:style-name="ro1">
          <table:table-cell office:value-type="float" office:value="9.02708333333334" calcext:value-type="float">
            <text:p>9.02708333333334</text:p>
          </table:table-cell>
          <table:table-cell office:value-type="float" office:value="97.54625" calcext:value-type="float">
            <text:p>97.54625</text:p>
          </table:table-cell>
          <table:table-cell table:number-columns-repeated="8"/>
        </table:table-row>
        <table:table-row table:style-name="ro1">
          <table:table-cell office:value-type="float" office:value="9.57708333333333" calcext:value-type="float">
            <text:p>9.57708333333333</text:p>
          </table:table-cell>
          <table:table-cell office:value-type="float" office:value="97.7306250000001" calcext:value-type="float">
            <text:p>97.7306250000001</text:p>
          </table:table-cell>
          <table:table-cell table:number-columns-repeated="8"/>
        </table:table-row>
        <table:table-row table:style-name="ro1">
          <table:table-cell office:value-type="float" office:value="10.1270833333333" calcext:value-type="float">
            <text:p>10.1270833333333</text:p>
          </table:table-cell>
          <table:table-cell office:value-type="float" office:value="97.8997916666667" calcext:value-type="float">
            <text:p>97.8997916666667</text:p>
          </table:table-cell>
          <table:table-cell table:number-columns-repeated="8"/>
        </table:table-row>
        <table:table-row table:style-name="ro1">
          <table:table-cell office:value-type="float" office:value="10.6770833333334" calcext:value-type="float">
            <text:p>10.6770833333334</text:p>
          </table:table-cell>
          <table:table-cell office:value-type="float" office:value="98.0529166666667" calcext:value-type="float">
            <text:p>98.0529166666667</text:p>
          </table:table-cell>
          <table:table-cell table:number-columns-repeated="8"/>
        </table:table-row>
        <table:table-row table:style-name="ro1">
          <table:table-cell office:value-type="float" office:value="11.2270833333334" calcext:value-type="float">
            <text:p>11.2270833333334</text:p>
          </table:table-cell>
          <table:table-cell office:value-type="float" office:value="98.1904166666667" calcext:value-type="float">
            <text:p>98.1904166666667</text:p>
          </table:table-cell>
          <table:table-cell table:number-columns-repeated="8"/>
        </table:table-row>
        <table:table-row table:style-name="ro1">
          <table:table-cell office:value-type="float" office:value="11.7979166666667" calcext:value-type="float">
            <text:p>11.7979166666667</text:p>
          </table:table-cell>
          <table:table-cell office:value-type="float" office:value="98.3039583333333" calcext:value-type="float">
            <text:p>98.3039583333333</text:p>
          </table:table-cell>
          <table:table-cell table:number-columns-repeated="8"/>
        </table:table-row>
        <table:table-row table:style-name="ro1">
          <table:table-cell office:value-type="float" office:value="12.3479166666667" calcext:value-type="float">
            <text:p>12.3479166666667</text:p>
          </table:table-cell>
          <table:table-cell office:value-type="float" office:value="98.4208333333334" calcext:value-type="float">
            <text:p>98.4208333333334</text:p>
          </table:table-cell>
          <table:table-cell table:number-columns-repeated="8"/>
        </table:table-row>
        <table:table-row table:style-name="ro1">
          <table:table-cell office:value-type="float" office:value="12.9604166666667" calcext:value-type="float">
            <text:p>12.9604166666667</text:p>
          </table:table-cell>
          <table:table-cell office:value-type="float" office:value="98.5175" calcext:value-type="float">
            <text:p>98.5175</text:p>
          </table:table-cell>
          <table:table-cell table:number-columns-repeated="8"/>
        </table:table-row>
        <table:table-row table:style-name="ro1">
          <table:table-cell office:value-type="float" office:value="13.5520833333334" calcext:value-type="float">
            <text:p>13.5520833333334</text:p>
          </table:table-cell>
          <table:table-cell office:value-type="float" office:value="98.6079166666667" calcext:value-type="float">
            <text:p>98.6079166666667</text:p>
          </table:table-cell>
          <table:table-cell table:number-columns-repeated="8"/>
        </table:table-row>
        <table:table-row table:style-name="ro1">
          <table:table-cell office:value-type="float" office:value="14.14375" calcext:value-type="float">
            <text:p>14.14375</text:p>
          </table:table-cell>
          <table:table-cell office:value-type="float" office:value="98.6927083333334" calcext:value-type="float">
            <text:p>98.6927083333334</text:p>
          </table:table-cell>
          <table:table-cell table:number-columns-repeated="8"/>
        </table:table-row>
        <table:table-row table:style-name="ro1">
          <table:table-cell office:value-type="float" office:value="14.75625" calcext:value-type="float">
            <text:p>14.75625</text:p>
          </table:table-cell>
          <table:table-cell office:value-type="float" office:value="98.7708333333334" calcext:value-type="float">
            <text:p>98.7708333333334</text:p>
          </table:table-cell>
          <table:table-cell table:number-columns-repeated="8"/>
        </table:table-row>
        <table:table-row table:style-name="ro1">
          <table:table-cell office:value-type="float" office:value="15.4520833333334" calcext:value-type="float">
            <text:p>15.4520833333334</text:p>
          </table:table-cell>
          <table:table-cell office:value-type="float" office:value="98.836875" calcext:value-type="float">
            <text:p>98.836875</text:p>
          </table:table-cell>
          <table:table-cell table:number-columns-repeated="8"/>
        </table:table-row>
        <table:table-row table:style-name="ro1">
          <table:table-cell office:value-type="float" office:value="16.60625" calcext:value-type="float">
            <text:p>16.60625</text:p>
          </table:table-cell>
          <table:table-cell office:value-type="float" office:value="98.8997916666667" calcext:value-type="float">
            <text:p>98.8997916666667</text:p>
          </table:table-cell>
          <table:table-cell table:number-columns-repeated="8"/>
        </table:table-row>
        <table:table-row table:style-name="ro1">
          <table:table-cell office:value-type="float" office:value="17.8854166666666" calcext:value-type="float">
            <text:p>17.8854166666666</text:p>
          </table:table-cell>
          <table:table-cell office:value-type="float" office:value="98.9562500000001" calcext:value-type="float">
            <text:p>98.9562500000001</text:p>
          </table:table-cell>
          <table:table-cell table:number-columns-repeated="8"/>
        </table:table-row>
        <table:table-row table:style-name="ro1">
          <table:table-cell office:value-type="float" office:value="20.7270833333334" calcext:value-type="float">
            <text:p>20.7270833333334</text:p>
          </table:table-cell>
          <table:table-cell office:value-type="float" office:value="99.0043750000001" calcext:value-type="float">
            <text:p>99.0043750000001</text:p>
          </table:table-cell>
          <table:table-cell table:number-columns-repeated="8"/>
        </table:table-row>
        <table:table-row table:style-name="ro1">
          <table:table-cell office:value-type="float" office:value="31.06875" calcext:value-type="float">
            <text:p>31.06875</text:p>
          </table:table-cell>
          <table:table-cell office:value-type="float" office:value="99.0543750000001" calcext:value-type="float">
            <text:p>99.0543750000001</text:p>
          </table:table-cell>
          <table:table-cell table:number-columns-repeated="8"/>
        </table:table-row>
        <table:table-row table:style-name="ro1">
          <table:table-cell office:value-type="float" office:value="38.86875" calcext:value-type="float">
            <text:p>38.86875</text:p>
          </table:table-cell>
          <table:table-cell office:value-type="float" office:value="99.099375" calcext:value-type="float">
            <text:p>99.099375</text:p>
          </table:table-cell>
          <table:table-cell table:number-columns-repeated="8"/>
        </table:table-row>
        <table:table-row table:style-name="ro1">
          <table:table-cell office:value-type="float" office:value="55.4583333333334" calcext:value-type="float">
            <text:p>55.4583333333334</text:p>
          </table:table-cell>
          <table:table-cell office:value-type="float" office:value="99.1454166666667" calcext:value-type="float">
            <text:p>99.1454166666667</text:p>
          </table:table-cell>
          <table:table-cell table:number-columns-repeated="8"/>
        </table:table-row>
        <table:table-row table:style-name="ro1">
          <table:table-cell office:value-type="float" office:value="60.5875" calcext:value-type="float">
            <text:p>60.5875</text:p>
          </table:table-cell>
          <table:table-cell office:value-type="float" office:value="99.1972916666667" calcext:value-type="float">
            <text:p>99.1972916666667</text:p>
          </table:table-cell>
          <table:table-cell table:number-columns-repeated="8"/>
        </table:table-row>
        <table:table-row table:style-name="ro1">
          <table:table-cell office:value-type="float" office:value="63.5875" calcext:value-type="float">
            <text:p>63.5875</text:p>
          </table:table-cell>
          <table:table-cell office:value-type="float" office:value="99.2452083333334" calcext:value-type="float">
            <text:p>99.2452083333334</text:p>
          </table:table-cell>
          <table:table-cell table:number-columns-repeated="8"/>
        </table:table-row>
        <table:table-row table:style-name="ro1">
          <table:table-cell office:value-type="float" office:value="66.6479166666666" calcext:value-type="float">
            <text:p>66.6479166666666</text:p>
          </table:table-cell>
          <table:table-cell office:value-type="float" office:value="99.2845833333334" calcext:value-type="float">
            <text:p>99.2845833333334</text:p>
          </table:table-cell>
          <table:table-cell table:number-columns-repeated="8"/>
        </table:table-row>
        <table:table-row table:style-name="ro1">
          <table:table-cell office:value-type="float" office:value="67.625" calcext:value-type="float">
            <text:p>67.625</text:p>
          </table:table-cell>
          <table:table-cell office:value-type="float" office:value="99.3214583333333" calcext:value-type="float">
            <text:p>99.3214583333333</text:p>
          </table:table-cell>
          <table:table-cell table:number-columns-repeated="8"/>
        </table:table-row>
        <table:table-row table:style-name="ro1">
          <table:table-cell office:value-type="float" office:value="69.0375" calcext:value-type="float">
            <text:p>69.0375</text:p>
          </table:table-cell>
          <table:table-cell office:value-type="float" office:value="99.3525" calcext:value-type="float">
            <text:p>99.3525</text:p>
          </table:table-cell>
          <table:table-cell table:number-columns-repeated="8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99.3816666666667" calcext:value-type="float">
            <text:p>99.3816666666667</text:p>
          </table:table-cell>
          <table:table-cell table:number-columns-repeated="8"/>
        </table:table-row>
        <table:table-row table:style-name="ro1">
          <table:table-cell office:value-type="float" office:value="69.3625" calcext:value-type="float">
            <text:p>69.3625</text:p>
          </table:table-cell>
          <table:table-cell office:value-type="float" office:value="99.4095833333334" calcext:value-type="float">
            <text:p>99.4095833333334</text:p>
          </table:table-cell>
          <table:table-cell table:number-columns-repeated="8"/>
        </table:table-row>
        <table:table-row table:style-name="ro1">
          <table:table-cell office:value-type="float" office:value="69.5479166666667" calcext:value-type="float">
            <text:p>69.5479166666667</text:p>
          </table:table-cell>
          <table:table-cell office:value-type="float" office:value="99.4339583333334" calcext:value-type="float">
            <text:p>99.4339583333334</text:p>
          </table:table-cell>
          <table:table-cell table:number-columns-repeated="8"/>
        </table:table-row>
        <table:table-row table:style-name="ro1">
          <table:table-cell office:value-type="float" office:value="69.7104166666666" calcext:value-type="float">
            <text:p>69.7104166666666</text:p>
          </table:table-cell>
          <table:table-cell office:value-type="float" office:value="99.4572916666667" calcext:value-type="float">
            <text:p>99.4572916666667</text:p>
          </table:table-cell>
          <table:table-cell table:number-columns-repeated="8"/>
        </table:table-row>
        <table:table-row table:style-name="ro1">
          <table:table-cell office:value-type="float" office:value="69.9145833333334" calcext:value-type="float">
            <text:p>69.9145833333334</text:p>
          </table:table-cell>
          <table:table-cell office:value-type="float" office:value="99.479375" calcext:value-type="float">
            <text:p>99.479375</text:p>
          </table:table-cell>
          <table:table-cell table:number-columns-repeated="8"/>
        </table:table-row>
        <table:table-row table:style-name="ro1">
          <table:table-cell office:value-type="float" office:value="70.0770833333334" calcext:value-type="float">
            <text:p>70.0770833333334</text:p>
          </table:table-cell>
          <table:table-cell office:value-type="float" office:value="99.4970833333334" calcext:value-type="float">
            <text:p>99.4970833333334</text:p>
          </table:table-cell>
          <table:table-cell table:number-columns-repeated="8"/>
        </table:table-row>
        <table:table-row table:style-name="ro1">
          <table:table-cell office:value-type="float" office:value="70.28125" calcext:value-type="float">
            <text:p>70.28125</text:p>
          </table:table-cell>
          <table:table-cell office:value-type="float" office:value="99.51625" calcext:value-type="float">
            <text:p>99.51625</text:p>
          </table:table-cell>
          <table:table-cell table:number-columns-repeated="8"/>
        </table:table-row>
        <table:table-row table:style-name="ro1">
          <table:table-cell office:value-type="float" office:value="70.5041666666667" calcext:value-type="float">
            <text:p>70.5041666666667</text:p>
          </table:table-cell>
          <table:table-cell office:value-type="float" office:value="99.5370833333334" calcext:value-type="float">
            <text:p>99.5370833333334</text:p>
          </table:table-cell>
          <table:table-cell table:number-columns-repeated="8"/>
        </table:table-row>
        <table:table-row table:style-name="ro1">
          <table:table-cell office:value-type="float" office:value="70.7041666666667" calcext:value-type="float">
            <text:p>70.7041666666667</text:p>
          </table:table-cell>
          <table:table-cell office:value-type="float" office:value="99.56125" calcext:value-type="float">
            <text:p>99.56125</text:p>
          </table:table-cell>
          <table:table-cell table:number-columns-repeated="8"/>
        </table:table-row>
        <table:table-row table:style-name="ro1">
          <table:table-cell office:value-type="float" office:value="70.9645833333333" calcext:value-type="float">
            <text:p>70.9645833333333</text:p>
          </table:table-cell>
          <table:table-cell office:value-type="float" office:value="99.5841666666667" calcext:value-type="float">
            <text:p>99.5841666666667</text:p>
          </table:table-cell>
          <table:table-cell table:number-columns-repeated="8"/>
        </table:table-row>
        <table:table-row table:style-name="ro1">
          <table:table-cell office:value-type="float" office:value="71.2020833333334" calcext:value-type="float">
            <text:p>71.2020833333334</text:p>
          </table:table-cell>
          <table:table-cell office:value-type="float" office:value="99.60875" calcext:value-type="float">
            <text:p>99.60875</text:p>
          </table:table-cell>
          <table:table-cell table:number-columns-repeated="8"/>
        </table:table-row>
        <table:table-row table:style-name="ro1">
          <table:table-cell office:value-type="float" office:value="71.4791666666667" calcext:value-type="float">
            <text:p>71.4791666666667</text:p>
          </table:table-cell>
          <table:table-cell office:value-type="float" office:value="99.6306250000001" calcext:value-type="float">
            <text:p>99.6306250000001</text:p>
          </table:table-cell>
          <table:table-cell table:number-columns-repeated="8"/>
        </table:table-row>
        <table:table-row table:style-name="ro1">
          <table:table-cell office:value-type="float" office:value="71.8125" calcext:value-type="float">
            <text:p>71.8125</text:p>
          </table:table-cell>
          <table:table-cell office:value-type="float" office:value="99.6597916666667" calcext:value-type="float">
            <text:p>99.6597916666667</text:p>
          </table:table-cell>
          <table:table-cell table:number-columns-repeated="8"/>
        </table:table-row>
        <table:table-row table:style-name="ro1">
          <table:table-cell office:value-type="float" office:value="72.3041666666667" calcext:value-type="float">
            <text:p>72.3041666666667</text:p>
          </table:table-cell>
          <table:table-cell office:value-type="float" office:value="99.6952083333333" calcext:value-type="float">
            <text:p>99.6952083333333</text:p>
          </table:table-cell>
          <table:table-cell table:number-columns-repeated="8"/>
        </table:table-row>
        <table:table-row table:style-name="ro1">
          <table:table-cell office:value-type="float" office:value="72.8333333333333" calcext:value-type="float">
            <text:p>72.8333333333333</text:p>
          </table:table-cell>
          <table:table-cell office:value-type="float" office:value="99.7214583333333" calcext:value-type="float">
            <text:p>99.7214583333333</text:p>
          </table:table-cell>
          <table:table-cell table:number-columns-repeated="8"/>
        </table:table-row>
        <table:table-row table:style-name="ro1">
          <table:table-cell office:value-type="float" office:value="73.3541666666667" calcext:value-type="float">
            <text:p>73.3541666666667</text:p>
          </table:table-cell>
          <table:table-cell office:value-type="float" office:value="99.74625" calcext:value-type="float">
            <text:p>99.74625</text:p>
          </table:table-cell>
          <table:table-cell table:number-columns-repeated="8"/>
        </table:table-row>
        <table:table-row table:style-name="ro1">
          <table:table-cell office:value-type="float" office:value="73.8541666666667" calcext:value-type="float">
            <text:p>73.8541666666667</text:p>
          </table:table-cell>
          <table:table-cell office:value-type="float" office:value="99.766875" calcext:value-type="float">
            <text:p>99.766875</text:p>
          </table:table-cell>
          <table:table-cell table:number-columns-repeated="8"/>
        </table:table-row>
        <table:table-row table:style-name="ro1">
          <table:table-cell office:value-type="float" office:value="74.5416666666667" calcext:value-type="float">
            <text:p>74.5416666666667</text:p>
          </table:table-cell>
          <table:table-cell office:value-type="float" office:value="99.7860416666667" calcext:value-type="float">
            <text:p>99.7860416666667</text:p>
          </table:table-cell>
          <table:table-cell table:number-columns-repeated="8"/>
        </table:table-row>
        <table:table-row table:style-name="ro1">
          <table:table-cell office:value-type="float" office:value="75.1041666666667" calcext:value-type="float">
            <text:p>75.1041666666667</text:p>
          </table:table-cell>
          <table:table-cell office:value-type="float" office:value="99.8025" calcext:value-type="float">
            <text:p>99.8025</text:p>
          </table:table-cell>
          <table:table-cell table:number-columns-repeated="8"/>
        </table:table-row>
        <table:table-row table:style-name="ro1">
          <table:table-cell office:value-type="float" office:value="75.75" calcext:value-type="float">
            <text:p>75.75</text:p>
          </table:table-cell>
          <table:table-cell office:value-type="float" office:value="99.8152083333333" calcext:value-type="float">
            <text:p>99.8152083333333</text:p>
          </table:table-cell>
          <table:table-cell table:number-columns-repeated="8"/>
        </table:table-row>
        <table:table-row table:style-name="ro1">
          <table:table-cell office:value-type="float" office:value="76.4166666666667" calcext:value-type="float">
            <text:p>76.4166666666667</text:p>
          </table:table-cell>
          <table:table-cell office:value-type="float" office:value="99.8270833333334" calcext:value-type="float">
            <text:p>99.8270833333334</text:p>
          </table:table-cell>
          <table:table-cell table:number-columns-repeated="8"/>
        </table:table-row>
        <table:table-row table:style-name="ro1">
          <table:table-cell office:value-type="float" office:value="77.1041666666667" calcext:value-type="float">
            <text:p>77.1041666666667</text:p>
          </table:table-cell>
          <table:table-cell office:value-type="float" office:value="99.8385416666667" calcext:value-type="float">
            <text:p>99.8385416666667</text:p>
          </table:table-cell>
          <table:table-cell table:number-columns-repeated="8"/>
        </table:table-row>
        <table:table-row table:style-name="ro1">
          <table:table-cell office:value-type="float" office:value="77.9375" calcext:value-type="float">
            <text:p>77.9375</text:p>
          </table:table-cell>
          <table:table-cell office:value-type="float" office:value="99.846875" calcext:value-type="float">
            <text:p>99.846875</text:p>
          </table:table-cell>
          <table:table-cell table:number-columns-repeated="8"/>
        </table:table-row>
        <table:table-row table:style-name="ro1">
          <table:table-cell office:value-type="float" office:value="78.6875" calcext:value-type="float">
            <text:p>78.6875</text:p>
          </table:table-cell>
          <table:table-cell office:value-type="float" office:value="99.85375" calcext:value-type="float">
            <text:p>99.85375</text:p>
          </table:table-cell>
          <table:table-cell table:number-columns-repeated="8"/>
        </table:table-row>
        <table:table-row table:style-name="ro1">
          <table:table-cell office:value-type="float" office:value="79.5625" calcext:value-type="float">
            <text:p>79.5625</text:p>
          </table:table-cell>
          <table:table-cell office:value-type="float" office:value="99.8604166666667" calcext:value-type="float">
            <text:p>99.8604166666667</text:p>
          </table:table-cell>
          <table:table-cell table:number-columns-repeated="8"/>
        </table:table-row>
        <table:table-row table:style-name="ro1">
          <table:table-cell office:value-type="float" office:value="80.3541666666667" calcext:value-type="float">
            <text:p>80.3541666666667</text:p>
          </table:table-cell>
          <table:table-cell office:value-type="float" office:value="99.8710416666667" calcext:value-type="float">
            <text:p>99.871041666666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8797916666667" calcext:value-type="float">
            <text:p>99.8797916666667</text:p>
          </table:table-cell>
          <table:table-cell table:number-columns-repeated="8"/>
        </table:table-row>
        <table:table-row table:style-name="ro1">
          <table:table-cell office:value-type="float" office:value="82.0208333333333" calcext:value-type="float">
            <text:p>82.0208333333333</text:p>
          </table:table-cell>
          <table:table-cell office:value-type="float" office:value="99.8866666666667" calcext:value-type="float">
            <text:p>99.8866666666667</text:p>
          </table:table-cell>
          <table:table-cell table:number-columns-repeated="8"/>
        </table:table-row>
        <table:table-row table:style-name="ro1">
          <table:table-cell office:value-type="float" office:value="83.1041666666668" calcext:value-type="float">
            <text:p>83.1041666666668</text:p>
          </table:table-cell>
          <table:table-cell office:value-type="float" office:value="99.89375" calcext:value-type="float">
            <text:p>99.89375</text:p>
          </table:table-cell>
          <table:table-cell table:number-columns-repeated="8"/>
        </table:table-row>
        <table:table-row table:style-name="ro1">
          <table:table-cell office:value-type="float" office:value="84.5833333333334" calcext:value-type="float">
            <text:p>84.5833333333334</text:p>
          </table:table-cell>
          <table:table-cell office:value-type="float" office:value="99.9008333333333" calcext:value-type="float">
            <text:p>99.9008333333333</text:p>
          </table:table-cell>
          <table:table-cell table:number-columns-repeated="8"/>
        </table:table-row>
        <table:table-row table:style-name="ro1">
          <table:table-cell office:value-type="float" office:value="85.4999999999999" calcext:value-type="float">
            <text:p>85.4999999999999</text:p>
          </table:table-cell>
          <table:table-cell office:value-type="float" office:value="99.908125" calcext:value-type="float">
            <text:p>99.908125</text:p>
          </table:table-cell>
          <table:table-cell table:number-columns-repeated="8"/>
        </table:table-row>
        <table:table-row table:style-name="ro1">
          <table:table-cell office:value-type="float" office:value="87.2916666666667" calcext:value-type="float">
            <text:p>87.2916666666667</text:p>
          </table:table-cell>
          <table:table-cell office:value-type="float" office:value="99.91375" calcext:value-type="float">
            <text:p>99.91375</text:p>
          </table:table-cell>
          <table:table-cell table:number-columns-repeated="8"/>
        </table:table-row>
        <table:table-row table:style-name="ro1">
          <table:table-cell office:value-type="float" office:value="88.1875000000003" calcext:value-type="float">
            <text:p>88.1875000000003</text:p>
          </table:table-cell>
          <table:table-cell office:value-type="float" office:value="99.9175" calcext:value-type="float">
            <text:p>99.9175</text:p>
          </table:table-cell>
          <table:table-cell table:number-columns-repeated="8"/>
        </table:table-row>
        <table:table-row table:style-name="ro1">
          <table:table-cell office:value-type="float" office:value="90.5000000000003" calcext:value-type="float">
            <text:p>90.5000000000003</text:p>
          </table:table-cell>
          <table:table-cell office:value-type="float" office:value="99.923125" calcext:value-type="float">
            <text:p>99.923125</text:p>
          </table:table-cell>
          <table:table-cell table:number-columns-repeated="8"/>
        </table:table-row>
        <table:table-row table:style-name="ro1">
          <table:table-cell office:value-type="float" office:value="91.7083333333337" calcext:value-type="float">
            <text:p>91.7083333333337</text:p>
          </table:table-cell>
          <table:table-cell office:value-type="float" office:value="99.9279166666667" calcext:value-type="float">
            <text:p>99.9279166666667</text:p>
          </table:table-cell>
          <table:table-cell table:number-columns-repeated="8"/>
        </table:table-row>
        <table:table-row table:style-name="ro1">
          <table:table-cell office:value-type="float" office:value="92.8958333333335" calcext:value-type="float">
            <text:p>92.8958333333335</text:p>
          </table:table-cell>
          <table:table-cell office:value-type="float" office:value="99.934375" calcext:value-type="float">
            <text:p>99.934375</text:p>
          </table:table-cell>
          <table:table-cell table:number-columns-repeated="8"/>
        </table:table-row>
        <table:table-row table:style-name="ro1">
          <table:table-cell office:value-type="float" office:value="94.6041666666667" calcext:value-type="float">
            <text:p>94.6041666666667</text:p>
          </table:table-cell>
          <table:table-cell office:value-type="float" office:value="99.9393750000001" calcext:value-type="float">
            <text:p>99.9393750000001</text:p>
          </table:table-cell>
          <table:table-cell table:number-columns-repeated="8"/>
        </table:table-row>
        <table:table-row table:style-name="ro1">
          <table:table-cell office:value-type="float" office:value="96.0833333333337" calcext:value-type="float">
            <text:p>96.0833333333337</text:p>
          </table:table-cell>
          <table:table-cell office:value-type="float" office:value="99.9429166666667" calcext:value-type="float">
            <text:p>99.9429166666667</text:p>
          </table:table-cell>
          <table:table-cell table:number-columns-repeated="8"/>
        </table:table-row>
        <table:table-row table:style-name="ro1">
          <table:table-cell office:value-type="float" office:value="101.020833333334" calcext:value-type="float">
            <text:p>101.020833333334</text:p>
          </table:table-cell>
          <table:table-cell office:value-type="float" office:value="99.9466666666667" calcext:value-type="float">
            <text:p>99.9466666666667</text:p>
          </table:table-cell>
          <table:table-cell table:number-columns-repeated="8"/>
        </table:table-row>
        <table:table-row table:style-name="ro1">
          <table:table-cell office:value-type="float" office:value="102.625" calcext:value-type="float">
            <text:p>102.625</text:p>
          </table:table-cell>
          <table:table-cell office:value-type="float" office:value="99.9516666666667" calcext:value-type="float">
            <text:p>99.9516666666667</text:p>
          </table:table-cell>
          <table:table-cell table:number-columns-repeated="8"/>
        </table:table-row>
        <table:table-row table:style-name="ro1">
          <table:table-cell office:value-type="float" office:value="104.833333333333" calcext:value-type="float">
            <text:p>104.833333333333</text:p>
          </table:table-cell>
          <table:table-cell office:value-type="float" office:value="99.9566666666667" calcext:value-type="float">
            <text:p>99.9566666666667</text:p>
          </table:table-cell>
          <table:table-cell table:number-columns-repeated="8"/>
        </table:table-row>
        <table:table-row table:style-name="ro1">
          <table:table-cell office:value-type="float" office:value="106.104166666667" calcext:value-type="float">
            <text:p>106.104166666667</text:p>
          </table:table-cell>
          <table:table-cell office:value-type="float" office:value="99.960625" calcext:value-type="float">
            <text:p>99.960625</text:p>
          </table:table-cell>
          <table:table-cell table:number-columns-repeated="8"/>
        </table:table-row>
        <table:table-row table:style-name="ro1">
          <table:table-cell office:value-type="float" office:value="107.520833333333" calcext:value-type="float">
            <text:p>107.520833333333</text:p>
          </table:table-cell>
          <table:table-cell office:value-type="float" office:value="99.964375" calcext:value-type="float">
            <text:p>99.964375</text:p>
          </table:table-cell>
          <table:table-cell table:number-columns-repeated="8"/>
        </table:table-row>
        <table:table-row table:style-name="ro1">
          <table:table-cell office:value-type="float" office:value="108.895833333334" calcext:value-type="float">
            <text:p>108.895833333334</text:p>
          </table:table-cell>
          <table:table-cell office:value-type="float" office:value="99.9670833333334" calcext:value-type="float">
            <text:p>99.9670833333334</text:p>
          </table:table-cell>
          <table:table-cell table:number-columns-repeated="8"/>
        </table:table-row>
        <table:table-row table:style-name="ro1">
          <table:table-cell office:value-type="float" office:value="111.8125" calcext:value-type="float">
            <text:p>111.8125</text:p>
          </table:table-cell>
          <table:table-cell office:value-type="float" office:value="99.9716666666667" calcext:value-type="float">
            <text:p>99.9716666666667</text:p>
          </table:table-cell>
          <table:table-cell table:number-columns-repeated="8"/>
        </table:table-row>
        <table:table-row table:style-name="ro1">
          <table:table-cell office:value-type="float" office:value="115.583333333334" calcext:value-type="float">
            <text:p>115.583333333334</text:p>
          </table:table-cell>
          <table:table-cell office:value-type="float" office:value="99.9758333333333" calcext:value-type="float">
            <text:p>99.9758333333333</text:p>
          </table:table-cell>
          <table:table-cell table:number-columns-repeated="8"/>
        </table:table-row>
        <table:table-row table:style-name="ro1">
          <table:table-cell office:value-type="float" office:value="117.729166666667" calcext:value-type="float">
            <text:p>117.729166666667</text:p>
          </table:table-cell>
          <table:table-cell office:value-type="float" office:value="99.9783333333334" calcext:value-type="float">
            <text:p>99.9783333333334</text:p>
          </table:table-cell>
          <table:table-cell table:number-columns-repeated="8"/>
        </table:table-row>
        <table:table-row table:style-name="ro1">
          <table:table-cell office:value-type="float" office:value="122.354166666667" calcext:value-type="float">
            <text:p>122.354166666667</text:p>
          </table:table-cell>
          <table:table-cell office:value-type="float" office:value="99.9810416666667" calcext:value-type="float">
            <text:p>99.9810416666667</text:p>
          </table:table-cell>
          <table:table-cell table:number-columns-repeated="8"/>
        </table:table-row>
        <table:table-row table:style-name="ro1">
          <table:table-cell office:value-type="float" office:value="131.6875" calcext:value-type="float">
            <text:p>131.6875</text:p>
          </table:table-cell>
          <table:table-cell office:value-type="float" office:value="99.9839583333333" calcext:value-type="float">
            <text:p>99.9839583333333</text:p>
          </table:table-cell>
          <table:table-cell table:number-columns-repeated="8"/>
        </table:table-row>
        <table:table-row table:style-name="ro1">
          <table:table-cell office:value-type="float" office:value="133.708333333334" calcext:value-type="float">
            <text:p>133.708333333334</text:p>
          </table:table-cell>
          <table:table-cell office:value-type="float" office:value="99.9872916666667" calcext:value-type="float">
            <text:p>99.9872916666667</text:p>
          </table:table-cell>
          <table:table-cell table:number-columns-repeated="8"/>
        </table:table-row>
        <table:table-row table:style-name="ro1">
          <table:table-cell office:value-type="float" office:value="138.125" calcext:value-type="float">
            <text:p>138.125</text:p>
          </table:table-cell>
          <table:table-cell office:value-type="float" office:value="99.9895833333333" calcext:value-type="float">
            <text:p>99.9895833333333</text:p>
          </table:table-cell>
          <table:table-cell table:number-columns-repeated="8"/>
        </table:table-row>
        <table:table-row table:style-name="ro1">
          <table:table-cell office:value-type="float" office:value="144.979166666667" calcext:value-type="float">
            <text:p>144.979166666667</text:p>
          </table:table-cell>
          <table:table-cell office:value-type="float" office:value="99.9914583333334" calcext:value-type="float">
            <text:p>99.9914583333334</text:p>
          </table:table-cell>
          <table:table-cell table:number-columns-repeated="8"/>
        </table:table-row>
        <table:table-row table:style-name="ro1">
          <table:table-cell office:value-type="float" office:value="150.625" calcext:value-type="float">
            <text:p>150.625</text:p>
          </table:table-cell>
          <table:table-cell office:value-type="float" office:value="99.9939583333333" calcext:value-type="float">
            <text:p>99.9939583333333</text:p>
          </table:table-cell>
          <table:table-cell table:number-columns-repeated="8"/>
        </table:table-row>
        <table:table-row table:style-name="ro1">
          <table:table-cell office:value-type="float" office:value="154.4375" calcext:value-type="float">
            <text:p>154.4375</text:p>
          </table:table-cell>
          <table:table-cell office:value-type="float" office:value="99.9952083333333" calcext:value-type="float">
            <text:p>99.9952083333333</text:p>
          </table:table-cell>
          <table:table-cell table:number-columns-repeated="8"/>
        </table:table-row>
        <table:table-row table:style-name="ro1">
          <table:table-cell office:value-type="float" office:value="169.854166666667" calcext:value-type="float">
            <text:p>169.854166666667</text:p>
          </table:table-cell>
          <table:table-cell office:value-type="float" office:value="99.996875" calcext:value-type="float">
            <text:p>99.996875</text:p>
          </table:table-cell>
          <table:table-cell table:number-columns-repeated="8"/>
        </table:table-row>
        <table:table-row table:style-name="ro1">
          <table:table-cell office:value-type="float" office:value="177.5625" calcext:value-type="float">
            <text:p>177.5625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8"/>
        </table:table-row>
        <table:table-row table:style-name="ro1">
          <table:table-cell office:value-type="float" office:value="186.520833333334" calcext:value-type="float">
            <text:p>186.520833333334</text:p>
          </table:table-cell>
          <table:table-cell office:value-type="float" office:value="99.9985416666667" calcext:value-type="float">
            <text:p>99.9985416666667</text:p>
          </table:table-cell>
          <table:table-cell table:number-columns-repeated="8"/>
        </table:table-row>
        <table:table-row table:style-name="ro1">
          <table:table-cell office:value-type="float" office:value="208.8125" calcext:value-type="float">
            <text:p>208.8125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8"/>
        </table:table-row>
        <table:table-row table:style-name="ro1">
          <table:table-cell office:value-type="float" office:value="209.4375" calcext:value-type="float">
            <text:p>209.4375</text:p>
          </table:table-cell>
          <table:table-cell office:value-type="float" office:value="99.9997916666667" calcext:value-type="float">
            <text:p>99.9997916666667</text:p>
          </table:table-cell>
          <table:table-cell table:number-columns-repeated="8"/>
        </table:table-row>
        <table:table-row table:style-name="ro1">
          <table:table-cell office:value-type="float" office:value="216.3125" calcext:value-type="float">
            <text:p>216.312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float" office:value="171550" calcext:value-type="float">
            <text:p>17155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.991666666666668" calcext:value-type="float">
            <text:p>0.991666666666668</text:p>
          </table:table-cell>
          <table:table-cell office:value-type="float" office:value="0.0275" calcext:value-type="float">
            <text:p>0.0275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055" calcext:value-type="float">
            <text:p>1.055</text:p>
          </table:table-cell>
          <table:table-cell office:value-type="float" office:value="0.227708333333333" calcext:value-type="float">
            <text:p>0.227708333333333</text:p>
          </table:table-cell>
          <table:table-cell table:formula="of:=[.G532]*[.$E$529]/100" office:value-type="float" office:value="390.633645833333" calcext:value-type="float">
            <text:p>390.633645833333</text:p>
          </table:table-cell>
          <table:table-cell table:formula="of:=[.H532]" office:value-type="float" office:value="390.633645833333" calcext:value-type="float">
            <text:p>390.633645833333</text:p>
          </table:table-cell>
          <table:table-cell table:formula="of:=[.I532]/[.$E$529]*100" office:value-type="float" office:value="0.227708333333333" calcext:value-type="float">
            <text:p>0.227708333333333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0.227708333333333" calcext:value-type="float">
            <text:p>0.227708333333333</text:p>
          </table:table-cell>
          <table:table-cell table:number-columns-repeated="2"/>
          <table:table-cell office:value-type="string" calcext:value-type="string">
            <text:p>1 – 1.51</text:p>
          </table:table-cell>
          <table:table-cell office:value-type="float" office:value="1.50708333333333" calcext:value-type="float">
            <text:p>1.50708333333333</text:p>
          </table:table-cell>
          <table:table-cell office:value-type="float" office:value="0.25" calcext:value-type="float">
            <text:p>0.25</text:p>
          </table:table-cell>
          <table:table-cell table:formula="of:=[.G533]*[.$E$529]" office:value-type="float" office:value="42887.5" calcext:value-type="float">
            <text:p>42887.5</text:p>
          </table:table-cell>
          <table:table-cell table:formula="of:=[.H533]-[.H532]" office:value-type="float" office:value="42496.8663541667" calcext:value-type="float">
            <text:p>42496.8663541667</text:p>
          </table:table-cell>
          <table:table-cell table:formula="of:=[.I533]/[.$E$529]*100" office:value-type="float" office:value="24.7722916666667" calcext:value-type="float">
            <text:p>24.7722916666667</text:p>
          </table:table-cell>
        </table:table-row>
        <table:table-row table:style-name="ro1">
          <table:table-cell office:value-type="float" office:value="1.11708333333334" calcext:value-type="float">
            <text:p>1.11708333333334</text:p>
          </table:table-cell>
          <table:table-cell office:value-type="float" office:value="1.05666666666666" calcext:value-type="float">
            <text:p>1.05666666666666</text:p>
          </table:table-cell>
          <table:table-cell table:number-columns-repeated="2"/>
          <table:table-cell office:value-type="string" calcext:value-type="string">
            <text:p>1.51 – 2</text:p>
          </table:table-cell>
          <table:table-cell office:value-type="float" office:value="2.04458333333333" calcext:value-type="float">
            <text:p>2.04458333333333</text:p>
          </table:table-cell>
          <table:table-cell office:value-type="float" office:value="46.2722916666666" calcext:value-type="float">
            <text:p>46.2722916666666</text:p>
          </table:table-cell>
          <table:table-cell table:formula="of:=[.G534]*[.$E$529]/100" office:value-type="float" office:value="79380.1163541666" calcext:value-type="float">
            <text:p>79380.1163541666</text:p>
          </table:table-cell>
          <table:table-cell table:formula="of:=[.H534]-[.H533]" office:value-type="float" office:value="36492.6163541665" calcext:value-type="float">
            <text:p>36492.6163541665</text:p>
          </table:table-cell>
          <table:table-cell table:formula="of:=[.I534]/[.$E$529]*100" office:value-type="float" office:value="21.2722916666666" calcext:value-type="float">
            <text:p>21.2722916666666</text:p>
          </table:table-cell>
        </table:table-row>
        <table:table-row table:style-name="ro1">
          <table:table-cell office:value-type="float" office:value="1.17979166666667" calcext:value-type="float">
            <text:p>1.17979166666667</text:p>
          </table:table-cell>
          <table:table-cell office:value-type="float" office:value="3.18791666666666" calcext:value-type="float">
            <text:p>3.18791666666666</text:p>
          </table:table-cell>
          <table:table-cell table:number-columns-repeated="2"/>
          <table:table-cell office:value-type="string" calcext:value-type="string">
            <text:p>2 – 2.33</text:p>
          </table:table-cell>
          <table:table-cell table:formula="of:=AVERAGE([.A550];[.A551])" office:value-type="float" office:value="2.23364583333333" calcext:value-type="float">
            <text:p>2.23364583333333</text:p>
          </table:table-cell>
          <table:table-cell office:value-type="float" office:value="0.5" calcext:value-type="float">
            <text:p>0.5</text:p>
          </table:table-cell>
          <table:table-cell table:formula="of:=[.G535]*[.$E$529]" office:value-type="float" office:value="85775" calcext:value-type="float">
            <text:p>85775</text:p>
          </table:table-cell>
          <table:table-cell table:formula="of:=[.H535]-[.H534]" office:value-type="float" office:value="6394.88364583346" calcext:value-type="float">
            <text:p>6394.88364583346</text:p>
          </table:table-cell>
          <table:table-cell table:formula="of:=[.I535]/[.$E$529]*100" office:value-type="float" office:value="3.7277083333334" calcext:value-type="float">
            <text:p>3.7277083333334</text:p>
          </table:table-cell>
        </table:table-row>
        <table:table-row table:style-name="ro1">
          <table:table-cell office:value-type="float" office:value="1.24270833333334" calcext:value-type="float">
            <text:p>1.24270833333334</text:p>
          </table:table-cell>
          <table:table-cell office:value-type="float" office:value="6.79145833333334" calcext:value-type="float">
            <text:p>6.79145833333334</text:p>
          </table:table-cell>
          <table:table-cell table:number-columns-repeated="2"/>
          <table:table-cell office:value-type="string" calcext:value-type="string">
            <text:p>2.33 – 3</text:p>
          </table:table-cell>
          <table:table-cell office:value-type="float" office:value="3.05833333333333" calcext:value-type="float">
            <text:p>3.05833333333333</text:p>
          </table:table-cell>
          <table:table-cell office:value-type="float" office:value="71.2597916666666" calcext:value-type="float">
            <text:p>71.2597916666666</text:p>
          </table:table-cell>
          <table:table-cell table:formula="of:=[.G536]*[.$E$529]/100" office:value-type="float" office:value="122246.172604167" calcext:value-type="float">
            <text:p>122246.172604167</text:p>
          </table:table-cell>
          <table:table-cell table:formula="of:=[.H536]-[.H535]" office:value-type="float" office:value="36471.1726041666" calcext:value-type="float">
            <text:p>36471.1726041666</text:p>
          </table:table-cell>
          <table:table-cell table:formula="of:=[.I536]/[.$E$529]*100" office:value-type="float" office:value="21.2597916666666" calcext:value-type="float">
            <text:p>21.2597916666666</text:p>
          </table:table-cell>
        </table:table-row>
        <table:table-row table:style-name="ro1">
          <table:table-cell office:value-type="float" office:value="1.30770833333334" calcext:value-type="float">
            <text:p>1.30770833333334</text:p>
          </table:table-cell>
          <table:table-cell office:value-type="float" office:value="11.4758333333334" calcext:value-type="float">
            <text:p>11.4758333333334</text:p>
          </table:table-cell>
          <table:table-cell table:number-columns-repeated="2"/>
          <table:table-cell office:value-type="string" calcext:value-type="string">
            <text:p>3 – 3.36</text:p>
          </table:table-cell>
          <table:table-cell office:value-type="float" office:value="3.35833333333333" calcext:value-type="float">
            <text:p>3.35833333333333</text:p>
          </table:table-cell>
          <table:table-cell office:value-type="float" office:value="0.75" calcext:value-type="float">
            <text:p>0.75</text:p>
          </table:table-cell>
          <table:table-cell table:formula="of:=[.G537]*[.$E$529]" office:value-type="float" office:value="128662.5" calcext:value-type="float">
            <text:p>128662.5</text:p>
          </table:table-cell>
          <table:table-cell table:formula="of:=[.H537]-[.H536]" office:value-type="float" office:value="6416.32739583345" calcext:value-type="float">
            <text:p>6416.32739583345</text:p>
          </table:table-cell>
          <table:table-cell table:formula="of:=[.I537]/[.$E$529]*100" office:value-type="float" office:value="3.7402083333334" calcext:value-type="float">
            <text:p>3.7402083333334</text:p>
          </table:table-cell>
        </table:table-row>
        <table:table-row table:style-name="ro1">
          <table:table-cell office:value-type="float" office:value="1.37458333333334" calcext:value-type="float">
            <text:p>1.37458333333334</text:p>
          </table:table-cell>
          <table:table-cell office:value-type="float" office:value="16.7029166666667" calcext:value-type="float">
            <text:p>16.7029166666667</text:p>
          </table:table-cell>
          <table:table-cell table:number-columns-repeated="2"/>
          <table:table-cell office:value-type="string" calcext:value-type="string">
            <text:p>3.36 – 4</text:p>
          </table:table-cell>
          <table:table-cell office:value-type="float" office:value="4.05833333333334" calcext:value-type="float">
            <text:p>4.05833333333334</text:p>
          </table:table-cell>
          <table:table-cell office:value-type="float" office:value="81.93" calcext:value-type="float">
            <text:p>81.93</text:p>
          </table:table-cell>
          <table:table-cell table:formula="of:=[.G538]*[.$E$529]/100" office:value-type="float" office:value="140550.915" calcext:value-type="float">
            <text:p>140550.915</text:p>
          </table:table-cell>
          <table:table-cell table:formula="of:=[.H538]-[.H537]" office:value-type="float" office:value="11888.415" calcext:value-type="float">
            <text:p>11888.415</text:p>
          </table:table-cell>
          <table:table-cell table:formula="of:=[.I538]/[.$E$529]*100"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1.44083333333334" calcext:value-type="float">
            <text:p>1.44083333333334</text:p>
          </table:table-cell>
          <table:table-cell office:value-type="float" office:value="21.9354166666666" calcext:value-type="float">
            <text:p>21.9354166666666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5833333333334" calcext:value-type="float">
            <text:p>5.05833333333334</text:p>
          </table:table-cell>
          <table:table-cell office:value-type="float" office:value="88.0170833333333" calcext:value-type="float">
            <text:p>88.0170833333333</text:p>
          </table:table-cell>
          <table:table-cell table:formula="of:=[.G539]*[.$E$529]/100" office:value-type="float" office:value="150993.306458333" calcext:value-type="float">
            <text:p>150993.306458333</text:p>
          </table:table-cell>
          <table:table-cell table:formula="of:=[.H539]-[.H538]" office:value-type="float" office:value="10442.3914583333" calcext:value-type="float">
            <text:p>10442.3914583333</text:p>
          </table:table-cell>
          <table:table-cell table:formula="of:=[.I539]/[.$E$529]*100" office:value-type="float" office:value="6.08708333333329" calcext:value-type="float">
            <text:p>6.08708333333329</text:p>
          </table:table-cell>
        </table:table-row>
        <table:table-row table:style-name="ro1">
          <table:table-cell office:value-type="float" office:value="1.50708333333333" calcext:value-type="float">
            <text:p>1.50708333333333</text:p>
          </table:table-cell>
          <table:table-cell office:value-type="float" office:value="26.7479166666666" calcext:value-type="float">
            <text:p>26.7479166666666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5833333333334" calcext:value-type="float">
            <text:p>6.05833333333334</text:p>
          </table:table-cell>
          <table:table-cell office:value-type="float" office:value="92.055625" calcext:value-type="float">
            <text:p>92.055625</text:p>
          </table:table-cell>
          <table:table-cell table:formula="of:=[.G540]*[.$E$529]/100" office:value-type="float" office:value="157921.4246875" calcext:value-type="float">
            <text:p>157921.4246875</text:p>
          </table:table-cell>
          <table:table-cell table:formula="of:=[.H540]-[.H539]" office:value-type="float" office:value="6928.11822916675" calcext:value-type="float">
            <text:p>6928.11822916675</text:p>
          </table:table-cell>
          <table:table-cell table:formula="of:=[.I540]/[.$E$529]*100" office:value-type="float" office:value="4.03854166666672" calcext:value-type="float">
            <text:p>4.03854166666672</text:p>
          </table:table-cell>
        </table:table-row>
        <table:table-row table:style-name="ro1">
          <table:table-cell office:value-type="float" office:value="1.57333333333334" calcext:value-type="float">
            <text:p>1.57333333333334</text:p>
          </table:table-cell>
          <table:table-cell office:value-type="float" office:value="30.945625" calcext:value-type="float">
            <text:p>30.945625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5833333333334" calcext:value-type="float">
            <text:p>7.05833333333334</text:p>
          </table:table-cell>
          <table:table-cell office:value-type="float" office:value="95.303125" calcext:value-type="float">
            <text:p>95.303125</text:p>
          </table:table-cell>
          <table:table-cell table:formula="of:=[.G541]*[.$E$529]/100" office:value-type="float" office:value="163492.5109375" calcext:value-type="float">
            <text:p>163492.5109375</text:p>
          </table:table-cell>
          <table:table-cell table:formula="of:=[.H541]-[.H540]" office:value-type="float" office:value="5571.08624999996" calcext:value-type="float">
            <text:p>5571.08624999996</text:p>
          </table:table-cell>
          <table:table-cell table:formula="of:=[.I541]/[.$E$529]*100" office:value-type="float" office:value="3.24749999999998" calcext:value-type="float">
            <text:p>3.24749999999998</text:p>
          </table:table-cell>
        </table:table-row>
        <table:table-row table:style-name="ro1">
          <table:table-cell office:value-type="float" office:value="1.63958333333334" calcext:value-type="float">
            <text:p>1.63958333333334</text:p>
          </table:table-cell>
          <table:table-cell office:value-type="float" office:value="34.4879166666666" calcext:value-type="float">
            <text:p>34.4879166666666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5833333333334" calcext:value-type="float">
            <text:p>8.05833333333334</text:p>
          </table:table-cell>
          <table:table-cell office:value-type="float" office:value="97.3802083333333" calcext:value-type="float">
            <text:p>97.3802083333333</text:p>
          </table:table-cell>
          <table:table-cell table:formula="of:=[.G542]*[.$E$529]/100" office:value-type="float" office:value="167055.747395833" calcext:value-type="float">
            <text:p>167055.747395833</text:p>
          </table:table-cell>
          <table:table-cell table:formula="of:=[.H542]-[.H541]" office:value-type="float" office:value="3563.2364583333" calcext:value-type="float">
            <text:p>3563.2364583333</text:p>
          </table:table-cell>
          <table:table-cell table:formula="of:=[.I542]/[.$E$529]*100" office:value-type="float" office:value="2.07708333333331" calcext:value-type="float">
            <text:p>2.07708333333331</text:p>
          </table:table-cell>
        </table:table-row>
        <table:table-row table:style-name="ro1">
          <table:table-cell office:value-type="float" office:value="1.70583333333334" calcext:value-type="float">
            <text:p>1.70583333333334</text:p>
          </table:table-cell>
          <table:table-cell office:value-type="float" office:value="37.4070833333333" calcext:value-type="float">
            <text:p>37.4070833333333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625" calcext:value-type="float">
            <text:p>9.0625</text:p>
          </table:table-cell>
          <table:table-cell office:value-type="float" office:value="98.46625" calcext:value-type="float">
            <text:p>98.46625</text:p>
          </table:table-cell>
          <table:table-cell table:formula="of:=[.G543]*[.$E$529]/100" office:value-type="float" office:value="168918.851875" calcext:value-type="float">
            <text:p>168918.851875</text:p>
          </table:table-cell>
          <table:table-cell table:formula="of:=[.H543]-[.H542]" office:value-type="float" office:value="1863.10447916671" calcext:value-type="float">
            <text:p>1863.10447916671</text:p>
          </table:table-cell>
          <table:table-cell table:formula="of:=[.I543]/[.$E$529]*100" office:value-type="float" office:value="1.08604166666669" calcext:value-type="float">
            <text:p>1.08604166666669</text:p>
          </table:table-cell>
        </table:table-row>
        <table:table-row table:style-name="ro1">
          <table:table-cell office:value-type="float" office:value="1.77208333333334" calcext:value-type="float">
            <text:p>1.77208333333334</text:p>
          </table:table-cell>
          <table:table-cell office:value-type="float" office:value="39.7650000000001" calcext:value-type="float">
            <text:p>39.7650000000001</text:p>
          </table:table-cell>
          <table:table-cell table:number-columns-repeated="2"/>
          <table:table-cell office:value-type="string" calcext:value-type="string">
            <text:p>9 – 11.88</text:p>
          </table:table-cell>
          <table:table-cell office:value-type="float" office:value="11.8770833333334" calcext:value-type="float">
            <text:p>11.8770833333334</text:p>
          </table:table-cell>
          <table:table-cell office:value-type="float" office:value="0.99" calcext:value-type="float">
            <text:p>0.99</text:p>
          </table:table-cell>
          <table:table-cell table:formula="of:=[.G544]*[.$E$529]" office:value-type="float" office:value="169834.5" calcext:value-type="float">
            <text:p>169834.5</text:p>
          </table:table-cell>
          <table:table-cell table:formula="of:=[.H544]-[.H543]" office:value-type="float" office:value="915.648125000007" calcext:value-type="float">
            <text:p>915.648125000007</text:p>
          </table:table-cell>
          <table:table-cell table:formula="of:=[.I544]/[.$E$529]*100" office:value-type="float" office:value="0.533750000000004" calcext:value-type="float">
            <text:p>0.533750000000004</text:p>
          </table:table-cell>
        </table:table-row>
        <table:table-row table:style-name="ro1">
          <table:table-cell office:value-type="float" office:value="1.83833333333333" calcext:value-type="float">
            <text:p>1.83833333333333</text:p>
          </table:table-cell>
          <table:table-cell office:value-type="float" office:value="41.70625" calcext:value-type="float">
            <text:p>41.70625</text:p>
          </table:table-cell>
          <table:table-cell table:number-columns-repeated="2"/>
          <table:table-cell office:value-type="string" calcext:value-type="string">
            <text:p>&gt; 11.88</text:p>
          </table:table-cell>
          <table:table-cell office:value-type="float" office:value="230.979166666667" calcext:value-type="float">
            <text:p>230.979166666667</text:p>
          </table:table-cell>
          <table:table-cell office:value-type="float" office:value="1" calcext:value-type="float">
            <text:p>1</text:p>
          </table:table-cell>
          <table:table-cell table:formula="of:=[.G545]*[.$E$529]" office:value-type="float" office:value="171550" calcext:value-type="float">
            <text:p>171550</text:p>
          </table:table-cell>
          <table:table-cell table:formula="of:=[.H545]-[.H544]" office:value-type="float" office:value="1715.5" calcext:value-type="float">
            <text:p>1715.5</text:p>
          </table:table-cell>
          <table:table-cell table:formula="of:=[.I545]/[.$E$529]*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0458333333334" calcext:value-type="float">
            <text:p>1.90458333333334</text:p>
          </table:table-cell>
          <table:table-cell office:value-type="float" office:value="43.34125" calcext:value-type="float">
            <text:p>43.34125</text:p>
          </table:table-cell>
          <table:table-cell table:number-columns-repeated="8"/>
        </table:table-row>
        <table:table-row table:style-name="ro1">
          <table:table-cell office:value-type="float" office:value="1.97270833333333" calcext:value-type="float">
            <text:p>1.97270833333333</text:p>
          </table:table-cell>
          <table:table-cell office:value-type="float" office:value="44.8458333333334" calcext:value-type="float">
            <text:p>44.8458333333334</text:p>
          </table:table-cell>
          <table:table-cell table:number-columns-repeated="8"/>
        </table:table-row>
        <table:table-row table:style-name="ro1">
          <table:table-cell office:value-type="float" office:value="2.04458333333333" calcext:value-type="float">
            <text:p>2.04458333333333</text:p>
          </table:table-cell>
          <table:table-cell office:value-type="float" office:value="46.2722916666666" calcext:value-type="float">
            <text:p>46.2722916666666</text:p>
          </table:table-cell>
          <table:table-cell table:number-columns-repeated="8"/>
        </table:table-row>
        <table:table-row table:style-name="ro1">
          <table:table-cell office:value-type="float" office:value="2.11645833333333" calcext:value-type="float">
            <text:p>2.11645833333333</text:p>
          </table:table-cell>
          <table:table-cell office:value-type="float" office:value="47.7014583333334" calcext:value-type="float">
            <text:p>47.7014583333334</text:p>
          </table:table-cell>
          <table:table-cell table:number-columns-repeated="8"/>
        </table:table-row>
        <table:table-row table:style-name="ro1">
          <table:table-cell office:value-type="float" office:value="2.19020833333333" calcext:value-type="float">
            <text:p>2.19020833333333</text:p>
          </table:table-cell>
          <table:table-cell office:value-type="float" office:value="49.386875" calcext:value-type="float">
            <text:p>49.386875</text:p>
          </table:table-cell>
          <table:table-cell table:number-columns-repeated="8"/>
        </table:table-row>
        <table:table-row table:style-name="ro1">
          <table:table-cell office:value-type="float" office:value="2.27708333333333" calcext:value-type="float">
            <text:p>2.27708333333333</text:p>
          </table:table-cell>
          <table:table-cell office:value-type="float" office:value="51.4289583333334" calcext:value-type="float">
            <text:p>51.4289583333334</text:p>
          </table:table-cell>
          <table:table-cell table:number-columns-repeated="8"/>
        </table:table-row>
        <table:table-row table:style-name="ro1">
          <table:table-cell office:value-type="float" office:value="2.36583333333333" calcext:value-type="float">
            <text:p>2.36583333333333</text:p>
          </table:table-cell>
          <table:table-cell office:value-type="float" office:value="53.7658333333333" calcext:value-type="float">
            <text:p>53.7658333333333</text:p>
          </table:table-cell>
          <table:table-cell table:number-columns-repeated="8"/>
        </table:table-row>
        <table:table-row table:style-name="ro1">
          <table:table-cell office:value-type="float" office:value="2.45833333333333" calcext:value-type="float">
            <text:p>2.45833333333333</text:p>
          </table:table-cell>
          <table:table-cell office:value-type="float" office:value="56.409375" calcext:value-type="float">
            <text:p>56.409375</text:p>
          </table:table-cell>
          <table:table-cell table:number-columns-repeated="8"/>
        </table:table-row>
        <table:table-row table:style-name="ro1">
          <table:table-cell office:value-type="float" office:value="2.55833333333333" calcext:value-type="float">
            <text:p>2.55833333333333</text:p>
          </table:table-cell>
          <table:table-cell office:value-type="float" office:value="59.3197916666666" calcext:value-type="float">
            <text:p>59.3197916666666</text:p>
          </table:table-cell>
          <table:table-cell table:number-columns-repeated="8"/>
        </table:table-row>
        <table:table-row table:style-name="ro1">
          <table:table-cell office:value-type="float" office:value="2.65833333333333" calcext:value-type="float">
            <text:p>2.65833333333333</text:p>
          </table:table-cell>
          <table:table-cell office:value-type="float" office:value="62.26125" calcext:value-type="float">
            <text:p>62.26125</text:p>
          </table:table-cell>
          <table:table-cell table:number-columns-repeated="8"/>
        </table:table-row>
        <table:table-row table:style-name="ro1">
          <table:table-cell office:value-type="float" office:value="2.75833333333333" calcext:value-type="float">
            <text:p>2.75833333333333</text:p>
          </table:table-cell>
          <table:table-cell office:value-type="float" office:value="64.9152083333334" calcext:value-type="float">
            <text:p>64.9152083333334</text:p>
          </table:table-cell>
          <table:table-cell table:number-columns-repeated="8"/>
        </table:table-row>
        <table:table-row table:style-name="ro1">
          <table:table-cell office:value-type="float" office:value="2.85833333333333" calcext:value-type="float">
            <text:p>2.85833333333333</text:p>
          </table:table-cell>
          <table:table-cell office:value-type="float" office:value="67.3264583333333" calcext:value-type="float">
            <text:p>67.3264583333333</text:p>
          </table:table-cell>
          <table:table-cell table:number-columns-repeated="8"/>
        </table:table-row>
        <table:table-row table:style-name="ro1">
          <table:table-cell office:value-type="float" office:value="2.95833333333333" calcext:value-type="float">
            <text:p>2.95833333333333</text:p>
          </table:table-cell>
          <table:table-cell office:value-type="float" office:value="69.4533333333334" calcext:value-type="float">
            <text:p>69.4533333333334</text:p>
          </table:table-cell>
          <table:table-cell table:number-columns-repeated="8"/>
        </table:table-row>
        <table:table-row table:style-name="ro1">
          <table:table-cell office:value-type="float" office:value="3.05833333333333" calcext:value-type="float">
            <text:p>3.05833333333333</text:p>
          </table:table-cell>
          <table:table-cell office:value-type="float" office:value="71.2597916666666" calcext:value-type="float">
            <text:p>71.2597916666666</text:p>
          </table:table-cell>
          <table:table-cell table:number-columns-repeated="8"/>
        </table:table-row>
        <table:table-row table:style-name="ro1">
          <table:table-cell office:value-type="float" office:value="3.15833333333333" calcext:value-type="float">
            <text:p>3.15833333333333</text:p>
          </table:table-cell>
          <table:table-cell office:value-type="float" office:value="72.7958333333333" calcext:value-type="float">
            <text:p>72.7958333333333</text:p>
          </table:table-cell>
          <table:table-cell table:number-columns-repeated="8"/>
        </table:table-row>
        <table:table-row table:style-name="ro1">
          <table:table-cell office:value-type="float" office:value="3.25833333333333" calcext:value-type="float">
            <text:p>3.25833333333333</text:p>
          </table:table-cell>
          <table:table-cell office:value-type="float" office:value="74.1808333333333" calcext:value-type="float">
            <text:p>74.1808333333333</text:p>
          </table:table-cell>
          <table:table-cell table:number-columns-repeated="8"/>
        </table:table-row>
        <table:table-row table:style-name="ro1">
          <table:table-cell office:value-type="float" office:value="3.35833333333333" calcext:value-type="float">
            <text:p>3.35833333333333</text:p>
          </table:table-cell>
          <table:table-cell office:value-type="float" office:value="75.4045833333333" calcext:value-type="float">
            <text:p>75.4045833333333</text:p>
          </table:table-cell>
          <table:table-cell table:number-columns-repeated="8"/>
        </table:table-row>
        <table:table-row table:style-name="ro1">
          <table:table-cell office:value-type="float" office:value="3.45833333333333" calcext:value-type="float">
            <text:p>3.45833333333333</text:p>
          </table:table-cell>
          <table:table-cell office:value-type="float" office:value="76.52" calcext:value-type="float">
            <text:p>76.52</text:p>
          </table:table-cell>
          <table:table-cell table:number-columns-repeated="8"/>
        </table:table-row>
        <table:table-row table:style-name="ro1">
          <table:table-cell office:value-type="float" office:value="3.55833333333333" calcext:value-type="float">
            <text:p>3.55833333333333</text:p>
          </table:table-cell>
          <table:table-cell office:value-type="float" office:value="77.563125" calcext:value-type="float">
            <text:p>77.563125</text:p>
          </table:table-cell>
          <table:table-cell table:number-columns-repeated="8"/>
        </table:table-row>
        <table:table-row table:style-name="ro1">
          <table:table-cell office:value-type="float" office:value="3.65833333333333" calcext:value-type="float">
            <text:p>3.65833333333333</text:p>
          </table:table-cell>
          <table:table-cell office:value-type="float" office:value="78.5097916666666" calcext:value-type="float">
            <text:p>78.5097916666666</text:p>
          </table:table-cell>
          <table:table-cell table:number-columns-repeated="8"/>
        </table:table-row>
        <table:table-row table:style-name="ro1">
          <table:table-cell office:value-type="float" office:value="3.75833333333333" calcext:value-type="float">
            <text:p>3.75833333333333</text:p>
          </table:table-cell>
          <table:table-cell office:value-type="float" office:value="79.4114583333333" calcext:value-type="float">
            <text:p>79.4114583333333</text:p>
          </table:table-cell>
          <table:table-cell table:number-columns-repeated="8"/>
        </table:table-row>
        <table:table-row table:style-name="ro1">
          <table:table-cell office:value-type="float" office:value="3.85833333333333" calcext:value-type="float">
            <text:p>3.85833333333333</text:p>
          </table:table-cell>
          <table:table-cell office:value-type="float" office:value="80.285" calcext:value-type="float">
            <text:p>80.285</text:p>
          </table:table-cell>
          <table:table-cell table:number-columns-repeated="8"/>
        </table:table-row>
        <table:table-row table:style-name="ro1">
          <table:table-cell office:value-type="float" office:value="3.95833333333333" calcext:value-type="float">
            <text:p>3.95833333333333</text:p>
          </table:table-cell>
          <table:table-cell office:value-type="float" office:value="81.12" calcext:value-type="float">
            <text:p>81.12</text:p>
          </table:table-cell>
          <table:table-cell table:number-columns-repeated="8"/>
        </table:table-row>
        <table:table-row table:style-name="ro1">
          <table:table-cell office:value-type="float" office:value="4.05833333333334" calcext:value-type="float">
            <text:p>4.05833333333334</text:p>
          </table:table-cell>
          <table:table-cell office:value-type="float" office:value="81.93" calcext:value-type="float">
            <text:p>81.93</text:p>
          </table:table-cell>
          <table:table-cell table:number-columns-repeated="8"/>
        </table:table-row>
        <table:table-row table:style-name="ro1">
          <table:table-cell office:value-type="float" office:value="4.15833333333334" calcext:value-type="float">
            <text:p>4.15833333333334</text:p>
          </table:table-cell>
          <table:table-cell office:value-type="float" office:value="82.6864583333333" calcext:value-type="float">
            <text:p>82.6864583333333</text:p>
          </table:table-cell>
          <table:table-cell table:number-columns-repeated="8"/>
        </table:table-row>
        <table:table-row table:style-name="ro1">
          <table:table-cell office:value-type="float" office:value="4.25833333333333" calcext:value-type="float">
            <text:p>4.25833333333333</text:p>
          </table:table-cell>
          <table:table-cell office:value-type="float" office:value="83.4125" calcext:value-type="float">
            <text:p>83.4125</text:p>
          </table:table-cell>
          <table:table-cell table:number-columns-repeated="8"/>
        </table:table-row>
        <table:table-row table:style-name="ro1">
          <table:table-cell office:value-type="float" office:value="4.35833333333333" calcext:value-type="float">
            <text:p>4.35833333333333</text:p>
          </table:table-cell>
          <table:table-cell office:value-type="float" office:value="84.1097916666667" calcext:value-type="float">
            <text:p>84.1097916666667</text:p>
          </table:table-cell>
          <table:table-cell table:number-columns-repeated="8"/>
        </table:table-row>
        <table:table-row table:style-name="ro1">
          <table:table-cell office:value-type="float" office:value="4.45833333333334" calcext:value-type="float">
            <text:p>4.45833333333334</text:p>
          </table:table-cell>
          <table:table-cell office:value-type="float" office:value="84.7683333333334" calcext:value-type="float">
            <text:p>84.7683333333334</text:p>
          </table:table-cell>
          <table:table-cell table:number-columns-repeated="8"/>
        </table:table-row>
        <table:table-row table:style-name="ro1">
          <table:table-cell office:value-type="float" office:value="4.55833333333334" calcext:value-type="float">
            <text:p>4.55833333333334</text:p>
          </table:table-cell>
          <table:table-cell office:value-type="float" office:value="85.3758333333333" calcext:value-type="float">
            <text:p>85.3758333333333</text:p>
          </table:table-cell>
          <table:table-cell table:number-columns-repeated="8"/>
        </table:table-row>
        <table:table-row table:style-name="ro1">
          <table:table-cell office:value-type="float" office:value="4.65833333333334" calcext:value-type="float">
            <text:p>4.65833333333334</text:p>
          </table:table-cell>
          <table:table-cell office:value-type="float" office:value="85.9677083333333" calcext:value-type="float">
            <text:p>85.9677083333333</text:p>
          </table:table-cell>
          <table:table-cell table:number-columns-repeated="8"/>
        </table:table-row>
        <table:table-row table:style-name="ro1">
          <table:table-cell office:value-type="float" office:value="4.75833333333333" calcext:value-type="float">
            <text:p>4.75833333333333</text:p>
          </table:table-cell>
          <table:table-cell office:value-type="float" office:value="86.510625" calcext:value-type="float">
            <text:p>86.510625</text:p>
          </table:table-cell>
          <table:table-cell table:number-columns-repeated="8"/>
        </table:table-row>
        <table:table-row table:style-name="ro1">
          <table:table-cell office:value-type="float" office:value="4.85833333333333" calcext:value-type="float">
            <text:p>4.85833333333333</text:p>
          </table:table-cell>
          <table:table-cell office:value-type="float" office:value="87.0402083333333" calcext:value-type="float">
            <text:p>87.0402083333333</text:p>
          </table:table-cell>
          <table:table-cell table:number-columns-repeated="8"/>
        </table:table-row>
        <table:table-row table:style-name="ro1">
          <table:table-cell office:value-type="float" office:value="4.95833333333334" calcext:value-type="float">
            <text:p>4.95833333333334</text:p>
          </table:table-cell>
          <table:table-cell office:value-type="float" office:value="87.5272916666667" calcext:value-type="float">
            <text:p>87.5272916666667</text:p>
          </table:table-cell>
          <table:table-cell table:number-columns-repeated="8"/>
        </table:table-row>
        <table:table-row table:style-name="ro1">
          <table:table-cell office:value-type="float" office:value="5.05833333333334" calcext:value-type="float">
            <text:p>5.05833333333334</text:p>
          </table:table-cell>
          <table:table-cell office:value-type="float" office:value="88.0170833333333" calcext:value-type="float">
            <text:p>88.0170833333333</text:p>
          </table:table-cell>
          <table:table-cell table:number-columns-repeated="8"/>
        </table:table-row>
        <table:table-row table:style-name="ro1">
          <table:table-cell office:value-type="float" office:value="5.15833333333334" calcext:value-type="float">
            <text:p>5.15833333333334</text:p>
          </table:table-cell>
          <table:table-cell office:value-type="float" office:value="88.4664583333334" calcext:value-type="float">
            <text:p>88.4664583333334</text:p>
          </table:table-cell>
          <table:table-cell table:number-columns-repeated="8"/>
        </table:table-row>
        <table:table-row table:style-name="ro1">
          <table:table-cell office:value-type="float" office:value="5.25833333333333" calcext:value-type="float">
            <text:p>5.25833333333333</text:p>
          </table:table-cell>
          <table:table-cell office:value-type="float" office:value="88.9058333333334" calcext:value-type="float">
            <text:p>88.9058333333334</text:p>
          </table:table-cell>
          <table:table-cell table:number-columns-repeated="8"/>
        </table:table-row>
        <table:table-row table:style-name="ro1">
          <table:table-cell office:value-type="float" office:value="5.35833333333333" calcext:value-type="float">
            <text:p>5.35833333333333</text:p>
          </table:table-cell>
          <table:table-cell office:value-type="float" office:value="89.339375" calcext:value-type="float">
            <text:p>89.339375</text:p>
          </table:table-cell>
          <table:table-cell table:number-columns-repeated="8"/>
        </table:table-row>
        <table:table-row table:style-name="ro1">
          <table:table-cell office:value-type="float" office:value="5.45833333333334" calcext:value-type="float">
            <text:p>5.45833333333334</text:p>
          </table:table-cell>
          <table:table-cell office:value-type="float" office:value="89.7629166666667" calcext:value-type="float">
            <text:p>89.7629166666667</text:p>
          </table:table-cell>
          <table:table-cell table:number-columns-repeated="8"/>
        </table:table-row>
        <table:table-row table:style-name="ro1">
          <table:table-cell office:value-type="float" office:value="5.55833333333334" calcext:value-type="float">
            <text:p>5.55833333333334</text:p>
          </table:table-cell>
          <table:table-cell office:value-type="float" office:value="90.1645833333333" calcext:value-type="float">
            <text:p>90.1645833333333</text:p>
          </table:table-cell>
          <table:table-cell table:number-columns-repeated="8"/>
        </table:table-row>
        <table:table-row table:style-name="ro1">
          <table:table-cell office:value-type="float" office:value="5.65833333333334" calcext:value-type="float">
            <text:p>5.65833333333334</text:p>
          </table:table-cell>
          <table:table-cell office:value-type="float" office:value="90.5587500000001" calcext:value-type="float">
            <text:p>90.5587500000001</text:p>
          </table:table-cell>
          <table:table-cell table:number-columns-repeated="8"/>
        </table:table-row>
        <table:table-row table:style-name="ro1">
          <table:table-cell office:value-type="float" office:value="5.75833333333333" calcext:value-type="float">
            <text:p>5.75833333333333</text:p>
          </table:table-cell>
          <table:table-cell office:value-type="float" office:value="90.9470833333334" calcext:value-type="float">
            <text:p>90.9470833333334</text:p>
          </table:table-cell>
          <table:table-cell table:number-columns-repeated="8"/>
        </table:table-row>
        <table:table-row table:style-name="ro1">
          <table:table-cell office:value-type="float" office:value="5.85833333333333" calcext:value-type="float">
            <text:p>5.85833333333333</text:p>
          </table:table-cell>
          <table:table-cell office:value-type="float" office:value="91.3150000000001" calcext:value-type="float">
            <text:p>91.3150000000001</text:p>
          </table:table-cell>
          <table:table-cell table:number-columns-repeated="8"/>
        </table:table-row>
        <table:table-row table:style-name="ro1">
          <table:table-cell office:value-type="float" office:value="5.95833333333334" calcext:value-type="float">
            <text:p>5.95833333333334</text:p>
          </table:table-cell>
          <table:table-cell office:value-type="float" office:value="91.681875" calcext:value-type="float">
            <text:p>91.681875</text:p>
          </table:table-cell>
          <table:table-cell table:number-columns-repeated="8"/>
        </table:table-row>
        <table:table-row table:style-name="ro1">
          <table:table-cell office:value-type="float" office:value="6.05833333333334" calcext:value-type="float">
            <text:p>6.05833333333334</text:p>
          </table:table-cell>
          <table:table-cell office:value-type="float" office:value="92.055625" calcext:value-type="float">
            <text:p>92.055625</text:p>
          </table:table-cell>
          <table:table-cell table:number-columns-repeated="8"/>
        </table:table-row>
        <table:table-row table:style-name="ro1">
          <table:table-cell office:value-type="float" office:value="6.15833333333334" calcext:value-type="float">
            <text:p>6.15833333333334</text:p>
          </table:table-cell>
          <table:table-cell office:value-type="float" office:value="92.4183333333334" calcext:value-type="float">
            <text:p>92.4183333333334</text:p>
          </table:table-cell>
          <table:table-cell table:number-columns-repeated="8"/>
        </table:table-row>
        <table:table-row table:style-name="ro1">
          <table:table-cell office:value-type="float" office:value="6.25833333333333" calcext:value-type="float">
            <text:p>6.25833333333333</text:p>
          </table:table-cell>
          <table:table-cell office:value-type="float" office:value="92.7820833333333" calcext:value-type="float">
            <text:p>92.7820833333333</text:p>
          </table:table-cell>
          <table:table-cell table:number-columns-repeated="8"/>
        </table:table-row>
        <table:table-row table:style-name="ro1">
          <table:table-cell office:value-type="float" office:value="6.35833333333333" calcext:value-type="float">
            <text:p>6.35833333333333</text:p>
          </table:table-cell>
          <table:table-cell office:value-type="float" office:value="93.1285416666667" calcext:value-type="float">
            <text:p>93.1285416666667</text:p>
          </table:table-cell>
          <table:table-cell table:number-columns-repeated="8"/>
        </table:table-row>
        <table:table-row table:style-name="ro1">
          <table:table-cell office:value-type="float" office:value="6.45833333333334" calcext:value-type="float">
            <text:p>6.45833333333334</text:p>
          </table:table-cell>
          <table:table-cell office:value-type="float" office:value="93.4825" calcext:value-type="float">
            <text:p>93.4825</text:p>
          </table:table-cell>
          <table:table-cell table:number-columns-repeated="8"/>
        </table:table-row>
        <table:table-row table:style-name="ro1">
          <table:table-cell office:value-type="float" office:value="6.55833333333334" calcext:value-type="float">
            <text:p>6.55833333333334</text:p>
          </table:table-cell>
          <table:table-cell office:value-type="float" office:value="93.8183333333334" calcext:value-type="float">
            <text:p>93.8183333333334</text:p>
          </table:table-cell>
          <table:table-cell table:number-columns-repeated="8"/>
        </table:table-row>
        <table:table-row table:style-name="ro1">
          <table:table-cell office:value-type="float" office:value="6.65833333333334" calcext:value-type="float">
            <text:p>6.65833333333334</text:p>
          </table:table-cell>
          <table:table-cell office:value-type="float" office:value="94.1404166666667" calcext:value-type="float">
            <text:p>94.1404166666667</text:p>
          </table:table-cell>
          <table:table-cell table:number-columns-repeated="8"/>
        </table:table-row>
        <table:table-row table:style-name="ro1">
          <table:table-cell office:value-type="float" office:value="6.75833333333333" calcext:value-type="float">
            <text:p>6.75833333333333</text:p>
          </table:table-cell>
          <table:table-cell office:value-type="float" office:value="94.445" calcext:value-type="float">
            <text:p>94.445</text:p>
          </table:table-cell>
          <table:table-cell table:number-columns-repeated="8"/>
        </table:table-row>
        <table:table-row table:style-name="ro1">
          <table:table-cell office:value-type="float" office:value="6.85833333333333" calcext:value-type="float">
            <text:p>6.85833333333333</text:p>
          </table:table-cell>
          <table:table-cell office:value-type="float" office:value="94.7447916666667" calcext:value-type="float">
            <text:p>94.7447916666667</text:p>
          </table:table-cell>
          <table:table-cell table:number-columns-repeated="8"/>
        </table:table-row>
        <table:table-row table:style-name="ro1">
          <table:table-cell office:value-type="float" office:value="6.95833333333334" calcext:value-type="float">
            <text:p>6.95833333333334</text:p>
          </table:table-cell>
          <table:table-cell office:value-type="float" office:value="95.0297916666667" calcext:value-type="float">
            <text:p>95.0297916666667</text:p>
          </table:table-cell>
          <table:table-cell table:number-columns-repeated="8"/>
        </table:table-row>
        <table:table-row table:style-name="ro1">
          <table:table-cell office:value-type="float" office:value="7.05833333333334" calcext:value-type="float">
            <text:p>7.05833333333334</text:p>
          </table:table-cell>
          <table:table-cell office:value-type="float" office:value="95.303125" calcext:value-type="float">
            <text:p>95.303125</text:p>
          </table:table-cell>
          <table:table-cell table:number-columns-repeated="8"/>
        </table:table-row>
        <table:table-row table:style-name="ro1">
          <table:table-cell office:value-type="float" office:value="7.15833333333334" calcext:value-type="float">
            <text:p>7.15833333333334</text:p>
          </table:table-cell>
          <table:table-cell office:value-type="float" office:value="95.5808333333333" calcext:value-type="float">
            <text:p>95.5808333333333</text:p>
          </table:table-cell>
          <table:table-cell table:number-columns-repeated="8"/>
        </table:table-row>
        <table:table-row table:style-name="ro1">
          <table:table-cell office:value-type="float" office:value="7.25833333333333" calcext:value-type="float">
            <text:p>7.25833333333333</text:p>
          </table:table-cell>
          <table:table-cell office:value-type="float" office:value="95.8252083333333" calcext:value-type="float">
            <text:p>95.8252083333333</text:p>
          </table:table-cell>
          <table:table-cell table:number-columns-repeated="8"/>
        </table:table-row>
        <table:table-row table:style-name="ro1">
          <table:table-cell office:value-type="float" office:value="7.35833333333333" calcext:value-type="float">
            <text:p>7.35833333333333</text:p>
          </table:table-cell>
          <table:table-cell office:value-type="float" office:value="96.0520833333333" calcext:value-type="float">
            <text:p>96.0520833333333</text:p>
          </table:table-cell>
          <table:table-cell table:number-columns-repeated="8"/>
        </table:table-row>
        <table:table-row table:style-name="ro1">
          <table:table-cell office:value-type="float" office:value="7.45833333333333" calcext:value-type="float">
            <text:p>7.45833333333333</text:p>
          </table:table-cell>
          <table:table-cell office:value-type="float" office:value="96.275" calcext:value-type="float">
            <text:p>96.275</text:p>
          </table:table-cell>
          <table:table-cell table:number-columns-repeated="8"/>
        </table:table-row>
        <table:table-row table:style-name="ro1">
          <table:table-cell office:value-type="float" office:value="7.55833333333334" calcext:value-type="float">
            <text:p>7.55833333333334</text:p>
          </table:table-cell>
          <table:table-cell office:value-type="float" office:value="96.4854166666667" calcext:value-type="float">
            <text:p>96.4854166666667</text:p>
          </table:table-cell>
          <table:table-cell table:number-columns-repeated="8"/>
        </table:table-row>
        <table:table-row table:style-name="ro1">
          <table:table-cell office:value-type="float" office:value="7.65833333333334" calcext:value-type="float">
            <text:p>7.65833333333334</text:p>
          </table:table-cell>
          <table:table-cell office:value-type="float" office:value="96.69375" calcext:value-type="float">
            <text:p>96.69375</text:p>
          </table:table-cell>
          <table:table-cell table:number-columns-repeated="8"/>
        </table:table-row>
        <table:table-row table:style-name="ro1">
          <table:table-cell office:value-type="float" office:value="7.75833333333333" calcext:value-type="float">
            <text:p>7.75833333333333</text:p>
          </table:table-cell>
          <table:table-cell office:value-type="float" office:value="96.888125" calcext:value-type="float">
            <text:p>96.888125</text:p>
          </table:table-cell>
          <table:table-cell table:number-columns-repeated="8"/>
        </table:table-row>
        <table:table-row table:style-name="ro1">
          <table:table-cell office:value-type="float" office:value="7.85833333333333" calcext:value-type="float">
            <text:p>7.85833333333333</text:p>
          </table:table-cell>
          <table:table-cell office:value-type="float" office:value="97.061875" calcext:value-type="float">
            <text:p>97.061875</text:p>
          </table:table-cell>
          <table:table-cell table:number-columns-repeated="8"/>
        </table:table-row>
        <table:table-row table:style-name="ro1">
          <table:table-cell office:value-type="float" office:value="7.95833333333333" calcext:value-type="float">
            <text:p>7.95833333333333</text:p>
          </table:table-cell>
          <table:table-cell office:value-type="float" office:value="97.2279166666667" calcext:value-type="float">
            <text:p>97.2279166666667</text:p>
          </table:table-cell>
          <table:table-cell table:number-columns-repeated="8"/>
        </table:table-row>
        <table:table-row table:style-name="ro1">
          <table:table-cell office:value-type="float" office:value="8.05833333333334" calcext:value-type="float">
            <text:p>8.05833333333334</text:p>
          </table:table-cell>
          <table:table-cell office:value-type="float" office:value="97.3802083333333" calcext:value-type="float">
            <text:p>97.3802083333333</text:p>
          </table:table-cell>
          <table:table-cell table:number-columns-repeated="8"/>
        </table:table-row>
        <table:table-row table:style-name="ro1">
          <table:table-cell office:value-type="float" office:value="8.15833333333334" calcext:value-type="float">
            <text:p>8.15833333333334</text:p>
          </table:table-cell>
          <table:table-cell office:value-type="float" office:value="97.52625" calcext:value-type="float">
            <text:p>97.52625</text:p>
          </table:table-cell>
          <table:table-cell table:number-columns-repeated="8"/>
        </table:table-row>
        <table:table-row table:style-name="ro1">
          <table:table-cell office:value-type="float" office:value="8.25833333333333" calcext:value-type="float">
            <text:p>8.25833333333333</text:p>
          </table:table-cell>
          <table:table-cell office:value-type="float" office:value="97.6625" calcext:value-type="float">
            <text:p>97.6625</text:p>
          </table:table-cell>
          <table:table-cell table:number-columns-repeated="8"/>
        </table:table-row>
        <table:table-row table:style-name="ro1">
          <table:table-cell office:value-type="float" office:value="8.35833333333333" calcext:value-type="float">
            <text:p>8.35833333333333</text:p>
          </table:table-cell>
          <table:table-cell office:value-type="float" office:value="97.7897916666666" calcext:value-type="float">
            <text:p>97.7897916666666</text:p>
          </table:table-cell>
          <table:table-cell table:number-columns-repeated="8"/>
        </table:table-row>
        <table:table-row table:style-name="ro1">
          <table:table-cell office:value-type="float" office:value="8.45833333333333" calcext:value-type="float">
            <text:p>8.45833333333333</text:p>
          </table:table-cell>
          <table:table-cell office:value-type="float" office:value="97.9077083333334" calcext:value-type="float">
            <text:p>97.9077083333334</text:p>
          </table:table-cell>
          <table:table-cell table:number-columns-repeated="8"/>
        </table:table-row>
        <table:table-row table:style-name="ro1">
          <table:table-cell office:value-type="float" office:value="8.55833333333334" calcext:value-type="float">
            <text:p>8.55833333333334</text:p>
          </table:table-cell>
          <table:table-cell office:value-type="float" office:value="98.01875" calcext:value-type="float">
            <text:p>98.01875</text:p>
          </table:table-cell>
          <table:table-cell table:number-columns-repeated="8"/>
        </table:table-row>
        <table:table-row table:style-name="ro1">
          <table:table-cell office:value-type="float" office:value="8.65833333333334" calcext:value-type="float">
            <text:p>8.65833333333334</text:p>
          </table:table-cell>
          <table:table-cell office:value-type="float" office:value="98.12125" calcext:value-type="float">
            <text:p>98.12125</text:p>
          </table:table-cell>
          <table:table-cell table:number-columns-repeated="8"/>
        </table:table-row>
        <table:table-row table:style-name="ro1">
          <table:table-cell office:value-type="float" office:value="8.76250000000001" calcext:value-type="float">
            <text:p>8.76250000000001</text:p>
          </table:table-cell>
          <table:table-cell office:value-type="float" office:value="98.2135416666667" calcext:value-type="float">
            <text:p>98.2135416666667</text:p>
          </table:table-cell>
          <table:table-cell table:number-columns-repeated="8"/>
        </table:table-row>
        <table:table-row table:style-name="ro1">
          <table:table-cell office:value-type="float" office:value="8.8625" calcext:value-type="float">
            <text:p>8.8625</text:p>
          </table:table-cell>
          <table:table-cell office:value-type="float" office:value="98.2954166666667" calcext:value-type="float">
            <text:p>98.2954166666667</text:p>
          </table:table-cell>
          <table:table-cell table:number-columns-repeated="8"/>
        </table:table-row>
        <table:table-row table:style-name="ro1">
          <table:table-cell office:value-type="float" office:value="8.9625" calcext:value-type="float">
            <text:p>8.9625</text:p>
          </table:table-cell>
          <table:table-cell office:value-type="float" office:value="98.3810416666666" calcext:value-type="float">
            <text:p>98.3810416666666</text:p>
          </table:table-cell>
          <table:table-cell table:number-columns-repeated="8"/>
        </table:table-row>
        <table:table-row table:style-name="ro1">
          <table:table-cell office:value-type="float" office:value="9.0625" calcext:value-type="float">
            <text:p>9.0625</text:p>
          </table:table-cell>
          <table:table-cell office:value-type="float" office:value="98.46625" calcext:value-type="float">
            <text:p>98.46625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57" calcext:value-type="float">
            <text:p>98.57</text:p>
          </table:table-cell>
          <table:table-cell table:number-columns-repeated="8"/>
        </table:table-row>
        <table:table-row table:style-name="ro1">
          <table:table-cell office:value-type="float" office:value="9.59999999999998" calcext:value-type="float">
            <text:p>9.59999999999998</text:p>
          </table:table-cell>
          <table:table-cell office:value-type="float" office:value="98.7004166666667" calcext:value-type="float">
            <text:p>98.7004166666667</text:p>
          </table:table-cell>
          <table:table-cell table:number-columns-repeated="8"/>
        </table:table-row>
        <table:table-row table:style-name="ro1">
          <table:table-cell office:value-type="float" office:value="10.1125" calcext:value-type="float">
            <text:p>10.1125</text:p>
          </table:table-cell>
          <table:table-cell office:value-type="float" office:value="98.8095833333334" calcext:value-type="float">
            <text:p>98.8095833333334</text:p>
          </table:table-cell>
          <table:table-cell table:number-columns-repeated="8"/>
        </table:table-row>
        <table:table-row table:style-name="ro1">
          <table:table-cell office:value-type="float" office:value="10.6645833333334" calcext:value-type="float">
            <text:p>10.6645833333334</text:p>
          </table:table-cell>
          <table:table-cell office:value-type="float" office:value="98.9139583333333" calcext:value-type="float">
            <text:p>98.9139583333333</text:p>
          </table:table-cell>
          <table:table-cell table:number-columns-repeated="8"/>
        </table:table-row>
        <table:table-row table:style-name="ro1">
          <table:table-cell office:value-type="float" office:value="11.2708333333334" calcext:value-type="float">
            <text:p>11.2708333333334</text:p>
          </table:table-cell>
          <table:table-cell office:value-type="float" office:value="98.9929166666667" calcext:value-type="float">
            <text:p>98.9929166666667</text:p>
          </table:table-cell>
          <table:table-cell table:number-columns-repeated="8"/>
        </table:table-row>
        <table:table-row table:style-name="ro1">
          <table:table-cell office:value-type="float" office:value="11.8770833333334" calcext:value-type="float">
            <text:p>11.8770833333334</text:p>
          </table:table-cell>
          <table:table-cell office:value-type="float" office:value="99.0695833333334" calcext:value-type="float">
            <text:p>99.0695833333334</text:p>
          </table:table-cell>
          <table:table-cell table:number-columns-repeated="8"/>
        </table:table-row>
        <table:table-row table:style-name="ro1">
          <table:table-cell office:value-type="float" office:value="12.5229166666667" calcext:value-type="float">
            <text:p>12.5229166666667</text:p>
          </table:table-cell>
          <table:table-cell office:value-type="float" office:value="99.140625" calcext:value-type="float">
            <text:p>99.140625</text:p>
          </table:table-cell>
          <table:table-cell table:number-columns-repeated="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99.1983333333334" calcext:value-type="float">
            <text:p>99.1983333333334</text:p>
          </table:table-cell>
          <table:table-cell table:number-columns-repeated="8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99.2472916666667" calcext:value-type="float">
            <text:p>99.2472916666667</text:p>
          </table:table-cell>
          <table:table-cell table:number-columns-repeated="8"/>
        </table:table-row>
        <table:table-row table:style-name="ro1">
          <table:table-cell office:value-type="float" office:value="14.5333333333334" calcext:value-type="float">
            <text:p>14.5333333333334</text:p>
          </table:table-cell>
          <table:table-cell office:value-type="float" office:value="99.2904166666667" calcext:value-type="float">
            <text:p>99.2904166666667</text:p>
          </table:table-cell>
          <table:table-cell table:number-columns-repeated="8"/>
        </table:table-row>
        <table:table-row table:style-name="ro1">
          <table:table-cell office:value-type="float" office:value="15.3833333333334" calcext:value-type="float">
            <text:p>15.3833333333334</text:p>
          </table:table-cell>
          <table:table-cell office:value-type="float" office:value="99.330625" calcext:value-type="float">
            <text:p>99.330625</text:p>
          </table:table-cell>
          <table:table-cell table:number-columns-repeated="8"/>
        </table:table-row>
        <table:table-row table:style-name="ro1">
          <table:table-cell office:value-type="float" office:value="16.3583333333333" calcext:value-type="float">
            <text:p>16.3583333333333</text:p>
          </table:table-cell>
          <table:table-cell office:value-type="float" office:value="99.3614583333334" calcext:value-type="float">
            <text:p>99.3614583333334</text:p>
          </table:table-cell>
          <table:table-cell table:number-columns-repeated="8"/>
        </table:table-row>
        <table:table-row table:style-name="ro1">
          <table:table-cell office:value-type="float" office:value="17.4375" calcext:value-type="float">
            <text:p>17.4375</text:p>
          </table:table-cell>
          <table:table-cell office:value-type="float" office:value="99.39125" calcext:value-type="float">
            <text:p>99.39125</text:p>
          </table:table-cell>
          <table:table-cell table:number-columns-repeated="8"/>
        </table:table-row>
        <table:table-row table:style-name="ro1">
          <table:table-cell office:value-type="float" office:value="19.3708333333333" calcext:value-type="float">
            <text:p>19.3708333333333</text:p>
          </table:table-cell>
          <table:table-cell office:value-type="float" office:value="99.4158333333333" calcext:value-type="float">
            <text:p>99.4158333333333</text:p>
          </table:table-cell>
          <table:table-cell table:number-columns-repeated="8"/>
        </table:table-row>
        <table:table-row table:style-name="ro1">
          <table:table-cell office:value-type="float" office:value="22.575" calcext:value-type="float">
            <text:p>22.575</text:p>
          </table:table-cell>
          <table:table-cell office:value-type="float" office:value="99.4408333333333" calcext:value-type="float">
            <text:p>99.4408333333333</text:p>
          </table:table-cell>
          <table:table-cell table:number-columns-repeated="8"/>
        </table:table-row>
        <table:table-row table:style-name="ro1">
          <table:table-cell office:value-type="float" office:value="28.78125" calcext:value-type="float">
            <text:p>28.78125</text:p>
          </table:table-cell>
          <table:table-cell office:value-type="float" office:value="99.464375" calcext:value-type="float">
            <text:p>99.464375</text:p>
          </table:table-cell>
          <table:table-cell table:number-columns-repeated="8"/>
        </table:table-row>
        <table:table-row table:style-name="ro1">
          <table:table-cell office:value-type="float" office:value="34.09375" calcext:value-type="float">
            <text:p>34.09375</text:p>
          </table:table-cell>
          <table:table-cell office:value-type="float" office:value="99.488125" calcext:value-type="float">
            <text:p>99.488125</text:p>
          </table:table-cell>
          <table:table-cell table:number-columns-repeated="8"/>
        </table:table-row>
        <table:table-row table:style-name="ro1">
          <table:table-cell office:value-type="float" office:value="50.66875" calcext:value-type="float">
            <text:p>50.66875</text:p>
          </table:table-cell>
          <table:table-cell office:value-type="float" office:value="99.5189583333334" calcext:value-type="float">
            <text:p>99.5189583333334</text:p>
          </table:table-cell>
          <table:table-cell table:number-columns-repeated="8"/>
        </table:table-row>
        <table:table-row table:style-name="ro1">
          <table:table-cell office:value-type="float" office:value="62.6375" calcext:value-type="float">
            <text:p>62.6375</text:p>
          </table:table-cell>
          <table:table-cell office:value-type="float" office:value="99.5435416666667" calcext:value-type="float">
            <text:p>99.5435416666667</text:p>
          </table:table-cell>
          <table:table-cell table:number-columns-repeated="8"/>
        </table:table-row>
        <table:table-row table:style-name="ro1">
          <table:table-cell office:value-type="float" office:value="66.4395833333334" calcext:value-type="float">
            <text:p>66.4395833333334</text:p>
          </table:table-cell>
          <table:table-cell office:value-type="float" office:value="99.5695833333334" calcext:value-type="float">
            <text:p>99.5695833333334</text:p>
          </table:table-cell>
          <table:table-cell table:number-columns-repeated="8"/>
        </table:table-row>
        <table:table-row table:style-name="ro1">
          <table:table-cell office:value-type="float" office:value="63.10625" calcext:value-type="float">
            <text:p>63.10625</text:p>
          </table:table-cell>
          <table:table-cell office:value-type="float" office:value="99.6036666666667" calcext:value-type="float">
            <text:p>99.6036666666667</text:p>
          </table:table-cell>
          <table:table-cell table:number-columns-repeated="8"/>
        </table:table-row>
        <table:table-row table:style-name="ro1">
          <table:table-cell office:value-type="float" office:value="70.625" calcext:value-type="float">
            <text:p>70.625</text:p>
          </table:table-cell>
          <table:table-cell office:value-type="float" office:value="99.6427083333333" calcext:value-type="float">
            <text:p>99.6427083333333</text:p>
          </table:table-cell>
          <table:table-cell table:number-columns-repeated="8"/>
        </table:table-row>
        <table:table-row table:style-name="ro1">
          <table:table-cell office:value-type="float" office:value="71.0958333333334" calcext:value-type="float">
            <text:p>71.0958333333334</text:p>
          </table:table-cell>
          <table:table-cell office:value-type="float" office:value="99.6716666666667" calcext:value-type="float">
            <text:p>99.6716666666667</text:p>
          </table:table-cell>
          <table:table-cell table:number-columns-repeated="8"/>
        </table:table-row>
        <table:table-row table:style-name="ro1">
          <table:table-cell office:value-type="float" office:value="71.5833333333333" calcext:value-type="float">
            <text:p>71.5833333333333</text:p>
          </table:table-cell>
          <table:table-cell office:value-type="float" office:value="99.704375" calcext:value-type="float">
            <text:p>99.704375</text:p>
          </table:table-cell>
          <table:table-cell table:number-columns-repeated="8"/>
        </table:table-row>
        <table:table-row table:style-name="ro1">
          <table:table-cell office:value-type="float" office:value="72.1041666666667" calcext:value-type="float">
            <text:p>72.1041666666667</text:p>
          </table:table-cell>
          <table:table-cell office:value-type="float" office:value="99.734375" calcext:value-type="float">
            <text:p>99.734375</text:p>
          </table:table-cell>
          <table:table-cell table:number-columns-repeated="8"/>
        </table:table-row>
        <table:table-row table:style-name="ro1">
          <table:table-cell office:value-type="float" office:value="72.6875" calcext:value-type="float">
            <text:p>72.6875</text:p>
          </table:table-cell>
          <table:table-cell office:value-type="float" office:value="99.7566666666667" calcext:value-type="float">
            <text:p>99.7566666666667</text:p>
          </table:table-cell>
          <table:table-cell table:number-columns-repeated="8"/>
        </table:table-row>
        <table:table-row table:style-name="ro1">
          <table:table-cell office:value-type="float" office:value="73.2291666666667" calcext:value-type="float">
            <text:p>73.2291666666667</text:p>
          </table:table-cell>
          <table:table-cell office:value-type="float" office:value="99.7745833333333" calcext:value-type="float">
            <text:p>99.7745833333333</text:p>
          </table:table-cell>
          <table:table-cell table:number-columns-repeated="8"/>
        </table:table-row>
        <table:table-row table:style-name="ro1">
          <table:table-cell office:value-type="float" office:value="73.75" calcext:value-type="float">
            <text:p>73.75</text:p>
          </table:table-cell>
          <table:table-cell office:value-type="float" office:value="99.789375" calcext:value-type="float">
            <text:p>99.789375</text:p>
          </table:table-cell>
          <table:table-cell table:number-columns-repeated="8"/>
        </table:table-row>
        <table:table-row table:style-name="ro1">
          <table:table-cell office:value-type="float" office:value="74.3541666666667" calcext:value-type="float">
            <text:p>74.3541666666667</text:p>
          </table:table-cell>
          <table:table-cell office:value-type="float" office:value="99.7995833333333" calcext:value-type="float">
            <text:p>99.7995833333333</text:p>
          </table:table-cell>
          <table:table-cell table:number-columns-repeated="8"/>
        </table:table-row>
        <table:table-row table:style-name="ro1">
          <table:table-cell office:value-type="float" office:value="74.9583333333333" calcext:value-type="float">
            <text:p>74.9583333333333</text:p>
          </table:table-cell>
          <table:table-cell office:value-type="float" office:value="99.8091666666666" calcext:value-type="float">
            <text:p>99.8091666666666</text:p>
          </table:table-cell>
          <table:table-cell table:number-columns-repeated="8"/>
        </table:table-row>
        <table:table-row table:style-name="ro1">
          <table:table-cell office:value-type="float" office:value="75.5000000000001" calcext:value-type="float">
            <text:p>75.5000000000001</text:p>
          </table:table-cell>
          <table:table-cell office:value-type="float" office:value="99.8216666666666" calcext:value-type="float">
            <text:p>99.8216666666666</text:p>
          </table:table-cell>
          <table:table-cell table:number-columns-repeated="8"/>
        </table:table-row>
        <table:table-row table:style-name="ro1">
          <table:table-cell office:value-type="float" office:value="76.1875" calcext:value-type="float">
            <text:p>76.1875</text:p>
          </table:table-cell>
          <table:table-cell office:value-type="float" office:value="99.8304166666667" calcext:value-type="float">
            <text:p>99.8304166666667</text:p>
          </table:table-cell>
          <table:table-cell table:number-columns-repeated="8"/>
        </table:table-row>
        <table:table-row table:style-name="ro1">
          <table:table-cell office:value-type="float" office:value="76.8541666666667" calcext:value-type="float">
            <text:p>76.8541666666667</text:p>
          </table:table-cell>
          <table:table-cell office:value-type="float" office:value="99.8375" calcext:value-type="float">
            <text:p>99.8375</text:p>
          </table:table-cell>
          <table:table-cell table:number-columns-repeated="8"/>
        </table:table-row>
        <table:table-row table:style-name="ro1">
          <table:table-cell office:value-type="float" office:value="77.5208333333333" calcext:value-type="float">
            <text:p>77.5208333333333</text:p>
          </table:table-cell>
          <table:table-cell office:value-type="float" office:value="99.8458333333333" calcext:value-type="float">
            <text:p>99.8458333333333</text:p>
          </table:table-cell>
          <table:table-cell table:number-columns-repeated="8"/>
        </table:table-row>
        <table:table-row table:style-name="ro1">
          <table:table-cell office:value-type="float" office:value="78.4791666666667" calcext:value-type="float">
            <text:p>78.4791666666667</text:p>
          </table:table-cell>
          <table:table-cell office:value-type="float" office:value="99.8545833333334" calcext:value-type="float">
            <text:p>99.8545833333334</text:p>
          </table:table-cell>
          <table:table-cell table:number-columns-repeated="8"/>
        </table:table-row>
        <table:table-row table:style-name="ro1">
          <table:table-cell office:value-type="float" office:value="79.1458333333333" calcext:value-type="float">
            <text:p>79.1458333333333</text:p>
          </table:table-cell>
          <table:table-cell office:value-type="float" office:value="99.86375" calcext:value-type="float">
            <text:p>99.86375</text:p>
          </table:table-cell>
          <table:table-cell table:number-columns-repeated="8"/>
        </table:table-row>
        <table:table-row table:style-name="ro1">
          <table:table-cell office:value-type="float" office:value="79.8125" calcext:value-type="float">
            <text:p>79.8125</text:p>
          </table:table-cell>
          <table:table-cell office:value-type="float" office:value="99.86875" calcext:value-type="float">
            <text:p>99.86875</text:p>
          </table:table-cell>
          <table:table-cell table:number-columns-repeated="8"/>
        </table:table-row>
        <table:table-row table:style-name="ro1">
          <table:table-cell office:value-type="float" office:value="80.6666666666667" calcext:value-type="float">
            <text:p>80.6666666666667</text:p>
          </table:table-cell>
          <table:table-cell office:value-type="float" office:value="99.8785416666667" calcext:value-type="float">
            <text:p>99.8785416666667</text:p>
          </table:table-cell>
          <table:table-cell table:number-columns-repeated="8"/>
        </table:table-row>
        <table:table-row table:style-name="ro1">
          <table:table-cell office:value-type="float" office:value="81.4375" calcext:value-type="float">
            <text:p>81.4375</text:p>
          </table:table-cell>
          <table:table-cell office:value-type="float" office:value="99.8843749999999" calcext:value-type="float">
            <text:p>99.8843749999999</text:p>
          </table:table-cell>
          <table:table-cell table:number-columns-repeated="8"/>
        </table:table-row>
        <table:table-row table:style-name="ro1">
          <table:table-cell office:value-type="float" office:value="82.0833333333333" calcext:value-type="float">
            <text:p>82.0833333333333</text:p>
          </table:table-cell>
          <table:table-cell office:value-type="float" office:value="99.8925" calcext:value-type="float">
            <text:p>99.8925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.8970833333333" calcext:value-type="float">
            <text:p>99.8970833333333</text:p>
          </table:table-cell>
          <table:table-cell table:number-columns-repeated="8"/>
        </table:table-row>
        <table:table-row table:style-name="ro1">
          <table:table-cell office:value-type="float" office:value="84.1875" calcext:value-type="float">
            <text:p>84.1875</text:p>
          </table:table-cell>
          <table:table-cell office:value-type="float" office:value="99.903125" calcext:value-type="float">
            <text:p>99.903125</text:p>
          </table:table-cell>
          <table:table-cell table:number-columns-repeated="8"/>
        </table:table-row>
        <table:table-row table:style-name="ro1">
          <table:table-cell office:value-type="float" office:value="85.6666666666667" calcext:value-type="float">
            <text:p>85.6666666666667</text:p>
          </table:table-cell>
          <table:table-cell office:value-type="float" office:value="99.90875" calcext:value-type="float">
            <text:p>99.90875</text:p>
          </table:table-cell>
          <table:table-cell table:number-columns-repeated="8"/>
        </table:table-row>
        <table:table-row table:style-name="ro1">
          <table:table-cell office:value-type="float" office:value="86.7916666666667" calcext:value-type="float">
            <text:p>86.7916666666667</text:p>
          </table:table-cell>
          <table:table-cell office:value-type="float" office:value="99.9129166666667" calcext:value-type="float">
            <text:p>99.9129166666667</text:p>
          </table:table-cell>
          <table:table-cell table:number-columns-repeated="8"/>
        </table:table-row>
        <table:table-row table:style-name="ro1">
          <table:table-cell office:value-type="float" office:value="88.7916666666666" calcext:value-type="float">
            <text:p>88.7916666666666</text:p>
          </table:table-cell>
          <table:table-cell office:value-type="float" office:value="99.9179166666667" calcext:value-type="float">
            <text:p>99.9179166666667</text:p>
          </table:table-cell>
          <table:table-cell table:number-columns-repeated="8"/>
        </table:table-row>
        <table:table-row table:style-name="ro1">
          <table:table-cell office:value-type="float" office:value="90.2708333333333" calcext:value-type="float">
            <text:p>90.2708333333333</text:p>
          </table:table-cell>
          <table:table-cell office:value-type="float" office:value="99.92125" calcext:value-type="float">
            <text:p>99.92125</text:p>
          </table:table-cell>
          <table:table-cell table:number-columns-repeated="8"/>
        </table:table-row>
        <table:table-row table:style-name="ro1">
          <table:table-cell office:value-type="float" office:value="92.9166666666665" calcext:value-type="float">
            <text:p>92.9166666666665</text:p>
          </table:table-cell>
          <table:table-cell office:value-type="float" office:value="99.9272916666667" calcext:value-type="float">
            <text:p>99.9272916666667</text:p>
          </table:table-cell>
          <table:table-cell table:number-columns-repeated="8"/>
        </table:table-row>
        <table:table-row table:style-name="ro1">
          <table:table-cell office:value-type="float" office:value="101.375" calcext:value-type="float">
            <text:p>101.375</text:p>
          </table:table-cell>
          <table:table-cell office:value-type="float" office:value="99.9327083333333" calcext:value-type="float">
            <text:p>99.9327083333333</text:p>
          </table:table-cell>
          <table:table-cell table:number-columns-repeated="8"/>
        </table:table-row>
        <table:table-row table:style-name="ro1">
          <table:table-cell office:value-type="float" office:value="103.6875" calcext:value-type="float">
            <text:p>103.6875</text:p>
          </table:table-cell>
          <table:table-cell office:value-type="float" office:value="99.9358333333334" calcext:value-type="float">
            <text:p>99.9358333333334</text:p>
          </table:table-cell>
          <table:table-cell table:number-columns-repeated="8"/>
        </table:table-row>
        <table:table-row table:style-name="ro1">
          <table:table-cell office:value-type="float" office:value="109.041666666667" calcext:value-type="float">
            <text:p>109.041666666667</text:p>
          </table:table-cell>
          <table:table-cell office:value-type="float" office:value="99.940625" calcext:value-type="float">
            <text:p>99.940625</text:p>
          </table:table-cell>
          <table:table-cell table:number-columns-repeated="8"/>
        </table:table-row>
        <table:table-row table:style-name="ro1">
          <table:table-cell office:value-type="float" office:value="113.854166666667" calcext:value-type="float">
            <text:p>113.854166666667</text:p>
          </table:table-cell>
          <table:table-cell office:value-type="float" office:value="99.9450000000001" calcext:value-type="float">
            <text:p>99.9450000000001</text:p>
          </table:table-cell>
          <table:table-cell table:number-columns-repeated="8"/>
        </table:table-row>
        <table:table-row table:style-name="ro1">
          <table:table-cell office:value-type="float" office:value="116.208333333334" calcext:value-type="float">
            <text:p>116.208333333334</text:p>
          </table:table-cell>
          <table:table-cell office:value-type="float" office:value="99.9493750000001" calcext:value-type="float">
            <text:p>99.9493750000001</text:p>
          </table:table-cell>
          <table:table-cell table:number-columns-repeated="8"/>
        </table:table-row>
        <table:table-row table:style-name="ro1">
          <table:table-cell office:value-type="float" office:value="119.208333333333" calcext:value-type="float">
            <text:p>119.208333333333</text:p>
          </table:table-cell>
          <table:table-cell office:value-type="float" office:value="99.9533333333334" calcext:value-type="float">
            <text:p>99.9533333333334</text:p>
          </table:table-cell>
          <table:table-cell table:number-columns-repeated="8"/>
        </table:table-row>
        <table:table-row table:style-name="ro1">
          <table:table-cell office:value-type="float" office:value="124.3125" calcext:value-type="float">
            <text:p>124.3125</text:p>
          </table:table-cell>
          <table:table-cell office:value-type="float" office:value="99.956875" calcext:value-type="float">
            <text:p>99.956875</text:p>
          </table:table-cell>
          <table:table-cell table:number-columns-repeated="8"/>
        </table:table-row>
        <table:table-row table:style-name="ro1">
          <table:table-cell office:value-type="float" office:value="134.645833333333" calcext:value-type="float">
            <text:p>134.645833333333</text:p>
          </table:table-cell>
          <table:table-cell office:value-type="float" office:value="99.9604166666667" calcext:value-type="float">
            <text:p>99.9604166666667</text:p>
          </table:table-cell>
          <table:table-cell table:number-columns-repeated="8"/>
        </table:table-row>
        <table:table-row table:style-name="ro1">
          <table:table-cell office:value-type="float" office:value="135.875" calcext:value-type="float">
            <text:p>135.875</text:p>
          </table:table-cell>
          <table:table-cell office:value-type="float" office:value="99.9635416666667" calcext:value-type="float">
            <text:p>99.9635416666667</text:p>
          </table:table-cell>
          <table:table-cell table:number-columns-repeated="8"/>
        </table:table-row>
        <table:table-row table:style-name="ro1">
          <table:table-cell office:value-type="float" office:value="137.75" calcext:value-type="float">
            <text:p>137.75</text:p>
          </table:table-cell>
          <table:table-cell office:value-type="float" office:value="99.9679166666667" calcext:value-type="float">
            <text:p>99.9679166666667</text:p>
          </table:table-cell>
          <table:table-cell table:number-columns-repeated="8"/>
        </table:table-row>
        <table:table-row table:style-name="ro1">
          <table:table-cell office:value-type="float" office:value="140.416666666667" calcext:value-type="float">
            <text:p>140.416666666667</text:p>
          </table:table-cell>
          <table:table-cell office:value-type="float" office:value="99.97125" calcext:value-type="float">
            <text:p>99.97125</text:p>
          </table:table-cell>
          <table:table-cell table:number-columns-repeated="8"/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99.9741666666667" calcext:value-type="float">
            <text:p>99.9741666666667</text:p>
          </table:table-cell>
          <table:table-cell table:number-columns-repeated="8"/>
        </table:table-row>
        <table:table-row table:style-name="ro1">
          <table:table-cell office:value-type="float" office:value="145.375" calcext:value-type="float">
            <text:p>145.375</text:p>
          </table:table-cell>
          <table:table-cell office:value-type="float" office:value="99.9772916666666" calcext:value-type="float">
            <text:p>99.9772916666666</text:p>
          </table:table-cell>
          <table:table-cell table:number-columns-repeated="8"/>
        </table:table-row>
        <table:table-row table:style-name="ro1">
          <table:table-cell office:value-type="float" office:value="151.083333333333" calcext:value-type="float">
            <text:p>151.083333333333</text:p>
          </table:table-cell>
          <table:table-cell office:value-type="float" office:value="99.98" calcext:value-type="float">
            <text:p>99.98</text:p>
          </table:table-cell>
          <table:table-cell table:number-columns-repeated="8"/>
        </table:table-row>
        <table:table-row table:style-name="ro1">
          <table:table-cell office:value-type="float" office:value="158.625000000001" calcext:value-type="float">
            <text:p>158.625000000001</text:p>
          </table:table-cell>
          <table:table-cell office:value-type="float" office:value="99.9827083333333" calcext:value-type="float">
            <text:p>99.9827083333333</text:p>
          </table:table-cell>
          <table:table-cell table:number-columns-repeated="8"/>
        </table:table-row>
        <table:table-row table:style-name="ro1">
          <table:table-cell office:value-type="float" office:value="160.645833333333" calcext:value-type="float">
            <text:p>160.645833333333</text:p>
          </table:table-cell>
          <table:table-cell office:value-type="float" office:value="99.985" calcext:value-type="float">
            <text:p>99.985</text:p>
          </table:table-cell>
          <table:table-cell table:number-columns-repeated="8"/>
        </table:table-row>
        <table:table-row table:style-name="ro1">
          <table:table-cell office:value-type="float" office:value="163.229166666667" calcext:value-type="float">
            <text:p>163.229166666667</text:p>
          </table:table-cell>
          <table:table-cell office:value-type="float" office:value="99.9875000000001" calcext:value-type="float">
            <text:p>99.9875000000001</text:p>
          </table:table-cell>
          <table:table-cell table:number-columns-repeated="8"/>
        </table:table-row>
        <table:table-row table:style-name="ro1">
          <table:table-cell office:value-type="float" office:value="167.645833333334" calcext:value-type="float">
            <text:p>167.645833333334</text:p>
          </table:table-cell>
          <table:table-cell office:value-type="float" office:value="99.9908333333334" calcext:value-type="float">
            <text:p>99.9908333333334</text:p>
          </table:table-cell>
          <table:table-cell table:number-columns-repeated="8"/>
        </table:table-row>
        <table:table-row table:style-name="ro1">
          <table:table-cell office:value-type="float" office:value="175.895833333334" calcext:value-type="float">
            <text:p>175.895833333334</text:p>
          </table:table-cell>
          <table:table-cell office:value-type="float" office:value="99.9927083333333" calcext:value-type="float">
            <text:p>99.9927083333333</text:p>
          </table:table-cell>
          <table:table-cell table:number-columns-repeated="8"/>
        </table:table-row>
        <table:table-row table:style-name="ro1">
          <table:table-cell office:value-type="float" office:value="198.854166666667" calcext:value-type="float">
            <text:p>198.854166666667</text:p>
          </table:table-cell>
          <table:table-cell office:value-type="float" office:value="99.9945833333333" calcext:value-type="float">
            <text:p>99.9945833333333</text:p>
          </table:table-cell>
          <table:table-cell table:number-columns-repeated="8"/>
        </table:table-row>
        <table:table-row table:style-name="ro1">
          <table:table-cell office:value-type="float" office:value="209.104166666667" calcext:value-type="float">
            <text:p>209.104166666667</text:p>
          </table:table-cell>
          <table:table-cell office:value-type="float" office:value="99.996875" calcext:value-type="float">
            <text:p>99.996875</text:p>
          </table:table-cell>
          <table:table-cell table:number-columns-repeated="8"/>
        </table:table-row>
        <table:table-row table:style-name="ro1">
          <table:table-cell office:value-type="float" office:value="218.0625" calcext:value-type="float">
            <text:p>218.0625</text:p>
          </table:table-cell>
          <table:table-cell office:value-type="float" office:value="99.9975" calcext:value-type="float">
            <text:p>99.9975</text:p>
          </table:table-cell>
          <table:table-cell table:number-columns-repeated="8"/>
        </table:table-row>
        <table:table-row table:style-name="ro1">
          <table:table-cell office:value-type="float" office:value="220.145833333333" calcext:value-type="float">
            <text:p>220.145833333333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8"/>
        </table:table-row>
        <table:table-row table:style-name="ro1">
          <table:table-cell office:value-type="float" office:value="223.0625" calcext:value-type="float">
            <text:p>223.0625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8"/>
        </table:table-row>
        <table:table-row table:style-name="ro1">
          <table:table-cell office:value-type="float" office:value="223.479166666666" calcext:value-type="float">
            <text:p>223.479166666666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8"/>
        </table:table-row>
        <table:table-row table:style-name="ro1">
          <table:table-cell office:value-type="float" office:value="230.979166666667" calcext:value-type="float">
            <text:p>230.979166666667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3230" calcext:value-type="float">
            <text:p>14323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.12375" calcext:value-type="float">
            <text:p>1.12375</text:p>
          </table:table-cell>
          <table:table-cell office:value-type="float" office:value="0.0310416666666667" calcext:value-type="float">
            <text:p>0.031041666666667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12375" calcext:value-type="float">
            <text:p>1.12375</text:p>
          </table:table-cell>
          <table:table-cell office:value-type="float" office:value="0.0310416666666667" calcext:value-type="float">
            <text:p>0.031041666666667</text:p>
          </table:table-cell>
          <table:table-cell table:formula="of:=[.G696]*[.$E$693]/100" office:value-type="float" office:value="44.4609791666667" calcext:value-type="float">
            <text:p>44.4609791666667</text:p>
          </table:table-cell>
          <table:table-cell table:formula="of:=[.H696]" office:value-type="float" office:value="44.4609791666667" calcext:value-type="float">
            <text:p>44.4609791666667</text:p>
          </table:table-cell>
          <table:table-cell table:formula="of:=[.I696]/[.$E$693]*100" office:value-type="float" office:value="0.0310416666666667" calcext:value-type="float">
            <text:p>0.031041666666667</text:p>
          </table:table-cell>
        </table:table-row>
        <table:table-row table:style-name="ro1">
          <table:table-cell office:value-type="float" office:value="1.194375" calcext:value-type="float">
            <text:p>1.194375</text:p>
          </table:table-cell>
          <table:table-cell office:value-type="float" office:value="0.221875" calcext:value-type="float">
            <text:p>0.221875</text:p>
          </table:table-cell>
          <table:table-cell table:number-columns-repeated="2"/>
          <table:table-cell office:value-type="string" calcext:value-type="string">
            <text:p>1 – 1.71</text:p>
          </table:table-cell>
          <table:table-cell office:value-type="float" office:value="1.71583333333333" calcext:value-type="float">
            <text:p>1.71583333333333</text:p>
          </table:table-cell>
          <table:table-cell office:value-type="float" office:value="0.25" calcext:value-type="float">
            <text:p>0.25</text:p>
          </table:table-cell>
          <table:table-cell table:formula="of:=[.G697]*[.$E$693]" office:value-type="float" office:value="35807.5" calcext:value-type="float">
            <text:p>35807.5</text:p>
          </table:table-cell>
          <table:table-cell table:formula="of:=[.H697]-[.H696]" office:value-type="float" office:value="35763.0390208333" calcext:value-type="float">
            <text:p>35763.0390208333</text:p>
          </table:table-cell>
          <table:table-cell table:formula="of:=[.I697]/[.$E$693]*100" office:value-type="float" office:value="24.9689583333333" calcext:value-type="float">
            <text:p>24.9689583333333</text:p>
          </table:table-cell>
        </table:table-row>
        <table:table-row table:style-name="ro1">
          <table:table-cell office:value-type="float" office:value="1.25770833333333" calcext:value-type="float">
            <text:p>1.25770833333333</text:p>
          </table:table-cell>
          <table:table-cell office:value-type="float" office:value="0.942500000000003" calcext:value-type="float">
            <text:p>0.942500000000003</text:p>
          </table:table-cell>
          <table:table-cell table:number-columns-repeated="2"/>
          <table:table-cell office:value-type="string" calcext:value-type="string">
            <text:p>1.71 – 2</text:p>
          </table:table-cell>
          <table:table-cell office:value-type="float" office:value="2.05645833333333" calcext:value-type="float">
            <text:p>2.05645833333333</text:p>
          </table:table-cell>
          <table:table-cell office:value-type="float" office:value="39.9108333333333" calcext:value-type="float">
            <text:p>39.9108333333333</text:p>
          </table:table-cell>
          <table:table-cell table:formula="of:=[.G698]*[.$E$693]/100" office:value-type="float" office:value="57164.2865833333" calcext:value-type="float">
            <text:p>57164.2865833333</text:p>
          </table:table-cell>
          <table:table-cell table:formula="of:=[.H698]-[.H697]" office:value-type="float" office:value="21356.7865833333" calcext:value-type="float">
            <text:p>21356.7865833333</text:p>
          </table:table-cell>
          <table:table-cell table:formula="of:=[.I698]/[.$E$693]*100" office:value-type="float" office:value="14.9108333333333" calcext:value-type="float">
            <text:p>14.9108333333333</text:p>
          </table:table-cell>
        </table:table-row>
        <table:table-row table:style-name="ro1">
          <table:table-cell office:value-type="float" office:value="1.3175" calcext:value-type="float">
            <text:p>1.3175</text:p>
          </table:table-cell>
          <table:table-cell office:value-type="float" office:value="2.68395833333333" calcext:value-type="float">
            <text:p>2.68395833333333</text:p>
          </table:table-cell>
          <table:table-cell table:number-columns-repeated="2"/>
          <table:table-cell office:value-type="string" calcext:value-type="string">
            <text:p>2 – 2.55</text:p>
          </table:table-cell>
          <table:table-cell office:value-type="float" office:value="2.55333333333333" calcext:value-type="float">
            <text:p>2.55333333333333</text:p>
          </table:table-cell>
          <table:table-cell office:value-type="float" office:value="0.5" calcext:value-type="float">
            <text:p>0.5</text:p>
          </table:table-cell>
          <table:table-cell table:formula="of:=[.G699]*[.$E$693]" office:value-type="float" office:value="71615" calcext:value-type="float">
            <text:p>71615</text:p>
          </table:table-cell>
          <table:table-cell table:formula="of:=[.H699]-[.H698]" office:value-type="float" office:value="14450.7134166667" calcext:value-type="float">
            <text:p>14450.7134166667</text:p>
          </table:table-cell>
          <table:table-cell table:formula="of:=[.I699]/[.$E$693]*100" office:value-type="float" office:value="10.0891666666667" calcext:value-type="float">
            <text:p>10.0891666666667</text:p>
          </table:table-cell>
        </table:table-row>
        <table:table-row table:style-name="ro1">
          <table:table-cell office:value-type="float" office:value="1.38145833333334" calcext:value-type="float">
            <text:p>1.38145833333334</text:p>
          </table:table-cell>
          <table:table-cell office:value-type="float" office:value="5.595625" calcext:value-type="float">
            <text:p>5.595625</text:p>
          </table:table-cell>
          <table:table-cell table:number-columns-repeated="2"/>
          <table:table-cell office:value-type="string" calcext:value-type="string">
            <text:p>2.55 – 3</text:p>
          </table:table-cell>
          <table:table-cell office:value-type="float" office:value="3.04583333333333" calcext:value-type="float">
            <text:p>3.04583333333333</text:p>
          </table:table-cell>
          <table:table-cell office:value-type="float" office:value="62.3810416666667" calcext:value-type="float">
            <text:p>62.3810416666667</text:p>
          </table:table-cell>
          <table:table-cell table:formula="of:=[.G700]*[.$E$693]/100" office:value-type="float" office:value="89348.3659791667" calcext:value-type="float">
            <text:p>89348.3659791667</text:p>
          </table:table-cell>
          <table:table-cell table:formula="of:=[.H700]-[.H699]" office:value-type="float" office:value="17733.3659791667" calcext:value-type="float">
            <text:p>17733.3659791667</text:p>
          </table:table-cell>
          <table:table-cell table:formula="of:=[.I700]/[.$E$693]*100" office:value-type="float" office:value="12.3810416666667" calcext:value-type="float">
            <text:p>12.3810416666667</text:p>
          </table:table-cell>
        </table:table-row>
        <table:table-row table:style-name="ro1">
          <table:table-cell office:value-type="float" office:value="1.44958333333334" calcext:value-type="float">
            <text:p>1.44958333333334</text:p>
          </table:table-cell>
          <table:table-cell office:value-type="float" office:value="9.50041666666668" calcext:value-type="float">
            <text:p>9.50041666666668</text:p>
          </table:table-cell>
          <table:table-cell table:number-columns-repeated="2"/>
          <table:table-cell office:value-type="string" calcext:value-type="string">
            <text:p>3 – 3.99</text:p>
          </table:table-cell>
          <table:table-cell table:formula="of:=AVERAGE([.A730];[.A731])" office:value-type="float" office:value="3.99583333333333" calcext:value-type="float">
            <text:p>3.99583333333333</text:p>
          </table:table-cell>
          <table:table-cell office:value-type="float" office:value="0.75" calcext:value-type="float">
            <text:p>0.75</text:p>
          </table:table-cell>
          <table:table-cell table:formula="of:=[.G701]*[.$E$693]" office:value-type="float" office:value="107422.5" calcext:value-type="float">
            <text:p>107422.5</text:p>
          </table:table-cell>
          <table:table-cell table:formula="of:=[.H701]-[.H700]" office:value-type="float" office:value="18074.1340208333" calcext:value-type="float">
            <text:p>18074.1340208333</text:p>
          </table:table-cell>
          <table:table-cell table:formula="of:=[.I701]/[.$E$693]*100" office:value-type="float" office:value="12.6189583333333" calcext:value-type="float">
            <text:p>12.6189583333333</text:p>
          </table:table-cell>
        </table:table-row>
        <table:table-row table:style-name="ro1">
          <table:table-cell office:value-type="float" office:value="1.51645833333334" calcext:value-type="float">
            <text:p>1.51645833333334</text:p>
          </table:table-cell>
          <table:table-cell office:value-type="float" office:value="13.905625" calcext:value-type="float">
            <text:p>13.905625</text:p>
          </table:table-cell>
          <table:table-cell table:number-columns-repeated="2"/>
          <table:table-cell office:value-type="string" calcext:value-type="string">
            <text:p>3.99 – 4</text:p>
          </table:table-cell>
          <table:table-cell office:value-type="float" office:value="4.04583333333334" calcext:value-type="float">
            <text:p>4.04583333333334</text:p>
          </table:table-cell>
          <table:table-cell office:value-type="float" office:value="75.733125" calcext:value-type="float">
            <text:p>75.733125</text:p>
          </table:table-cell>
          <table:table-cell table:formula="of:=[.G702]*[.$E$693]/100" office:value-type="float" office:value="108472.5549375" calcext:value-type="float">
            <text:p>108472.5549375</text:p>
          </table:table-cell>
          <table:table-cell table:formula="of:=[.H702]-[.H701]" office:value-type="float" office:value="1050.0549375" calcext:value-type="float">
            <text:p>1050.0549375</text:p>
          </table:table-cell>
          <table:table-cell table:formula="of:=[.I702]/[.$E$693]*100" office:value-type="float" office:value="0.733124999999998" calcext:value-type="float">
            <text:p>0.733124999999998</text:p>
          </table:table-cell>
        </table:table-row>
        <table:table-row table:style-name="ro1">
          <table:table-cell office:value-type="float" office:value="1.58270833333334" calcext:value-type="float">
            <text:p>1.58270833333334</text:p>
          </table:table-cell>
          <table:table-cell office:value-type="float" office:value="18.4870833333333" calcext:value-type="float">
            <text:p>18.4870833333333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4583333333334" calcext:value-type="float">
            <text:p>5.04583333333334</text:p>
          </table:table-cell>
          <table:table-cell office:value-type="float" office:value="83.6535416666667" calcext:value-type="float">
            <text:p>83.6535416666667</text:p>
          </table:table-cell>
          <table:table-cell table:formula="of:=[.G703]*[.$E$693]/100" office:value-type="float" office:value="119816.967729167" calcext:value-type="float">
            <text:p>119816.967729167</text:p>
          </table:table-cell>
          <table:table-cell table:formula="of:=[.H703]-[.H702]" office:value-type="float" office:value="11344.4127916667" calcext:value-type="float">
            <text:p>11344.4127916667</text:p>
          </table:table-cell>
          <table:table-cell table:formula="of:=[.I703]/[.$E$693]*100" office:value-type="float" office:value="7.92041666666669" calcext:value-type="float">
            <text:p>7.92041666666669</text:p>
          </table:table-cell>
        </table:table-row>
        <table:table-row table:style-name="ro1">
          <table:table-cell office:value-type="float" office:value="1.64916666666667" calcext:value-type="float">
            <text:p>1.64916666666667</text:p>
          </table:table-cell>
          <table:table-cell office:value-type="float" office:value="22.83125" calcext:value-type="float">
            <text:p>22.83125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4583333333334" calcext:value-type="float">
            <text:p>6.04583333333334</text:p>
          </table:table-cell>
          <table:table-cell office:value-type="float" office:value="88.4364583333333" calcext:value-type="float">
            <text:p>88.4364583333333</text:p>
          </table:table-cell>
          <table:table-cell table:formula="of:=[.G704]*[.$E$693]/100" office:value-type="float" office:value="126667.539270833" calcext:value-type="float">
            <text:p>126667.539270833</text:p>
          </table:table-cell>
          <table:table-cell table:formula="of:=[.H704]-[.H703]" office:value-type="float" office:value="6850.57154166661" calcext:value-type="float">
            <text:p>6850.57154166661</text:p>
          </table:table-cell>
          <table:table-cell table:formula="of:=[.I704]/[.$E$693]*100" office:value-type="float" office:value="4.78291666666662" calcext:value-type="float">
            <text:p>4.78291666666662</text:p>
          </table:table-cell>
        </table:table-row>
        <table:table-row table:style-name="ro1">
          <table:table-cell office:value-type="float" office:value="1.71583333333333" calcext:value-type="float">
            <text:p>1.71583333333333</text:p>
          </table:table-cell>
          <table:table-cell office:value-type="float" office:value="26.7860416666666" calcext:value-type="float">
            <text:p>26.7860416666666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4583333333334" calcext:value-type="float">
            <text:p>7.04583333333334</text:p>
          </table:table-cell>
          <table:table-cell office:value-type="float" office:value="92.3216666666667" calcext:value-type="float">
            <text:p>92.3216666666667</text:p>
          </table:table-cell>
          <table:table-cell table:formula="of:=[.G705]*[.$E$693]/100" office:value-type="float" office:value="132232.323166667" calcext:value-type="float">
            <text:p>132232.323166667</text:p>
          </table:table-cell>
          <table:table-cell table:formula="of:=[.H705]-[.H704]" office:value-type="float" office:value="5564.78389583342" calcext:value-type="float">
            <text:p>5564.78389583342</text:p>
          </table:table-cell>
          <table:table-cell table:formula="of:=[.I705]/[.$E$693]*100" office:value-type="float" office:value="3.88520833333339" calcext:value-type="float">
            <text:p>3.88520833333339</text:p>
          </table:table-cell>
        </table:table-row>
        <table:table-row table:style-name="ro1">
          <table:table-cell office:value-type="float" office:value="1.78208333333334" calcext:value-type="float">
            <text:p>1.78208333333334</text:p>
          </table:table-cell>
          <table:table-cell office:value-type="float" office:value="30.235" calcext:value-type="float">
            <text:p>30.235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4583333333333" calcext:value-type="float">
            <text:p>8.04583333333333</text:p>
          </table:table-cell>
          <table:table-cell office:value-type="float" office:value="95.5054166666666" calcext:value-type="float">
            <text:p>95.5054166666666</text:p>
          </table:table-cell>
          <table:table-cell table:formula="of:=[.G706]*[.$E$693]/100" office:value-type="float" office:value="136792.408291667" calcext:value-type="float">
            <text:p>136792.408291667</text:p>
          </table:table-cell>
          <table:table-cell table:formula="of:=[.H706]-[.H705]" office:value-type="float" office:value="4560.08512499987" calcext:value-type="float">
            <text:p>4560.08512499987</text:p>
          </table:table-cell>
          <table:table-cell table:formula="of:=[.I706]/[.$E$693]*100" office:value-type="float" office:value="3.18374999999991" calcext:value-type="float">
            <text:p>3.18374999999991</text:p>
          </table:table-cell>
        </table:table-row>
        <table:table-row table:style-name="ro1">
          <table:table-cell office:value-type="float" office:value="1.84833333333334" calcext:value-type="float">
            <text:p>1.84833333333334</text:p>
          </table:table-cell>
          <table:table-cell office:value-type="float" office:value="33.1847916666666" calcext:value-type="float">
            <text:p>33.1847916666666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6458333333333" calcext:value-type="float">
            <text:p>9.06458333333333</text:p>
          </table:table-cell>
          <table:table-cell office:value-type="float" office:value="97.5683333333334" calcext:value-type="float">
            <text:p>97.5683333333334</text:p>
          </table:table-cell>
          <table:table-cell table:formula="of:=[.G707]*[.$E$693]/100" office:value-type="float" office:value="139747.123833333" calcext:value-type="float">
            <text:p>139747.123833333</text:p>
          </table:table-cell>
          <table:table-cell table:formula="of:=[.H707]-[.H706]" office:value-type="float" office:value="2954.71554166684" calcext:value-type="float">
            <text:p>2954.71554166684</text:p>
          </table:table-cell>
          <table:table-cell table:formula="of:=[.I707]/[.$E$693]*100" office:value-type="float" office:value="2.06291666666679" calcext:value-type="float">
            <text:p>2.06291666666679</text:p>
          </table:table-cell>
        </table:table-row>
        <table:table-row table:style-name="ro1">
          <table:table-cell office:value-type="float" office:value="1.91458333333333" calcext:value-type="float">
            <text:p>1.91458333333333</text:p>
          </table:table-cell>
          <table:table-cell office:value-type="float" office:value="35.7777083333333" calcext:value-type="float">
            <text:p>35.7777083333333</text:p>
          </table:table-cell>
          <table:table-cell table:number-columns-repeated="2"/>
          <table:table-cell office:value-type="string" calcext:value-type="string">
            <text:p>9 – 16.87</text:p>
          </table:table-cell>
          <table:table-cell office:value-type="float" office:value="16.8708333333334" calcext:value-type="float">
            <text:p>16.8708333333334</text:p>
          </table:table-cell>
          <table:table-cell office:value-type="float" office:value="0.99" calcext:value-type="float">
            <text:p>0.99</text:p>
          </table:table-cell>
          <table:table-cell table:formula="of:=[.G708]*[.$E$693]" office:value-type="float" office:value="141797.7" calcext:value-type="float">
            <text:p>141797.7</text:p>
          </table:table-cell>
          <table:table-cell table:formula="of:=[.H708]-[.H707]" office:value-type="float" office:value="2050.57616666658" calcext:value-type="float">
            <text:p>2050.57616666658</text:p>
          </table:table-cell>
          <table:table-cell table:formula="of:=[.I708]/[.$E$693]*100" office:value-type="float" office:value="1.43166666666661" calcext:value-type="float">
            <text:p>1.43166666666661</text:p>
          </table:table-cell>
        </table:table-row>
        <table:table-row table:style-name="ro1">
          <table:table-cell office:value-type="float" office:value="1.98270833333333" calcext:value-type="float">
            <text:p>1.98270833333333</text:p>
          </table:table-cell>
          <table:table-cell office:value-type="float" office:value="37.9791666666666" calcext:value-type="float">
            <text:p>37.9791666666666</text:p>
          </table:table-cell>
          <table:table-cell table:number-columns-repeated="2"/>
          <table:table-cell office:value-type="string" calcext:value-type="string">
            <text:p>&gt; 16.87</text:p>
          </table:table-cell>
          <table:table-cell office:value-type="float" office:value="206.020833333333" calcext:value-type="float">
            <text:p>206.020833333333</text:p>
          </table:table-cell>
          <table:table-cell office:value-type="float" office:value="1" calcext:value-type="float">
            <text:p>1</text:p>
          </table:table-cell>
          <table:table-cell table:formula="of:=[.G709]*[.$E$693]" office:value-type="float" office:value="143230" calcext:value-type="float">
            <text:p>143230</text:p>
          </table:table-cell>
          <table:table-cell table:formula="of:=[.H709]-[.H708]" office:value-type="float" office:value="1432.29999999999" calcext:value-type="float">
            <text:p>1432.29999999999</text:p>
          </table:table-cell>
          <table:table-cell table:formula="of:=[.I709]/[.$E$693]*100" office:value-type="float" office:value="0.999999999999992" calcext:value-type="float">
            <text:p>0.999999999999992</text:p>
          </table:table-cell>
        </table:table-row>
        <table:table-row table:style-name="ro1">
          <table:table-cell office:value-type="float" office:value="2.05645833333333" calcext:value-type="float">
            <text:p>2.05645833333333</text:p>
          </table:table-cell>
          <table:table-cell office:value-type="float" office:value="39.9108333333333" calcext:value-type="float">
            <text:p>39.9108333333333</text:p>
          </table:table-cell>
          <table:table-cell table:number-columns-repeated="8"/>
        </table:table-row>
        <table:table-row table:style-name="ro1">
          <table:table-cell office:value-type="float" office:value="2.13020833333333" calcext:value-type="float">
            <text:p>2.13020833333333</text:p>
          </table:table-cell>
          <table:table-cell office:value-type="float" office:value="41.684375" calcext:value-type="float">
            <text:p>41.684375</text:p>
          </table:table-cell>
          <table:table-cell table:number-columns-repeated="8"/>
        </table:table-row>
        <table:table-row table:style-name="ro1">
          <table:table-cell office:value-type="float" office:value="2.20395833333333" calcext:value-type="float">
            <text:p>2.20395833333333</text:p>
          </table:table-cell>
          <table:table-cell office:value-type="float" office:value="43.356875" calcext:value-type="float">
            <text:p>43.356875</text:p>
          </table:table-cell>
          <table:table-cell table:number-columns-repeated="8"/>
        </table:table-row>
        <table:table-row table:style-name="ro1">
          <table:table-cell office:value-type="float" office:value="2.28333333333333" calcext:value-type="float">
            <text:p>2.28333333333333</text:p>
          </table:table-cell>
          <table:table-cell office:value-type="float" office:value="45.0597916666667" calcext:value-type="float">
            <text:p>45.0597916666667</text:p>
          </table:table-cell>
          <table:table-cell table:number-columns-repeated="8"/>
        </table:table-row>
        <table:table-row table:style-name="ro1">
          <table:table-cell office:value-type="float" office:value="2.36833333333333" calcext:value-type="float">
            <text:p>2.36833333333333</text:p>
          </table:table-cell>
          <table:table-cell office:value-type="float" office:value="46.7960416666667" calcext:value-type="float">
            <text:p>46.7960416666667</text:p>
          </table:table-cell>
          <table:table-cell table:number-columns-repeated="8"/>
        </table:table-row>
        <table:table-row table:style-name="ro1">
          <table:table-cell office:value-type="float" office:value="2.45708333333333" calcext:value-type="float">
            <text:p>2.45708333333333</text:p>
          </table:table-cell>
          <table:table-cell office:value-type="float" office:value="48.7085416666667" calcext:value-type="float">
            <text:p>48.7085416666667</text:p>
          </table:table-cell>
          <table:table-cell table:number-columns-repeated="8"/>
        </table:table-row>
        <table:table-row table:style-name="ro1">
          <table:table-cell office:value-type="float" office:value="2.55333333333333" calcext:value-type="float">
            <text:p>2.55333333333333</text:p>
          </table:table-cell>
          <table:table-cell office:value-type="float" office:value="50.7708333333334" calcext:value-type="float">
            <text:p>50.7708333333334</text:p>
          </table:table-cell>
          <table:table-cell table:number-columns-repeated="8"/>
        </table:table-row>
        <table:table-row table:style-name="ro1">
          <table:table-cell office:value-type="float" office:value="2.64958333333333" calcext:value-type="float">
            <text:p>2.64958333333333</text:p>
          </table:table-cell>
          <table:table-cell office:value-type="float" office:value="53.0475" calcext:value-type="float">
            <text:p>53.0475</text:p>
          </table:table-cell>
          <table:table-cell table:number-columns-repeated="8"/>
        </table:table-row>
        <table:table-row table:style-name="ro1">
          <table:table-cell office:value-type="float" office:value="2.74583333333333" calcext:value-type="float">
            <text:p>2.74583333333333</text:p>
          </table:table-cell>
          <table:table-cell office:value-type="float" office:value="55.41875" calcext:value-type="float">
            <text:p>55.41875</text:p>
          </table:table-cell>
          <table:table-cell table:number-columns-repeated="8"/>
        </table:table-row>
        <table:table-row table:style-name="ro1">
          <table:table-cell office:value-type="float" office:value="2.84583333333333" calcext:value-type="float">
            <text:p>2.84583333333333</text:p>
          </table:table-cell>
          <table:table-cell office:value-type="float" office:value="57.8308333333334" calcext:value-type="float">
            <text:p>57.8308333333334</text:p>
          </table:table-cell>
          <table:table-cell table:number-columns-repeated="8"/>
        </table:table-row>
        <table:table-row table:style-name="ro1">
          <table:table-cell office:value-type="float" office:value="2.94583333333333" calcext:value-type="float">
            <text:p>2.94583333333333</text:p>
          </table:table-cell>
          <table:table-cell office:value-type="float" office:value="60.1445833333334" calcext:value-type="float">
            <text:p>60.1445833333334</text:p>
          </table:table-cell>
          <table:table-cell table:number-columns-repeated="8"/>
        </table:table-row>
        <table:table-row table:style-name="ro1">
          <table:table-cell office:value-type="float" office:value="3.04583333333333" calcext:value-type="float">
            <text:p>3.04583333333333</text:p>
          </table:table-cell>
          <table:table-cell office:value-type="float" office:value="62.3810416666667" calcext:value-type="float">
            <text:p>62.3810416666667</text:p>
          </table:table-cell>
          <table:table-cell table:number-columns-repeated="8"/>
        </table:table-row>
        <table:table-row table:style-name="ro1">
          <table:table-cell office:value-type="float" office:value="3.14583333333333" calcext:value-type="float">
            <text:p>3.14583333333333</text:p>
          </table:table-cell>
          <table:table-cell office:value-type="float" office:value="64.3910416666667" calcext:value-type="float">
            <text:p>64.3910416666667</text:p>
          </table:table-cell>
          <table:table-cell table:number-columns-repeated="8"/>
        </table:table-row>
        <table:table-row table:style-name="ro1">
          <table:table-cell office:value-type="float" office:value="3.24583333333333" calcext:value-type="float">
            <text:p>3.24583333333333</text:p>
          </table:table-cell>
          <table:table-cell office:value-type="float" office:value="66.1927083333333" calcext:value-type="float">
            <text:p>66.1927083333333</text:p>
          </table:table-cell>
          <table:table-cell table:number-columns-repeated="8"/>
        </table:table-row>
        <table:table-row table:style-name="ro1">
          <table:table-cell office:value-type="float" office:value="3.34583333333333" calcext:value-type="float">
            <text:p>3.34583333333333</text:p>
          </table:table-cell>
          <table:table-cell office:value-type="float" office:value="67.8195833333334" calcext:value-type="float">
            <text:p>67.8195833333334</text:p>
          </table:table-cell>
          <table:table-cell table:number-columns-repeated="8"/>
        </table:table-row>
        <table:table-row table:style-name="ro1">
          <table:table-cell office:value-type="float" office:value="3.44583333333333" calcext:value-type="float">
            <text:p>3.44583333333333</text:p>
          </table:table-cell>
          <table:table-cell office:value-type="float" office:value="69.315" calcext:value-type="float">
            <text:p>69.315</text:p>
          </table:table-cell>
          <table:table-cell table:number-columns-repeated="8"/>
        </table:table-row>
        <table:table-row table:style-name="ro1">
          <table:table-cell office:value-type="float" office:value="3.54583333333333" calcext:value-type="float">
            <text:p>3.54583333333333</text:p>
          </table:table-cell>
          <table:table-cell office:value-type="float" office:value="70.578125" calcext:value-type="float">
            <text:p>70.578125</text:p>
          </table:table-cell>
          <table:table-cell table:number-columns-repeated="8"/>
        </table:table-row>
        <table:table-row table:style-name="ro1">
          <table:table-cell office:value-type="float" office:value="3.64583333333333" calcext:value-type="float">
            <text:p>3.64583333333333</text:p>
          </table:table-cell>
          <table:table-cell office:value-type="float" office:value="71.7" calcext:value-type="float">
            <text:p>71.7</text:p>
          </table:table-cell>
          <table:table-cell table:number-columns-repeated="8"/>
        </table:table-row>
        <table:table-row table:style-name="ro1">
          <table:table-cell office:value-type="float" office:value="3.74583333333334" calcext:value-type="float">
            <text:p>3.74583333333334</text:p>
          </table:table-cell>
          <table:table-cell office:value-type="float" office:value="72.773125" calcext:value-type="float">
            <text:p>72.773125</text:p>
          </table:table-cell>
          <table:table-cell table:number-columns-repeated="8"/>
        </table:table-row>
        <table:table-row table:style-name="ro1">
          <table:table-cell office:value-type="float" office:value="3.84583333333333" calcext:value-type="float">
            <text:p>3.84583333333333</text:p>
          </table:table-cell>
          <table:table-cell office:value-type="float" office:value="73.7658333333333" calcext:value-type="float">
            <text:p>73.7658333333333</text:p>
          </table:table-cell>
          <table:table-cell table:number-columns-repeated="8"/>
        </table:table-row>
        <table:table-row table:style-name="ro1">
          <table:table-cell office:value-type="float" office:value="3.94583333333333" calcext:value-type="float">
            <text:p>3.94583333333333</text:p>
          </table:table-cell>
          <table:table-cell office:value-type="float" office:value="74.7658333333334" calcext:value-type="float">
            <text:p>74.7658333333334</text:p>
          </table:table-cell>
          <table:table-cell table:number-columns-repeated="8"/>
        </table:table-row>
        <table:table-row table:style-name="ro1">
          <table:table-cell office:value-type="float" office:value="4.04583333333334" calcext:value-type="float">
            <text:p>4.04583333333334</text:p>
          </table:table-cell>
          <table:table-cell office:value-type="float" office:value="75.733125" calcext:value-type="float">
            <text:p>75.733125</text:p>
          </table:table-cell>
          <table:table-cell table:number-columns-repeated="8"/>
        </table:table-row>
        <table:table-row table:style-name="ro1">
          <table:table-cell office:value-type="float" office:value="4.14583333333334" calcext:value-type="float">
            <text:p>4.14583333333334</text:p>
          </table:table-cell>
          <table:table-cell office:value-type="float" office:value="76.64875" calcext:value-type="float">
            <text:p>76.64875</text:p>
          </table:table-cell>
          <table:table-cell table:number-columns-repeated="8"/>
        </table:table-row>
        <table:table-row table:style-name="ro1">
          <table:table-cell office:value-type="float" office:value="4.24583333333334" calcext:value-type="float">
            <text:p>4.24583333333334</text:p>
          </table:table-cell>
          <table:table-cell office:value-type="float" office:value="77.5685416666667" calcext:value-type="float">
            <text:p>77.5685416666667</text:p>
          </table:table-cell>
          <table:table-cell table:number-columns-repeated="8"/>
        </table:table-row>
        <table:table-row table:style-name="ro1">
          <table:table-cell office:value-type="float" office:value="4.34583333333333" calcext:value-type="float">
            <text:p>4.34583333333333</text:p>
          </table:table-cell>
          <table:table-cell office:value-type="float" office:value="78.4652083333333" calcext:value-type="float">
            <text:p>78.4652083333333</text:p>
          </table:table-cell>
          <table:table-cell table:number-columns-repeated="8"/>
        </table:table-row>
        <table:table-row table:style-name="ro1">
          <table:table-cell office:value-type="float" office:value="4.44583333333333" calcext:value-type="float">
            <text:p>4.44583333333333</text:p>
          </table:table-cell>
          <table:table-cell office:value-type="float" office:value="79.3058333333333" calcext:value-type="float">
            <text:p>79.3058333333333</text:p>
          </table:table-cell>
          <table:table-cell table:number-columns-repeated="8"/>
        </table:table-row>
        <table:table-row table:style-name="ro1">
          <table:table-cell office:value-type="float" office:value="4.54583333333334" calcext:value-type="float">
            <text:p>4.54583333333334</text:p>
          </table:table-cell>
          <table:table-cell office:value-type="float" office:value="80.1224999999999" calcext:value-type="float">
            <text:p>80.1224999999999</text:p>
          </table:table-cell>
          <table:table-cell table:number-columns-repeated="8"/>
        </table:table-row>
        <table:table-row table:style-name="ro1">
          <table:table-cell office:value-type="float" office:value="4.64583333333334" calcext:value-type="float">
            <text:p>4.64583333333334</text:p>
          </table:table-cell>
          <table:table-cell office:value-type="float" office:value="80.9000000000001" calcext:value-type="float">
            <text:p>80.9000000000001</text:p>
          </table:table-cell>
          <table:table-cell table:number-columns-repeated="8"/>
        </table:table-row>
        <table:table-row table:style-name="ro1">
          <table:table-cell office:value-type="float" office:value="4.74583333333334" calcext:value-type="float">
            <text:p>4.74583333333334</text:p>
          </table:table-cell>
          <table:table-cell office:value-type="float" office:value="81.6627083333334" calcext:value-type="float">
            <text:p>81.6627083333334</text:p>
          </table:table-cell>
          <table:table-cell table:number-columns-repeated="8"/>
        </table:table-row>
        <table:table-row table:style-name="ro1">
          <table:table-cell office:value-type="float" office:value="4.84583333333333" calcext:value-type="float">
            <text:p>4.84583333333333</text:p>
          </table:table-cell>
          <table:table-cell office:value-type="float" office:value="82.3929166666667" calcext:value-type="float">
            <text:p>82.3929166666667</text:p>
          </table:table-cell>
          <table:table-cell table:number-columns-repeated="8"/>
        </table:table-row>
        <table:table-row table:style-name="ro1">
          <table:table-cell office:value-type="float" office:value="4.94583333333333" calcext:value-type="float">
            <text:p>4.94583333333333</text:p>
          </table:table-cell>
          <table:table-cell office:value-type="float" office:value="83.0366666666667" calcext:value-type="float">
            <text:p>83.0366666666667</text:p>
          </table:table-cell>
          <table:table-cell table:number-columns-repeated="8"/>
        </table:table-row>
        <table:table-row table:style-name="ro1">
          <table:table-cell office:value-type="float" office:value="5.04583333333334" calcext:value-type="float">
            <text:p>5.04583333333334</text:p>
          </table:table-cell>
          <table:table-cell office:value-type="float" office:value="83.6535416666667" calcext:value-type="float">
            <text:p>83.6535416666667</text:p>
          </table:table-cell>
          <table:table-cell table:number-columns-repeated="8"/>
        </table:table-row>
        <table:table-row table:style-name="ro1">
          <table:table-cell office:value-type="float" office:value="5.14583333333334" calcext:value-type="float">
            <text:p>5.14583333333334</text:p>
          </table:table-cell>
          <table:table-cell office:value-type="float" office:value="84.2550000000001" calcext:value-type="float">
            <text:p>84.2550000000001</text:p>
          </table:table-cell>
          <table:table-cell table:number-columns-repeated="8"/>
        </table:table-row>
        <table:table-row table:style-name="ro1">
          <table:table-cell office:value-type="float" office:value="5.24583333333334" calcext:value-type="float">
            <text:p>5.24583333333334</text:p>
          </table:table-cell>
          <table:table-cell office:value-type="float" office:value="84.8091666666667" calcext:value-type="float">
            <text:p>84.8091666666667</text:p>
          </table:table-cell>
          <table:table-cell table:number-columns-repeated="8"/>
        </table:table-row>
        <table:table-row table:style-name="ro1">
          <table:table-cell office:value-type="float" office:value="5.34583333333333" calcext:value-type="float">
            <text:p>5.34583333333333</text:p>
          </table:table-cell>
          <table:table-cell office:value-type="float" office:value="85.34" calcext:value-type="float">
            <text:p>85.34</text:p>
          </table:table-cell>
          <table:table-cell table:number-columns-repeated="8"/>
        </table:table-row>
        <table:table-row table:style-name="ro1">
          <table:table-cell office:value-type="float" office:value="5.44583333333333" calcext:value-type="float">
            <text:p>5.44583333333333</text:p>
          </table:table-cell>
          <table:table-cell office:value-type="float" office:value="85.8497916666667" calcext:value-type="float">
            <text:p>85.8497916666667</text:p>
          </table:table-cell>
          <table:table-cell table:number-columns-repeated="8"/>
        </table:table-row>
        <table:table-row table:style-name="ro1">
          <table:table-cell office:value-type="float" office:value="5.54583333333334" calcext:value-type="float">
            <text:p>5.54583333333334</text:p>
          </table:table-cell>
          <table:table-cell office:value-type="float" office:value="86.294375" calcext:value-type="float">
            <text:p>86.294375</text:p>
          </table:table-cell>
          <table:table-cell table:number-columns-repeated="8"/>
        </table:table-row>
        <table:table-row table:style-name="ro1">
          <table:table-cell office:value-type="float" office:value="5.64583333333334" calcext:value-type="float">
            <text:p>5.64583333333334</text:p>
          </table:table-cell>
          <table:table-cell office:value-type="float" office:value="86.7391666666667" calcext:value-type="float">
            <text:p>86.7391666666667</text:p>
          </table:table-cell>
          <table:table-cell table:number-columns-repeated="8"/>
        </table:table-row>
        <table:table-row table:style-name="ro1">
          <table:table-cell office:value-type="float" office:value="5.74583333333334" calcext:value-type="float">
            <text:p>5.74583333333334</text:p>
          </table:table-cell>
          <table:table-cell office:value-type="float" office:value="87.1652083333333" calcext:value-type="float">
            <text:p>87.1652083333333</text:p>
          </table:table-cell>
          <table:table-cell table:number-columns-repeated="8"/>
        </table:table-row>
        <table:table-row table:style-name="ro1">
          <table:table-cell office:value-type="float" office:value="5.84583333333333" calcext:value-type="float">
            <text:p>5.84583333333333</text:p>
          </table:table-cell>
          <table:table-cell office:value-type="float" office:value="87.5927083333334" calcext:value-type="float">
            <text:p>87.5927083333334</text:p>
          </table:table-cell>
          <table:table-cell table:number-columns-repeated="8"/>
        </table:table-row>
        <table:table-row table:style-name="ro1">
          <table:table-cell office:value-type="float" office:value="5.94583333333333" calcext:value-type="float">
            <text:p>5.94583333333333</text:p>
          </table:table-cell>
          <table:table-cell office:value-type="float" office:value="88.0072916666667" calcext:value-type="float">
            <text:p>88.0072916666667</text:p>
          </table:table-cell>
          <table:table-cell table:number-columns-repeated="8"/>
        </table:table-row>
        <table:table-row table:style-name="ro1">
          <table:table-cell office:value-type="float" office:value="6.04583333333334" calcext:value-type="float">
            <text:p>6.04583333333334</text:p>
          </table:table-cell>
          <table:table-cell office:value-type="float" office:value="88.4364583333333" calcext:value-type="float">
            <text:p>88.4364583333333</text:p>
          </table:table-cell>
          <table:table-cell table:number-columns-repeated="8"/>
        </table:table-row>
        <table:table-row table:style-name="ro1">
          <table:table-cell office:value-type="float" office:value="6.14583333333334" calcext:value-type="float">
            <text:p>6.14583333333334</text:p>
          </table:table-cell>
          <table:table-cell office:value-type="float" office:value="88.84125" calcext:value-type="float">
            <text:p>88.84125</text:p>
          </table:table-cell>
          <table:table-cell table:number-columns-repeated="8"/>
        </table:table-row>
        <table:table-row table:style-name="ro1">
          <table:table-cell office:value-type="float" office:value="6.24583333333334" calcext:value-type="float">
            <text:p>6.24583333333334</text:p>
          </table:table-cell>
          <table:table-cell office:value-type="float" office:value="89.2347916666667" calcext:value-type="float">
            <text:p>89.2347916666667</text:p>
          </table:table-cell>
          <table:table-cell table:number-columns-repeated="8"/>
        </table:table-row>
        <table:table-row table:style-name="ro1">
          <table:table-cell office:value-type="float" office:value="6.34583333333333" calcext:value-type="float">
            <text:p>6.34583333333333</text:p>
          </table:table-cell>
          <table:table-cell office:value-type="float" office:value="89.630625" calcext:value-type="float">
            <text:p>89.630625</text:p>
          </table:table-cell>
          <table:table-cell table:number-columns-repeated="8"/>
        </table:table-row>
        <table:table-row table:style-name="ro1">
          <table:table-cell office:value-type="float" office:value="6.44583333333333" calcext:value-type="float">
            <text:p>6.44583333333333</text:p>
          </table:table-cell>
          <table:table-cell office:value-type="float" office:value="90.03125" calcext:value-type="float">
            <text:p>90.03125</text:p>
          </table:table-cell>
          <table:table-cell table:number-columns-repeated="8"/>
        </table:table-row>
        <table:table-row table:style-name="ro1">
          <table:table-cell office:value-type="float" office:value="6.54583333333334" calcext:value-type="float">
            <text:p>6.54583333333334</text:p>
          </table:table-cell>
          <table:table-cell office:value-type="float" office:value="90.435" calcext:value-type="float">
            <text:p>90.435</text:p>
          </table:table-cell>
          <table:table-cell table:number-columns-repeated="8"/>
        </table:table-row>
        <table:table-row table:style-name="ro1">
          <table:table-cell office:value-type="float" office:value="6.64583333333334" calcext:value-type="float">
            <text:p>6.64583333333334</text:p>
          </table:table-cell>
          <table:table-cell office:value-type="float" office:value="90.8295833333333" calcext:value-type="float">
            <text:p>90.8295833333333</text:p>
          </table:table-cell>
          <table:table-cell table:number-columns-repeated="8"/>
        </table:table-row>
        <table:table-row table:style-name="ro1">
          <table:table-cell office:value-type="float" office:value="6.74583333333334" calcext:value-type="float">
            <text:p>6.74583333333334</text:p>
          </table:table-cell>
          <table:table-cell office:value-type="float" office:value="91.2141666666667" calcext:value-type="float">
            <text:p>91.2141666666667</text:p>
          </table:table-cell>
          <table:table-cell table:number-columns-repeated="8"/>
        </table:table-row>
        <table:table-row table:style-name="ro1">
          <table:table-cell office:value-type="float" office:value="6.84583333333333" calcext:value-type="float">
            <text:p>6.84583333333333</text:p>
          </table:table-cell>
          <table:table-cell office:value-type="float" office:value="91.5979166666667" calcext:value-type="float">
            <text:p>91.5979166666667</text:p>
          </table:table-cell>
          <table:table-cell table:number-columns-repeated="8"/>
        </table:table-row>
        <table:table-row table:style-name="ro1">
          <table:table-cell office:value-type="float" office:value="6.94583333333333" calcext:value-type="float">
            <text:p>6.94583333333333</text:p>
          </table:table-cell>
          <table:table-cell office:value-type="float" office:value="91.95" calcext:value-type="float">
            <text:p>91.95</text:p>
          </table:table-cell>
          <table:table-cell table:number-columns-repeated="8"/>
        </table:table-row>
        <table:table-row table:style-name="ro1">
          <table:table-cell office:value-type="float" office:value="7.04583333333334" calcext:value-type="float">
            <text:p>7.04583333333334</text:p>
          </table:table-cell>
          <table:table-cell office:value-type="float" office:value="92.3216666666667" calcext:value-type="float">
            <text:p>92.3216666666667</text:p>
          </table:table-cell>
          <table:table-cell table:number-columns-repeated="8"/>
        </table:table-row>
        <table:table-row table:style-name="ro1">
          <table:table-cell office:value-type="float" office:value="7.14583333333334" calcext:value-type="float">
            <text:p>7.14583333333334</text:p>
          </table:table-cell>
          <table:table-cell office:value-type="float" office:value="92.6975" calcext:value-type="float">
            <text:p>92.6975</text:p>
          </table:table-cell>
          <table:table-cell table:number-columns-repeated="8"/>
        </table:table-row>
        <table:table-row table:style-name="ro1">
          <table:table-cell office:value-type="float" office:value="7.24583333333334" calcext:value-type="float">
            <text:p>7.24583333333334</text:p>
          </table:table-cell>
          <table:table-cell office:value-type="float" office:value="93.0425" calcext:value-type="float">
            <text:p>93.0425</text:p>
          </table:table-cell>
          <table:table-cell table:number-columns-repeated="8"/>
        </table:table-row>
        <table:table-row table:style-name="ro1">
          <table:table-cell office:value-type="float" office:value="7.34583333333333" calcext:value-type="float">
            <text:p>7.34583333333333</text:p>
          </table:table-cell>
          <table:table-cell office:value-type="float" office:value="93.3833333333334" calcext:value-type="float">
            <text:p>93.3833333333334</text:p>
          </table:table-cell>
          <table:table-cell table:number-columns-repeated="8"/>
        </table:table-row>
        <table:table-row table:style-name="ro1">
          <table:table-cell office:value-type="float" office:value="7.44583333333333" calcext:value-type="float">
            <text:p>7.44583333333333</text:p>
          </table:table-cell>
          <table:table-cell office:value-type="float" office:value="93.719375" calcext:value-type="float">
            <text:p>93.719375</text:p>
          </table:table-cell>
          <table:table-cell table:number-columns-repeated="8"/>
        </table:table-row>
        <table:table-row table:style-name="ro1">
          <table:table-cell office:value-type="float" office:value="7.54583333333334" calcext:value-type="float">
            <text:p>7.54583333333334</text:p>
          </table:table-cell>
          <table:table-cell office:value-type="float" office:value="94.0508333333333" calcext:value-type="float">
            <text:p>94.0508333333333</text:p>
          </table:table-cell>
          <table:table-cell table:number-columns-repeated="8"/>
        </table:table-row>
        <table:table-row table:style-name="ro1">
          <table:table-cell office:value-type="float" office:value="7.64583333333334" calcext:value-type="float">
            <text:p>7.64583333333334</text:p>
          </table:table-cell>
          <table:table-cell office:value-type="float" office:value="94.3672916666667" calcext:value-type="float">
            <text:p>94.3672916666667</text:p>
          </table:table-cell>
          <table:table-cell table:number-columns-repeated="8"/>
        </table:table-row>
        <table:table-row table:style-name="ro1">
          <table:table-cell office:value-type="float" office:value="7.74583333333334" calcext:value-type="float">
            <text:p>7.74583333333334</text:p>
          </table:table-cell>
          <table:table-cell office:value-type="float" office:value="94.6670833333334" calcext:value-type="float">
            <text:p>94.6670833333334</text:p>
          </table:table-cell>
          <table:table-cell table:number-columns-repeated="8"/>
        </table:table-row>
        <table:table-row table:style-name="ro1">
          <table:table-cell office:value-type="float" office:value="7.84583333333334" calcext:value-type="float">
            <text:p>7.84583333333334</text:p>
          </table:table-cell>
          <table:table-cell office:value-type="float" office:value="94.944375" calcext:value-type="float">
            <text:p>94.944375</text:p>
          </table:table-cell>
          <table:table-cell table:number-columns-repeated="8"/>
        </table:table-row>
        <table:table-row table:style-name="ro1">
          <table:table-cell office:value-type="float" office:value="7.94583333333333" calcext:value-type="float">
            <text:p>7.94583333333333</text:p>
          </table:table-cell>
          <table:table-cell office:value-type="float" office:value="95.238125" calcext:value-type="float">
            <text:p>95.238125</text:p>
          </table:table-cell>
          <table:table-cell table:number-columns-repeated="8"/>
        </table:table-row>
        <table:table-row table:style-name="ro1">
          <table:table-cell office:value-type="float" office:value="8.04583333333333" calcext:value-type="float">
            <text:p>8.04583333333333</text:p>
          </table:table-cell>
          <table:table-cell office:value-type="float" office:value="95.5054166666666" calcext:value-type="float">
            <text:p>95.5054166666666</text:p>
          </table:table-cell>
          <table:table-cell table:number-columns-repeated="8"/>
        </table:table-row>
        <table:table-row table:style-name="ro1">
          <table:table-cell office:value-type="float" office:value="8.14583333333333" calcext:value-type="float">
            <text:p>8.14583333333333</text:p>
          </table:table-cell>
          <table:table-cell office:value-type="float" office:value="95.7489583333333" calcext:value-type="float">
            <text:p>95.7489583333333</text:p>
          </table:table-cell>
          <table:table-cell table:number-columns-repeated="8"/>
        </table:table-row>
        <table:table-row table:style-name="ro1">
          <table:table-cell office:value-type="float" office:value="8.24583333333334" calcext:value-type="float">
            <text:p>8.24583333333334</text:p>
          </table:table-cell>
          <table:table-cell office:value-type="float" office:value="95.9947916666667" calcext:value-type="float">
            <text:p>95.9947916666667</text:p>
          </table:table-cell>
          <table:table-cell table:number-columns-repeated="8"/>
        </table:table-row>
        <table:table-row table:style-name="ro1">
          <table:table-cell office:value-type="float" office:value="8.34583333333334" calcext:value-type="float">
            <text:p>8.34583333333334</text:p>
          </table:table-cell>
          <table:table-cell office:value-type="float" office:value="96.2375" calcext:value-type="float">
            <text:p>96.2375</text:p>
          </table:table-cell>
          <table:table-cell table:number-columns-repeated="8"/>
        </table:table-row>
        <table:table-row table:style-name="ro1">
          <table:table-cell office:value-type="float" office:value="8.44583333333333" calcext:value-type="float">
            <text:p>8.44583333333333</text:p>
          </table:table-cell>
          <table:table-cell office:value-type="float" office:value="96.4633333333333" calcext:value-type="float">
            <text:p>96.4633333333333</text:p>
          </table:table-cell>
          <table:table-cell table:number-columns-repeated="8"/>
        </table:table-row>
        <table:table-row table:style-name="ro1">
          <table:table-cell office:value-type="float" office:value="8.54583333333333" calcext:value-type="float">
            <text:p>8.54583333333333</text:p>
          </table:table-cell>
          <table:table-cell office:value-type="float" office:value="96.6758333333334" calcext:value-type="float">
            <text:p>96.6758333333334</text:p>
          </table:table-cell>
          <table:table-cell table:number-columns-repeated="8"/>
        </table:table-row>
        <table:table-row table:style-name="ro1">
          <table:table-cell office:value-type="float" office:value="8.64583333333333" calcext:value-type="float">
            <text:p>8.64583333333333</text:p>
          </table:table-cell>
          <table:table-cell office:value-type="float" office:value="96.870625" calcext:value-type="float">
            <text:p>96.870625</text:p>
          </table:table-cell>
          <table:table-cell table:number-columns-repeated="8"/>
        </table:table-row>
        <table:table-row table:style-name="ro1">
          <table:table-cell office:value-type="float" office:value="8.74583333333334" calcext:value-type="float">
            <text:p>8.74583333333334</text:p>
          </table:table-cell>
          <table:table-cell office:value-type="float" office:value="97.0608333333334" calcext:value-type="float">
            <text:p>97.0608333333334</text:p>
          </table:table-cell>
          <table:table-cell table:number-columns-repeated="8"/>
        </table:table-row>
        <table:table-row table:style-name="ro1">
          <table:table-cell office:value-type="float" office:value="8.84583333333334" calcext:value-type="float">
            <text:p>8.84583333333334</text:p>
          </table:table-cell>
          <table:table-cell office:value-type="float" office:value="97.2285416666666" calcext:value-type="float">
            <text:p>97.2285416666666</text:p>
          </table:table-cell>
          <table:table-cell table:number-columns-repeated="8"/>
        </table:table-row>
        <table:table-row table:style-name="ro1">
          <table:table-cell office:value-type="float" office:value="8.94583333333333" calcext:value-type="float">
            <text:p>8.94583333333333</text:p>
          </table:table-cell>
          <table:table-cell office:value-type="float" office:value="97.3920833333333" calcext:value-type="float">
            <text:p>97.3920833333333</text:p>
          </table:table-cell>
          <table:table-cell table:number-columns-repeated="8"/>
        </table:table-row>
        <table:table-row table:style-name="ro1">
          <table:table-cell office:value-type="float" office:value="9.06458333333333" calcext:value-type="float">
            <text:p>9.06458333333333</text:p>
          </table:table-cell>
          <table:table-cell office:value-type="float" office:value="97.5683333333334" calcext:value-type="float">
            <text:p>97.5683333333334</text:p>
          </table:table-cell>
          <table:table-cell table:number-columns-repeated="8"/>
        </table:table-row>
        <table:table-row table:style-name="ro1">
          <table:table-cell office:value-type="float" office:value="9.35208333333334" calcext:value-type="float">
            <text:p>9.35208333333334</text:p>
          </table:table-cell>
          <table:table-cell office:value-type="float" office:value="97.7760416666667" calcext:value-type="float">
            <text:p>97.7760416666667</text:p>
          </table:table-cell>
          <table:table-cell table:number-columns-repeated="8"/>
        </table:table-row>
        <table:table-row table:style-name="ro1">
          <table:table-cell office:value-type="float" office:value="9.82708333333336" calcext:value-type="float">
            <text:p>9.82708333333336</text:p>
          </table:table-cell>
          <table:table-cell office:value-type="float" office:value="97.9672916666667" calcext:value-type="float">
            <text:p>97.9672916666667</text:p>
          </table:table-cell>
          <table:table-cell table:number-columns-repeated="8"/>
        </table:table-row>
        <table:table-row table:style-name="ro1">
          <table:table-cell office:value-type="float" office:value="10.3770833333334" calcext:value-type="float">
            <text:p>10.3770833333334</text:p>
          </table:table-cell>
          <table:table-cell office:value-type="float" office:value="98.1329166666666" calcext:value-type="float">
            <text:p>98.1329166666666</text:p>
          </table:table-cell>
          <table:table-cell table:number-columns-repeated="8"/>
        </table:table-row>
        <table:table-row table:style-name="ro1">
          <table:table-cell office:value-type="float" office:value="10.9270833333334" calcext:value-type="float">
            <text:p>10.9270833333334</text:p>
          </table:table-cell>
          <table:table-cell office:value-type="float" office:value="98.2658333333333" calcext:value-type="float">
            <text:p>98.2658333333333</text:p>
          </table:table-cell>
          <table:table-cell table:number-columns-repeated="8"/>
        </table:table-row>
        <table:table-row table:style-name="ro1">
          <table:table-cell office:value-type="float" office:value="11.4770833333334" calcext:value-type="float">
            <text:p>11.4770833333334</text:p>
          </table:table-cell>
          <table:table-cell office:value-type="float" office:value="98.3808333333333" calcext:value-type="float">
            <text:p>98.3808333333333</text:p>
          </table:table-cell>
          <table:table-cell table:number-columns-repeated="8"/>
        </table:table-row>
        <table:table-row table:style-name="ro1">
          <table:table-cell office:value-type="float" office:value="12.0458333333334" calcext:value-type="float">
            <text:p>12.0458333333334</text:p>
          </table:table-cell>
          <table:table-cell office:value-type="float" office:value="98.4910416666667" calcext:value-type="float">
            <text:p>98.4910416666667</text:p>
          </table:table-cell>
          <table:table-cell table:number-columns-repeated="8"/>
        </table:table-row>
        <table:table-row table:style-name="ro1">
          <table:table-cell office:value-type="float" office:value="12.6333333333334" calcext:value-type="float">
            <text:p>12.6333333333334</text:p>
          </table:table-cell>
          <table:table-cell office:value-type="float" office:value="98.5929166666667" calcext:value-type="float">
            <text:p>98.5929166666667</text:p>
          </table:table-cell>
          <table:table-cell table:number-columns-repeated="8"/>
        </table:table-row>
        <table:table-row table:style-name="ro1">
          <table:table-cell office:value-type="float" office:value="13.2208333333333" calcext:value-type="float">
            <text:p>13.2208333333333</text:p>
          </table:table-cell>
          <table:table-cell office:value-type="float" office:value="98.6845833333334" calcext:value-type="float">
            <text:p>98.6845833333334</text:p>
          </table:table-cell>
          <table:table-cell table:number-columns-repeated="8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98.7791666666666" calcext:value-type="float">
            <text:p>98.7791666666666</text:p>
          </table:table-cell>
          <table:table-cell table:number-columns-repeated="8"/>
        </table:table-row>
        <table:table-row table:style-name="ro1">
          <table:table-cell office:value-type="float" office:value="14.5291666666667" calcext:value-type="float">
            <text:p>14.5291666666667</text:p>
          </table:table-cell>
          <table:table-cell office:value-type="float" office:value="98.859375" calcext:value-type="float">
            <text:p>98.859375</text:p>
          </table:table-cell>
          <table:table-cell table:number-columns-repeated="8"/>
        </table:table-row>
        <table:table-row table:style-name="ro1">
          <table:table-cell office:value-type="float" office:value="15.2125" calcext:value-type="float">
            <text:p>15.2125</text:p>
          </table:table-cell>
          <table:table-cell office:value-type="float" office:value="98.9191666666667" calcext:value-type="float">
            <text:p>98.9191666666667</text:p>
          </table:table-cell>
          <table:table-cell table:number-columns-repeated="8"/>
        </table:table-row>
        <table:table-row table:style-name="ro1">
          <table:table-cell office:value-type="float" office:value="16.0208333333334" calcext:value-type="float">
            <text:p>16.0208333333334</text:p>
          </table:table-cell>
          <table:table-cell office:value-type="float" office:value="98.9825" calcext:value-type="float">
            <text:p>98.9825</text:p>
          </table:table-cell>
          <table:table-cell table:number-columns-repeated="8"/>
        </table:table-row>
        <table:table-row table:style-name="ro1">
          <table:table-cell office:value-type="float" office:value="16.8708333333334" calcext:value-type="float">
            <text:p>16.8708333333334</text:p>
          </table:table-cell>
          <table:table-cell office:value-type="float" office:value="99.0372916666667" calcext:value-type="float">
            <text:p>99.0372916666667</text:p>
          </table:table-cell>
          <table:table-cell table:number-columns-repeated="8"/>
        </table:table-row>
        <table:table-row table:style-name="ro1">
          <table:table-cell office:value-type="float" office:value="18.1375" calcext:value-type="float">
            <text:p>18.1375</text:p>
          </table:table-cell>
          <table:table-cell office:value-type="float" office:value="99.0845833333333" calcext:value-type="float">
            <text:p>99.0845833333333</text:p>
          </table:table-cell>
          <table:table-cell table:number-columns-repeated="8"/>
        </table:table-row>
        <table:table-row table:style-name="ro1">
          <table:table-cell office:value-type="float" office:value="19.1958333333333" calcext:value-type="float">
            <text:p>19.1958333333333</text:p>
          </table:table-cell>
          <table:table-cell office:value-type="float" office:value="99.1241666666667" calcext:value-type="float">
            <text:p>99.1241666666667</text:p>
          </table:table-cell>
          <table:table-cell table:number-columns-repeated="8"/>
        </table:table-row>
        <table:table-row table:style-name="ro1">
          <table:table-cell office:value-type="float" office:value="20.1708333333333" calcext:value-type="float">
            <text:p>20.1708333333333</text:p>
          </table:table-cell>
          <table:table-cell office:value-type="float" office:value="99.164375" calcext:value-type="float">
            <text:p>99.164375</text:p>
          </table:table-cell>
          <table:table-cell table:number-columns-repeated="8"/>
        </table:table-row>
        <table:table-row table:style-name="ro1">
          <table:table-cell office:value-type="float" office:value="21.6458333333333" calcext:value-type="float">
            <text:p>21.6458333333333</text:p>
          </table:table-cell>
          <table:table-cell office:value-type="float" office:value="99.1979166666667" calcext:value-type="float">
            <text:p>99.1979166666667</text:p>
          </table:table-cell>
          <table:table-cell table:number-columns-repeated="8"/>
        </table:table-row>
        <table:table-row table:style-name="ro1">
          <table:table-cell office:value-type="float" office:value="26.2854166666666" calcext:value-type="float">
            <text:p>26.2854166666666</text:p>
          </table:table-cell>
          <table:table-cell office:value-type="float" office:value="99.2460416666667" calcext:value-type="float">
            <text:p>99.2460416666667</text:p>
          </table:table-cell>
          <table:table-cell table:number-columns-repeated="8"/>
        </table:table-row>
        <table:table-row table:style-name="ro1">
          <table:table-cell office:value-type="float" office:value="29.79375" calcext:value-type="float">
            <text:p>29.79375</text:p>
          </table:table-cell>
          <table:table-cell office:value-type="float" office:value="99.2891666666667" calcext:value-type="float">
            <text:p>99.2891666666667</text:p>
          </table:table-cell>
          <table:table-cell table:number-columns-repeated="8"/>
        </table:table-row>
        <table:table-row table:style-name="ro1">
          <table:table-cell office:value-type="float" office:value="43.2395833333333" calcext:value-type="float">
            <text:p>43.2395833333333</text:p>
          </table:table-cell>
          <table:table-cell office:value-type="float" office:value="99.3202083333334" calcext:value-type="float">
            <text:p>99.3202083333334</text:p>
          </table:table-cell>
          <table:table-cell table:number-columns-repeated="8"/>
        </table:table-row>
        <table:table-row table:style-name="ro1">
          <table:table-cell office:value-type="float" office:value="49.1854166666667" calcext:value-type="float">
            <text:p>49.1854166666667</text:p>
          </table:table-cell>
          <table:table-cell office:value-type="float" office:value="99.36" calcext:value-type="float">
            <text:p>99.36</text:p>
          </table:table-cell>
          <table:table-cell table:number-columns-repeated="8"/>
        </table:table-row>
        <table:table-row table:style-name="ro1">
          <table:table-cell office:value-type="float" office:value="49.9166666666667" calcext:value-type="float">
            <text:p>49.9166666666667</text:p>
          </table:table-cell>
          <table:table-cell office:value-type="float" office:value="99.404375" calcext:value-type="float">
            <text:p>99.404375</text:p>
          </table:table-cell>
          <table:table-cell table:number-columns-repeated="8"/>
        </table:table-row>
        <table:table-row table:style-name="ro1">
          <table:table-cell office:value-type="float" office:value="50.7875" calcext:value-type="float">
            <text:p>50.7875</text:p>
          </table:table-cell>
          <table:table-cell office:value-type="float" office:value="99.449375" calcext:value-type="float">
            <text:p>99.449375</text:p>
          </table:table-cell>
          <table:table-cell table:number-columns-repeated="8"/>
        </table:table-row>
        <table:table-row table:style-name="ro1">
          <table:table-cell office:value-type="float" office:value="51.3208333333334" calcext:value-type="float">
            <text:p>51.3208333333334</text:p>
          </table:table-cell>
          <table:table-cell office:value-type="float" office:value="99.5039583333333" calcext:value-type="float">
            <text:p>99.5039583333333</text:p>
          </table:table-cell>
          <table:table-cell table:number-columns-repeated="8"/>
        </table:table-row>
        <table:table-row table:style-name="ro1">
          <table:table-cell office:value-type="float" office:value="51.825" calcext:value-type="float">
            <text:p>51.825</text:p>
          </table:table-cell>
          <table:table-cell office:value-type="float" office:value="99.5522916666667" calcext:value-type="float">
            <text:p>99.5522916666667</text:p>
          </table:table-cell>
          <table:table-cell table:number-columns-repeated="8"/>
        </table:table-row>
        <table:table-row table:style-name="ro1">
          <table:table-cell office:value-type="float" office:value="52.4125" calcext:value-type="float">
            <text:p>52.4125</text:p>
          </table:table-cell>
          <table:table-cell office:value-type="float" office:value="99.5758333333334" calcext:value-type="float">
            <text:p>99.5758333333334</text:p>
          </table:table-cell>
          <table:table-cell table:number-columns-repeated="8"/>
        </table:table-row>
        <table:table-row table:style-name="ro1">
          <table:table-cell office:value-type="float" office:value="52.9166666666667" calcext:value-type="float">
            <text:p>52.9166666666667</text:p>
          </table:table-cell>
          <table:table-cell office:value-type="float" office:value="99.60625" calcext:value-type="float">
            <text:p>99.60625</text:p>
          </table:table-cell>
          <table:table-cell table:number-columns-repeated="8"/>
        </table:table-row>
        <table:table-row table:style-name="ro1">
          <table:table-cell office:value-type="float" office:value="53.4583333333333" calcext:value-type="float">
            <text:p>53.4583333333333</text:p>
          </table:table-cell>
          <table:table-cell office:value-type="float" office:value="99.6347916666667" calcext:value-type="float">
            <text:p>99.6347916666667</text:p>
          </table:table-cell>
          <table:table-cell table:number-columns-repeated="8"/>
        </table:table-row>
        <table:table-row table:style-name="ro1">
          <table:table-cell office:value-type="float" office:value="54.0833333333333" calcext:value-type="float">
            <text:p>54.0833333333333</text:p>
          </table:table-cell>
          <table:table-cell office:value-type="float" office:value="99.6570833333333" calcext:value-type="float">
            <text:p>99.6570833333333</text:p>
          </table:table-cell>
          <table:table-cell table:number-columns-repeated="8"/>
        </table:table-row>
        <table:table-row table:style-name="ro1">
          <table:table-cell office:value-type="float" office:value="54.6666666666667" calcext:value-type="float">
            <text:p>54.6666666666667</text:p>
          </table:table-cell>
          <table:table-cell office:value-type="float" office:value="99.6729166666666" calcext:value-type="float">
            <text:p>99.6729166666666</text:p>
          </table:table-cell>
          <table:table-cell table:number-columns-repeated="8"/>
        </table:table-row>
        <table:table-row table:style-name="ro1">
          <table:table-cell office:value-type="float" office:value="55.2291666666667" calcext:value-type="float">
            <text:p>55.2291666666667</text:p>
          </table:table-cell>
          <table:table-cell office:value-type="float" office:value="99.6904166666667" calcext:value-type="float">
            <text:p>99.6904166666667</text:p>
          </table:table-cell>
          <table:table-cell table:number-columns-repeated="8"/>
        </table:table-row>
        <table:table-row table:style-name="ro1">
          <table:table-cell office:value-type="float" office:value="55.8541666666667" calcext:value-type="float">
            <text:p>55.8541666666667</text:p>
          </table:table-cell>
          <table:table-cell office:value-type="float" office:value="99.7033333333333" calcext:value-type="float">
            <text:p>99.7033333333333</text:p>
          </table:table-cell>
          <table:table-cell table:number-columns-repeated="8"/>
        </table:table-row>
        <table:table-row table:style-name="ro1">
          <table:table-cell office:value-type="float" office:value="56.5208333333334" calcext:value-type="float">
            <text:p>56.5208333333334</text:p>
          </table:table-cell>
          <table:table-cell office:value-type="float" office:value="99.719375" calcext:value-type="float">
            <text:p>99.719375</text:p>
          </table:table-cell>
          <table:table-cell table:number-columns-repeated="8"/>
        </table:table-row>
        <table:table-row table:style-name="ro1">
          <table:table-cell office:value-type="float" office:value="57.1041666666667" calcext:value-type="float">
            <text:p>57.1041666666667</text:p>
          </table:table-cell>
          <table:table-cell office:value-type="float" office:value="99.72875" calcext:value-type="float">
            <text:p>99.72875</text:p>
          </table:table-cell>
          <table:table-cell table:number-columns-repeated="8"/>
        </table:table-row>
        <table:table-row table:style-name="ro1">
          <table:table-cell office:value-type="float" office:value="57.9791666666667" calcext:value-type="float">
            <text:p>57.9791666666667</text:p>
          </table:table-cell>
          <table:table-cell office:value-type="float" office:value="99.7385416666667" calcext:value-type="float">
            <text:p>99.7385416666667</text:p>
          </table:table-cell>
          <table:table-cell table:number-columns-repeated="8"/>
        </table:table-row>
        <table:table-row table:style-name="ro1">
          <table:table-cell office:value-type="float" office:value="58.6041666666667" calcext:value-type="float">
            <text:p>58.6041666666667</text:p>
          </table:table-cell>
          <table:table-cell office:value-type="float" office:value="99.7466666666666" calcext:value-type="float">
            <text:p>99.7466666666666</text:p>
          </table:table-cell>
          <table:table-cell table:number-columns-repeated="8"/>
        </table:table-row>
        <table:table-row table:style-name="ro1">
          <table:table-cell office:value-type="float" office:value="59.2291666666667" calcext:value-type="float">
            <text:p>59.2291666666667</text:p>
          </table:table-cell>
          <table:table-cell office:value-type="float" office:value="99.754375" calcext:value-type="float">
            <text:p>99.754375</text:p>
          </table:table-cell>
          <table:table-cell table:number-columns-repeated="8"/>
        </table:table-row>
        <table:table-row table:style-name="ro1">
          <table:table-cell office:value-type="float" office:value="59.8958333333334" calcext:value-type="float">
            <text:p>59.8958333333334</text:p>
          </table:table-cell>
          <table:table-cell office:value-type="float" office:value="99.76375" calcext:value-type="float">
            <text:p>99.76375</text:p>
          </table:table-cell>
          <table:table-cell table:number-columns-repeated="8"/>
        </table:table-row>
        <table:table-row table:style-name="ro1">
          <table:table-cell office:value-type="float" office:value="60.6458333333334" calcext:value-type="float">
            <text:p>60.6458333333334</text:p>
          </table:table-cell>
          <table:table-cell office:value-type="float" office:value="99.77" calcext:value-type="float">
            <text:p>99.77</text:p>
          </table:table-cell>
          <table:table-cell table:number-columns-repeated="8"/>
        </table:table-row>
        <table:table-row table:style-name="ro1">
          <table:table-cell office:value-type="float" office:value="61.625" calcext:value-type="float">
            <text:p>61.625</text:p>
          </table:table-cell>
          <table:table-cell office:value-type="float" office:value="99.7785416666667" calcext:value-type="float">
            <text:p>99.7785416666667</text:p>
          </table:table-cell>
          <table:table-cell table:number-columns-repeated="8"/>
        </table:table-row>
        <table:table-row table:style-name="ro1">
          <table:table-cell office:value-type="float" office:value="62.375" calcext:value-type="float">
            <text:p>62.375</text:p>
          </table:table-cell>
          <table:table-cell office:value-type="float" office:value="99.78625" calcext:value-type="float">
            <text:p>99.78625</text:p>
          </table:table-cell>
          <table:table-cell table:number-columns-repeated="8"/>
        </table:table-row>
        <table:table-row table:style-name="ro1">
          <table:table-cell office:value-type="float" office:value="63.0416666666667" calcext:value-type="float">
            <text:p>63.0416666666667</text:p>
          </table:table-cell>
          <table:table-cell office:value-type="float" office:value="99.794375" calcext:value-type="float">
            <text:p>99.794375</text:p>
          </table:table-cell>
          <table:table-cell table:number-columns-repeated="8"/>
        </table:table-row>
        <table:table-row table:style-name="ro1">
          <table:table-cell office:value-type="float" office:value="63.8541666666667" calcext:value-type="float">
            <text:p>63.8541666666667</text:p>
          </table:table-cell>
          <table:table-cell office:value-type="float" office:value="99.801875" calcext:value-type="float">
            <text:p>99.801875</text:p>
          </table:table-cell>
          <table:table-cell table:number-columns-repeated="8"/>
        </table:table-row>
        <table:table-row table:style-name="ro1">
          <table:table-cell office:value-type="float" office:value="64.5208333333333" calcext:value-type="float">
            <text:p>64.5208333333333</text:p>
          </table:table-cell>
          <table:table-cell office:value-type="float" office:value="99.8089583333334" calcext:value-type="float">
            <text:p>99.8089583333334</text:p>
          </table:table-cell>
          <table:table-cell table:number-columns-repeated="8"/>
        </table:table-row>
        <table:table-row table:style-name="ro1">
          <table:table-cell office:value-type="float" office:value="65.8125000000001" calcext:value-type="float">
            <text:p>65.8125000000001</text:p>
          </table:table-cell>
          <table:table-cell office:value-type="float" office:value="99.8158333333334" calcext:value-type="float">
            <text:p>99.8158333333334</text:p>
          </table:table-cell>
          <table:table-cell table:number-columns-repeated="8"/>
        </table:table-row>
        <table:table-row table:style-name="ro1">
          <table:table-cell office:value-type="float" office:value="66.6250000000001" calcext:value-type="float">
            <text:p>66.6250000000001</text:p>
          </table:table-cell>
          <table:table-cell office:value-type="float" office:value="99.823125" calcext:value-type="float">
            <text:p>99.823125</text:p>
          </table:table-cell>
          <table:table-cell table:number-columns-repeated="8"/>
        </table:table-row>
        <table:table-row table:style-name="ro1">
          <table:table-cell office:value-type="float" office:value="67.9999999999999" calcext:value-type="float">
            <text:p>67.9999999999999</text:p>
          </table:table-cell>
          <table:table-cell office:value-type="float" office:value="99.8297916666667" calcext:value-type="float">
            <text:p>99.8297916666667</text:p>
          </table:table-cell>
          <table:table-cell table:number-columns-repeated="8"/>
        </table:table-row>
        <table:table-row table:style-name="ro1">
          <table:table-cell office:value-type="float" office:value="70.1666666666666" calcext:value-type="float">
            <text:p>70.1666666666666</text:p>
          </table:table-cell>
          <table:table-cell office:value-type="float" office:value="99.835625" calcext:value-type="float">
            <text:p>99.835625</text:p>
          </table:table-cell>
          <table:table-cell table:number-columns-repeated="8"/>
        </table:table-row>
        <table:table-row table:style-name="ro1">
          <table:table-cell office:value-type="float" office:value="72.1041666666667" calcext:value-type="float">
            <text:p>72.1041666666667</text:p>
          </table:table-cell>
          <table:table-cell office:value-type="float" office:value="99.844375" calcext:value-type="float">
            <text:p>99.844375</text:p>
          </table:table-cell>
          <table:table-cell table:number-columns-repeated="8"/>
        </table:table-row>
        <table:table-row table:style-name="ro1">
          <table:table-cell office:value-type="float" office:value="75.1458333333334" calcext:value-type="float">
            <text:p>75.1458333333334</text:p>
          </table:table-cell>
          <table:table-cell office:value-type="float" office:value="99.8527083333333" calcext:value-type="float">
            <text:p>99.8527083333333</text:p>
          </table:table-cell>
          <table:table-cell table:number-columns-repeated="8"/>
        </table:table-row>
        <table:table-row table:style-name="ro1">
          <table:table-cell office:value-type="float" office:value="76.4791666666667" calcext:value-type="float">
            <text:p>76.4791666666667</text:p>
          </table:table-cell>
          <table:table-cell office:value-type="float" office:value="99.859375" calcext:value-type="float">
            <text:p>99.859375</text:p>
          </table:table-cell>
          <table:table-cell table:number-columns-repeated="8"/>
        </table:table-row>
        <table:table-row table:style-name="ro1">
          <table:table-cell office:value-type="float" office:value="78.1666666666666" calcext:value-type="float">
            <text:p>78.1666666666666</text:p>
          </table:table-cell>
          <table:table-cell office:value-type="float" office:value="99.8666666666667" calcext:value-type="float">
            <text:p>99.8666666666667</text:p>
          </table:table-cell>
          <table:table-cell table:number-columns-repeated="8"/>
        </table:table-row>
        <table:table-row table:style-name="ro1">
          <table:table-cell office:value-type="float" office:value="79.3124999999999" calcext:value-type="float">
            <text:p>79.3124999999999</text:p>
          </table:table-cell>
          <table:table-cell office:value-type="float" office:value="99.8729166666666" calcext:value-type="float">
            <text:p>99.8729166666666</text:p>
          </table:table-cell>
          <table:table-cell table:number-columns-repeated="8"/>
        </table:table-row>
        <table:table-row table:style-name="ro1">
          <table:table-cell office:value-type="float" office:value="80.6041666666669" calcext:value-type="float">
            <text:p>80.6041666666669</text:p>
          </table:table-cell>
          <table:table-cell office:value-type="float" office:value="99.8791666666667" calcext:value-type="float">
            <text:p>99.8791666666667</text:p>
          </table:table-cell>
          <table:table-cell table:number-columns-repeated="8"/>
        </table:table-row>
        <table:table-row table:style-name="ro1">
          <table:table-cell office:value-type="float" office:value="83.0833333333331" calcext:value-type="float">
            <text:p>83.0833333333331</text:p>
          </table:table-cell>
          <table:table-cell office:value-type="float" office:value="99.88625" calcext:value-type="float">
            <text:p>99.88625</text:p>
          </table:table-cell>
          <table:table-cell table:number-columns-repeated="8"/>
        </table:table-row>
        <table:table-row table:style-name="ro1">
          <table:table-cell office:value-type="float" office:value="85.104166666667" calcext:value-type="float">
            <text:p>85.104166666667</text:p>
          </table:table-cell>
          <table:table-cell office:value-type="float" office:value="99.893125" calcext:value-type="float">
            <text:p>99.893125</text:p>
          </table:table-cell>
          <table:table-cell table:number-columns-repeated="8"/>
        </table:table-row>
        <table:table-row table:style-name="ro1">
          <table:table-cell office:value-type="float" office:value="87.3333333333337" calcext:value-type="float">
            <text:p>87.3333333333337</text:p>
          </table:table-cell>
          <table:table-cell office:value-type="float" office:value="99.8997916666667" calcext:value-type="float">
            <text:p>99.8997916666667</text:p>
          </table:table-cell>
          <table:table-cell table:number-columns-repeated="8"/>
        </table:table-row>
        <table:table-row table:style-name="ro1">
          <table:table-cell office:value-type="float" office:value="90.9166666666669" calcext:value-type="float">
            <text:p>90.9166666666669</text:p>
          </table:table-cell>
          <table:table-cell office:value-type="float" office:value="99.9064583333333" calcext:value-type="float">
            <text:p>99.9064583333333</text:p>
          </table:table-cell>
          <table:table-cell table:number-columns-repeated="8"/>
        </table:table-row>
        <table:table-row table:style-name="ro1">
          <table:table-cell office:value-type="float" office:value="94.2499999999999" calcext:value-type="float">
            <text:p>94.2499999999999</text:p>
          </table:table-cell>
          <table:table-cell office:value-type="float" office:value="99.9116666666667" calcext:value-type="float">
            <text:p>99.9116666666667</text:p>
          </table:table-cell>
          <table:table-cell table:number-columns-repeated="8"/>
        </table:table-row>
        <table:table-row table:style-name="ro1">
          <table:table-cell office:value-type="float" office:value="96.8125" calcext:value-type="float">
            <text:p>96.8125</text:p>
          </table:table-cell>
          <table:table-cell office:value-type="float" office:value="99.91625" calcext:value-type="float">
            <text:p>99.91625</text:p>
          </table:table-cell>
          <table:table-cell table:number-columns-repeated="8"/>
        </table:table-row>
        <table:table-row table:style-name="ro1">
          <table:table-cell office:value-type="float" office:value="101.104166666667" calcext:value-type="float">
            <text:p>101.104166666667</text:p>
          </table:table-cell>
          <table:table-cell office:value-type="float" office:value="99.921875" calcext:value-type="float">
            <text:p>99.921875</text:p>
          </table:table-cell>
          <table:table-cell table:number-columns-repeated="8"/>
        </table:table-row>
        <table:table-row table:style-name="ro1">
          <table:table-cell office:value-type="float" office:value="104.625" calcext:value-type="float">
            <text:p>104.625</text:p>
          </table:table-cell>
          <table:table-cell office:value-type="float" office:value="99.9283333333333" calcext:value-type="float">
            <text:p>99.9283333333333</text:p>
          </table:table-cell>
          <table:table-cell table:number-columns-repeated="8"/>
        </table:table-row>
        <table:table-row table:style-name="ro1">
          <table:table-cell office:value-type="float" office:value="109.604166666667" calcext:value-type="float">
            <text:p>109.604166666667</text:p>
          </table:table-cell>
          <table:table-cell office:value-type="float" office:value="99.9335416666667" calcext:value-type="float">
            <text:p>99.9335416666667</text:p>
          </table:table-cell>
          <table:table-cell table:number-columns-repeated="8"/>
        </table:table-row>
        <table:table-row table:style-name="ro1">
          <table:table-cell office:value-type="float" office:value="113.916666666667" calcext:value-type="float">
            <text:p>113.916666666667</text:p>
          </table:table-cell>
          <table:table-cell office:value-type="float" office:value="99.9393750000001" calcext:value-type="float">
            <text:p>99.9393750000001</text:p>
          </table:table-cell>
          <table:table-cell table:number-columns-repeated="8"/>
        </table:table-row>
        <table:table-row table:style-name="ro1">
          <table:table-cell office:value-type="float" office:value="117.916666666667" calcext:value-type="float">
            <text:p>117.916666666667</text:p>
          </table:table-cell>
          <table:table-cell office:value-type="float" office:value="99.944375" calcext:value-type="float">
            <text:p>99.944375</text:p>
          </table:table-cell>
          <table:table-cell table:number-columns-repeated="8"/>
        </table:table-row>
        <table:table-row table:style-name="ro1">
          <table:table-cell office:value-type="float" office:value="119.75" calcext:value-type="float">
            <text:p>119.75</text:p>
          </table:table-cell>
          <table:table-cell office:value-type="float" office:value="99.9483333333334" calcext:value-type="float">
            <text:p>99.9483333333334</text:p>
          </table:table-cell>
          <table:table-cell table:number-columns-repeated="8"/>
        </table:table-row>
        <table:table-row table:style-name="ro1">
          <table:table-cell office:value-type="float" office:value="122.9375" calcext:value-type="float">
            <text:p>122.9375</text:p>
          </table:table-cell>
          <table:table-cell office:value-type="float" office:value="99.951875" calcext:value-type="float">
            <text:p>99.951875</text:p>
          </table:table-cell>
          <table:table-cell table:number-columns-repeated="8"/>
        </table:table-row>
        <table:table-row table:style-name="ro1">
          <table:table-cell office:value-type="float" office:value="127.5625" calcext:value-type="float">
            <text:p>127.5625</text:p>
          </table:table-cell>
          <table:table-cell office:value-type="float" office:value="99.9572916666667" calcext:value-type="float">
            <text:p>99.9572916666667</text:p>
          </table:table-cell>
          <table:table-cell table:number-columns-repeated="8"/>
        </table:table-row>
        <table:table-row table:style-name="ro1">
          <table:table-cell office:value-type="float" office:value="135.354166666667" calcext:value-type="float">
            <text:p>135.354166666667</text:p>
          </table:table-cell>
          <table:table-cell office:value-type="float" office:value="99.961875" calcext:value-type="float">
            <text:p>99.961875</text:p>
          </table:table-cell>
          <table:table-cell table:number-columns-repeated="8"/>
        </table:table-row>
        <table:table-row table:style-name="ro1">
          <table:table-cell office:value-type="float" office:value="148.062500000001" calcext:value-type="float">
            <text:p>148.062500000001</text:p>
          </table:table-cell>
          <table:table-cell office:value-type="float" office:value="99.9650000000001" calcext:value-type="float">
            <text:p>99.9650000000001</text:p>
          </table:table-cell>
          <table:table-cell table:number-columns-repeated="8"/>
        </table:table-row>
        <table:table-row table:style-name="ro1">
          <table:table-cell office:value-type="float" office:value="152.645833333333" calcext:value-type="float">
            <text:p>152.645833333333</text:p>
          </table:table-cell>
          <table:table-cell office:value-type="float" office:value="99.96875" calcext:value-type="float">
            <text:p>99.96875</text:p>
          </table:table-cell>
          <table:table-cell table:number-columns-repeated="8"/>
        </table:table-row>
        <table:table-row table:style-name="ro1">
          <table:table-cell office:value-type="float" office:value="156.166666666667" calcext:value-type="float">
            <text:p>156.166666666667</text:p>
          </table:table-cell>
          <table:table-cell office:value-type="float" office:value="99.9718750000001" calcext:value-type="float">
            <text:p>99.9718750000001</text:p>
          </table:table-cell>
          <table:table-cell table:number-columns-repeated="8"/>
        </table:table-row>
        <table:table-row table:style-name="ro1">
          <table:table-cell office:value-type="float" office:value="159.8125" calcext:value-type="float">
            <text:p>159.8125</text:p>
          </table:table-cell>
          <table:table-cell office:value-type="float" office:value="99.97625" calcext:value-type="float">
            <text:p>99.97625</text:p>
          </table:table-cell>
          <table:table-cell table:number-columns-repeated="8"/>
        </table:table-row>
        <table:table-row table:style-name="ro1">
          <table:table-cell office:value-type="float" office:value="162.229166666667" calcext:value-type="float">
            <text:p>162.229166666667</text:p>
          </table:table-cell>
          <table:table-cell office:value-type="float" office:value="99.9795833333334" calcext:value-type="float">
            <text:p>99.9795833333334</text:p>
          </table:table-cell>
          <table:table-cell table:number-columns-repeated="8"/>
        </table:table-row>
        <table:table-row table:style-name="ro1">
          <table:table-cell office:value-type="float" office:value="167.291666666667" calcext:value-type="float">
            <text:p>167.291666666667</text:p>
          </table:table-cell>
          <table:table-cell office:value-type="float" office:value="99.9822916666667" calcext:value-type="float">
            <text:p>99.9822916666667</text:p>
          </table:table-cell>
          <table:table-cell table:number-columns-repeated="8"/>
        </table:table-row>
        <table:table-row table:style-name="ro1">
          <table:table-cell office:value-type="float" office:value="174.104166666667" calcext:value-type="float">
            <text:p>174.104166666667</text:p>
          </table:table-cell>
          <table:table-cell office:value-type="float" office:value="99.9847916666667" calcext:value-type="float">
            <text:p>99.9847916666667</text:p>
          </table:table-cell>
          <table:table-cell table:number-columns-repeated="8"/>
        </table:table-row>
        <table:table-row table:style-name="ro1">
          <table:table-cell office:value-type="float" office:value="176.104166666667" calcext:value-type="float">
            <text:p>176.104166666667</text:p>
          </table:table-cell>
          <table:table-cell office:value-type="float" office:value="99.98625" calcext:value-type="float">
            <text:p>99.98625</text:p>
          </table:table-cell>
          <table:table-cell table:number-columns-repeated="8"/>
        </table:table-row>
        <table:table-row table:style-name="ro1">
          <table:table-cell office:value-type="float" office:value="178.666666666667" calcext:value-type="float">
            <text:p>178.666666666667</text:p>
          </table:table-cell>
          <table:table-cell office:value-type="float" office:value="99.9885416666667" calcext:value-type="float">
            <text:p>99.9885416666667</text:p>
          </table:table-cell>
          <table:table-cell table:number-columns-repeated="8"/>
        </table:table-row>
        <table:table-row table:style-name="ro1">
          <table:table-cell office:value-type="float" office:value="181.854166666667" calcext:value-type="float">
            <text:p>181.854166666667</text:p>
          </table:table-cell>
          <table:table-cell office:value-type="float" office:value="99.9904166666667" calcext:value-type="float">
            <text:p>99.9904166666667</text:p>
          </table:table-cell>
          <table:table-cell table:number-columns-repeated="8"/>
        </table:table-row>
        <table:table-row table:style-name="ro1">
          <table:table-cell office:value-type="float" office:value="188.9375" calcext:value-type="float">
            <text:p>188.9375</text:p>
          </table:table-cell>
          <table:table-cell office:value-type="float" office:value="99.993125" calcext:value-type="float">
            <text:p>99.993125</text:p>
          </table:table-cell>
          <table:table-cell table:number-columns-repeated="8"/>
        </table:table-row>
        <table:table-row table:style-name="ro1">
          <table:table-cell office:value-type="float" office:value="191.229166666667" calcext:value-type="float">
            <text:p>191.229166666667</text:p>
          </table:table-cell>
          <table:table-cell office:value-type="float" office:value="99.9945833333333" calcext:value-type="float">
            <text:p>99.9945833333333</text:p>
          </table:table-cell>
          <table:table-cell table:number-columns-repeated="8"/>
        </table:table-row>
        <table:table-row table:style-name="ro1">
          <table:table-cell office:value-type="float" office:value="192.6875" calcext:value-type="float">
            <text:p>192.6875</text:p>
          </table:table-cell>
          <table:table-cell office:value-type="float" office:value="99.9958333333334" calcext:value-type="float">
            <text:p>99.9958333333334</text:p>
          </table:table-cell>
          <table:table-cell table:number-columns-repeated="8"/>
        </table:table-row>
        <table:table-row table:style-name="ro1">
          <table:table-cell office:value-type="float" office:value="196.645833333333" calcext:value-type="float">
            <text:p>196.645833333333</text:p>
          </table:table-cell>
          <table:table-cell office:value-type="float" office:value="99.9966666666666" calcext:value-type="float">
            <text:p>99.9966666666666</text:p>
          </table:table-cell>
          <table:table-cell table:number-columns-repeated="8"/>
        </table:table-row>
        <table:table-row table:style-name="ro1">
          <table:table-cell office:value-type="float" office:value="197.270833333333" calcext:value-type="float">
            <text:p>197.270833333333</text:p>
          </table:table-cell>
          <table:table-cell office:value-type="float" office:value="99.9975000000001" calcext:value-type="float">
            <text:p>99.9975000000001</text:p>
          </table:table-cell>
          <table:table-cell table:number-columns-repeated="8"/>
        </table:table-row>
        <table:table-row table:style-name="ro1">
          <table:table-cell office:value-type="float" office:value="199.145833333333" calcext:value-type="float">
            <text:p>199.145833333333</text:p>
          </table:table-cell>
          <table:table-cell office:value-type="float" office:value="99.998125" calcext:value-type="float">
            <text:p>99.998125</text:p>
          </table:table-cell>
          <table:table-cell table:number-columns-repeated="8"/>
        </table:table-row>
        <table:table-row table:style-name="ro1">
          <table:table-cell office:value-type="float" office:value="201.4375" calcext:value-type="float">
            <text:p>201.4375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8"/>
        </table:table-row>
        <table:table-row table:style-name="ro1">
          <table:table-cell office:value-type="float" office:value="202.270833333333" calcext:value-type="float">
            <text:p>202.270833333333</text:p>
          </table:table-cell>
          <table:table-cell office:value-type="float" office:value="99.9989583333334" calcext:value-type="float">
            <text:p>99.9989583333334</text:p>
          </table:table-cell>
          <table:table-cell table:number-columns-repeated="8"/>
        </table:table-row>
        <table:table-row table:style-name="ro1">
          <table:table-cell office:value-type="float" office:value="204.354166666667" calcext:value-type="float">
            <text:p>204.354166666667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8"/>
        </table:table-row>
        <table:table-row table:style-name="ro1">
          <table:table-cell office:value-type="float" office:value="206.020833333333" calcext:value-type="float">
            <text:p>206.020833333333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float" office:value="143237" calcext:value-type="float">
            <text:p>143237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.035625" calcext:value-type="float">
            <text:p>1.035625</text:p>
          </table:table-cell>
          <table:table-cell office:value-type="float" office:value="0.0270833333333333" calcext:value-type="float">
            <text:p>0.027083333333333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035625" calcext:value-type="float">
            <text:p>1.035625</text:p>
          </table:table-cell>
          <table:table-cell office:value-type="float" office:value="0.0270833333333333" calcext:value-type="float">
            <text:p>0.027083333333333</text:p>
          </table:table-cell>
          <table:table-cell table:formula="of:=[.G876]*[.$E$873]/100" office:value-type="float" office:value="38.7933541666666" calcext:value-type="float">
            <text:p>38.7933541666666</text:p>
          </table:table-cell>
          <table:table-cell table:formula="of:=[.H876]" office:value-type="float" office:value="38.7933541666666" calcext:value-type="float">
            <text:p>38.7933541666666</text:p>
          </table:table-cell>
          <table:table-cell table:formula="of:=[.I876]/[.$E$873]*100" office:value-type="float" office:value="0.0270833333333333" calcext:value-type="float">
            <text:p>0.027083333333333</text:p>
          </table:table-cell>
        </table:table-row>
        <table:table-row table:style-name="ro1">
          <table:table-cell office:value-type="float" office:value="1.10083333333333" calcext:value-type="float">
            <text:p>1.10083333333333</text:p>
          </table:table-cell>
          <table:table-cell office:value-type="float" office:value="0.192916666666667" calcext:value-type="float">
            <text:p>0.192916666666667</text:p>
          </table:table-cell>
          <table:table-cell table:number-columns-repeated="2"/>
          <table:table-cell office:value-type="string" calcext:value-type="string">
            <text:p>1 – 1.61</text:p>
          </table:table-cell>
          <table:table-cell table:formula="of:=AVERAGE([.A884];[.A885])" office:value-type="float" office:value="1.60697916666667" calcext:value-type="float">
            <text:p>1.60697916666667</text:p>
          </table:table-cell>
          <table:table-cell office:value-type="float" office:value="0.25" calcext:value-type="float">
            <text:p>0.25</text:p>
          </table:table-cell>
          <table:table-cell table:formula="of:=[.G877]*[.$E$873]" office:value-type="float" office:value="35809.25" calcext:value-type="float">
            <text:p>35809.25</text:p>
          </table:table-cell>
          <table:table-cell table:formula="of:=[.H877]-[.H876]" office:value-type="float" office:value="35770.4566458333" calcext:value-type="float">
            <text:p>35770.4566458333</text:p>
          </table:table-cell>
          <table:table-cell table:formula="of:=[.I877]/[.$E$873]*100" office:value-type="float" office:value="24.9729166666667" calcext:value-type="float">
            <text:p>24.9729166666667</text:p>
          </table:table-cell>
        </table:table-row>
        <table:table-row table:style-name="ro1">
          <table:table-cell office:value-type="float" office:value="1.1725" calcext:value-type="float">
            <text:p>1.1725</text:p>
          </table:table-cell>
          <table:table-cell office:value-type="float" office:value="0.919791666666669" calcext:value-type="float">
            <text:p>0.919791666666669</text:p>
          </table:table-cell>
          <table:table-cell table:number-columns-repeated="2"/>
          <table:table-cell office:value-type="string" calcext:value-type="string">
            <text:p>1.61 – 2</text:p>
          </table:table-cell>
          <table:table-cell office:value-type="float" office:value="2.00041666666666" calcext:value-type="float">
            <text:p>2.00041666666666</text:p>
          </table:table-cell>
          <table:table-cell office:value-type="float" office:value="40.9470833333334" calcext:value-type="float">
            <text:p>40.9470833333334</text:p>
          </table:table-cell>
          <table:table-cell table:formula="of:=[.G878]*[.$E$873]/100" office:value-type="float" office:value="58651.3737541668" calcext:value-type="float">
            <text:p>58651.3737541668</text:p>
          </table:table-cell>
          <table:table-cell table:formula="of:=[.H878]-[.H877]" office:value-type="float" office:value="22842.1237541668" calcext:value-type="float">
            <text:p>22842.1237541668</text:p>
          </table:table-cell>
          <table:table-cell table:formula="of:=[.I878]/[.$E$873]*100" office:value-type="float" office:value="15.9470833333334" calcext:value-type="float">
            <text:p>15.9470833333334</text:p>
          </table:table-cell>
        </table:table-row>
        <table:table-row table:style-name="ro1">
          <table:table-cell office:value-type="float" office:value="1.23979166666666" calcext:value-type="float">
            <text:p>1.23979166666666</text:p>
          </table:table-cell>
          <table:table-cell office:value-type="float" office:value="2.70041666666666" calcext:value-type="float">
            <text:p>2.70041666666666</text:p>
          </table:table-cell>
          <table:table-cell table:number-columns-repeated="2"/>
          <table:table-cell office:value-type="string" calcext:value-type="string">
            <text:p>2 – 2.35</text:p>
          </table:table-cell>
          <table:table-cell office:value-type="float" office:value="2.34791666666666" calcext:value-type="float">
            <text:p>2.34791666666666</text:p>
          </table:table-cell>
          <table:table-cell office:value-type="float" office:value="0.5" calcext:value-type="float">
            <text:p>0.5</text:p>
          </table:table-cell>
          <table:table-cell table:formula="of:=[.G879]*[.$E$873]" office:value-type="float" office:value="71618.5" calcext:value-type="float">
            <text:p>71618.5</text:p>
          </table:table-cell>
          <table:table-cell table:formula="of:=[.H879]-[.H878]" office:value-type="float" office:value="12967.1262458332" calcext:value-type="float">
            <text:p>12967.1262458332</text:p>
          </table:table-cell>
          <table:table-cell table:formula="of:=[.I879]/[.$E$873]*100" office:value-type="float" office:value="9.0529166666666" calcext:value-type="float">
            <text:p>9.0529166666666</text:p>
          </table:table-cell>
        </table:table-row>
        <table:table-row table:style-name="ro1">
          <table:table-cell office:value-type="float" office:value="1.30708333333334" calcext:value-type="float">
            <text:p>1.30708333333334</text:p>
          </table:table-cell>
          <table:table-cell office:value-type="float" office:value="5.794375" calcext:value-type="float">
            <text:p>5.794375</text:p>
          </table:table-cell>
          <table:table-cell table:number-columns-repeated="2"/>
          <table:table-cell office:value-type="string" calcext:value-type="string">
            <text:p>2.35 – 3</text:p>
          </table:table-cell>
          <table:table-cell office:value-type="float" office:value="3.04791666666666" calcext:value-type="float">
            <text:p>3.04791666666666</text:p>
          </table:table-cell>
          <table:table-cell office:value-type="float" office:value="65.56375" calcext:value-type="float">
            <text:p>65.56375</text:p>
          </table:table-cell>
          <table:table-cell table:formula="of:=[.G880]*[.$E$873]/100" office:value-type="float" office:value="93911.5485875" calcext:value-type="float">
            <text:p>93911.5485875</text:p>
          </table:table-cell>
          <table:table-cell table:formula="of:=[.H880]-[.H879]" office:value-type="float" office:value="22293.0485875" calcext:value-type="float">
            <text:p>22293.0485875</text:p>
          </table:table-cell>
          <table:table-cell table:formula="of:=[.I880]/[.$E$873]*100" office:value-type="float" office:value="15.56375" calcext:value-type="float">
            <text:p>15.56375</text:p>
          </table:table-cell>
        </table:table-row>
        <table:table-row table:style-name="ro1">
          <table:table-cell office:value-type="float" office:value="1.37354166666666" calcext:value-type="float">
            <text:p>1.37354166666666</text:p>
          </table:table-cell>
          <table:table-cell office:value-type="float" office:value="9.85604166666668" calcext:value-type="float">
            <text:p>9.85604166666668</text:p>
          </table:table-cell>
          <table:table-cell table:number-columns-repeated="2"/>
          <table:table-cell office:value-type="string" calcext:value-type="string">
            <text:p>3 – 3.99</text:p>
          </table:table-cell>
          <table:table-cell table:formula="of:=AVERAGE([.A910];[.A911])" office:value-type="float" office:value="3.99791666666666" calcext:value-type="float">
            <text:p>3.99791666666666</text:p>
          </table:table-cell>
          <table:table-cell office:value-type="float" office:value="0.75" calcext:value-type="float">
            <text:p>0.75</text:p>
          </table:table-cell>
          <table:table-cell table:formula="of:=[.G881]*[.$E$873]" office:value-type="float" office:value="107427.75" calcext:value-type="float">
            <text:p>107427.75</text:p>
          </table:table-cell>
          <table:table-cell table:formula="of:=[.H881]-[.H880]" office:value-type="float" office:value="13516.2014125" calcext:value-type="float">
            <text:p>13516.2014125</text:p>
          </table:table-cell>
          <table:table-cell table:formula="of:=[.I881]/[.$E$873]*100" office:value-type="float" office:value="9.43625" calcext:value-type="float">
            <text:p>9.43625</text:p>
          </table:table-cell>
        </table:table-row>
        <table:table-row table:style-name="ro1">
          <table:table-cell office:value-type="float" office:value="1.44041666666667" calcext:value-type="float">
            <text:p>1.44041666666667</text:p>
          </table:table-cell>
          <table:table-cell office:value-type="float" office:value="14.456875" calcext:value-type="float">
            <text:p>14.456875</text:p>
          </table:table-cell>
          <table:table-cell table:number-columns-repeated="2"/>
          <table:table-cell office:value-type="string" calcext:value-type="string">
            <text:p>3.99 – 4</text:p>
          </table:table-cell>
          <table:table-cell office:value-type="float" office:value="4.04791666666667" calcext:value-type="float">
            <text:p>4.04791666666667</text:p>
          </table:table-cell>
          <table:table-cell office:value-type="float" office:value="75.5539583333333" calcext:value-type="float">
            <text:p>75.5539583333333</text:p>
          </table:table-cell>
          <table:table-cell table:formula="of:=[.G882]*[.$E$873]/100" office:value-type="float" office:value="108221.223297917" calcext:value-type="float">
            <text:p>108221.223297917</text:p>
          </table:table-cell>
          <table:table-cell table:formula="of:=[.H882]-[.H881]" office:value-type="float" office:value="793.473297916615" calcext:value-type="float">
            <text:p>793.473297916615</text:p>
          </table:table-cell>
          <table:table-cell table:formula="of:=[.I882]/[.$E$873]*100" office:value-type="float" office:value="0.553958333333297" calcext:value-type="float">
            <text:p>0.553958333333297</text:p>
          </table:table-cell>
        </table:table-row>
        <table:table-row table:style-name="ro1">
          <table:table-cell office:value-type="float" office:value="1.50666666666667" calcext:value-type="float">
            <text:p>1.50666666666667</text:p>
          </table:table-cell>
          <table:table-cell office:value-type="float" office:value="19.0552083333334" calcext:value-type="float">
            <text:p>19.0552083333334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4791666666667" calcext:value-type="float">
            <text:p>5.04791666666667</text:p>
          </table:table-cell>
          <table:table-cell office:value-type="float" office:value="83.5679166666667" calcext:value-type="float">
            <text:p>83.5679166666667</text:p>
          </table:table-cell>
          <table:table-cell table:formula="of:=[.G883]*[.$E$873]/100" office:value-type="float" office:value="119700.176795833" calcext:value-type="float">
            <text:p>119700.176795833</text:p>
          </table:table-cell>
          <table:table-cell table:formula="of:=[.H883]-[.H882]" office:value-type="float" office:value="11478.9534979168" calcext:value-type="float">
            <text:p>11478.9534979168</text:p>
          </table:table-cell>
          <table:table-cell table:formula="of:=[.I883]/[.$E$873]*100" office:value-type="float" office:value="8.01395833333341" calcext:value-type="float">
            <text:p>8.01395833333341</text:p>
          </table:table-cell>
        </table:table-row>
        <table:table-row table:style-name="ro1">
          <table:table-cell office:value-type="float" office:value="1.57291666666667" calcext:value-type="float">
            <text:p>1.57291666666667</text:p>
          </table:table-cell>
          <table:table-cell office:value-type="float" office:value="23.411875" calcext:value-type="float">
            <text:p>23.411875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4791666666667" calcext:value-type="float">
            <text:p>6.04791666666667</text:p>
          </table:table-cell>
          <table:table-cell office:value-type="float" office:value="88.8185416666667" calcext:value-type="float">
            <text:p>88.8185416666667</text:p>
          </table:table-cell>
          <table:table-cell table:formula="of:=[.G884]*[.$E$873]/100" office:value-type="float" office:value="127221.014527083" calcext:value-type="float">
            <text:p>127221.014527083</text:p>
          </table:table-cell>
          <table:table-cell table:formula="of:=[.H884]-[.H883]" office:value-type="float" office:value="7520.83773124999" calcext:value-type="float">
            <text:p>7520.83773124999</text:p>
          </table:table-cell>
          <table:table-cell table:formula="of:=[.I884]/[.$E$873]*100" office:value-type="float" office:value="5.250625" calcext:value-type="float">
            <text:p>5.250625</text:p>
          </table:table-cell>
        </table:table-row>
        <table:table-row table:style-name="ro1">
          <table:table-cell office:value-type="float" office:value="1.64104166666667" calcext:value-type="float">
            <text:p>1.64104166666667</text:p>
          </table:table-cell>
          <table:table-cell office:value-type="float" office:value="27.3295833333333" calcext:value-type="float">
            <text:p>27.3295833333333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4791666666667" calcext:value-type="float">
            <text:p>7.04791666666667</text:p>
          </table:table-cell>
          <table:table-cell office:value-type="float" office:value="92.9727083333333" calcext:value-type="float">
            <text:p>92.9727083333333</text:p>
          </table:table-cell>
          <table:table-cell table:formula="of:=[.G885]*[.$E$873]/100" office:value-type="float" office:value="133171.318235417" calcext:value-type="float">
            <text:p>133171.318235417</text:p>
          </table:table-cell>
          <table:table-cell table:formula="of:=[.H885]-[.H884]" office:value-type="float" office:value="5950.30370833322" calcext:value-type="float">
            <text:p>5950.30370833322</text:p>
          </table:table-cell>
          <table:table-cell table:formula="of:=[.I885]/[.$E$873]*100" office:value-type="float" office:value="4.15416666666659" calcext:value-type="float">
            <text:p>4.15416666666659</text:p>
          </table:table-cell>
        </table:table-row>
        <table:table-row table:style-name="ro1">
          <table:table-cell office:value-type="float" office:value="1.70916666666667" calcext:value-type="float">
            <text:p>1.70916666666667</text:p>
          </table:table-cell>
          <table:table-cell office:value-type="float" office:value="30.753125" calcext:value-type="float">
            <text:p>30.753125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4791666666667" calcext:value-type="float">
            <text:p>8.04791666666667</text:p>
          </table:table-cell>
          <table:table-cell office:value-type="float" office:value="96.076875" calcext:value-type="float">
            <text:p>96.076875</text:p>
          </table:table-cell>
          <table:table-cell table:formula="of:=[.G886]*[.$E$873]/100" office:value-type="float" office:value="137617.63344375" calcext:value-type="float">
            <text:p>137617.63344375</text:p>
          </table:table-cell>
          <table:table-cell table:formula="of:=[.H886]-[.H885]" office:value-type="float" office:value="4446.3152083334" calcext:value-type="float">
            <text:p>4446.3152083334</text:p>
          </table:table-cell>
          <table:table-cell table:formula="of:=[.I886]/[.$E$873]*100" office:value-type="float" office:value="3.10416666666671" calcext:value-type="float">
            <text:p>3.10416666666671</text:p>
          </table:table-cell>
        </table:table-row>
        <table:table-row table:style-name="ro1">
          <table:table-cell office:value-type="float" office:value="1.77916666666667" calcext:value-type="float">
            <text:p>1.77916666666667</text:p>
          </table:table-cell>
          <table:table-cell office:value-type="float" office:value="33.7754166666666" calcext:value-type="float">
            <text:p>33.7754166666666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4791666666667" calcext:value-type="float">
            <text:p>9.04791666666667</text:p>
          </table:table-cell>
          <table:table-cell office:value-type="float" office:value="97.8195833333334" calcext:value-type="float">
            <text:p>97.8195833333334</text:p>
          </table:table-cell>
          <table:table-cell table:formula="of:=[.G887]*[.$E$873]/100" office:value-type="float" office:value="140113.836579167" calcext:value-type="float">
            <text:p>140113.836579167</text:p>
          </table:table-cell>
          <table:table-cell table:formula="of:=[.H887]-[.H886]" office:value-type="float" office:value="2496.20313541676" calcext:value-type="float">
            <text:p>2496.20313541676</text:p>
          </table:table-cell>
          <table:table-cell table:formula="of:=[.I887]/[.$E$873]*100" office:value-type="float" office:value="1.7427083333334" calcext:value-type="float">
            <text:p>1.7427083333334</text:p>
          </table:table-cell>
        </table:table-row>
        <table:table-row table:style-name="ro1">
          <table:table-cell office:value-type="float" office:value="1.85104166666666" calcext:value-type="float">
            <text:p>1.85104166666666</text:p>
          </table:table-cell>
          <table:table-cell office:value-type="float" office:value="36.3885416666667" calcext:value-type="float">
            <text:p>36.3885416666667</text:p>
          </table:table-cell>
          <table:table-cell table:number-columns-repeated="2"/>
          <table:table-cell office:value-type="string" calcext:value-type="string">
            <text:p>9 – 14.53</text:p>
          </table:table-cell>
          <table:table-cell office:value-type="float" office:value="14.5291666666667" calcext:value-type="float">
            <text:p>14.5291666666667</text:p>
          </table:table-cell>
          <table:table-cell office:value-type="float" office:value="0.99" calcext:value-type="float">
            <text:p>0.99</text:p>
          </table:table-cell>
          <table:table-cell table:formula="of:=[.G888]*[.$E$873]" office:value-type="float" office:value="141804.63" calcext:value-type="float">
            <text:p>141804.63</text:p>
          </table:table-cell>
          <table:table-cell table:formula="of:=[.H888]-[.H887]" office:value-type="float" office:value="1690.79342083324" calcext:value-type="float">
            <text:p>1690.79342083324</text:p>
          </table:table-cell>
          <table:table-cell table:formula="of:=[.I888]/[.$E$873]*100" office:value-type="float" office:value="1.1804166666666" calcext:value-type="float">
            <text:p>1.1804166666666</text:p>
          </table:table-cell>
        </table:table-row>
        <table:table-row table:style-name="ro1">
          <table:table-cell office:value-type="float" office:value="1.92291666666667" calcext:value-type="float">
            <text:p>1.92291666666667</text:p>
          </table:table-cell>
          <table:table-cell office:value-type="float" office:value="38.72625" calcext:value-type="float">
            <text:p>38.72625</text:p>
          </table:table-cell>
          <table:table-cell table:number-columns-repeated="2"/>
          <table:table-cell office:value-type="string" calcext:value-type="string">
            <text:p>&gt; 14.53</text:p>
          </table:table-cell>
          <table:table-cell office:value-type="float" office:value="256.25" calcext:value-type="float">
            <text:p>256.25</text:p>
          </table:table-cell>
          <table:table-cell office:value-type="float" office:value="1" calcext:value-type="float">
            <text:p>1</text:p>
          </table:table-cell>
          <table:table-cell table:formula="of:=[.G889]*[.$E$873]" office:value-type="float" office:value="143237" calcext:value-type="float">
            <text:p>143237</text:p>
          </table:table-cell>
          <table:table-cell table:formula="of:=[.H889]-[.H888]" office:value-type="float" office:value="1432.37" calcext:value-type="float">
            <text:p>1432.37</text:p>
          </table:table-cell>
          <table:table-cell table:formula="of:=[.I889]/[.$E$873]*100" office:value-type="float" office:value="0.999999999999997" calcext:value-type="float">
            <text:p>0.999999999999997</text:p>
          </table:table-cell>
        </table:table-row>
        <table:table-row table:style-name="ro1">
          <table:table-cell office:value-type="float" office:value="2.00041666666666" calcext:value-type="float">
            <text:p>2.00041666666666</text:p>
          </table:table-cell>
          <table:table-cell office:value-type="float" office:value="40.9470833333334" calcext:value-type="float">
            <text:p>40.9470833333334</text:p>
          </table:table-cell>
          <table:table-cell table:number-columns-repeated="8"/>
        </table:table-row>
        <table:table-row table:style-name="ro1">
          <table:table-cell office:value-type="float" office:value="2.08166666666667" calcext:value-type="float">
            <text:p>2.08166666666667</text:p>
          </table:table-cell>
          <table:table-cell office:value-type="float" office:value="43.131875" calcext:value-type="float">
            <text:p>43.131875</text:p>
          </table:table-cell>
          <table:table-cell table:number-columns-repeated="8"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5.3541666666666" calcext:value-type="float">
            <text:p>45.3541666666666</text:p>
          </table:table-cell>
          <table:table-cell table:number-columns-repeated="8"/>
        </table:table-row>
        <table:table-row table:style-name="ro1">
          <table:table-cell office:value-type="float" office:value="2.25541666666667" calcext:value-type="float">
            <text:p>2.25541666666667</text:p>
          </table:table-cell>
          <table:table-cell office:value-type="float" office:value="47.6645833333333" calcext:value-type="float">
            <text:p>47.6645833333333</text:p>
          </table:table-cell>
          <table:table-cell table:number-columns-repeated="8"/>
        </table:table-row>
        <table:table-row table:style-name="ro1">
          <table:table-cell office:value-type="float" office:value="2.34791666666666" calcext:value-type="float">
            <text:p>2.34791666666666</text:p>
          </table:table-cell>
          <table:table-cell office:value-type="float" office:value="50.0614583333334" calcext:value-type="float">
            <text:p>50.0614583333334</text:p>
          </table:table-cell>
          <table:table-cell table:number-columns-repeated="8"/>
        </table:table-row>
        <table:table-row table:style-name="ro1">
          <table:table-cell office:value-type="float" office:value="2.44791666666667" calcext:value-type="float">
            <text:p>2.44791666666667</text:p>
          </table:table-cell>
          <table:table-cell office:value-type="float" office:value="52.5958333333333" calcext:value-type="float">
            <text:p>52.5958333333333</text:p>
          </table:table-cell>
          <table:table-cell table:number-columns-repeated="8"/>
        </table:table-row>
        <table:table-row table:style-name="ro1">
          <table:table-cell office:value-type="float" office:value="2.54791666666666" calcext:value-type="float">
            <text:p>2.54791666666666</text:p>
          </table:table-cell>
          <table:table-cell office:value-type="float" office:value="55.225625" calcext:value-type="float">
            <text:p>55.225625</text:p>
          </table:table-cell>
          <table:table-cell table:number-columns-repeated="8"/>
        </table:table-row>
        <table:table-row table:style-name="ro1">
          <table:table-cell office:value-type="float" office:value="2.64791666666666" calcext:value-type="float">
            <text:p>2.64791666666666</text:p>
          </table:table-cell>
          <table:table-cell office:value-type="float" office:value="57.769375" calcext:value-type="float">
            <text:p>57.769375</text:p>
          </table:table-cell>
          <table:table-cell table:number-columns-repeated="8"/>
        </table:table-row>
        <table:table-row table:style-name="ro1">
          <table:table-cell office:value-type="float" office:value="2.74791666666666" calcext:value-type="float">
            <text:p>2.74791666666666</text:p>
          </table:table-cell>
          <table:table-cell office:value-type="float" office:value="60.1102083333334" calcext:value-type="float">
            <text:p>60.1102083333334</text:p>
          </table:table-cell>
          <table:table-cell table:number-columns-repeated="8"/>
        </table:table-row>
        <table:table-row table:style-name="ro1">
          <table:table-cell office:value-type="float" office:value="2.84791666666666" calcext:value-type="float">
            <text:p>2.84791666666666</text:p>
          </table:table-cell>
          <table:table-cell office:value-type="float" office:value="62.2041666666667" calcext:value-type="float">
            <text:p>62.2041666666667</text:p>
          </table:table-cell>
          <table:table-cell table:number-columns-repeated="8"/>
        </table:table-row>
        <table:table-row table:style-name="ro1">
          <table:table-cell office:value-type="float" office:value="2.94791666666666" calcext:value-type="float">
            <text:p>2.94791666666666</text:p>
          </table:table-cell>
          <table:table-cell office:value-type="float" office:value="63.9933333333333" calcext:value-type="float">
            <text:p>63.9933333333333</text:p>
          </table:table-cell>
          <table:table-cell table:number-columns-repeated="8"/>
        </table:table-row>
        <table:table-row table:style-name="ro1">
          <table:table-cell office:value-type="float" office:value="3.04791666666666" calcext:value-type="float">
            <text:p>3.04791666666666</text:p>
          </table:table-cell>
          <table:table-cell office:value-type="float" office:value="65.56375" calcext:value-type="float">
            <text:p>65.56375</text:p>
          </table:table-cell>
          <table:table-cell table:number-columns-repeated="8"/>
        </table:table-row>
        <table:table-row table:style-name="ro1">
          <table:table-cell office:value-type="float" office:value="3.14791666666666" calcext:value-type="float">
            <text:p>3.14791666666666</text:p>
          </table:table-cell>
          <table:table-cell office:value-type="float" office:value="66.9339583333334" calcext:value-type="float">
            <text:p>66.9339583333334</text:p>
          </table:table-cell>
          <table:table-cell table:number-columns-repeated="8"/>
        </table:table-row>
        <table:table-row table:style-name="ro1">
          <table:table-cell office:value-type="float" office:value="3.24791666666666" calcext:value-type="float">
            <text:p>3.24791666666666</text:p>
          </table:table-cell>
          <table:table-cell office:value-type="float" office:value="68.1304166666667" calcext:value-type="float">
            <text:p>68.1304166666667</text:p>
          </table:table-cell>
          <table:table-cell table:number-columns-repeated="8"/>
        </table:table-row>
        <table:table-row table:style-name="ro1">
          <table:table-cell office:value-type="float" office:value="3.34791666666666" calcext:value-type="float">
            <text:p>3.34791666666666</text:p>
          </table:table-cell>
          <table:table-cell office:value-type="float" office:value="69.178125" calcext:value-type="float">
            <text:p>69.178125</text:p>
          </table:table-cell>
          <table:table-cell table:number-columns-repeated="8"/>
        </table:table-row>
        <table:table-row table:style-name="ro1">
          <table:table-cell office:value-type="float" office:value="3.44791666666667" calcext:value-type="float">
            <text:p>3.44791666666667</text:p>
          </table:table-cell>
          <table:table-cell office:value-type="float" office:value="70.1772916666667" calcext:value-type="float">
            <text:p>70.1772916666667</text:p>
          </table:table-cell>
          <table:table-cell table:number-columns-repeated="8"/>
        </table:table-row>
        <table:table-row table:style-name="ro1">
          <table:table-cell office:value-type="float" office:value="3.54791666666666" calcext:value-type="float">
            <text:p>3.54791666666666</text:p>
          </table:table-cell>
          <table:table-cell office:value-type="float" office:value="71.1179166666666" calcext:value-type="float">
            <text:p>71.1179166666666</text:p>
          </table:table-cell>
          <table:table-cell table:number-columns-repeated="8"/>
        </table:table-row>
        <table:table-row table:style-name="ro1">
          <table:table-cell office:value-type="float" office:value="3.64791666666666" calcext:value-type="float">
            <text:p>3.64791666666666</text:p>
          </table:table-cell>
          <table:table-cell office:value-type="float" office:value="72.0208333333333" calcext:value-type="float">
            <text:p>72.0208333333333</text:p>
          </table:table-cell>
          <table:table-cell table:number-columns-repeated="8"/>
        </table:table-row>
        <table:table-row table:style-name="ro1">
          <table:table-cell office:value-type="float" office:value="3.74791666666666" calcext:value-type="float">
            <text:p>3.74791666666666</text:p>
          </table:table-cell>
          <table:table-cell office:value-type="float" office:value="72.8927083333334" calcext:value-type="float">
            <text:p>72.8927083333334</text:p>
          </table:table-cell>
          <table:table-cell table:number-columns-repeated="8"/>
        </table:table-row>
        <table:table-row table:style-name="ro1">
          <table:table-cell office:value-type="float" office:value="3.84791666666666" calcext:value-type="float">
            <text:p>3.84791666666666</text:p>
          </table:table-cell>
          <table:table-cell office:value-type="float" office:value="73.7797916666667" calcext:value-type="float">
            <text:p>73.7797916666667</text:p>
          </table:table-cell>
          <table:table-cell table:number-columns-repeated="8"/>
        </table:table-row>
        <table:table-row table:style-name="ro1">
          <table:table-cell office:value-type="float" office:value="3.94791666666666" calcext:value-type="float">
            <text:p>3.94791666666666</text:p>
          </table:table-cell>
          <table:table-cell office:value-type="float" office:value="74.6583333333333" calcext:value-type="float">
            <text:p>74.6583333333333</text:p>
          </table:table-cell>
          <table:table-cell table:number-columns-repeated="8"/>
        </table:table-row>
        <table:table-row table:style-name="ro1">
          <table:table-cell office:value-type="float" office:value="4.04791666666667" calcext:value-type="float">
            <text:p>4.04791666666667</text:p>
          </table:table-cell>
          <table:table-cell office:value-type="float" office:value="75.5539583333333" calcext:value-type="float">
            <text:p>75.5539583333333</text:p>
          </table:table-cell>
          <table:table-cell table:number-columns-repeated="8"/>
        </table:table-row>
        <table:table-row table:style-name="ro1">
          <table:table-cell office:value-type="float" office:value="4.14791666666667" calcext:value-type="float">
            <text:p>4.14791666666667</text:p>
          </table:table-cell>
          <table:table-cell office:value-type="float" office:value="76.46375" calcext:value-type="float">
            <text:p>76.46375</text:p>
          </table:table-cell>
          <table:table-cell table:number-columns-repeated="8"/>
        </table:table-row>
        <table:table-row table:style-name="ro1">
          <table:table-cell office:value-type="float" office:value="4.24791666666667" calcext:value-type="float">
            <text:p>4.24791666666667</text:p>
          </table:table-cell>
          <table:table-cell office:value-type="float" office:value="77.3608333333334" calcext:value-type="float">
            <text:p>77.3608333333334</text:p>
          </table:table-cell>
          <table:table-cell table:number-columns-repeated="8"/>
        </table:table-row>
        <table:table-row table:style-name="ro1">
          <table:table-cell office:value-type="float" office:value="4.34791666666666" calcext:value-type="float">
            <text:p>4.34791666666666</text:p>
          </table:table-cell>
          <table:table-cell office:value-type="float" office:value="78.23625" calcext:value-type="float">
            <text:p>78.23625</text:p>
          </table:table-cell>
          <table:table-cell table:number-columns-repeated="8"/>
        </table:table-row>
        <table:table-row table:style-name="ro1">
          <table:table-cell office:value-type="float" office:value="4.44791666666666" calcext:value-type="float">
            <text:p>4.44791666666666</text:p>
          </table:table-cell>
          <table:table-cell office:value-type="float" office:value="79.0916666666666" calcext:value-type="float">
            <text:p>79.0916666666666</text:p>
          </table:table-cell>
          <table:table-cell table:number-columns-repeated="8"/>
        </table:table-row>
        <table:table-row table:style-name="ro1">
          <table:table-cell office:value-type="float" office:value="4.54791666666667" calcext:value-type="float">
            <text:p>4.54791666666667</text:p>
          </table:table-cell>
          <table:table-cell office:value-type="float" office:value="79.9350000000001" calcext:value-type="float">
            <text:p>79.9350000000001</text:p>
          </table:table-cell>
          <table:table-cell table:number-columns-repeated="8"/>
        </table:table-row>
        <table:table-row table:style-name="ro1">
          <table:table-cell office:value-type="float" office:value="4.64791666666667" calcext:value-type="float">
            <text:p>4.64791666666667</text:p>
          </table:table-cell>
          <table:table-cell office:value-type="float" office:value="80.7608333333334" calcext:value-type="float">
            <text:p>80.7608333333334</text:p>
          </table:table-cell>
          <table:table-cell table:number-columns-repeated="8"/>
        </table:table-row>
        <table:table-row table:style-name="ro1">
          <table:table-cell office:value-type="float" office:value="4.74791666666667" calcext:value-type="float">
            <text:p>4.74791666666667</text:p>
          </table:table-cell>
          <table:table-cell office:value-type="float" office:value="81.5164583333334" calcext:value-type="float">
            <text:p>81.5164583333334</text:p>
          </table:table-cell>
          <table:table-cell table:number-columns-repeated="8"/>
        </table:table-row>
        <table:table-row table:style-name="ro1">
          <table:table-cell office:value-type="float" office:value="4.84791666666666" calcext:value-type="float">
            <text:p>4.84791666666666</text:p>
          </table:table-cell>
          <table:table-cell office:value-type="float" office:value="82.2379166666667" calcext:value-type="float">
            <text:p>82.2379166666667</text:p>
          </table:table-cell>
          <table:table-cell table:number-columns-repeated="8"/>
        </table:table-row>
        <table:table-row table:style-name="ro1">
          <table:table-cell office:value-type="float" office:value="4.94791666666666" calcext:value-type="float">
            <text:p>4.94791666666666</text:p>
          </table:table-cell>
          <table:table-cell office:value-type="float" office:value="82.92125" calcext:value-type="float">
            <text:p>82.92125</text:p>
          </table:table-cell>
          <table:table-cell table:number-columns-repeated="8"/>
        </table:table-row>
        <table:table-row table:style-name="ro1">
          <table:table-cell office:value-type="float" office:value="5.04791666666667" calcext:value-type="float">
            <text:p>5.04791666666667</text:p>
          </table:table-cell>
          <table:table-cell office:value-type="float" office:value="83.5679166666667" calcext:value-type="float">
            <text:p>83.5679166666667</text:p>
          </table:table-cell>
          <table:table-cell table:number-columns-repeated="8"/>
        </table:table-row>
        <table:table-row table:style-name="ro1">
          <table:table-cell office:value-type="float" office:value="5.14791666666667" calcext:value-type="float">
            <text:p>5.14791666666667</text:p>
          </table:table-cell>
          <table:table-cell office:value-type="float" office:value="84.2025" calcext:value-type="float">
            <text:p>84.2025</text:p>
          </table:table-cell>
          <table:table-cell table:number-columns-repeated="8"/>
        </table:table-row>
        <table:table-row table:style-name="ro1">
          <table:table-cell office:value-type="float" office:value="5.24791666666667" calcext:value-type="float">
            <text:p>5.24791666666667</text:p>
          </table:table-cell>
          <table:table-cell office:value-type="float" office:value="84.7916666666667" calcext:value-type="float">
            <text:p>84.7916666666667</text:p>
          </table:table-cell>
          <table:table-cell table:number-columns-repeated="8"/>
        </table:table-row>
        <table:table-row table:style-name="ro1">
          <table:table-cell office:value-type="float" office:value="5.34791666666666" calcext:value-type="float">
            <text:p>5.34791666666666</text:p>
          </table:table-cell>
          <table:table-cell office:value-type="float" office:value="85.3625" calcext:value-type="float">
            <text:p>85.3625</text:p>
          </table:table-cell>
          <table:table-cell table:number-columns-repeated="8"/>
        </table:table-row>
        <table:table-row table:style-name="ro1">
          <table:table-cell office:value-type="float" office:value="5.44791666666666" calcext:value-type="float">
            <text:p>5.44791666666666</text:p>
          </table:table-cell>
          <table:table-cell office:value-type="float" office:value="85.8920833333334" calcext:value-type="float">
            <text:p>85.8920833333334</text:p>
          </table:table-cell>
          <table:table-cell table:number-columns-repeated="8"/>
        </table:table-row>
        <table:table-row table:style-name="ro1">
          <table:table-cell office:value-type="float" office:value="5.54791666666667" calcext:value-type="float">
            <text:p>5.54791666666667</text:p>
          </table:table-cell>
          <table:table-cell office:value-type="float" office:value="86.420625" calcext:value-type="float">
            <text:p>86.420625</text:p>
          </table:table-cell>
          <table:table-cell table:number-columns-repeated="8"/>
        </table:table-row>
        <table:table-row table:style-name="ro1">
          <table:table-cell office:value-type="float" office:value="5.64791666666667" calcext:value-type="float">
            <text:p>5.64791666666667</text:p>
          </table:table-cell>
          <table:table-cell office:value-type="float" office:value="86.931875" calcext:value-type="float">
            <text:p>86.931875</text:p>
          </table:table-cell>
          <table:table-cell table:number-columns-repeated="8"/>
        </table:table-row>
        <table:table-row table:style-name="ro1">
          <table:table-cell office:value-type="float" office:value="5.74791666666667" calcext:value-type="float">
            <text:p>5.74791666666667</text:p>
          </table:table-cell>
          <table:table-cell office:value-type="float" office:value="87.413125" calcext:value-type="float">
            <text:p>87.413125</text:p>
          </table:table-cell>
          <table:table-cell table:number-columns-repeated="8"/>
        </table:table-row>
        <table:table-row table:style-name="ro1">
          <table:table-cell office:value-type="float" office:value="5.84791666666666" calcext:value-type="float">
            <text:p>5.84791666666666</text:p>
          </table:table-cell>
          <table:table-cell office:value-type="float" office:value="87.8725" calcext:value-type="float">
            <text:p>87.8725</text:p>
          </table:table-cell>
          <table:table-cell table:number-columns-repeated="8"/>
        </table:table-row>
        <table:table-row table:style-name="ro1">
          <table:table-cell office:value-type="float" office:value="5.94791666666666" calcext:value-type="float">
            <text:p>5.94791666666666</text:p>
          </table:table-cell>
          <table:table-cell office:value-type="float" office:value="88.3510416666666" calcext:value-type="float">
            <text:p>88.3510416666666</text:p>
          </table:table-cell>
          <table:table-cell table:number-columns-repeated="8"/>
        </table:table-row>
        <table:table-row table:style-name="ro1">
          <table:table-cell office:value-type="float" office:value="6.04791666666667" calcext:value-type="float">
            <text:p>6.04791666666667</text:p>
          </table:table-cell>
          <table:table-cell office:value-type="float" office:value="88.8185416666667" calcext:value-type="float">
            <text:p>88.8185416666667</text:p>
          </table:table-cell>
          <table:table-cell table:number-columns-repeated="8"/>
        </table:table-row>
        <table:table-row table:style-name="ro1">
          <table:table-cell office:value-type="float" office:value="6.14791666666667" calcext:value-type="float">
            <text:p>6.14791666666667</text:p>
          </table:table-cell>
          <table:table-cell office:value-type="float" office:value="89.266875" calcext:value-type="float">
            <text:p>89.266875</text:p>
          </table:table-cell>
          <table:table-cell table:number-columns-repeated="8"/>
        </table:table-row>
        <table:table-row table:style-name="ro1">
          <table:table-cell office:value-type="float" office:value="6.24791666666667" calcext:value-type="float">
            <text:p>6.24791666666667</text:p>
          </table:table-cell>
          <table:table-cell office:value-type="float" office:value="89.7125" calcext:value-type="float">
            <text:p>89.7125</text:p>
          </table:table-cell>
          <table:table-cell table:number-columns-repeated="8"/>
        </table:table-row>
        <table:table-row table:style-name="ro1">
          <table:table-cell office:value-type="float" office:value="6.34791666666666" calcext:value-type="float">
            <text:p>6.34791666666666</text:p>
          </table:table-cell>
          <table:table-cell office:value-type="float" office:value="90.148125" calcext:value-type="float">
            <text:p>90.148125</text:p>
          </table:table-cell>
          <table:table-cell table:number-columns-repeated="8"/>
        </table:table-row>
        <table:table-row table:style-name="ro1">
          <table:table-cell office:value-type="float" office:value="6.44791666666666" calcext:value-type="float">
            <text:p>6.44791666666666</text:p>
          </table:table-cell>
          <table:table-cell office:value-type="float" office:value="90.5864583333334" calcext:value-type="float">
            <text:p>90.5864583333334</text:p>
          </table:table-cell>
          <table:table-cell table:number-columns-repeated="8"/>
        </table:table-row>
        <table:table-row table:style-name="ro1">
          <table:table-cell office:value-type="float" office:value="6.54791666666667" calcext:value-type="float">
            <text:p>6.54791666666667</text:p>
          </table:table-cell>
          <table:table-cell office:value-type="float" office:value="91.013125" calcext:value-type="float">
            <text:p>91.013125</text:p>
          </table:table-cell>
          <table:table-cell table:number-columns-repeated="8"/>
        </table:table-row>
        <table:table-row table:style-name="ro1">
          <table:table-cell office:value-type="float" office:value="6.64791666666667" calcext:value-type="float">
            <text:p>6.64791666666667</text:p>
          </table:table-cell>
          <table:table-cell office:value-type="float" office:value="91.4235416666667" calcext:value-type="float">
            <text:p>91.4235416666667</text:p>
          </table:table-cell>
          <table:table-cell table:number-columns-repeated="8"/>
        </table:table-row>
        <table:table-row table:style-name="ro1">
          <table:table-cell office:value-type="float" office:value="6.74791666666667" calcext:value-type="float">
            <text:p>6.74791666666667</text:p>
          </table:table-cell>
          <table:table-cell office:value-type="float" office:value="91.83375" calcext:value-type="float">
            <text:p>91.83375</text:p>
          </table:table-cell>
          <table:table-cell table:number-columns-repeated="8"/>
        </table:table-row>
        <table:table-row table:style-name="ro1">
          <table:table-cell office:value-type="float" office:value="6.84791666666666" calcext:value-type="float">
            <text:p>6.84791666666666</text:p>
          </table:table-cell>
          <table:table-cell office:value-type="float" office:value="92.2129166666667" calcext:value-type="float">
            <text:p>92.2129166666667</text:p>
          </table:table-cell>
          <table:table-cell table:number-columns-repeated="8"/>
        </table:table-row>
        <table:table-row table:style-name="ro1">
          <table:table-cell office:value-type="float" office:value="6.94791666666666" calcext:value-type="float">
            <text:p>6.94791666666666</text:p>
          </table:table-cell>
          <table:table-cell office:value-type="float" office:value="92.5970833333334" calcext:value-type="float">
            <text:p>92.5970833333334</text:p>
          </table:table-cell>
          <table:table-cell table:number-columns-repeated="8"/>
        </table:table-row>
        <table:table-row table:style-name="ro1">
          <table:table-cell office:value-type="float" office:value="7.04791666666667" calcext:value-type="float">
            <text:p>7.04791666666667</text:p>
          </table:table-cell>
          <table:table-cell office:value-type="float" office:value="92.9727083333333" calcext:value-type="float">
            <text:p>92.9727083333333</text:p>
          </table:table-cell>
          <table:table-cell table:number-columns-repeated="8"/>
        </table:table-row>
        <table:table-row table:style-name="ro1">
          <table:table-cell office:value-type="float" office:value="7.14791666666667" calcext:value-type="float">
            <text:p>7.14791666666667</text:p>
          </table:table-cell>
          <table:table-cell office:value-type="float" office:value="93.3485416666666" calcext:value-type="float">
            <text:p>93.3485416666666</text:p>
          </table:table-cell>
          <table:table-cell table:number-columns-repeated="8"/>
        </table:table-row>
        <table:table-row table:style-name="ro1">
          <table:table-cell office:value-type="float" office:value="7.24791666666667" calcext:value-type="float">
            <text:p>7.24791666666667</text:p>
          </table:table-cell>
          <table:table-cell office:value-type="float" office:value="93.70125" calcext:value-type="float">
            <text:p>93.70125</text:p>
          </table:table-cell>
          <table:table-cell table:number-columns-repeated="8"/>
        </table:table-row>
        <table:table-row table:style-name="ro1">
          <table:table-cell office:value-type="float" office:value="7.34791666666666" calcext:value-type="float">
            <text:p>7.34791666666666</text:p>
          </table:table-cell>
          <table:table-cell office:value-type="float" office:value="94.0408333333334" calcext:value-type="float">
            <text:p>94.0408333333334</text:p>
          </table:table-cell>
          <table:table-cell table:number-columns-repeated="8"/>
        </table:table-row>
        <table:table-row table:style-name="ro1">
          <table:table-cell office:value-type="float" office:value="7.44791666666666" calcext:value-type="float">
            <text:p>7.44791666666666</text:p>
          </table:table-cell>
          <table:table-cell office:value-type="float" office:value="94.3768750000001" calcext:value-type="float">
            <text:p>94.3768750000001</text:p>
          </table:table-cell>
          <table:table-cell table:number-columns-repeated="8"/>
        </table:table-row>
        <table:table-row table:style-name="ro1">
          <table:table-cell office:value-type="float" office:value="7.54791666666667" calcext:value-type="float">
            <text:p>7.54791666666667</text:p>
          </table:table-cell>
          <table:table-cell office:value-type="float" office:value="94.70375" calcext:value-type="float">
            <text:p>94.70375</text:p>
          </table:table-cell>
          <table:table-cell table:number-columns-repeated="8"/>
        </table:table-row>
        <table:table-row table:style-name="ro1">
          <table:table-cell office:value-type="float" office:value="7.64791666666667" calcext:value-type="float">
            <text:p>7.64791666666667</text:p>
          </table:table-cell>
          <table:table-cell office:value-type="float" office:value="95.0002083333334" calcext:value-type="float">
            <text:p>95.0002083333334</text:p>
          </table:table-cell>
          <table:table-cell table:number-columns-repeated="8"/>
        </table:table-row>
        <table:table-row table:style-name="ro1">
          <table:table-cell office:value-type="float" office:value="7.74791666666667" calcext:value-type="float">
            <text:p>7.74791666666667</text:p>
          </table:table-cell>
          <table:table-cell office:value-type="float" office:value="95.2939583333334" calcext:value-type="float">
            <text:p>95.2939583333334</text:p>
          </table:table-cell>
          <table:table-cell table:number-columns-repeated="8"/>
        </table:table-row>
        <table:table-row table:style-name="ro1">
          <table:table-cell office:value-type="float" office:value="7.84791666666666" calcext:value-type="float">
            <text:p>7.84791666666666</text:p>
          </table:table-cell>
          <table:table-cell office:value-type="float" office:value="95.5760416666666" calcext:value-type="float">
            <text:p>95.5760416666666</text:p>
          </table:table-cell>
          <table:table-cell table:number-columns-repeated="8"/>
        </table:table-row>
        <table:table-row table:style-name="ro1">
          <table:table-cell office:value-type="float" office:value="7.94791666666667" calcext:value-type="float">
            <text:p>7.94791666666667</text:p>
          </table:table-cell>
          <table:table-cell office:value-type="float" office:value="95.839375" calcext:value-type="float">
            <text:p>95.839375</text:p>
          </table:table-cell>
          <table:table-cell table:number-columns-repeated="8"/>
        </table:table-row>
        <table:table-row table:style-name="ro1">
          <table:table-cell office:value-type="float" office:value="8.04791666666667" calcext:value-type="float">
            <text:p>8.04791666666667</text:p>
          </table:table-cell>
          <table:table-cell office:value-type="float" office:value="96.076875" calcext:value-type="float">
            <text:p>96.076875</text:p>
          </table:table-cell>
          <table:table-cell table:number-columns-repeated="8"/>
        </table:table-row>
        <table:table-row table:style-name="ro1">
          <table:table-cell office:value-type="float" office:value="8.14791666666667" calcext:value-type="float">
            <text:p>8.14791666666667</text:p>
          </table:table-cell>
          <table:table-cell office:value-type="float" office:value="96.30125" calcext:value-type="float">
            <text:p>96.30125</text:p>
          </table:table-cell>
          <table:table-cell table:number-columns-repeated="8"/>
        </table:table-row>
        <table:table-row table:style-name="ro1">
          <table:table-cell office:value-type="float" office:value="8.24791666666667" calcext:value-type="float">
            <text:p>8.24791666666667</text:p>
          </table:table-cell>
          <table:table-cell office:value-type="float" office:value="96.5193750000001" calcext:value-type="float">
            <text:p>96.5193750000001</text:p>
          </table:table-cell>
          <table:table-cell table:number-columns-repeated="8"/>
        </table:table-row>
        <table:table-row table:style-name="ro1">
          <table:table-cell office:value-type="float" office:value="8.34791666666666" calcext:value-type="float">
            <text:p>8.34791666666666</text:p>
          </table:table-cell>
          <table:table-cell office:value-type="float" office:value="96.7225" calcext:value-type="float">
            <text:p>96.7225</text:p>
          </table:table-cell>
          <table:table-cell table:number-columns-repeated="8"/>
        </table:table-row>
        <table:table-row table:style-name="ro1">
          <table:table-cell office:value-type="float" office:value="8.44791666666666" calcext:value-type="float">
            <text:p>8.44791666666666</text:p>
          </table:table-cell>
          <table:table-cell office:value-type="float" office:value="96.9154166666667" calcext:value-type="float">
            <text:p>96.9154166666667</text:p>
          </table:table-cell>
          <table:table-cell table:number-columns-repeated="8"/>
        </table:table-row>
        <table:table-row table:style-name="ro1">
          <table:table-cell office:value-type="float" office:value="8.54791666666667" calcext:value-type="float">
            <text:p>8.54791666666667</text:p>
          </table:table-cell>
          <table:table-cell office:value-type="float" office:value="97.1041666666667" calcext:value-type="float">
            <text:p>97.1041666666667</text:p>
          </table:table-cell>
          <table:table-cell table:number-columns-repeated="8"/>
        </table:table-row>
        <table:table-row table:style-name="ro1">
          <table:table-cell office:value-type="float" office:value="8.64791666666667" calcext:value-type="float">
            <text:p>8.64791666666667</text:p>
          </table:table-cell>
          <table:table-cell office:value-type="float" office:value="97.2741666666667" calcext:value-type="float">
            <text:p>97.2741666666667</text:p>
          </table:table-cell>
          <table:table-cell table:number-columns-repeated="8"/>
        </table:table-row>
        <table:table-row table:style-name="ro1">
          <table:table-cell office:value-type="float" office:value="8.74791666666667" calcext:value-type="float">
            <text:p>8.74791666666667</text:p>
          </table:table-cell>
          <table:table-cell office:value-type="float" office:value="97.4243750000001" calcext:value-type="float">
            <text:p>97.4243750000001</text:p>
          </table:table-cell>
          <table:table-cell table:number-columns-repeated="8"/>
        </table:table-row>
        <table:table-row table:style-name="ro1">
          <table:table-cell office:value-type="float" office:value="8.84791666666666" calcext:value-type="float">
            <text:p>8.84791666666666</text:p>
          </table:table-cell>
          <table:table-cell office:value-type="float" office:value="97.5585416666667" calcext:value-type="float">
            <text:p>97.5585416666667</text:p>
          </table:table-cell>
          <table:table-cell table:number-columns-repeated="8"/>
        </table:table-row>
        <table:table-row table:style-name="ro1">
          <table:table-cell office:value-type="float" office:value="8.94791666666666" calcext:value-type="float">
            <text:p>8.94791666666666</text:p>
          </table:table-cell>
          <table:table-cell office:value-type="float" office:value="97.695" calcext:value-type="float">
            <text:p>97.695</text:p>
          </table:table-cell>
          <table:table-cell table:number-columns-repeated="8"/>
        </table:table-row>
        <table:table-row table:style-name="ro1">
          <table:table-cell office:value-type="float" office:value="9.04791666666667" calcext:value-type="float">
            <text:p>9.04791666666667</text:p>
          </table:table-cell>
          <table:table-cell office:value-type="float" office:value="97.8195833333334" calcext:value-type="float">
            <text:p>97.8195833333334</text:p>
          </table:table-cell>
          <table:table-cell table:number-columns-repeated="8"/>
        </table:table-row>
        <table:table-row table:style-name="ro1">
          <table:table-cell office:value-type="float" office:value="9.14791666666667" calcext:value-type="float">
            <text:p>9.14791666666667</text:p>
          </table:table-cell>
          <table:table-cell office:value-type="float" office:value="97.9258333333334" calcext:value-type="float">
            <text:p>97.9258333333334</text:p>
          </table:table-cell>
          <table:table-cell table:number-columns-repeated="8"/>
        </table:table-row>
        <table:table-row table:style-name="ro1">
          <table:table-cell office:value-type="float" office:value="9.24791666666667" calcext:value-type="float">
            <text:p>9.24791666666667</text:p>
          </table:table-cell>
          <table:table-cell office:value-type="float" office:value="98.0635416666667" calcext:value-type="float">
            <text:p>98.0635416666667</text:p>
          </table:table-cell>
          <table:table-cell table:number-columns-repeated="8"/>
        </table:table-row>
        <table:table-row table:style-name="ro1">
          <table:table-cell office:value-type="float" office:value="9.53541666666666" calcext:value-type="float">
            <text:p>9.53541666666666</text:p>
          </table:table-cell>
          <table:table-cell office:value-type="float" office:value="98.2264583333333" calcext:value-type="float">
            <text:p>98.2264583333333</text:p>
          </table:table-cell>
          <table:table-cell table:number-columns-repeated="8"/>
        </table:table-row>
        <table:table-row table:style-name="ro1">
          <table:table-cell office:value-type="float" office:value="9.97291666666666" calcext:value-type="float">
            <text:p>9.97291666666666</text:p>
          </table:table-cell>
          <table:table-cell office:value-type="float" office:value="98.3745833333333" calcext:value-type="float">
            <text:p>98.3745833333333</text:p>
          </table:table-cell>
          <table:table-cell table:number-columns-repeated="8"/>
        </table:table-row>
        <table:table-row table:style-name="ro1">
          <table:table-cell office:value-type="float" office:value="10.5229166666667" calcext:value-type="float">
            <text:p>10.5229166666667</text:p>
          </table:table-cell>
          <table:table-cell office:value-type="float" office:value="98.501875" calcext:value-type="float">
            <text:p>98.501875</text:p>
          </table:table-cell>
          <table:table-cell table:number-columns-repeated="8"/>
        </table:table-row>
        <table:table-row table:style-name="ro1">
          <table:table-cell office:value-type="float" office:value="11.0916666666667" calcext:value-type="float">
            <text:p>11.0916666666667</text:p>
          </table:table-cell>
          <table:table-cell office:value-type="float" office:value="98.6364583333334" calcext:value-type="float">
            <text:p>98.6364583333334</text:p>
          </table:table-cell>
          <table:table-cell table:number-columns-repeated="8"/>
        </table:table-row>
        <table:table-row table:style-name="ro1">
          <table:table-cell office:value-type="float" office:value="11.7541666666666" calcext:value-type="float">
            <text:p>11.7541666666666</text:p>
          </table:table-cell>
          <table:table-cell office:value-type="float" office:value="98.74875" calcext:value-type="float">
            <text:p>98.74875</text:p>
          </table:table-cell>
          <table:table-cell table:number-columns-repeated="8"/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98.8381250000001" calcext:value-type="float">
            <text:p>98.8381250000001</text:p>
          </table:table-cell>
          <table:table-cell table:number-columns-repeated="8"/>
        </table:table-row>
        <table:table-row table:style-name="ro1">
          <table:table-cell office:value-type="float" office:value="13.0791666666667" calcext:value-type="float">
            <text:p>13.0791666666667</text:p>
          </table:table-cell>
          <table:table-cell office:value-type="float" office:value="98.9060416666667" calcext:value-type="float">
            <text:p>98.9060416666667</text:p>
          </table:table-cell>
          <table:table-cell table:number-columns-repeated="8"/>
        </table:table-row>
        <table:table-row table:style-name="ro1">
          <table:table-cell office:value-type="float" office:value="13.7833333333334" calcext:value-type="float">
            <text:p>13.7833333333334</text:p>
          </table:table-cell>
          <table:table-cell office:value-type="float" office:value="98.961875" calcext:value-type="float">
            <text:p>98.961875</text:p>
          </table:table-cell>
          <table:table-cell table:number-columns-repeated="8"/>
        </table:table-row>
        <table:table-row table:style-name="ro1">
          <table:table-cell office:value-type="float" office:value="14.5291666666667" calcext:value-type="float">
            <text:p>14.5291666666667</text:p>
          </table:table-cell>
          <table:table-cell office:value-type="float" office:value="99.015625" calcext:value-type="float">
            <text:p>99.015625</text:p>
          </table:table-cell>
          <table:table-cell table:number-columns-repeated="8"/>
        </table:table-row>
        <table:table-row table:style-name="ro1">
          <table:table-cell office:value-type="float" office:value="15.2541666666667" calcext:value-type="float">
            <text:p>15.2541666666667</text:p>
          </table:table-cell>
          <table:table-cell office:value-type="float" office:value="99.0683333333333" calcext:value-type="float">
            <text:p>99.0683333333333</text:p>
          </table:table-cell>
          <table:table-cell table:number-columns-repeated="8"/>
        </table:table-row>
        <table:table-row table:style-name="ro1">
          <table:table-cell office:value-type="float" office:value="16.1458333333334" calcext:value-type="float">
            <text:p>16.1458333333334</text:p>
          </table:table-cell>
          <table:table-cell office:value-type="float" office:value="99.1135416666667" calcext:value-type="float">
            <text:p>99.1135416666667</text:p>
          </table:table-cell>
          <table:table-cell table:number-columns-repeated="8"/>
        </table:table-row>
        <table:table-row table:style-name="ro1">
          <table:table-cell office:value-type="float" office:value="16.9729166666667" calcext:value-type="float">
            <text:p>16.9729166666667</text:p>
          </table:table-cell>
          <table:table-cell office:value-type="float" office:value="99.1570833333334" calcext:value-type="float">
            <text:p>99.1570833333334</text:p>
          </table:table-cell>
          <table:table-cell table:number-columns-repeated="8"/>
        </table:table-row>
        <table:table-row table:style-name="ro1">
          <table:table-cell office:value-type="float" office:value="17.925" calcext:value-type="float">
            <text:p>17.925</text:p>
          </table:table-cell>
          <table:table-cell office:value-type="float" office:value="99.1989583333333" calcext:value-type="float">
            <text:p>99.1989583333333</text:p>
          </table:table-cell>
          <table:table-cell table:number-columns-repeated="8"/>
        </table:table-row>
        <table:table-row table:style-name="ro1">
          <table:table-cell office:value-type="float" office:value="18.9791666666666" calcext:value-type="float">
            <text:p>18.9791666666666</text:p>
          </table:table-cell>
          <table:table-cell office:value-type="float" office:value="99.2425" calcext:value-type="float">
            <text:p>99.2425</text:p>
          </table:table-cell>
          <table:table-cell table:number-columns-repeated="8"/>
        </table:table-row>
        <table:table-row table:style-name="ro1">
          <table:table-cell office:value-type="float" office:value="23.21875" calcext:value-type="float">
            <text:p>23.21875</text:p>
          </table:table-cell>
          <table:table-cell office:value-type="float" office:value="99.2818750000001" calcext:value-type="float">
            <text:p>99.2818750000001</text:p>
          </table:table-cell>
          <table:table-cell table:number-columns-repeated="8"/>
        </table:table-row>
        <table:table-row table:style-name="ro1">
          <table:table-cell office:value-type="float" office:value="30.4583333333334" calcext:value-type="float">
            <text:p>30.4583333333334</text:p>
          </table:table-cell>
          <table:table-cell office:value-type="float" office:value="99.3204166666667" calcext:value-type="float">
            <text:p>99.3204166666667</text:p>
          </table:table-cell>
          <table:table-cell table:number-columns-repeated="8"/>
        </table:table-row>
        <table:table-row table:style-name="ro1">
          <table:table-cell office:value-type="float" office:value="37.3166666666666" calcext:value-type="float">
            <text:p>37.3166666666666</text:p>
          </table:table-cell>
          <table:table-cell office:value-type="float" office:value="99.365" calcext:value-type="float">
            <text:p>99.365</text:p>
          </table:table-cell>
          <table:table-cell table:number-columns-repeated="8"/>
        </table:table-row>
        <table:table-row table:style-name="ro1">
          <table:table-cell office:value-type="float" office:value="53.8583333333333" calcext:value-type="float">
            <text:p>53.8583333333333</text:p>
          </table:table-cell>
          <table:table-cell office:value-type="float" office:value="99.405" calcext:value-type="float">
            <text:p>99.405</text:p>
          </table:table-cell>
          <table:table-cell table:number-columns-repeated="8"/>
        </table:table-row>
        <table:table-row table:style-name="ro1">
          <table:table-cell office:value-type="float" office:value="60.1666666666667" calcext:value-type="float">
            <text:p>60.1666666666667</text:p>
          </table:table-cell>
          <table:table-cell office:value-type="float" office:value="99.443125" calcext:value-type="float">
            <text:p>99.443125</text:p>
          </table:table-cell>
          <table:table-cell table:number-columns-repeated="8"/>
        </table:table-row>
        <table:table-row table:style-name="ro1">
          <table:table-cell office:value-type="float" office:value="66.9916666666667" calcext:value-type="float">
            <text:p>66.9916666666667</text:p>
          </table:table-cell>
          <table:table-cell office:value-type="float" office:value="99.48625" calcext:value-type="float">
            <text:p>99.48625</text:p>
          </table:table-cell>
          <table:table-cell table:number-columns-repeated="8"/>
        </table:table-row>
        <table:table-row table:style-name="ro1">
          <table:table-cell office:value-type="float" office:value="79.7083333333333" calcext:value-type="float">
            <text:p>79.7083333333333</text:p>
          </table:table-cell>
          <table:table-cell office:value-type="float" office:value="99.5395833333334" calcext:value-type="float">
            <text:p>99.5395833333334</text:p>
          </table:table-cell>
          <table:table-cell table:number-columns-repeated="8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99.5889583333334" calcext:value-type="float">
            <text:p>99.5889583333334</text:p>
          </table:table-cell>
          <table:table-cell table:number-columns-repeated="8"/>
        </table:table-row>
        <table:table-row table:style-name="ro1">
          <table:table-cell office:value-type="float" office:value="93.8333333333333" calcext:value-type="float">
            <text:p>93.8333333333333</text:p>
          </table:table-cell>
          <table:table-cell office:value-type="float" office:value="99.616875" calcext:value-type="float">
            <text:p>99.616875</text:p>
          </table:table-cell>
          <table:table-cell table:number-columns-repeated="8"/>
        </table:table-row>
        <table:table-row table:style-name="ro1">
          <table:table-cell office:value-type="float" office:value="94.5625" calcext:value-type="float">
            <text:p>94.5625</text:p>
          </table:table-cell>
          <table:table-cell office:value-type="float" office:value="99.6383333333334" calcext:value-type="float">
            <text:p>99.6383333333334</text:p>
          </table:table-cell>
          <table:table-cell table:number-columns-repeated="8"/>
        </table:table-row>
        <table:table-row table:style-name="ro1">
          <table:table-cell office:value-type="float" office:value="95.1875" calcext:value-type="float">
            <text:p>95.1875</text:p>
          </table:table-cell>
          <table:table-cell office:value-type="float" office:value="99.6572916666667" calcext:value-type="float">
            <text:p>99.6572916666667</text:p>
          </table:table-cell>
          <table:table-cell table:number-columns-repeated="8"/>
        </table:table-row>
        <table:table-row table:style-name="ro1">
          <table:table-cell office:value-type="float" office:value="95.75" calcext:value-type="float">
            <text:p>95.75</text:p>
          </table:table-cell>
          <table:table-cell office:value-type="float" office:value="99.6758333333333" calcext:value-type="float">
            <text:p>99.6758333333333</text:p>
          </table:table-cell>
          <table:table-cell table:number-columns-repeated="8"/>
        </table:table-row>
        <table:table-row table:style-name="ro1">
          <table:table-cell office:value-type="float" office:value="96.3333333333333" calcext:value-type="float">
            <text:p>96.3333333333333</text:p>
          </table:table-cell>
          <table:table-cell office:value-type="float" office:value="99.6952083333333" calcext:value-type="float">
            <text:p>99.6952083333333</text:p>
          </table:table-cell>
          <table:table-cell table:number-columns-repeated="8"/>
        </table:table-row>
        <table:table-row table:style-name="ro1">
          <table:table-cell office:value-type="float" office:value="96.875" calcext:value-type="float">
            <text:p>96.875</text:p>
          </table:table-cell>
          <table:table-cell office:value-type="float" office:value="99.7110416666667" calcext:value-type="float">
            <text:p>99.7110416666667</text:p>
          </table:table-cell>
          <table:table-cell table:number-columns-repeated="8"/>
        </table:table-row>
        <table:table-row table:style-name="ro1">
          <table:table-cell office:value-type="float" office:value="97.5208333333334" calcext:value-type="float">
            <text:p>97.5208333333334</text:p>
          </table:table-cell>
          <table:table-cell office:value-type="float" office:value="99.7239583333333" calcext:value-type="float">
            <text:p>99.7239583333333</text:p>
          </table:table-cell>
          <table:table-cell table:number-columns-repeated="8"/>
        </table:table-row>
        <table:table-row table:style-name="ro1">
          <table:table-cell office:value-type="float" office:value="98.0833333333333" calcext:value-type="float">
            <text:p>98.0833333333333</text:p>
          </table:table-cell>
          <table:table-cell office:value-type="float" office:value="99.7360416666666" calcext:value-type="float">
            <text:p>99.7360416666666</text:p>
          </table:table-cell>
          <table:table-cell table:number-columns-repeated="8"/>
        </table:table-row>
        <table:table-row table:style-name="ro1">
          <table:table-cell office:value-type="float" office:value="98.6666666666667" calcext:value-type="float">
            <text:p>98.6666666666667</text:p>
          </table:table-cell>
          <table:table-cell office:value-type="float" office:value="99.7458333333334" calcext:value-type="float">
            <text:p>99.7458333333334</text:p>
          </table:table-cell>
          <table:table-cell table:number-columns-repeated="8"/>
        </table:table-row>
        <table:table-row table:style-name="ro1">
          <table:table-cell office:value-type="float" office:value="99.2916666666667" calcext:value-type="float">
            <text:p>99.2916666666667</text:p>
          </table:table-cell>
          <table:table-cell office:value-type="float" office:value="99.7547916666667" calcext:value-type="float">
            <text:p>99.7547916666667</text:p>
          </table:table-cell>
          <table:table-cell table:number-columns-repeated="8"/>
        </table:table-row>
        <table:table-row table:style-name="ro1">
          <table:table-cell office:value-type="float" office:value="99.9375000000001" calcext:value-type="float">
            <text:p>99.9375000000001</text:p>
          </table:table-cell>
          <table:table-cell office:value-type="float" office:value="99.7633333333333" calcext:value-type="float">
            <text:p>99.7633333333333</text:p>
          </table:table-cell>
          <table:table-cell table:number-columns-repeated="8"/>
        </table:table-row>
        <table:table-row table:style-name="ro1">
          <table:table-cell office:value-type="float" office:value="100.708333333333" calcext:value-type="float">
            <text:p>100.708333333333</text:p>
          </table:table-cell>
          <table:table-cell office:value-type="float" office:value="99.7727083333333" calcext:value-type="float">
            <text:p>99.7727083333333</text:p>
          </table:table-cell>
          <table:table-cell table:number-columns-repeated="8"/>
        </table:table-row>
        <table:table-row table:style-name="ro1">
          <table:table-cell office:value-type="float" office:value="101.458333333333" calcext:value-type="float">
            <text:p>101.458333333333</text:p>
          </table:table-cell>
          <table:table-cell office:value-type="float" office:value="99.780625" calcext:value-type="float">
            <text:p>99.780625</text:p>
          </table:table-cell>
          <table:table-cell table:number-columns-repeated="8"/>
        </table:table-row>
        <table:table-row table:style-name="ro1">
          <table:table-cell office:value-type="float" office:value="102.1875" calcext:value-type="float">
            <text:p>102.1875</text:p>
          </table:table-cell>
          <table:table-cell office:value-type="float" office:value="99.7870833333334" calcext:value-type="float">
            <text:p>99.7870833333334</text:p>
          </table:table-cell>
          <table:table-cell table:number-columns-repeated="8"/>
        </table:table-row>
        <table:table-row table:style-name="ro1">
          <table:table-cell office:value-type="float" office:value="102.895833333334" calcext:value-type="float">
            <text:p>102.895833333334</text:p>
          </table:table-cell>
          <table:table-cell office:value-type="float" office:value="99.7935416666667" calcext:value-type="float">
            <text:p>99.7935416666667</text:p>
          </table:table-cell>
          <table:table-cell table:number-columns-repeated="8"/>
        </table:table-row>
        <table:table-row table:style-name="ro1">
          <table:table-cell office:value-type="float" office:value="103.791666666667" calcext:value-type="float">
            <text:p>103.791666666667</text:p>
          </table:table-cell>
          <table:table-cell office:value-type="float" office:value="99.8002083333333" calcext:value-type="float">
            <text:p>99.8002083333333</text:p>
          </table:table-cell>
          <table:table-cell table:number-columns-repeated="8"/>
        </table:table-row>
        <table:table-row table:style-name="ro1">
          <table:table-cell office:value-type="float" office:value="104.708333333334" calcext:value-type="float">
            <text:p>104.708333333334</text:p>
          </table:table-cell>
          <table:table-cell office:value-type="float" office:value="99.809375" calcext:value-type="float">
            <text:p>99.809375</text:p>
          </table:table-cell>
          <table:table-cell table:number-columns-repeated="8"/>
        </table:table-row>
        <table:table-row table:style-name="ro1">
          <table:table-cell office:value-type="float" office:value="105.625" calcext:value-type="float">
            <text:p>105.625</text:p>
          </table:table-cell>
          <table:table-cell office:value-type="float" office:value="99.8160416666667" calcext:value-type="float">
            <text:p>99.8160416666667</text:p>
          </table:table-cell>
          <table:table-cell table:number-columns-repeated="8"/>
        </table:table-row>
        <table:table-row table:style-name="ro1">
          <table:table-cell office:value-type="float" office:value="106.520833333334" calcext:value-type="float">
            <text:p>106.520833333334</text:p>
          </table:table-cell>
          <table:table-cell office:value-type="float" office:value="99.8216666666667" calcext:value-type="float">
            <text:p>99.8216666666667</text:p>
          </table:table-cell>
          <table:table-cell table:number-columns-repeated="8"/>
        </table:table-row>
        <table:table-row table:style-name="ro1">
          <table:table-cell office:value-type="float" office:value="107.354166666667" calcext:value-type="float">
            <text:p>107.354166666667</text:p>
          </table:table-cell>
          <table:table-cell office:value-type="float" office:value="99.8272916666667" calcext:value-type="float">
            <text:p>99.8272916666667</text:p>
          </table:table-cell>
          <table:table-cell table:number-columns-repeated="8"/>
        </table:table-row>
        <table:table-row table:style-name="ro1">
          <table:table-cell office:value-type="float" office:value="108.437500000001" calcext:value-type="float">
            <text:p>108.437500000001</text:p>
          </table:table-cell>
          <table:table-cell office:value-type="float" office:value="99.8333333333333" calcext:value-type="float">
            <text:p>99.8333333333333</text:p>
          </table:table-cell>
          <table:table-cell table:number-columns-repeated="8"/>
        </table:table-row>
        <table:table-row table:style-name="ro1">
          <table:table-cell office:value-type="float" office:value="109.458333333334" calcext:value-type="float">
            <text:p>109.458333333334</text:p>
          </table:table-cell>
          <table:table-cell office:value-type="float" office:value="99.8422916666667" calcext:value-type="float">
            <text:p>99.8422916666667</text:p>
          </table:table-cell>
          <table:table-cell table:number-columns-repeated="8"/>
        </table:table-row>
        <table:table-row table:style-name="ro1">
          <table:table-cell office:value-type="float" office:value="110.854166666667" calcext:value-type="float">
            <text:p>110.854166666667</text:p>
          </table:table-cell>
          <table:table-cell office:value-type="float" office:value="99.8497916666667" calcext:value-type="float">
            <text:p>99.8497916666667</text:p>
          </table:table-cell>
          <table:table-cell table:number-columns-repeated="8"/>
        </table:table-row>
        <table:table-row table:style-name="ro1">
          <table:table-cell office:value-type="float" office:value="112.9375" calcext:value-type="float">
            <text:p>112.9375</text:p>
          </table:table-cell>
          <table:table-cell office:value-type="float" office:value="99.8560416666667" calcext:value-type="float">
            <text:p>99.8560416666667</text:p>
          </table:table-cell>
          <table:table-cell table:number-columns-repeated="8"/>
        </table:table-row>
        <table:table-row table:style-name="ro1">
          <table:table-cell office:value-type="float" office:value="113.979166666667" calcext:value-type="float">
            <text:p>113.979166666667</text:p>
          </table:table-cell>
          <table:table-cell office:value-type="float" office:value="99.8627083333333" calcext:value-type="float">
            <text:p>99.8627083333333</text:p>
          </table:table-cell>
          <table:table-cell table:number-columns-repeated="8"/>
        </table:table-row>
        <table:table-row table:style-name="ro1">
          <table:table-cell office:value-type="float" office:value="117.229166666667" calcext:value-type="float">
            <text:p>117.229166666667</text:p>
          </table:table-cell>
          <table:table-cell office:value-type="float" office:value="99.8685416666666" calcext:value-type="float">
            <text:p>99.8685416666666</text:p>
          </table:table-cell>
          <table:table-cell table:number-columns-repeated="8"/>
        </table:table-row>
        <table:table-row table:style-name="ro1">
          <table:table-cell office:value-type="float" office:value="120.833333333333" calcext:value-type="float">
            <text:p>120.833333333333</text:p>
          </table:table-cell>
          <table:table-cell office:value-type="float" office:value="99.875625" calcext:value-type="float">
            <text:p>99.875625</text:p>
          </table:table-cell>
          <table:table-cell table:number-columns-repeated="8"/>
        </table:table-row>
        <table:table-row table:style-name="ro1">
          <table:table-cell office:value-type="float" office:value="124.5625" calcext:value-type="float">
            <text:p>124.5625</text:p>
          </table:table-cell>
          <table:table-cell office:value-type="float" office:value="99.880625" calcext:value-type="float">
            <text:p>99.880625</text:p>
          </table:table-cell>
          <table:table-cell table:number-columns-repeated="8"/>
        </table:table-row>
        <table:table-row table:style-name="ro1">
          <table:table-cell office:value-type="float" office:value="125.416666666667" calcext:value-type="float">
            <text:p>125.416666666667</text:p>
          </table:table-cell>
          <table:table-cell office:value-type="float" office:value="99.8877083333333" calcext:value-type="float">
            <text:p>99.8877083333333</text:p>
          </table:table-cell>
          <table:table-cell table:number-columns-repeated="8"/>
        </table:table-row>
        <table:table-row table:style-name="ro1">
          <table:table-cell office:value-type="float" office:value="127.0625" calcext:value-type="float">
            <text:p>127.0625</text:p>
          </table:table-cell>
          <table:table-cell office:value-type="float" office:value="99.89375" calcext:value-type="float">
            <text:p>99.89375</text:p>
          </table:table-cell>
          <table:table-cell table:number-columns-repeated="8"/>
        </table:table-row>
        <table:table-row table:style-name="ro1">
          <table:table-cell office:value-type="float" office:value="128.645833333333" calcext:value-type="float">
            <text:p>128.645833333333</text:p>
          </table:table-cell>
          <table:table-cell office:value-type="float" office:value="99.8991666666667" calcext:value-type="float">
            <text:p>99.8991666666667</text:p>
          </table:table-cell>
          <table:table-cell table:number-columns-repeated="8"/>
        </table:table-row>
        <table:table-row table:style-name="ro1">
          <table:table-cell office:value-type="float" office:value="130.5625" calcext:value-type="float">
            <text:p>130.5625</text:p>
          </table:table-cell>
          <table:table-cell office:value-type="float" office:value="99.9052083333334" calcext:value-type="float">
            <text:p>99.9052083333334</text:p>
          </table:table-cell>
          <table:table-cell table:number-columns-repeated="8"/>
        </table:table-row>
        <table:table-row table:style-name="ro1">
          <table:table-cell office:value-type="float" office:value="132.229166666667" calcext:value-type="float">
            <text:p>132.229166666667</text:p>
          </table:table-cell>
          <table:table-cell office:value-type="float" office:value="99.9129166666667" calcext:value-type="float">
            <text:p>99.9129166666667</text:p>
          </table:table-cell>
          <table:table-cell table:number-columns-repeated="8"/>
        </table:table-row>
        <table:table-row table:style-name="ro1">
          <table:table-cell office:value-type="float" office:value="134.770833333333" calcext:value-type="float">
            <text:p>134.770833333333</text:p>
          </table:table-cell>
          <table:table-cell office:value-type="float" office:value="99.916875" calcext:value-type="float">
            <text:p>99.916875</text:p>
          </table:table-cell>
          <table:table-cell table:number-columns-repeated="8"/>
        </table:table-row>
        <table:table-row table:style-name="ro1">
          <table:table-cell office:value-type="float" office:value="137.229166666667" calcext:value-type="float">
            <text:p>137.229166666667</text:p>
          </table:table-cell>
          <table:table-cell office:value-type="float" office:value="99.923125" calcext:value-type="float">
            <text:p>99.923125</text:p>
          </table:table-cell>
          <table:table-cell table:number-columns-repeated="8"/>
        </table:table-row>
        <table:table-row table:style-name="ro1">
          <table:table-cell office:value-type="float" office:value="141.875" calcext:value-type="float">
            <text:p>141.875</text:p>
          </table:table-cell>
          <table:table-cell office:value-type="float" office:value="99.929375" calcext:value-type="float">
            <text:p>99.929375</text:p>
          </table:table-cell>
          <table:table-cell table:number-columns-repeated="8"/>
        </table:table-row>
        <table:table-row table:style-name="ro1">
          <table:table-cell office:value-type="float" office:value="146.4375" calcext:value-type="float">
            <text:p>146.4375</text:p>
          </table:table-cell>
          <table:table-cell office:value-type="float" office:value="99.9347916666667" calcext:value-type="float">
            <text:p>99.9347916666667</text:p>
          </table:table-cell>
          <table:table-cell table:number-columns-repeated="8"/>
        </table:table-row>
        <table:table-row table:style-name="ro1">
          <table:table-cell office:value-type="float" office:value="153.333333333333" calcext:value-type="float">
            <text:p>153.333333333333</text:p>
          </table:table-cell>
          <table:table-cell office:value-type="float" office:value="99.9408333333334" calcext:value-type="float">
            <text:p>99.9408333333334</text:p>
          </table:table-cell>
          <table:table-cell table:number-columns-repeated="8"/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99.9450000000001" calcext:value-type="float">
            <text:p>99.9450000000001</text:p>
          </table:table-cell>
          <table:table-cell table:number-columns-repeated="8"/>
        </table:table-row>
        <table:table-row table:style-name="ro1">
          <table:table-cell office:value-type="float" office:value="169.333333333334" calcext:value-type="float">
            <text:p>169.333333333334</text:p>
          </table:table-cell>
          <table:table-cell office:value-type="float" office:value="99.949375" calcext:value-type="float">
            <text:p>99.949375</text:p>
          </table:table-cell>
          <table:table-cell table:number-columns-repeated="8"/>
        </table:table-row>
        <table:table-row table:style-name="ro1">
          <table:table-cell office:value-type="float" office:value="172.791666666667" calcext:value-type="float">
            <text:p>172.791666666667</text:p>
          </table:table-cell>
          <table:table-cell office:value-type="float" office:value="99.9525" calcext:value-type="float">
            <text:p>99.9525</text:p>
          </table:table-cell>
          <table:table-cell table:number-columns-repeated="8"/>
        </table:table-row>
        <table:table-row table:style-name="ro1">
          <table:table-cell office:value-type="float" office:value="179.416666666667" calcext:value-type="float">
            <text:p>179.416666666667</text:p>
          </table:table-cell>
          <table:table-cell office:value-type="float" office:value="99.9583333333333" calcext:value-type="float">
            <text:p>99.9583333333333</text:p>
          </table:table-cell>
          <table:table-cell table:number-columns-repeated="8"/>
        </table:table-row>
        <table:table-row table:style-name="ro1">
          <table:table-cell office:value-type="float" office:value="181.541666666667" calcext:value-type="float">
            <text:p>181.541666666667</text:p>
          </table:table-cell>
          <table:table-cell office:value-type="float" office:value="99.9614583333334" calcext:value-type="float">
            <text:p>99.9614583333334</text:p>
          </table:table-cell>
          <table:table-cell table:number-columns-repeated="8"/>
        </table:table-row>
        <table:table-row table:style-name="ro1">
          <table:table-cell office:value-type="float" office:value="183.874999999999" calcext:value-type="float">
            <text:p>183.874999999999</text:p>
          </table:table-cell>
          <table:table-cell office:value-type="float" office:value="99.9652083333334" calcext:value-type="float">
            <text:p>99.9652083333334</text:p>
          </table:table-cell>
          <table:table-cell table:number-columns-repeated="8"/>
        </table:table-row>
        <table:table-row table:style-name="ro1">
          <table:table-cell office:value-type="float" office:value="186.25" calcext:value-type="float">
            <text:p>186.25</text:p>
          </table:table-cell>
          <table:table-cell office:value-type="float" office:value="99.9689583333334" calcext:value-type="float">
            <text:p>99.9689583333334</text:p>
          </table:table-cell>
          <table:table-cell table:number-columns-repeated="8"/>
        </table:table-row>
        <table:table-row table:style-name="ro1">
          <table:table-cell office:value-type="float" office:value="188.833333333333" calcext:value-type="float">
            <text:p>188.833333333333</text:p>
          </table:table-cell>
          <table:table-cell office:value-type="float" office:value="99.9716666666667" calcext:value-type="float">
            <text:p>99.9716666666667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9.9747916666667" calcext:value-type="float">
            <text:p>99.9747916666667</text:p>
          </table:table-cell>
          <table:table-cell table:number-columns-repeated="8"/>
        </table:table-row>
        <table:table-row table:style-name="ro1">
          <table:table-cell office:value-type="float" office:value="199.166666666667" calcext:value-type="float">
            <text:p>199.166666666667</text:p>
          </table:table-cell>
          <table:table-cell office:value-type="float" office:value="99.9789583333333" calcext:value-type="float">
            <text:p>99.9789583333333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.9814583333334" calcext:value-type="float">
            <text:p>99.9814583333334</text:p>
          </table:table-cell>
          <table:table-cell table:number-columns-repeated="8"/>
        </table:table-row>
        <table:table-row table:style-name="ro1">
          <table:table-cell office:value-type="float" office:value="207.499999999999" calcext:value-type="float">
            <text:p>207.499999999999</text:p>
          </table:table-cell>
          <table:table-cell office:value-type="float" office:value="99.986875" calcext:value-type="float">
            <text:p>99.986875</text:p>
          </table:table-cell>
          <table:table-cell table:number-columns-repeated="8"/>
        </table:table-row>
        <table:table-row table:style-name="ro1">
          <table:table-cell office:value-type="float" office:value="216.041666666666" calcext:value-type="float">
            <text:p>216.041666666666</text:p>
          </table:table-cell>
          <table:table-cell office:value-type="float" office:value="99.9904166666667" calcext:value-type="float">
            <text:p>99.9904166666667</text:p>
          </table:table-cell>
          <table:table-cell table:number-columns-repeated="8"/>
        </table:table-row>
        <table:table-row table:style-name="ro1">
          <table:table-cell office:value-type="float" office:value="220.416666666667" calcext:value-type="float">
            <text:p>220.416666666667</text:p>
          </table:table-cell>
          <table:table-cell office:value-type="float" office:value="99.9920833333333" calcext:value-type="float">
            <text:p>99.9920833333333</text:p>
          </table:table-cell>
          <table:table-cell table:number-columns-repeated="8"/>
        </table:table-row>
        <table:table-row table:style-name="ro1">
          <table:table-cell office:value-type="float" office:value="225.625" calcext:value-type="float">
            <text:p>225.625</text:p>
          </table:table-cell>
          <table:table-cell office:value-type="float" office:value="99.99375" calcext:value-type="float">
            <text:p>99.99375</text:p>
          </table:table-cell>
          <table:table-cell table:number-columns-repeated="8"/>
        </table:table-row>
        <table:table-row table:style-name="ro1">
          <table:table-cell office:value-type="float" office:value="228.333333333333" calcext:value-type="float">
            <text:p>228.333333333333</text:p>
          </table:table-cell>
          <table:table-cell office:value-type="float" office:value="99.9947916666667" calcext:value-type="float">
            <text:p>99.9947916666667</text:p>
          </table:table-cell>
          <table:table-cell table:number-columns-repeated="8"/>
        </table:table-row>
        <table:table-row table:style-name="ro1">
          <table:table-cell office:value-type="float" office:value="231.875" calcext:value-type="float">
            <text:p>231.875</text:p>
          </table:table-cell>
          <table:table-cell office:value-type="float" office:value="99.9962500000001" calcext:value-type="float">
            <text:p>99.9962500000001</text:p>
          </table:table-cell>
          <table:table-cell table:number-columns-repeated="8"/>
        </table:table-row>
        <table:table-row table:style-name="ro1">
          <table:table-cell office:value-type="float" office:value="236.666666666667" calcext:value-type="float">
            <text:p>236.666666666667</text:p>
          </table:table-cell>
          <table:table-cell office:value-type="float" office:value="99.9975" calcext:value-type="float">
            <text:p>99.997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9.9985416666667" calcext:value-type="float">
            <text:p>99.9985416666667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8"/>
        </table:table-row>
        <table:table-row table:style-name="ro1">
          <table:table-cell office:value-type="float" office:value="256.25" calcext:value-type="float">
            <text:p>256.2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38376" calcext:value-type="float">
            <text:p>138376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.31916666666667" calcext:value-type="float">
            <text:p>1.31916666666667</text:p>
          </table:table-cell>
          <table:table-cell office:value-type="float" office:value="0.0279166666666667" calcext:value-type="float">
            <text:p>0.027916666666667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31916666666667" calcext:value-type="float">
            <text:p>1.31916666666667</text:p>
          </table:table-cell>
          <table:table-cell office:value-type="float" office:value="0.0279166666666667" calcext:value-type="float">
            <text:p>0.027916666666667</text:p>
          </table:table-cell>
          <table:table-cell table:formula="of:=[.G1049]*[.$E$1046]/100" office:value-type="float" office:value="38.6299666666667" calcext:value-type="float">
            <text:p>38.6299666666667</text:p>
          </table:table-cell>
          <table:table-cell table:formula="of:=[.H1049]" office:value-type="float" office:value="38.6299666666667" calcext:value-type="float">
            <text:p>38.6299666666667</text:p>
          </table:table-cell>
          <table:table-cell table:formula="of:=[.I1049]/[.$E$1046]*100" office:value-type="float" office:value="0.0279166666666667" calcext:value-type="float">
            <text:p>0.027916666666667</text:p>
          </table:table-cell>
        </table:table-row>
        <table:table-row table:style-name="ro1">
          <table:table-cell office:value-type="float" office:value="1.40125" calcext:value-type="float">
            <text:p>1.40125</text:p>
          </table:table-cell>
          <table:table-cell office:value-type="float" office:value="0.197708333333334" calcext:value-type="float">
            <text:p>0.197708333333334</text:p>
          </table:table-cell>
          <table:table-cell table:number-columns-repeated="2"/>
          <table:table-cell office:value-type="string" calcext:value-type="string">
            <text:p>1 – 2</text:p>
          </table:table-cell>
          <table:table-cell office:value-type="float" office:value="1.98125" calcext:value-type="float">
            <text:p>1.98125</text:p>
          </table:table-cell>
          <table:table-cell office:value-type="float" office:value="19.860625" calcext:value-type="float">
            <text:p>19.860625</text:p>
          </table:table-cell>
          <table:table-cell table:formula="of:=[.G1050]*[.$E$1046]/100" office:value-type="float" office:value="27482.33845" calcext:value-type="float">
            <text:p>27482.33845</text:p>
          </table:table-cell>
          <table:table-cell table:formula="of:=[.H1050]-[.H1049]" office:value-type="float" office:value="27443.7084833333" calcext:value-type="float">
            <text:p>27443.7084833333</text:p>
          </table:table-cell>
          <table:table-cell table:formula="of:=[.I1050]/[.$E$1046]*100" office:value-type="float" office:value="19.8327083333333" calcext:value-type="float">
            <text:p>19.8327083333333</text:p>
          </table:table-cell>
        </table:table-row>
        <table:table-row table:style-name="ro1">
          <table:table-cell office:value-type="float" office:value="1.49208333333334" calcext:value-type="float">
            <text:p>1.49208333333334</text:p>
          </table:table-cell>
          <table:table-cell office:value-type="float" office:value="0.811666666666667" calcext:value-type="float">
            <text:p>0.811666666666667</text:p>
          </table:table-cell>
          <table:table-cell table:number-columns-repeated="2"/>
          <table:table-cell office:value-type="string" calcext:value-type="string">
            <text:p>2 – 2.08</text:p>
          </table:table-cell>
          <table:table-cell office:value-type="float" office:value="2.08125" calcext:value-type="float">
            <text:p>2.08125</text:p>
          </table:table-cell>
          <table:table-cell office:value-type="float" office:value="0.25" calcext:value-type="float">
            <text:p>0.25</text:p>
          </table:table-cell>
          <table:table-cell table:formula="of:=[.G1051]*[.$E$1046]" office:value-type="float" office:value="34594" calcext:value-type="float">
            <text:p>34594</text:p>
          </table:table-cell>
          <table:table-cell table:formula="of:=[.H1051]-[.H1050]" office:value-type="float" office:value="7111.66155" calcext:value-type="float">
            <text:p>7111.66155</text:p>
          </table:table-cell>
          <table:table-cell table:formula="of:=[.I1051]/[.$E$1046]*100" office:value-type="float" office:value="5.139375" calcext:value-type="float">
            <text:p>5.139375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2.249375" calcext:value-type="float">
            <text:p>2.249375</text:p>
          </table:table-cell>
          <table:table-cell table:number-columns-repeated="2"/>
          <table:table-cell office:value-type="string" calcext:value-type="string">
            <text:p>2.08 – 2.53</text:p>
          </table:table-cell>
          <table:table-cell table:formula="of:=AVERAGE([.A1061];[.A1062])" office:value-type="float" office:value="2.53125" calcext:value-type="float">
            <text:p>2.53125</text:p>
          </table:table-cell>
          <table:table-cell office:value-type="float" office:value="0.5" calcext:value-type="float">
            <text:p>0.5</text:p>
          </table:table-cell>
          <table:table-cell table:formula="of:=[.G1052]*[.$E$1046]" office:value-type="float" office:value="69188" calcext:value-type="float">
            <text:p>69188</text:p>
          </table:table-cell>
          <table:table-cell table:formula="of:=[.H1052]-[.H1051]" office:value-type="float" office:value="34594" calcext:value-type="float">
            <text:p>34594</text:p>
          </table:table-cell>
          <table:table-cell table:formula="of:=[.I1052]/[.$E$1046]*10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68125" calcext:value-type="float">
            <text:p>1.68125</text:p>
          </table:table-cell>
          <table:table-cell office:value-type="float" office:value="4.87375" calcext:value-type="float">
            <text:p>4.87375</text:p>
          </table:table-cell>
          <table:table-cell table:number-columns-repeated="2"/>
          <table:table-cell office:value-type="string" calcext:value-type="string">
            <text:p>2.53 – 3</text:p>
          </table:table-cell>
          <table:table-cell office:value-type="float" office:value="3.08125" calcext:value-type="float">
            <text:p>3.08125</text:p>
          </table:table-cell>
          <table:table-cell office:value-type="float" office:value="66.03875" calcext:value-type="float">
            <text:p>66.03875</text:p>
          </table:table-cell>
          <table:table-cell table:formula="of:=[.G1053]*[.$E$1046]/100" office:value-type="float" office:value="91381.7807" calcext:value-type="float">
            <text:p>91381.7807</text:p>
          </table:table-cell>
          <table:table-cell table:formula="of:=[.H1053]-[.H1052]" office:value-type="float" office:value="22193.7807" calcext:value-type="float">
            <text:p>22193.7807</text:p>
          </table:table-cell>
          <table:table-cell table:formula="of:=[.I1053]/[.$E$1046]*100" office:value-type="float" office:value="16.03875" calcext:value-type="float">
            <text:p>16.03875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office:value-type="float" office:value="8.84708333333334" calcext:value-type="float">
            <text:p>8.84708333333334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table:formula="of:=AVERAGE([.A1076];[.A1077])" office:value-type="float" office:value="4.03125" calcext:value-type="float">
            <text:p>4.03125</text:p>
          </table:table-cell>
          <table:table-cell office:value-type="float" office:value="0.75" calcext:value-type="float">
            <text:p>0.75</text:p>
          </table:table-cell>
          <table:table-cell table:formula="of:=[.G1054]*[.$E$1046]" office:value-type="float" office:value="103782" calcext:value-type="float">
            <text:p>103782</text:p>
          </table:table-cell>
          <table:table-cell table:formula="of:=[.H1054]-[.H1053]" office:value-type="float" office:value="12400.2193" calcext:value-type="float">
            <text:p>12400.2193</text:p>
          </table:table-cell>
          <table:table-cell table:formula="of:=[.I1054]/[.$E$1046]*100" office:value-type="float" office:value="8.96125000000001" calcext:value-type="float">
            <text:p>8.96125000000001</text:p>
          </table:table-cell>
        </table:table-row>
        <table:table-row table:style-name="ro1">
          <table:table-cell office:value-type="float" office:value="1.88125" calcext:value-type="float">
            <text:p>1.88125</text:p>
          </table:table-cell>
          <table:table-cell office:value-type="float" office:value="13.92625" calcext:value-type="float">
            <text:p>13.92625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8125" calcext:value-type="float">
            <text:p>5.08125</text:p>
          </table:table-cell>
          <table:table-cell office:value-type="float" office:value="81.2933333333334" calcext:value-type="float">
            <text:p>81.2933333333334</text:p>
          </table:table-cell>
          <table:table-cell table:formula="of:=[.G1055]*[.$E$1046]/100" office:value-type="float" office:value="112490.462933333" calcext:value-type="float">
            <text:p>112490.462933333</text:p>
          </table:table-cell>
          <table:table-cell table:formula="of:=[.H1055]-[.H1054]" office:value-type="float" office:value="8708.46293333342" calcext:value-type="float">
            <text:p>8708.46293333342</text:p>
          </table:table-cell>
          <table:table-cell table:formula="of:=[.I1055]/[.$E$1046]*100" office:value-type="float" office:value="6.29333333333339" calcext:value-type="float">
            <text:p>6.29333333333339</text:p>
          </table:table-cell>
        </table:table-row>
        <table:table-row table:style-name="ro1">
          <table:table-cell office:value-type="float" office:value="1.98125" calcext:value-type="float">
            <text:p>1.98125</text:p>
          </table:table-cell>
          <table:table-cell office:value-type="float" office:value="19.860625" calcext:value-type="float">
            <text:p>19.860625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8125" calcext:value-type="float">
            <text:p>6.08125</text:p>
          </table:table-cell>
          <table:table-cell office:value-type="float" office:value="88.1054166666667" calcext:value-type="float">
            <text:p>88.1054166666667</text:p>
          </table:table-cell>
          <table:table-cell table:formula="of:=[.G1056]*[.$E$1046]/100" office:value-type="float" office:value="121916.751366667" calcext:value-type="float">
            <text:p>121916.751366667</text:p>
          </table:table-cell>
          <table:table-cell table:formula="of:=[.H1056]-[.H1055]" office:value-type="float" office:value="9426.28843333329" calcext:value-type="float">
            <text:p>9426.28843333329</text:p>
          </table:table-cell>
          <table:table-cell table:formula="of:=[.I1056]/[.$E$1046]*100" office:value-type="float" office:value="6.8120833333333" calcext:value-type="float">
            <text:p>6.8120833333333</text:p>
          </table:table-cell>
        </table:table-row>
        <table:table-row table:style-name="ro1">
          <table:table-cell office:value-type="float" office:value="2.08125" calcext:value-type="float">
            <text:p>2.08125</text:p>
          </table:table-cell>
          <table:table-cell office:value-type="float" office:value="26.1675" calcext:value-type="float">
            <text:p>26.1675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8125" calcext:value-type="float">
            <text:p>7.08125</text:p>
          </table:table-cell>
          <table:table-cell office:value-type="float" office:value="93.03125" calcext:value-type="float">
            <text:p>93.03125</text:p>
          </table:table-cell>
          <table:table-cell table:formula="of:=[.G1057]*[.$E$1046]/100" office:value-type="float" office:value="128732.9225" calcext:value-type="float">
            <text:p>128732.9225</text:p>
          </table:table-cell>
          <table:table-cell table:formula="of:=[.H1057]-[.H1056]" office:value-type="float" office:value="6816.17113333329" calcext:value-type="float">
            <text:p>6816.17113333329</text:p>
          </table:table-cell>
          <table:table-cell table:formula="of:=[.I1057]/[.$E$1046]*100" office:value-type="float" office:value="4.9258333333333" calcext:value-type="float">
            <text:p>4.9258333333333</text:p>
          </table:table-cell>
        </table:table-row>
        <table:table-row table:style-name="ro1">
          <table:table-cell office:value-type="float" office:value="2.18125" calcext:value-type="float">
            <text:p>2.18125</text:p>
          </table:table-cell>
          <table:table-cell office:value-type="float" office:value="32.4897916666667" calcext:value-type="float">
            <text:p>32.4897916666667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8125" calcext:value-type="float">
            <text:p>8.08125</text:p>
          </table:table-cell>
          <table:table-cell office:value-type="float" office:value="96.1860416666667" calcext:value-type="float">
            <text:p>96.1860416666667</text:p>
          </table:table-cell>
          <table:table-cell table:formula="of:=[.G1058]*[.$E$1046]/100" office:value-type="float" office:value="133098.397016667" calcext:value-type="float">
            <text:p>133098.397016667</text:p>
          </table:table-cell>
          <table:table-cell table:formula="of:=[.H1058]-[.H1057]" office:value-type="float" office:value="4365.47451666671" calcext:value-type="float">
            <text:p>4365.47451666671</text:p>
          </table:table-cell>
          <table:table-cell table:formula="of:=[.I1058]/[.$E$1046]*100" office:value-type="float" office:value="3.1547916666667" calcext:value-type="float">
            <text:p>3.1547916666667</text:p>
          </table:table-cell>
        </table:table-row>
        <table:table-row table:style-name="ro1">
          <table:table-cell office:value-type="float" office:value="2.28125" calcext:value-type="float">
            <text:p>2.28125</text:p>
          </table:table-cell>
          <table:table-cell office:value-type="float" office:value="38.4295833333333" calcext:value-type="float">
            <text:p>38.4295833333333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8125" calcext:value-type="float">
            <text:p>9.08125</text:p>
          </table:table-cell>
          <table:table-cell office:value-type="float" office:value="97.7939583333333" calcext:value-type="float">
            <text:p>97.7939583333333</text:p>
          </table:table-cell>
          <table:table-cell table:formula="of:=[.G1059]*[.$E$1046]/100" office:value-type="float" office:value="135323.367783333" calcext:value-type="float">
            <text:p>135323.367783333</text:p>
          </table:table-cell>
          <table:table-cell table:formula="of:=[.H1059]-[.H1058]" office:value-type="float" office:value="2224.97076666658" calcext:value-type="float">
            <text:p>2224.97076666658</text:p>
          </table:table-cell>
          <table:table-cell table:formula="of:=[.I1059]/[.$E$1046]*100" office:value-type="float" office:value="1.6079166666666" calcext:value-type="float">
            <text:p>1.6079166666666</text:p>
          </table:table-cell>
        </table:table-row>
        <table:table-row table:style-name="ro1">
          <table:table-cell office:value-type="float" office:value="2.38125" calcext:value-type="float">
            <text:p>2.38125</text:p>
          </table:table-cell>
          <table:table-cell office:value-type="float" office:value="43.8483333333333" calcext:value-type="float">
            <text:p>43.8483333333333</text:p>
          </table:table-cell>
          <table:table-cell table:number-columns-repeated="2"/>
          <table:table-cell office:value-type="string" calcext:value-type="string">
            <text:p>9 – 10</text:p>
          </table:table-cell>
          <table:table-cell office:value-type="float" office:value="10.41875" calcext:value-type="float">
            <text:p>10.41875</text:p>
          </table:table-cell>
          <table:table-cell office:value-type="float" office:value="98.5847916666667" calcext:value-type="float">
            <text:p>98.5847916666667</text:p>
          </table:table-cell>
          <table:table-cell table:formula="of:=[.G1060]*[.$E$1046]/100" office:value-type="float" office:value="136417.691316667" calcext:value-type="float">
            <text:p>136417.691316667</text:p>
          </table:table-cell>
          <table:table-cell table:formula="of:=[.H1060]-[.H1059]" office:value-type="float" office:value="1094.32353333343" calcext:value-type="float">
            <text:p>1094.32353333343</text:p>
          </table:table-cell>
          <table:table-cell table:formula="of:=[.I1060]/[.$E$1046]*100" office:value-type="float" office:value="0.790833333333404" calcext:value-type="float">
            <text:p>0.790833333333404</text:p>
          </table:table-cell>
        </table:table-row>
        <table:table-row table:style-name="ro1">
          <table:table-cell office:value-type="float" office:value="2.48125" calcext:value-type="float">
            <text:p>2.48125</text:p>
          </table:table-cell>
          <table:table-cell office:value-type="float" office:value="48.6541666666667" calcext:value-type="float">
            <text:p>48.6541666666667</text:p>
          </table:table-cell>
          <table:table-cell table:number-columns-repeated="2"/>
          <table:table-cell office:value-type="string" calcext:value-type="string">
            <text:p>10 – 13.34</text:p>
          </table:table-cell>
          <table:table-cell office:value-type="float" office:value="13.3416666666667" calcext:value-type="float">
            <text:p>13.3416666666667</text:p>
          </table:table-cell>
          <table:table-cell office:value-type="float" office:value="0.99" calcext:value-type="float">
            <text:p>0.99</text:p>
          </table:table-cell>
          <table:table-cell table:formula="of:=[.G1061]*[.$E$1046]" office:value-type="float" office:value="136992.24" calcext:value-type="float">
            <text:p>136992.24</text:p>
          </table:table-cell>
          <table:table-cell table:formula="of:=[.H1061]-[.H1060]" office:value-type="float" office:value="574.548683333269" calcext:value-type="float">
            <text:p>574.548683333269</text:p>
          </table:table-cell>
          <table:table-cell table:formula="of:=[.I1061]/[.$E$1046]*100" office:value-type="float" office:value="0.415208333333287" calcext:value-type="float">
            <text:p>0.415208333333287</text:p>
          </table:table-cell>
        </table:table-row>
        <table:table-row table:style-name="ro1">
          <table:table-cell office:value-type="float" office:value="2.58125" calcext:value-type="float">
            <text:p>2.58125</text:p>
          </table:table-cell>
          <table:table-cell office:value-type="float" office:value="52.8210416666667" calcext:value-type="float">
            <text:p>52.8210416666667</text:p>
          </table:table-cell>
          <table:table-cell table:number-columns-repeated="2"/>
          <table:table-cell office:value-type="string" calcext:value-type="string">
            <text:p>&gt; 13.34</text:p>
          </table:table-cell>
          <table:table-cell office:value-type="float" office:value="248.75" calcext:value-type="float">
            <text:p>248.75</text:p>
          </table:table-cell>
          <table:table-cell office:value-type="float" office:value="1" calcext:value-type="float">
            <text:p>1</text:p>
          </table:table-cell>
          <table:table-cell table:style-name="ce1" table:formula="of:=[.E1046]" office:value-type="float" office:value="138376" calcext:value-type="float">
            <text:p>138376</text:p>
          </table:table-cell>
          <table:table-cell table:formula="of:=[.H1062]-[.H1061]" office:value-type="float" office:value="1383.76000000001" calcext:value-type="float">
            <text:p>1383.76000000001</text:p>
          </table:table-cell>
          <table:table-cell table:formula="of:=[.I1062]/[.$E$1046]*100" office:value-type="float" office:value="1.00000000000001" calcext:value-type="float">
            <text:p>1.00000000000001</text:p>
          </table:table-cell>
        </table:table-row>
        <table:table-row table:style-name="ro1">
          <table:table-cell office:value-type="float" office:value="2.68125" calcext:value-type="float">
            <text:p>2.68125</text:p>
          </table:table-cell>
          <table:table-cell office:value-type="float" office:value="56.4177083333334" calcext:value-type="float">
            <text:p>56.4177083333334</text:p>
          </table:table-cell>
          <table:table-cell table:number-columns-repeated="8"/>
        </table:table-row>
        <table:table-row table:style-name="ro1">
          <table:table-cell office:value-type="float" office:value="2.78125" calcext:value-type="float">
            <text:p>2.78125</text:p>
          </table:table-cell>
          <table:table-cell office:value-type="float" office:value="59.4970833333334" calcext:value-type="float">
            <text:p>59.4970833333334</text:p>
          </table:table-cell>
          <table:table-cell table:number-columns-repeated="8"/>
        </table:table-row>
        <table:table-row table:style-name="ro1">
          <table:table-cell office:value-type="float" office:value="2.88125" calcext:value-type="float">
            <text:p>2.88125</text:p>
          </table:table-cell>
          <table:table-cell office:value-type="float" office:value="62.03875" calcext:value-type="float">
            <text:p>62.03875</text:p>
          </table:table-cell>
          <table:table-cell table:number-columns-repeated="8"/>
        </table:table-row>
        <table:table-row table:style-name="ro1">
          <table:table-cell office:value-type="float" office:value="2.98125" calcext:value-type="float">
            <text:p>2.98125</text:p>
          </table:table-cell>
          <table:table-cell office:value-type="float" office:value="64.2189583333334" calcext:value-type="float">
            <text:p>64.2189583333334</text:p>
          </table:table-cell>
          <table:table-cell table:number-columns-repeated="8"/>
        </table:table-row>
        <table:table-row table:style-name="ro1">
          <table:table-cell office:value-type="float" office:value="3.08125" calcext:value-type="float">
            <text:p>3.08125</text:p>
          </table:table-cell>
          <table:table-cell office:value-type="float" office:value="66.03875" calcext:value-type="float">
            <text:p>66.03875</text:p>
          </table:table-cell>
          <table:table-cell table:number-columns-repeated="8"/>
        </table:table-row>
        <table:table-row table:style-name="ro1">
          <table:table-cell office:value-type="float" office:value="3.18125" calcext:value-type="float">
            <text:p>3.18125</text:p>
          </table:table-cell>
          <table:table-cell office:value-type="float" office:value="67.5641666666667" calcext:value-type="float">
            <text:p>67.5641666666667</text:p>
          </table:table-cell>
          <table:table-cell table:number-columns-repeated="8"/>
        </table:table-row>
        <table:table-row table:style-name="ro1">
          <table:table-cell office:value-type="float" office:value="3.28125" calcext:value-type="float">
            <text:p>3.28125</text:p>
          </table:table-cell>
          <table:table-cell office:value-type="float" office:value="68.8854166666667" calcext:value-type="float">
            <text:p>68.8854166666667</text:p>
          </table:table-cell>
          <table:table-cell table:number-columns-repeated="8"/>
        </table:table-row>
        <table:table-row table:style-name="ro1">
          <table:table-cell office:value-type="float" office:value="3.38125" calcext:value-type="float">
            <text:p>3.38125</text:p>
          </table:table-cell>
          <table:table-cell office:value-type="float" office:value="70.06125" calcext:value-type="float">
            <text:p>70.06125</text:p>
          </table:table-cell>
          <table:table-cell table:number-columns-repeated="8"/>
        </table:table-row>
        <table:table-row table:style-name="ro1">
          <table:table-cell office:value-type="float" office:value="3.48125" calcext:value-type="float">
            <text:p>3.48125</text:p>
          </table:table-cell>
          <table:table-cell office:value-type="float" office:value="71.06875" calcext:value-type="float">
            <text:p>71.06875</text:p>
          </table:table-cell>
          <table:table-cell table:number-columns-repeated="8"/>
        </table:table-row>
        <table:table-row table:style-name="ro1">
          <table:table-cell office:value-type="float" office:value="3.58125" calcext:value-type="float">
            <text:p>3.58125</text:p>
          </table:table-cell>
          <table:table-cell office:value-type="float" office:value="71.9577083333334" calcext:value-type="float">
            <text:p>71.9577083333334</text:p>
          </table:table-cell>
          <table:table-cell table:number-columns-repeated="8"/>
        </table:table-row>
        <table:table-row table:style-name="ro1">
          <table:table-cell office:value-type="float" office:value="3.68125" calcext:value-type="float">
            <text:p>3.68125</text:p>
          </table:table-cell>
          <table:table-cell office:value-type="float" office:value="72.7710416666667" calcext:value-type="float">
            <text:p>72.7710416666667</text:p>
          </table:table-cell>
          <table:table-cell table:number-columns-repeated="8"/>
        </table:table-row>
        <table:table-row table:style-name="ro1">
          <table:table-cell office:value-type="float" office:value="3.78125" calcext:value-type="float">
            <text:p>3.78125</text:p>
          </table:table-cell>
          <table:table-cell office:value-type="float" office:value="73.4770833333334" calcext:value-type="float">
            <text:p>73.4770833333334</text:p>
          </table:table-cell>
          <table:table-cell table:number-columns-repeated="8"/>
        </table:table-row>
        <table:table-row table:style-name="ro1">
          <table:table-cell office:value-type="float" office:value="3.88125" calcext:value-type="float">
            <text:p>3.88125</text:p>
          </table:table-cell>
          <table:table-cell office:value-type="float" office:value="74.1108333333334" calcext:value-type="float">
            <text:p>74.1108333333334</text:p>
          </table:table-cell>
          <table:table-cell table:number-columns-repeated="8"/>
        </table:table-row>
        <table:table-row table:style-name="ro1">
          <table:table-cell office:value-type="float" office:value="3.98125" calcext:value-type="float">
            <text:p>3.98125</text:p>
          </table:table-cell>
          <table:table-cell office:value-type="float" office:value="74.725" calcext:value-type="float">
            <text:p>74.725</text:p>
          </table:table-cell>
          <table:table-cell table:number-columns-repeated="8"/>
        </table:table-row>
        <table:table-row table:style-name="ro1">
          <table:table-cell office:value-type="float" office:value="4.08125" calcext:value-type="float">
            <text:p>4.08125</text:p>
          </table:table-cell>
          <table:table-cell office:value-type="float" office:value="75.3114583333334" calcext:value-type="float">
            <text:p>75.3114583333334</text:p>
          </table:table-cell>
          <table:table-cell table:number-columns-repeated="8"/>
        </table:table-row>
        <table:table-row table:style-name="ro1">
          <table:table-cell office:value-type="float" office:value="4.18125" calcext:value-type="float">
            <text:p>4.18125</text:p>
          </table:table-cell>
          <table:table-cell office:value-type="float" office:value="75.8560416666666" calcext:value-type="float">
            <text:p>75.8560416666666</text:p>
          </table:table-cell>
          <table:table-cell table:number-columns-repeated="8"/>
        </table:table-row>
        <table:table-row table:style-name="ro1">
          <table:table-cell office:value-type="float" office:value="4.28125" calcext:value-type="float">
            <text:p>4.28125</text:p>
          </table:table-cell>
          <table:table-cell office:value-type="float" office:value="76.3745833333334" calcext:value-type="float">
            <text:p>76.3745833333334</text:p>
          </table:table-cell>
          <table:table-cell table:number-columns-repeated="8"/>
        </table:table-row>
        <table:table-row table:style-name="ro1">
          <table:table-cell office:value-type="float" office:value="4.38125" calcext:value-type="float">
            <text:p>4.38125</text:p>
          </table:table-cell>
          <table:table-cell office:value-type="float" office:value="76.9472916666667" calcext:value-type="float">
            <text:p>76.9472916666667</text:p>
          </table:table-cell>
          <table:table-cell table:number-columns-repeated="8"/>
        </table:table-row>
        <table:table-row table:style-name="ro1">
          <table:table-cell office:value-type="float" office:value="4.48125" calcext:value-type="float">
            <text:p>4.48125</text:p>
          </table:table-cell>
          <table:table-cell office:value-type="float" office:value="77.5060416666666" calcext:value-type="float">
            <text:p>77.5060416666666</text:p>
          </table:table-cell>
          <table:table-cell table:number-columns-repeated="8"/>
        </table:table-row>
        <table:table-row table:style-name="ro1">
          <table:table-cell office:value-type="float" office:value="4.58125" calcext:value-type="float">
            <text:p>4.58125</text:p>
          </table:table-cell>
          <table:table-cell office:value-type="float" office:value="78.0633333333334" calcext:value-type="float">
            <text:p>78.0633333333334</text:p>
          </table:table-cell>
          <table:table-cell table:number-columns-repeated="8"/>
        </table:table-row>
        <table:table-row table:style-name="ro1">
          <table:table-cell office:value-type="float" office:value="4.68125" calcext:value-type="float">
            <text:p>4.68125</text:p>
          </table:table-cell>
          <table:table-cell office:value-type="float" office:value="78.6670833333334" calcext:value-type="float">
            <text:p>78.6670833333334</text:p>
          </table:table-cell>
          <table:table-cell table:number-columns-repeated="8"/>
        </table:table-row>
        <table:table-row table:style-name="ro1">
          <table:table-cell office:value-type="float" office:value="4.78125" calcext:value-type="float">
            <text:p>4.78125</text:p>
          </table:table-cell>
          <table:table-cell office:value-type="float" office:value="79.2741666666666" calcext:value-type="float">
            <text:p>79.2741666666666</text:p>
          </table:table-cell>
          <table:table-cell table:number-columns-repeated="8"/>
        </table:table-row>
        <table:table-row table:style-name="ro1">
          <table:table-cell office:value-type="float" office:value="4.88125" calcext:value-type="float">
            <text:p>4.88125</text:p>
          </table:table-cell>
          <table:table-cell office:value-type="float" office:value="79.9372916666667" calcext:value-type="float">
            <text:p>79.9372916666667</text:p>
          </table:table-cell>
          <table:table-cell table:number-columns-repeated="8"/>
        </table:table-row>
        <table:table-row table:style-name="ro1">
          <table:table-cell office:value-type="float" office:value="4.98125" calcext:value-type="float">
            <text:p>4.98125</text:p>
          </table:table-cell>
          <table:table-cell office:value-type="float" office:value="80.6027083333334" calcext:value-type="float">
            <text:p>80.6027083333334</text:p>
          </table:table-cell>
          <table:table-cell table:number-columns-repeated="8"/>
        </table:table-row>
        <table:table-row table:style-name="ro1">
          <table:table-cell office:value-type="float" office:value="5.08125" calcext:value-type="float">
            <text:p>5.08125</text:p>
          </table:table-cell>
          <table:table-cell office:value-type="float" office:value="81.2933333333334" calcext:value-type="float">
            <text:p>81.2933333333334</text:p>
          </table:table-cell>
          <table:table-cell table:number-columns-repeated="8"/>
        </table:table-row>
        <table:table-row table:style-name="ro1">
          <table:table-cell office:value-type="float" office:value="5.18125" calcext:value-type="float">
            <text:p>5.18125</text:p>
          </table:table-cell>
          <table:table-cell office:value-type="float" office:value="82.0079166666667" calcext:value-type="float">
            <text:p>82.0079166666667</text:p>
          </table:table-cell>
          <table:table-cell table:number-columns-repeated="8"/>
        </table:table-row>
        <table:table-row table:style-name="ro1">
          <table:table-cell office:value-type="float" office:value="5.28125" calcext:value-type="float">
            <text:p>5.28125</text:p>
          </table:table-cell>
          <table:table-cell office:value-type="float" office:value="82.7270833333334" calcext:value-type="float">
            <text:p>82.7270833333334</text:p>
          </table:table-cell>
          <table:table-cell table:number-columns-repeated="8"/>
        </table:table-row>
        <table:table-row table:style-name="ro1">
          <table:table-cell office:value-type="float" office:value="5.38125" calcext:value-type="float">
            <text:p>5.38125</text:p>
          </table:table-cell>
          <table:table-cell office:value-type="float" office:value="83.4635416666667" calcext:value-type="float">
            <text:p>83.4635416666667</text:p>
          </table:table-cell>
          <table:table-cell table:number-columns-repeated="8"/>
        </table:table-row>
        <table:table-row table:style-name="ro1">
          <table:table-cell office:value-type="float" office:value="5.48125" calcext:value-type="float">
            <text:p>5.48125</text:p>
          </table:table-cell>
          <table:table-cell office:value-type="float" office:value="84.1841666666667" calcext:value-type="float">
            <text:p>84.1841666666667</text:p>
          </table:table-cell>
          <table:table-cell table:number-columns-repeated="8"/>
        </table:table-row>
        <table:table-row table:style-name="ro1">
          <table:table-cell office:value-type="float" office:value="5.58125" calcext:value-type="float">
            <text:p>5.58125</text:p>
          </table:table-cell>
          <table:table-cell office:value-type="float" office:value="84.890625" calcext:value-type="float">
            <text:p>84.890625</text:p>
          </table:table-cell>
          <table:table-cell table:number-columns-repeated="8"/>
        </table:table-row>
        <table:table-row table:style-name="ro1">
          <table:table-cell office:value-type="float" office:value="5.68125" calcext:value-type="float">
            <text:p>5.68125</text:p>
          </table:table-cell>
          <table:table-cell office:value-type="float" office:value="85.5814583333334" calcext:value-type="float">
            <text:p>85.5814583333334</text:p>
          </table:table-cell>
          <table:table-cell table:number-columns-repeated="8"/>
        </table:table-row>
        <table:table-row table:style-name="ro1">
          <table:table-cell office:value-type="float" office:value="5.78125" calcext:value-type="float">
            <text:p>5.78125</text:p>
          </table:table-cell>
          <table:table-cell office:value-type="float" office:value="86.2472916666667" calcext:value-type="float">
            <text:p>86.2472916666667</text:p>
          </table:table-cell>
          <table:table-cell table:number-columns-repeated="8"/>
        </table:table-row>
        <table:table-row table:style-name="ro1">
          <table:table-cell office:value-type="float" office:value="5.88125" calcext:value-type="float">
            <text:p>5.88125</text:p>
          </table:table-cell>
          <table:table-cell office:value-type="float" office:value="86.8954166666667" calcext:value-type="float">
            <text:p>86.8954166666667</text:p>
          </table:table-cell>
          <table:table-cell table:number-columns-repeated="8"/>
        </table:table-row>
        <table:table-row table:style-name="ro1">
          <table:table-cell office:value-type="float" office:value="5.98125" calcext:value-type="float">
            <text:p>5.98125</text:p>
          </table:table-cell>
          <table:table-cell office:value-type="float" office:value="87.5085416666667" calcext:value-type="float">
            <text:p>87.5085416666667</text:p>
          </table:table-cell>
          <table:table-cell table:number-columns-repeated="8"/>
        </table:table-row>
        <table:table-row table:style-name="ro1">
          <table:table-cell office:value-type="float" office:value="6.08125" calcext:value-type="float">
            <text:p>6.08125</text:p>
          </table:table-cell>
          <table:table-cell office:value-type="float" office:value="88.1054166666667" calcext:value-type="float">
            <text:p>88.1054166666667</text:p>
          </table:table-cell>
          <table:table-cell table:number-columns-repeated="8"/>
        </table:table-row>
        <table:table-row table:style-name="ro1">
          <table:table-cell office:value-type="float" office:value="6.18125" calcext:value-type="float">
            <text:p>6.18125</text:p>
          </table:table-cell>
          <table:table-cell office:value-type="float" office:value="88.6679166666667" calcext:value-type="float">
            <text:p>88.6679166666667</text:p>
          </table:table-cell>
          <table:table-cell table:number-columns-repeated="8"/>
        </table:table-row>
        <table:table-row table:style-name="ro1">
          <table:table-cell office:value-type="float" office:value="6.28125" calcext:value-type="float">
            <text:p>6.28125</text:p>
          </table:table-cell>
          <table:table-cell office:value-type="float" office:value="89.2277083333333" calcext:value-type="float">
            <text:p>89.2277083333333</text:p>
          </table:table-cell>
          <table:table-cell table:number-columns-repeated="8"/>
        </table:table-row>
        <table:table-row table:style-name="ro1">
          <table:table-cell office:value-type="float" office:value="6.38125" calcext:value-type="float">
            <text:p>6.38125</text:p>
          </table:table-cell>
          <table:table-cell office:value-type="float" office:value="89.7752083333334" calcext:value-type="float">
            <text:p>89.7752083333334</text:p>
          </table:table-cell>
          <table:table-cell table:number-columns-repeated="8"/>
        </table:table-row>
        <table:table-row table:style-name="ro1">
          <table:table-cell office:value-type="float" office:value="6.48125" calcext:value-type="float">
            <text:p>6.48125</text:p>
          </table:table-cell>
          <table:table-cell office:value-type="float" office:value="90.28125" calcext:value-type="float">
            <text:p>90.28125</text:p>
          </table:table-cell>
          <table:table-cell table:number-columns-repeated="8"/>
        </table:table-row>
        <table:table-row table:style-name="ro1">
          <table:table-cell office:value-type="float" office:value="6.58125" calcext:value-type="float">
            <text:p>6.58125</text:p>
          </table:table-cell>
          <table:table-cell office:value-type="float" office:value="90.7964583333333" calcext:value-type="float">
            <text:p>90.7964583333333</text:p>
          </table:table-cell>
          <table:table-cell table:number-columns-repeated="8"/>
        </table:table-row>
        <table:table-row table:style-name="ro1">
          <table:table-cell office:value-type="float" office:value="6.68125" calcext:value-type="float">
            <text:p>6.68125</text:p>
          </table:table-cell>
          <table:table-cell office:value-type="float" office:value="91.2895833333334" calcext:value-type="float">
            <text:p>91.2895833333334</text:p>
          </table:table-cell>
          <table:table-cell table:number-columns-repeated="8"/>
        </table:table-row>
        <table:table-row table:style-name="ro1">
          <table:table-cell office:value-type="float" office:value="6.78125" calcext:value-type="float">
            <text:p>6.78125</text:p>
          </table:table-cell>
          <table:table-cell office:value-type="float" office:value="91.7416666666667" calcext:value-type="float">
            <text:p>91.7416666666667</text:p>
          </table:table-cell>
          <table:table-cell table:number-columns-repeated="8"/>
        </table:table-row>
        <table:table-row table:style-name="ro1">
          <table:table-cell office:value-type="float" office:value="6.88125" calcext:value-type="float">
            <text:p>6.88125</text:p>
          </table:table-cell>
          <table:table-cell office:value-type="float" office:value="92.1702083333333" calcext:value-type="float">
            <text:p>92.1702083333333</text:p>
          </table:table-cell>
          <table:table-cell table:number-columns-repeated="8"/>
        </table:table-row>
        <table:table-row table:style-name="ro1">
          <table:table-cell office:value-type="float" office:value="6.98125" calcext:value-type="float">
            <text:p>6.98125</text:p>
          </table:table-cell>
          <table:table-cell office:value-type="float" office:value="92.6135416666667" calcext:value-type="float">
            <text:p>92.6135416666667</text:p>
          </table:table-cell>
          <table:table-cell table:number-columns-repeated="8"/>
        </table:table-row>
        <table:table-row table:style-name="ro1">
          <table:table-cell office:value-type="float" office:value="7.08125" calcext:value-type="float">
            <text:p>7.08125</text:p>
          </table:table-cell>
          <table:table-cell office:value-type="float" office:value="93.03125" calcext:value-type="float">
            <text:p>93.03125</text:p>
          </table:table-cell>
          <table:table-cell table:number-columns-repeated="8"/>
        </table:table-row>
        <table:table-row table:style-name="ro1">
          <table:table-cell office:value-type="float" office:value="7.18125" calcext:value-type="float">
            <text:p>7.18125</text:p>
          </table:table-cell>
          <table:table-cell office:value-type="float" office:value="93.4325000000001" calcext:value-type="float">
            <text:p>93.4325000000001</text:p>
          </table:table-cell>
          <table:table-cell table:number-columns-repeated="8"/>
        </table:table-row>
        <table:table-row table:style-name="ro1">
          <table:table-cell office:value-type="float" office:value="7.28125" calcext:value-type="float">
            <text:p>7.28125</text:p>
          </table:table-cell>
          <table:table-cell office:value-type="float" office:value="93.8066666666667" calcext:value-type="float">
            <text:p>93.8066666666667</text:p>
          </table:table-cell>
          <table:table-cell table:number-columns-repeated="8"/>
        </table:table-row>
        <table:table-row table:style-name="ro1">
          <table:table-cell office:value-type="float" office:value="7.38125" calcext:value-type="float">
            <text:p>7.38125</text:p>
          </table:table-cell>
          <table:table-cell office:value-type="float" office:value="94.1691666666667" calcext:value-type="float">
            <text:p>94.1691666666667</text:p>
          </table:table-cell>
          <table:table-cell table:number-columns-repeated="8"/>
        </table:table-row>
        <table:table-row table:style-name="ro1">
          <table:table-cell office:value-type="float" office:value="7.48125" calcext:value-type="float">
            <text:p>7.48125</text:p>
          </table:table-cell>
          <table:table-cell office:value-type="float" office:value="94.5210416666667" calcext:value-type="float">
            <text:p>94.5210416666667</text:p>
          </table:table-cell>
          <table:table-cell table:number-columns-repeated="8"/>
        </table:table-row>
        <table:table-row table:style-name="ro1">
          <table:table-cell office:value-type="float" office:value="7.58125" calcext:value-type="float">
            <text:p>7.58125</text:p>
          </table:table-cell>
          <table:table-cell office:value-type="float" office:value="94.841875" calcext:value-type="float">
            <text:p>94.841875</text:p>
          </table:table-cell>
          <table:table-cell table:number-columns-repeated="8"/>
        </table:table-row>
        <table:table-row table:style-name="ro1">
          <table:table-cell office:value-type="float" office:value="7.68125" calcext:value-type="float">
            <text:p>7.68125</text:p>
          </table:table-cell>
          <table:table-cell office:value-type="float" office:value="95.1414583333333" calcext:value-type="float">
            <text:p>95.1414583333333</text:p>
          </table:table-cell>
          <table:table-cell table:number-columns-repeated="8"/>
        </table:table-row>
        <table:table-row table:style-name="ro1">
          <table:table-cell office:value-type="float" office:value="7.78125" calcext:value-type="float">
            <text:p>7.78125</text:p>
          </table:table-cell>
          <table:table-cell office:value-type="float" office:value="95.43875" calcext:value-type="float">
            <text:p>95.43875</text:p>
          </table:table-cell>
          <table:table-cell table:number-columns-repeated="8"/>
        </table:table-row>
        <table:table-row table:style-name="ro1">
          <table:table-cell office:value-type="float" office:value="7.88125" calcext:value-type="float">
            <text:p>7.88125</text:p>
          </table:table-cell>
          <table:table-cell office:value-type="float" office:value="95.7020833333333" calcext:value-type="float">
            <text:p>95.7020833333333</text:p>
          </table:table-cell>
          <table:table-cell table:number-columns-repeated="8"/>
        </table:table-row>
        <table:table-row table:style-name="ro1">
          <table:table-cell office:value-type="float" office:value="7.98125" calcext:value-type="float">
            <text:p>7.98125</text:p>
          </table:table-cell>
          <table:table-cell office:value-type="float" office:value="95.965625" calcext:value-type="float">
            <text:p>95.965625</text:p>
          </table:table-cell>
          <table:table-cell table:number-columns-repeated="8"/>
        </table:table-row>
        <table:table-row table:style-name="ro1">
          <table:table-cell office:value-type="float" office:value="8.08125" calcext:value-type="float">
            <text:p>8.08125</text:p>
          </table:table-cell>
          <table:table-cell office:value-type="float" office:value="96.1860416666667" calcext:value-type="float">
            <text:p>96.1860416666667</text:p>
          </table:table-cell>
          <table:table-cell table:number-columns-repeated="8"/>
        </table:table-row>
        <table:table-row table:style-name="ro1">
          <table:table-cell office:value-type="float" office:value="8.18125" calcext:value-type="float">
            <text:p>8.18125</text:p>
          </table:table-cell>
          <table:table-cell office:value-type="float" office:value="96.4110416666667" calcext:value-type="float">
            <text:p>96.4110416666667</text:p>
          </table:table-cell>
          <table:table-cell table:number-columns-repeated="8"/>
        </table:table-row>
        <table:table-row table:style-name="ro1">
          <table:table-cell office:value-type="float" office:value="8.28125" calcext:value-type="float">
            <text:p>8.28125</text:p>
          </table:table-cell>
          <table:table-cell office:value-type="float" office:value="96.6125" calcext:value-type="float">
            <text:p>96.6125</text:p>
          </table:table-cell>
          <table:table-cell table:number-columns-repeated="8"/>
        </table:table-row>
        <table:table-row table:style-name="ro1">
          <table:table-cell office:value-type="float" office:value="8.38125" calcext:value-type="float">
            <text:p>8.38125</text:p>
          </table:table-cell>
          <table:table-cell office:value-type="float" office:value="96.7954166666667" calcext:value-type="float">
            <text:p>96.7954166666667</text:p>
          </table:table-cell>
          <table:table-cell table:number-columns-repeated="8"/>
        </table:table-row>
        <table:table-row table:style-name="ro1">
          <table:table-cell office:value-type="float" office:value="8.48125" calcext:value-type="float">
            <text:p>8.48125</text:p>
          </table:table-cell>
          <table:table-cell office:value-type="float" office:value="96.9879166666667" calcext:value-type="float">
            <text:p>96.9879166666667</text:p>
          </table:table-cell>
          <table:table-cell table:number-columns-repeated="8"/>
        </table:table-row>
        <table:table-row table:style-name="ro1">
          <table:table-cell office:value-type="float" office:value="8.58125" calcext:value-type="float">
            <text:p>8.58125</text:p>
          </table:table-cell>
          <table:table-cell office:value-type="float" office:value="97.1402083333333" calcext:value-type="float">
            <text:p>97.1402083333333</text:p>
          </table:table-cell>
          <table:table-cell table:number-columns-repeated="8"/>
        </table:table-row>
        <table:table-row table:style-name="ro1">
          <table:table-cell office:value-type="float" office:value="8.68125" calcext:value-type="float">
            <text:p>8.68125</text:p>
          </table:table-cell>
          <table:table-cell office:value-type="float" office:value="97.2952083333333" calcext:value-type="float">
            <text:p>97.2952083333333</text:p>
          </table:table-cell>
          <table:table-cell table:number-columns-repeated="8"/>
        </table:table-row>
        <table:table-row table:style-name="ro1">
          <table:table-cell office:value-type="float" office:value="8.78125" calcext:value-type="float">
            <text:p>8.78125</text:p>
          </table:table-cell>
          <table:table-cell office:value-type="float" office:value="97.4372916666666" calcext:value-type="float">
            <text:p>97.4372916666666</text:p>
          </table:table-cell>
          <table:table-cell table:number-columns-repeated="8"/>
        </table:table-row>
        <table:table-row table:style-name="ro1">
          <table:table-cell office:value-type="float" office:value="8.88125" calcext:value-type="float">
            <text:p>8.88125</text:p>
          </table:table-cell>
          <table:table-cell office:value-type="float" office:value="97.565625" calcext:value-type="float">
            <text:p>97.565625</text:p>
          </table:table-cell>
          <table:table-cell table:number-columns-repeated="8"/>
        </table:table-row>
        <table:table-row table:style-name="ro1">
          <table:table-cell office:value-type="float" office:value="8.98125" calcext:value-type="float">
            <text:p>8.98125</text:p>
          </table:table-cell>
          <table:table-cell office:value-type="float" office:value="97.6820833333334" calcext:value-type="float">
            <text:p>97.6820833333334</text:p>
          </table:table-cell>
          <table:table-cell table:number-columns-repeated="8"/>
        </table:table-row>
        <table:table-row table:style-name="ro1">
          <table:table-cell office:value-type="float" office:value="9.08125" calcext:value-type="float">
            <text:p>9.08125</text:p>
          </table:table-cell>
          <table:table-cell office:value-type="float" office:value="97.7939583333333" calcext:value-type="float">
            <text:p>97.7939583333333</text:p>
          </table:table-cell>
          <table:table-cell table:number-columns-repeated="8"/>
        </table:table-row>
        <table:table-row table:style-name="ro1">
          <table:table-cell office:value-type="float" office:value="9.18125" calcext:value-type="float">
            <text:p>9.18125</text:p>
          </table:table-cell>
          <table:table-cell office:value-type="float" office:value="97.8864583333334" calcext:value-type="float">
            <text:p>97.8864583333334</text:p>
          </table:table-cell>
          <table:table-cell table:number-columns-repeated="8"/>
        </table:table-row>
        <table:table-row table:style-name="ro1">
          <table:table-cell office:value-type="float" office:value="9.28125" calcext:value-type="float">
            <text:p>9.28125</text:p>
          </table:table-cell>
          <table:table-cell office:value-type="float" office:value="97.9875" calcext:value-type="float">
            <text:p>97.9875</text:p>
          </table:table-cell>
          <table:table-cell table:number-columns-repeated="8"/>
        </table:table-row>
        <table:table-row table:style-name="ro1">
          <table:table-cell office:value-type="float" office:value="9.38125" calcext:value-type="float">
            <text:p>9.38125</text:p>
          </table:table-cell>
          <table:table-cell office:value-type="float" office:value="98.0764583333333" calcext:value-type="float">
            <text:p>98.0764583333333</text:p>
          </table:table-cell>
          <table:table-cell table:number-columns-repeated="8"/>
        </table:table-row>
        <table:table-row table:style-name="ro1">
          <table:table-cell office:value-type="float" office:value="9.48125" calcext:value-type="float">
            <text:p>9.48125</text:p>
          </table:table-cell>
          <table:table-cell office:value-type="float" office:value="98.1591666666667" calcext:value-type="float">
            <text:p>98.1591666666667</text:p>
          </table:table-cell>
          <table:table-cell table:number-columns-repeated="8"/>
        </table:table-row>
        <table:table-row table:style-name="ro1">
          <table:table-cell office:value-type="float" office:value="9.58125" calcext:value-type="float">
            <text:p>9.58125</text:p>
          </table:table-cell>
          <table:table-cell office:value-type="float" office:value="98.2714583333334" calcext:value-type="float">
            <text:p>98.2714583333334</text:p>
          </table:table-cell>
          <table:table-cell table:number-columns-repeated="8"/>
        </table:table-row>
        <table:table-row table:style-name="ro1">
          <table:table-cell office:value-type="float" office:value="9.86875" calcext:value-type="float">
            <text:p>9.86875</text:p>
          </table:table-cell>
          <table:table-cell office:value-type="float" office:value="98.4245833333333" calcext:value-type="float">
            <text:p>98.4245833333333</text:p>
          </table:table-cell>
          <table:table-cell table:number-columns-repeated="8"/>
        </table:table-row>
        <table:table-row table:style-name="ro1">
          <table:table-cell office:value-type="float" office:value="10.41875" calcext:value-type="float">
            <text:p>10.41875</text:p>
          </table:table-cell>
          <table:table-cell office:value-type="float" office:value="98.5847916666667" calcext:value-type="float">
            <text:p>98.5847916666667</text:p>
          </table:table-cell>
          <table:table-cell table:number-columns-repeated="8"/>
        </table:table-row>
        <table:table-row table:style-name="ro1">
          <table:table-cell office:value-type="float" office:value="10.96875" calcext:value-type="float">
            <text:p>10.96875</text:p>
          </table:table-cell>
          <table:table-cell office:value-type="float" office:value="98.6997916666667" calcext:value-type="float">
            <text:p>98.6997916666667</text:p>
          </table:table-cell>
          <table:table-cell table:number-columns-repeated="8"/>
        </table:table-row>
        <table:table-row table:style-name="ro1">
          <table:table-cell office:value-type="float" office:value="11.51875" calcext:value-type="float">
            <text:p>11.51875</text:p>
          </table:table-cell>
          <table:table-cell office:value-type="float" office:value="98.7947916666667" calcext:value-type="float">
            <text:p>98.7947916666667</text:p>
          </table:table-cell>
          <table:table-cell table:number-columns-repeated="8"/>
        </table:table-row>
        <table:table-row table:style-name="ro1">
          <table:table-cell office:value-type="float" office:value="12.06875" calcext:value-type="float">
            <text:p>12.06875</text:p>
          </table:table-cell>
          <table:table-cell office:value-type="float" office:value="98.884375" calcext:value-type="float">
            <text:p>98.884375</text:p>
          </table:table-cell>
          <table:table-cell table:number-columns-repeated="8"/>
        </table:table-row>
        <table:table-row table:style-name="ro1">
          <table:table-cell office:value-type="float" office:value="12.65625" calcext:value-type="float">
            <text:p>12.65625</text:p>
          </table:table-cell>
          <table:table-cell office:value-type="float" office:value="98.9777083333333" calcext:value-type="float">
            <text:p>98.9777083333333</text:p>
          </table:table-cell>
          <table:table-cell table:number-columns-repeated="8"/>
        </table:table-row>
        <table:table-row table:style-name="ro1">
          <table:table-cell office:value-type="float" office:value="13.3416666666667" calcext:value-type="float">
            <text:p>13.3416666666667</text:p>
          </table:table-cell>
          <table:table-cell office:value-type="float" office:value="99.0779166666666" calcext:value-type="float">
            <text:p>99.0779166666666</text:p>
          </table:table-cell>
          <table:table-cell table:number-columns-repeated="8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99.1960416666666" calcext:value-type="float">
            <text:p>99.1960416666666</text:p>
          </table:table-cell>
          <table:table-cell table:number-columns-repeated="8"/>
        </table:table-row>
        <table:table-row table:style-name="ro1">
          <table:table-cell office:value-type="float" office:value="14.9875" calcext:value-type="float">
            <text:p>14.9875</text:p>
          </table:table-cell>
          <table:table-cell office:value-type="float" office:value="99.3045833333333" calcext:value-type="float">
            <text:p>99.3045833333333</text:p>
          </table:table-cell>
          <table:table-cell table:number-columns-repeated="8"/>
        </table:table-row>
        <table:table-row table:style-name="ro1">
          <table:table-cell office:value-type="float" office:value="15.9125" calcext:value-type="float">
            <text:p>15.9125</text:p>
          </table:table-cell>
          <table:table-cell office:value-type="float" office:value="99.3818749999999" calcext:value-type="float">
            <text:p>99.3818749999999</text:p>
          </table:table-cell>
          <table:table-cell table:number-columns-repeated="8"/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99.4495833333334" calcext:value-type="float">
            <text:p>99.4495833333334</text:p>
          </table:table-cell>
          <table:table-cell table:number-columns-repeated="8"/>
        </table:table-row>
        <table:table-row table:style-name="ro1">
          <table:table-cell office:value-type="float" office:value="17.9583333333334" calcext:value-type="float">
            <text:p>17.9583333333334</text:p>
          </table:table-cell>
          <table:table-cell office:value-type="float" office:value="99.5091666666667" calcext:value-type="float">
            <text:p>99.5091666666667</text:p>
          </table:table-cell>
          <table:table-cell table:number-columns-repeated="8"/>
        </table:table-row>
        <table:table-row table:style-name="ro1">
          <table:table-cell office:value-type="float" office:value="19.0625" calcext:value-type="float">
            <text:p>19.0625</text:p>
          </table:table-cell>
          <table:table-cell office:value-type="float" office:value="99.5579166666666" calcext:value-type="float">
            <text:p>99.5579166666666</text:p>
          </table:table-cell>
          <table:table-cell table:number-columns-repeated="8"/>
        </table:table-row>
        <table:table-row table:style-name="ro1">
          <table:table-cell office:value-type="float" office:value="20.2916666666667" calcext:value-type="float">
            <text:p>20.2916666666667</text:p>
          </table:table-cell>
          <table:table-cell office:value-type="float" office:value="99.5995833333334" calcext:value-type="float">
            <text:p>99.5995833333334</text:p>
          </table:table-cell>
          <table:table-cell table:number-columns-repeated="8"/>
        </table:table-row>
        <table:table-row table:style-name="ro1">
          <table:table-cell office:value-type="float" office:value="21.7291666666666" calcext:value-type="float">
            <text:p>21.7291666666666</text:p>
          </table:table-cell>
          <table:table-cell office:value-type="float" office:value="99.6295833333334" calcext:value-type="float">
            <text:p>99.6295833333334</text:p>
          </table:table-cell>
          <table:table-cell table:number-columns-repeated="8"/>
        </table:table-row>
        <table:table-row table:style-name="ro1">
          <table:table-cell office:value-type="float" office:value="24.5833333333333" calcext:value-type="float">
            <text:p>24.5833333333333</text:p>
          </table:table-cell>
          <table:table-cell office:value-type="float" office:value="99.6620833333334" calcext:value-type="float">
            <text:p>99.6620833333334</text:p>
          </table:table-cell>
          <table:table-cell table:number-columns-repeated="8"/>
        </table:table-row>
        <table:table-row table:style-name="ro1">
          <table:table-cell office:value-type="float" office:value="27.8541666666666" calcext:value-type="float">
            <text:p>27.8541666666666</text:p>
          </table:table-cell>
          <table:table-cell office:value-type="float" office:value="99.688125" calcext:value-type="float">
            <text:p>99.688125</text:p>
          </table:table-cell>
          <table:table-cell table:number-columns-repeated="8"/>
        </table:table-row>
        <table:table-row table:style-name="ro1">
          <table:table-cell office:value-type="float" office:value="33.2708333333333" calcext:value-type="float">
            <text:p>33.2708333333333</text:p>
          </table:table-cell>
          <table:table-cell office:value-type="float" office:value="99.7072916666667" calcext:value-type="float">
            <text:p>99.7072916666667</text:p>
          </table:table-cell>
          <table:table-cell table:number-columns-repeated="8"/>
        </table:table-row>
        <table:table-row table:style-name="ro1">
          <table:table-cell office:value-type="float" office:value="46.3125" calcext:value-type="float">
            <text:p>46.3125</text:p>
          </table:table-cell>
          <table:table-cell office:value-type="float" office:value="99.723125" calcext:value-type="float">
            <text:p>99.723125</text:p>
          </table:table-cell>
          <table:table-cell table:number-columns-repeated="8"/>
        </table:table-row>
        <table:table-row table:style-name="ro1">
          <table:table-cell office:value-type="float" office:value="57.0833333333334" calcext:value-type="float">
            <text:p>57.0833333333334</text:p>
          </table:table-cell>
          <table:table-cell office:value-type="float" office:value="99.7395833333333" calcext:value-type="float">
            <text:p>99.7395833333333</text:p>
          </table:table-cell>
          <table:table-cell table:number-columns-repeated="8"/>
        </table:table-row>
        <table:table-row table:style-name="ro1">
          <table:table-cell office:value-type="float" office:value="64.625" calcext:value-type="float">
            <text:p>64.625</text:p>
          </table:table-cell>
          <table:table-cell office:value-type="float" office:value="99.755" calcext:value-type="float">
            <text:p>99.755</text:p>
          </table:table-cell>
          <table:table-cell table:number-columns-repeated="8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99.7691666666666" calcext:value-type="float">
            <text:p>99.7691666666666</text:p>
          </table:table-cell>
          <table:table-cell table:number-columns-repeated="8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99.7835416666667" calcext:value-type="float">
            <text:p>99.7835416666667</text:p>
          </table:table-cell>
          <table:table-cell table:number-columns-repeated="8"/>
        </table:table-row>
        <table:table-row table:style-name="ro1">
          <table:table-cell office:value-type="float" office:value="70.8125" calcext:value-type="float">
            <text:p>70.8125</text:p>
          </table:table-cell>
          <table:table-cell office:value-type="float" office:value="99.7922916666667" calcext:value-type="float">
            <text:p>99.7922916666667</text:p>
          </table:table-cell>
          <table:table-cell table:number-columns-repeated="8"/>
        </table:table-row>
        <table:table-row table:style-name="ro1">
          <table:table-cell office:value-type="float" office:value="71.625" calcext:value-type="float">
            <text:p>71.625</text:p>
          </table:table-cell>
          <table:table-cell office:value-type="float" office:value="99.7989583333333" calcext:value-type="float">
            <text:p>99.7989583333333</text:p>
          </table:table-cell>
          <table:table-cell table:number-columns-repeated="8"/>
        </table:table-row>
        <table:table-row table:style-name="ro1">
          <table:table-cell office:value-type="float" office:value="72.8125" calcext:value-type="float">
            <text:p>72.8125</text:p>
          </table:table-cell>
          <table:table-cell office:value-type="float" office:value="99.808125" calcext:value-type="float">
            <text:p>99.808125</text:p>
          </table:table-cell>
          <table:table-cell table:number-columns-repeated="8"/>
        </table:table-row>
        <table:table-row table:style-name="ro1">
          <table:table-cell office:value-type="float" office:value="73.7708333333333" calcext:value-type="float">
            <text:p>73.7708333333333</text:p>
          </table:table-cell>
          <table:table-cell office:value-type="float" office:value="99.8164583333334" calcext:value-type="float">
            <text:p>99.8164583333334</text:p>
          </table:table-cell>
          <table:table-cell table:number-columns-repeated="8"/>
        </table:table-row>
        <table:table-row table:style-name="ro1">
          <table:table-cell office:value-type="float" office:value="76.6875" calcext:value-type="float">
            <text:p>76.6875</text:p>
          </table:table-cell>
          <table:table-cell office:value-type="float" office:value="99.8247916666666" calcext:value-type="float">
            <text:p>99.8247916666666</text:p>
          </table:table-cell>
          <table:table-cell table:number-columns-repeated="8"/>
        </table:table-row>
        <table:table-row table:style-name="ro1">
          <table:table-cell office:value-type="float" office:value="80.1875" calcext:value-type="float">
            <text:p>80.1875</text:p>
          </table:table-cell>
          <table:table-cell office:value-type="float" office:value="99.8329166666666" calcext:value-type="float">
            <text:p>99.8329166666666</text:p>
          </table:table-cell>
          <table:table-cell table:number-columns-repeated="8"/>
        </table:table-row>
        <table:table-row table:style-name="ro1">
          <table:table-cell office:value-type="float" office:value="80.8541666666667" calcext:value-type="float">
            <text:p>80.8541666666667</text:p>
          </table:table-cell>
          <table:table-cell office:value-type="float" office:value="99.8383333333334" calcext:value-type="float">
            <text:p>99.8383333333334</text:p>
          </table:table-cell>
          <table:table-cell table:number-columns-repeated="8"/>
        </table:table-row>
        <table:table-row table:style-name="ro1">
          <table:table-cell office:value-type="float" office:value="81.7708333333333" calcext:value-type="float">
            <text:p>81.7708333333333</text:p>
          </table:table-cell>
          <table:table-cell office:value-type="float" office:value="99.846875" calcext:value-type="float">
            <text:p>99.846875</text:p>
          </table:table-cell>
          <table:table-cell table:number-columns-repeated="8"/>
        </table:table-row>
        <table:table-row table:style-name="ro1">
          <table:table-cell office:value-type="float" office:value="82.8333333333334" calcext:value-type="float">
            <text:p>82.8333333333334</text:p>
          </table:table-cell>
          <table:table-cell office:value-type="float" office:value="99.85125" calcext:value-type="float">
            <text:p>99.85125</text:p>
          </table:table-cell>
          <table:table-cell table:number-columns-repeated="8"/>
        </table:table-row>
        <table:table-row table:style-name="ro1">
          <table:table-cell office:value-type="float" office:value="84.0416666666667" calcext:value-type="float">
            <text:p>84.0416666666667</text:p>
          </table:table-cell>
          <table:table-cell office:value-type="float" office:value="99.8585416666667" calcext:value-type="float">
            <text:p>99.8585416666667</text:p>
          </table:table-cell>
          <table:table-cell table:number-columns-repeated="8"/>
        </table:table-row>
        <table:table-row table:style-name="ro1">
          <table:table-cell office:value-type="float" office:value="85.1458333333333" calcext:value-type="float">
            <text:p>85.1458333333333</text:p>
          </table:table-cell>
          <table:table-cell office:value-type="float" office:value="99.864375" calcext:value-type="float">
            <text:p>99.864375</text:p>
          </table:table-cell>
          <table:table-cell table:number-columns-repeated="8"/>
        </table:table-row>
        <table:table-row table:style-name="ro1">
          <table:table-cell office:value-type="float" office:value="86.0625" calcext:value-type="float">
            <text:p>86.0625</text:p>
          </table:table-cell>
          <table:table-cell office:value-type="float" office:value="99.87125" calcext:value-type="float">
            <text:p>99.87125</text:p>
          </table:table-cell>
          <table:table-cell table:number-columns-repeated="8"/>
        </table:table-row>
        <table:table-row table:style-name="ro1">
          <table:table-cell office:value-type="float" office:value="87.0208333333333" calcext:value-type="float">
            <text:p>87.0208333333333</text:p>
          </table:table-cell>
          <table:table-cell office:value-type="float" office:value="99.8789583333334" calcext:value-type="float">
            <text:p>99.8789583333334</text:p>
          </table:table-cell>
          <table:table-cell table:number-columns-repeated="8"/>
        </table:table-row>
        <table:table-row table:style-name="ro1">
          <table:table-cell office:value-type="float" office:value="88.2083333333333" calcext:value-type="float">
            <text:p>88.2083333333333</text:p>
          </table:table-cell>
          <table:table-cell office:value-type="float" office:value="99.8841666666667" calcext:value-type="float">
            <text:p>99.8841666666667</text:p>
          </table:table-cell>
          <table:table-cell table:number-columns-repeated="8"/>
        </table:table-row>
        <table:table-row table:style-name="ro1">
          <table:table-cell office:value-type="float" office:value="89.375" calcext:value-type="float">
            <text:p>89.375</text:p>
          </table:table-cell>
          <table:table-cell office:value-type="float" office:value="99.8902083333333" calcext:value-type="float">
            <text:p>99.8902083333333</text:p>
          </table:table-cell>
          <table:table-cell table:number-columns-repeated="8"/>
        </table:table-row>
        <table:table-row table:style-name="ro1">
          <table:table-cell office:value-type="float" office:value="90.6250000000001" calcext:value-type="float">
            <text:p>90.6250000000001</text:p>
          </table:table-cell>
          <table:table-cell office:value-type="float" office:value="99.8960416666667" calcext:value-type="float">
            <text:p>99.8960416666667</text:p>
          </table:table-cell>
          <table:table-cell table:number-columns-repeated="8"/>
        </table:table-row>
        <table:table-row table:style-name="ro1">
          <table:table-cell office:value-type="float" office:value="91.6666666666667" calcext:value-type="float">
            <text:p>91.6666666666667</text:p>
          </table:table-cell>
          <table:table-cell office:value-type="float" office:value="99.90125" calcext:value-type="float">
            <text:p>99.90125</text:p>
          </table:table-cell>
          <table:table-cell table:number-columns-repeated="8"/>
        </table:table-row>
        <table:table-row table:style-name="ro1">
          <table:table-cell office:value-type="float" office:value="92.8541666666667" calcext:value-type="float">
            <text:p>92.8541666666667</text:p>
          </table:table-cell>
          <table:table-cell office:value-type="float" office:value="99.9064583333334" calcext:value-type="float">
            <text:p>99.9064583333334</text:p>
          </table:table-cell>
          <table:table-cell table:number-columns-repeated="8"/>
        </table:table-row>
        <table:table-row table:style-name="ro1">
          <table:table-cell office:value-type="float" office:value="93.9583333333333" calcext:value-type="float">
            <text:p>93.9583333333333</text:p>
          </table:table-cell>
          <table:table-cell office:value-type="float" office:value="99.9127083333334" calcext:value-type="float">
            <text:p>99.9127083333334</text:p>
          </table:table-cell>
          <table:table-cell table:number-columns-repeated="8"/>
        </table:table-row>
        <table:table-row table:style-name="ro1">
          <table:table-cell office:value-type="float" office:value="95.6249999999999" calcext:value-type="float">
            <text:p>95.6249999999999</text:p>
          </table:table-cell>
          <table:table-cell office:value-type="float" office:value="99.91875" calcext:value-type="float">
            <text:p>99.91875</text:p>
          </table:table-cell>
          <table:table-cell table:number-columns-repeated="8"/>
        </table:table-row>
        <table:table-row table:style-name="ro1">
          <table:table-cell office:value-type="float" office:value="96.9791666666667" calcext:value-type="float">
            <text:p>96.9791666666667</text:p>
          </table:table-cell>
          <table:table-cell office:value-type="float" office:value="99.9247916666667" calcext:value-type="float">
            <text:p>99.9247916666667</text:p>
          </table:table-cell>
          <table:table-cell table:number-columns-repeated="8"/>
        </table:table-row>
        <table:table-row table:style-name="ro1">
          <table:table-cell office:value-type="float" office:value="99.1666666666669" calcext:value-type="float">
            <text:p>99.1666666666669</text:p>
          </table:table-cell>
          <table:table-cell office:value-type="float" office:value="99.93125" calcext:value-type="float">
            <text:p>99.93125</text:p>
          </table:table-cell>
          <table:table-cell table:number-columns-repeated="8"/>
        </table:table-row>
        <table:table-row table:style-name="ro1">
          <table:table-cell office:value-type="float" office:value="100.645833333333" calcext:value-type="float">
            <text:p>100.645833333333</text:p>
          </table:table-cell>
          <table:table-cell office:value-type="float" office:value="99.9366666666667" calcext:value-type="float">
            <text:p>99.9366666666667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.94125" calcext:value-type="float">
            <text:p>99.94125</text:p>
          </table:table-cell>
          <table:table-cell table:number-columns-repeated="8"/>
        </table:table-row>
        <table:table-row table:style-name="ro1">
          <table:table-cell office:value-type="float" office:value="105.833333333333" calcext:value-type="float">
            <text:p>105.833333333333</text:p>
          </table:table-cell>
          <table:table-cell office:value-type="float" office:value="99.9458333333334" calcext:value-type="float">
            <text:p>99.9458333333334</text:p>
          </table:table-cell>
          <table:table-cell table:number-columns-repeated="8"/>
        </table:table-row>
        <table:table-row table:style-name="ro1">
          <table:table-cell office:value-type="float" office:value="108.833333333334" calcext:value-type="float">
            <text:p>108.833333333334</text:p>
          </table:table-cell>
          <table:table-cell office:value-type="float" office:value="99.950625" calcext:value-type="float">
            <text:p>99.950625</text:p>
          </table:table-cell>
          <table:table-cell table:number-columns-repeated="8"/>
        </table:table-row>
        <table:table-row table:style-name="ro1">
          <table:table-cell office:value-type="float" office:value="111.604166666667" calcext:value-type="float">
            <text:p>111.604166666667</text:p>
          </table:table-cell>
          <table:table-cell office:value-type="float" office:value="99.9564583333334" calcext:value-type="float">
            <text:p>99.9564583333334</text:p>
          </table:table-cell>
          <table:table-cell table:number-columns-repeated="8"/>
        </table:table-row>
        <table:table-row table:style-name="ro1">
          <table:table-cell office:value-type="float" office:value="118.1875" calcext:value-type="float">
            <text:p>118.1875</text:p>
          </table:table-cell>
          <table:table-cell office:value-type="float" office:value="99.9625000000001" calcext:value-type="float">
            <text:p>99.9625000000001</text:p>
          </table:table-cell>
          <table:table-cell table:number-columns-repeated="8"/>
        </table:table-row>
        <table:table-row table:style-name="ro1">
          <table:table-cell office:value-type="float" office:value="128.25" calcext:value-type="float">
            <text:p>128.25</text:p>
          </table:table-cell>
          <table:table-cell office:value-type="float" office:value="99.9675" calcext:value-type="float">
            <text:p>99.9675</text:p>
          </table:table-cell>
          <table:table-cell table:number-columns-repeated="8"/>
        </table:table-row>
        <table:table-row table:style-name="ro1">
          <table:table-cell office:value-type="float" office:value="138.145833333333" calcext:value-type="float">
            <text:p>138.145833333333</text:p>
          </table:table-cell>
          <table:table-cell office:value-type="float" office:value="99.9727083333334" calcext:value-type="float">
            <text:p>99.9727083333334</text:p>
          </table:table-cell>
          <table:table-cell table:number-columns-repeated="8"/>
        </table:table-row>
        <table:table-row table:style-name="ro1">
          <table:table-cell office:value-type="float" office:value="143.333333333333" calcext:value-type="float">
            <text:p>143.333333333333</text:p>
          </table:table-cell>
          <table:table-cell office:value-type="float" office:value="99.976875" calcext:value-type="float">
            <text:p>99.976875</text:p>
          </table:table-cell>
          <table:table-cell table:number-columns-repeated="8"/>
        </table:table-row>
        <table:table-row table:style-name="ro1">
          <table:table-cell office:value-type="float" office:value="159.145833333333" calcext:value-type="float">
            <text:p>159.145833333333</text:p>
          </table:table-cell>
          <table:table-cell office:value-type="float" office:value="99.980625" calcext:value-type="float">
            <text:p>99.980625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.984375" calcext:value-type="float">
            <text:p>99.984375</text:p>
          </table:table-cell>
          <table:table-cell table:number-columns-repeated="8"/>
        </table:table-row>
        <table:table-row table:style-name="ro1">
          <table:table-cell office:value-type="float" office:value="182.645833333334" calcext:value-type="float">
            <text:p>182.645833333334</text:p>
          </table:table-cell>
          <table:table-cell office:value-type="float" office:value="99.9875" calcext:value-type="float">
            <text:p>99.9875</text:p>
          </table:table-cell>
          <table:table-cell table:number-columns-repeated="8"/>
        </table:table-row>
        <table:table-row table:style-name="ro1">
          <table:table-cell office:value-type="float" office:value="184.541666666667" calcext:value-type="float">
            <text:p>184.541666666667</text:p>
          </table:table-cell>
          <table:table-cell office:value-type="float" office:value="99.99" calcext:value-type="float">
            <text:p>99.99</text:p>
          </table:table-cell>
          <table:table-cell table:number-columns-repeated="8"/>
        </table:table-row>
        <table:table-row table:style-name="ro1">
          <table:table-cell office:value-type="float" office:value="193.916666666667" calcext:value-type="float">
            <text:p>193.916666666667</text:p>
          </table:table-cell>
          <table:table-cell office:value-type="float" office:value="99.9925000000001" calcext:value-type="float">
            <text:p>99.9925000000001</text:p>
          </table:table-cell>
          <table:table-cell table:number-columns-repeated="8"/>
        </table:table-row>
        <table:table-row table:style-name="ro1">
          <table:table-cell office:value-type="float" office:value="206.666666666667" calcext:value-type="float">
            <text:p>206.666666666667</text:p>
          </table:table-cell>
          <table:table-cell office:value-type="float" office:value="99.9945833333333" calcext:value-type="float">
            <text:p>99.9945833333333</text:p>
          </table:table-cell>
          <table:table-cell table:number-columns-repeated="8"/>
        </table:table-row>
        <table:table-row table:style-name="ro1">
          <table:table-cell office:value-type="float" office:value="213.333333333333" calcext:value-type="float">
            <text:p>213.333333333333</text:p>
          </table:table-cell>
          <table:table-cell office:value-type="float" office:value="99.9966666666666" calcext:value-type="float">
            <text:p>99.9966666666666</text:p>
          </table:table-cell>
          <table:table-cell table:number-columns-repeated="8"/>
        </table:table-row>
        <table:table-row table:style-name="ro1">
          <table:table-cell office:value-type="float" office:value="219.583333333333" calcext:value-type="float">
            <text:p>219.583333333333</text:p>
          </table:table-cell>
          <table:table-cell office:value-type="float" office:value="99.9979166666667" calcext:value-type="float">
            <text:p>99.9979166666667</text:p>
          </table:table-cell>
          <table:table-cell table:number-columns-repeated="8"/>
        </table:table-row>
        <table:table-row table:style-name="ro1">
          <table:table-cell office:value-type="float" office:value="238.75" calcext:value-type="float">
            <text:p>238.75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8"/>
        </table:table-row>
        <table:table-row table:style-name="ro1">
          <table:table-cell office:value-type="float" office:value="248.75" calcext:value-type="float">
            <text:p>248.7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float" office:value="138383" calcext:value-type="float">
            <text:p>13838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.053125" calcext:value-type="float">
            <text:p>1.053125</text:p>
          </table:table-cell>
          <table:table-cell office:value-type="float" office:value="0.0289583333333333" calcext:value-type="float">
            <text:p>0.028958333333333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053125" calcext:value-type="float">
            <text:p>1.053125</text:p>
          </table:table-cell>
          <table:table-cell office:value-type="float" office:value="0.0289583333333333" calcext:value-type="float">
            <text:p>0.028958333333333</text:p>
          </table:table-cell>
          <table:table-cell table:formula="of:=[.G1203]*[.$E$1200]/100" office:value-type="float" office:value="40.0734104166666" calcext:value-type="float">
            <text:p>40.0734104166666</text:p>
          </table:table-cell>
          <table:table-cell table:formula="of:=[.H1203]" office:value-type="float" office:value="40.0734104166666" calcext:value-type="float">
            <text:p>40.0734104166666</text:p>
          </table:table-cell>
          <table:table-cell table:formula="of:=[.I1203]/[.$E$1200]*100" office:value-type="float" office:value="0.0289583333333333" calcext:value-type="float">
            <text:p>0.028958333333333</text:p>
          </table:table-cell>
        </table:table-row>
        <table:table-row table:style-name="ro1">
          <table:table-cell office:value-type="float" office:value="1.12333333333334" calcext:value-type="float">
            <text:p>1.12333333333334</text:p>
          </table:table-cell>
          <table:table-cell office:value-type="float" office:value="0.192083333333333" calcext:value-type="float">
            <text:p>0.192083333333333</text:p>
          </table:table-cell>
          <table:table-cell table:number-columns-repeated="2"/>
          <table:table-cell office:value-type="string" calcext:value-type="string">
            <text:p>1 – 1.69</text:p>
          </table:table-cell>
          <table:table-cell table:formula="of:=AVERAGE([.A1212];[.A1213])" office:value-type="float" office:value="1.69239583333334" calcext:value-type="float">
            <text:p>1.69239583333334</text:p>
          </table:table-cell>
          <table:table-cell office:value-type="float" office:value="0.25" calcext:value-type="float">
            <text:p>0.25</text:p>
          </table:table-cell>
          <table:table-cell table:formula="of:=[.G1204]*[.$E$1200]" office:value-type="float" office:value="34595.75" calcext:value-type="float">
            <text:p>34595.75</text:p>
          </table:table-cell>
          <table:table-cell table:formula="of:=[.H1204]-[.H1203]" office:value-type="float" office:value="34555.6765895833" calcext:value-type="float">
            <text:p>34555.6765895833</text:p>
          </table:table-cell>
          <table:table-cell table:formula="of:=[.I1204]/[.$E$1200]*100" office:value-type="float" office:value="24.9710416666667" calcext:value-type="float">
            <text:p>24.9710416666667</text:p>
          </table:table-cell>
        </table:table-row>
        <table:table-row table:style-name="ro1">
          <table:table-cell office:value-type="float" office:value="1.18979166666667" calcext:value-type="float">
            <text:p>1.18979166666667</text:p>
          </table:table-cell>
          <table:table-cell office:value-type="float" office:value="0.760208333333334" calcext:value-type="float">
            <text:p>0.760208333333334</text:p>
          </table:table-cell>
          <table:table-cell table:number-columns-repeated="2"/>
          <table:table-cell office:value-type="string" calcext:value-type="string">
            <text:p>1.69 – 2</text:p>
          </table:table-cell>
          <table:table-cell office:value-type="float" office:value="2.04583333333334" calcext:value-type="float">
            <text:p>2.04583333333334</text:p>
          </table:table-cell>
          <table:table-cell office:value-type="float" office:value="40.6839583333334" calcext:value-type="float">
            <text:p>40.6839583333334</text:p>
          </table:table-cell>
          <table:table-cell table:formula="of:=[.G1205]*[.$E$1200]/100" office:value-type="float" office:value="56299.6820604168" calcext:value-type="float">
            <text:p>56299.6820604168</text:p>
          </table:table-cell>
          <table:table-cell table:formula="of:=[.H1205]-[.H1204]" office:value-type="float" office:value="21703.9320604168" calcext:value-type="float">
            <text:p>21703.9320604168</text:p>
          </table:table-cell>
          <table:table-cell table:formula="of:=[.I1205]/[.$E$1200]*100" office:value-type="float" office:value="15.6839583333334" calcext:value-type="float">
            <text:p>15.6839583333334</text:p>
          </table:table-cell>
        </table:table-row>
        <table:table-row table:style-name="ro1">
          <table:table-cell office:value-type="float" office:value="1.25833333333334" calcext:value-type="float">
            <text:p>1.25833333333334</text:p>
          </table:table-cell>
          <table:table-cell office:value-type="float" office:value="2.015625" calcext:value-type="float">
            <text:p>2.015625</text:p>
          </table:table-cell>
          <table:table-cell table:number-columns-repeated="2"/>
          <table:table-cell office:value-type="string" calcext:value-type="string">
            <text:p>2 – 2.38</text:p>
          </table:table-cell>
          <table:table-cell table:formula="of:=AVERAGE([.A1220];[.A1221])" office:value-type="float" office:value="2.37708333333333" calcext:value-type="float">
            <text:p>2.37708333333333</text:p>
          </table:table-cell>
          <table:table-cell office:value-type="float" office:value="0.5" calcext:value-type="float">
            <text:p>0.5</text:p>
          </table:table-cell>
          <table:table-cell table:formula="of:=[.G1206]*[.$E$1200]" office:value-type="float" office:value="69191.5" calcext:value-type="float">
            <text:p>69191.5</text:p>
          </table:table-cell>
          <table:table-cell table:formula="of:=[.H1206]-[.H1205]" office:value-type="float" office:value="12891.8179395832" calcext:value-type="float">
            <text:p>12891.8179395832</text:p>
          </table:table-cell>
          <table:table-cell table:formula="of:=[.I1206]/[.$E$1200]*100" office:value-type="float" office:value="9.3160416666666" calcext:value-type="float">
            <text:p>9.3160416666666</text:p>
          </table:table-cell>
        </table:table-row>
        <table:table-row table:style-name="ro1">
          <table:table-cell office:value-type="float" office:value="1.32541666666667" calcext:value-type="float">
            <text:p>1.32541666666667</text:p>
          </table:table-cell>
          <table:table-cell office:value-type="float" office:value="4.26145833333334" calcext:value-type="float">
            <text:p>4.26145833333334</text:p>
          </table:table-cell>
          <table:table-cell table:number-columns-repeated="2"/>
          <table:table-cell office:value-type="string" calcext:value-type="string">
            <text:p>2.38 – 3</text:p>
          </table:table-cell>
          <table:table-cell office:value-type="float" office:value="3.02708333333333" calcext:value-type="float">
            <text:p>3.02708333333333</text:p>
          </table:table-cell>
          <table:table-cell office:value-type="float" office:value="66.311875" calcext:value-type="float">
            <text:p>66.311875</text:p>
          </table:table-cell>
          <table:table-cell table:formula="of:=[.G1207]*[.$E$1200]/100" office:value-type="float" office:value="91764.36198125" calcext:value-type="float">
            <text:p>91764.36198125</text:p>
          </table:table-cell>
          <table:table-cell table:formula="of:=[.H1207]-[.H1206]" office:value-type="float" office:value="22572.86198125" calcext:value-type="float">
            <text:p>22572.86198125</text:p>
          </table:table-cell>
          <table:table-cell table:formula="of:=[.I1207]/[.$E$1200]*100" office:value-type="float" office:value="16.311875" calcext:value-type="float">
            <text:p>16.311875</text:p>
          </table:table-cell>
        </table:table-row>
        <table:table-row table:style-name="ro1">
          <table:table-cell office:value-type="float" office:value="1.3925" calcext:value-type="float">
            <text:p>1.3925</text:p>
          </table:table-cell>
          <table:table-cell office:value-type="float" office:value="7.35770833333333" calcext:value-type="float">
            <text:p>7.35770833333333</text:p>
          </table:table-cell>
          <table:table-cell table:number-columns-repeated="2"/>
          <table:table-cell office:value-type="string" calcext:value-type="string">
            <text:p>3 – 3.93</text:p>
          </table:table-cell>
          <table:table-cell office:value-type="float" office:value="3.92708333333333" calcext:value-type="float">
            <text:p>3.92708333333333</text:p>
          </table:table-cell>
          <table:table-cell office:value-type="float" office:value="0.75" calcext:value-type="float">
            <text:p>0.75</text:p>
          </table:table-cell>
          <table:table-cell table:formula="of:=[.G1208]*[.$E$1200]" office:value-type="float" office:value="103787.25" calcext:value-type="float">
            <text:p>103787.25</text:p>
          </table:table-cell>
          <table:table-cell table:formula="of:=[.H1208]-[.H1207]" office:value-type="float" office:value="12022.88801875" calcext:value-type="float">
            <text:p>12022.88801875</text:p>
          </table:table-cell>
          <table:table-cell table:formula="of:=[.I1208]/[.$E$1200]*100" office:value-type="float" office:value="8.688125" calcext:value-type="float">
            <text:p>8.688125</text:p>
          </table:table-cell>
        </table:table-row>
        <table:table-row table:style-name="ro1">
          <table:table-cell office:value-type="float" office:value="1.45958333333334" calcext:value-type="float">
            <text:p>1.45958333333334</text:p>
          </table:table-cell>
          <table:table-cell office:value-type="float" office:value="11.0954166666667" calcext:value-type="float">
            <text:p>11.0954166666667</text:p>
          </table:table-cell>
          <table:table-cell table:number-columns-repeated="2"/>
          <table:table-cell office:value-type="string" calcext:value-type="string">
            <text:p>3.93 – 4</text:p>
          </table:table-cell>
          <table:table-cell office:value-type="float" office:value="4.02708333333334" calcext:value-type="float">
            <text:p>4.02708333333334</text:p>
          </table:table-cell>
          <table:table-cell office:value-type="float" office:value="75.90625" calcext:value-type="float">
            <text:p>75.90625</text:p>
          </table:table-cell>
          <table:table-cell table:formula="of:=[.G1209]*[.$E$1200]/100" office:value-type="float" office:value="105041.3459375" calcext:value-type="float">
            <text:p>105041.3459375</text:p>
          </table:table-cell>
          <table:table-cell table:formula="of:=[.H1209]-[.H1208]" office:value-type="float" office:value="1254.09593749999" calcext:value-type="float">
            <text:p>1254.09593749999</text:p>
          </table:table-cell>
          <table:table-cell table:formula="of:=[.I1209]/[.$E$1200]*100" office:value-type="float" office:value="0.906249999999996" calcext:value-type="float">
            <text:p>0.906249999999996</text:p>
          </table:table-cell>
        </table:table-row>
        <table:table-row table:style-name="ro1">
          <table:table-cell office:value-type="float" office:value="1.52583333333334" calcext:value-type="float">
            <text:p>1.52583333333334</text:p>
          </table:table-cell>
          <table:table-cell office:value-type="float" office:value="15.2616666666667" calcext:value-type="float">
            <text:p>15.2616666666667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2708333333334" calcext:value-type="float">
            <text:p>5.02708333333334</text:p>
          </table:table-cell>
          <table:table-cell office:value-type="float" office:value="83.28125" calcext:value-type="float">
            <text:p>83.28125</text:p>
          </table:table-cell>
          <table:table-cell table:formula="of:=[.G1210]*[.$E$1200]/100" office:value-type="float" office:value="115247.0921875" calcext:value-type="float">
            <text:p>115247.0921875</text:p>
          </table:table-cell>
          <table:table-cell table:formula="of:=[.H1210]-[.H1209]" office:value-type="float" office:value="10205.74625" calcext:value-type="float">
            <text:p>10205.74625</text:p>
          </table:table-cell>
          <table:table-cell table:formula="of:=[.I1210]/[.$E$1200]*100" office:value-type="float" office:value="7.37500000000001" calcext:value-type="float">
            <text:p>7.37500000000001</text:p>
          </table:table-cell>
        </table:table-row>
        <table:table-row table:style-name="ro1">
          <table:table-cell office:value-type="float" office:value="1.59208333333334" calcext:value-type="float">
            <text:p>1.59208333333334</text:p>
          </table:table-cell>
          <table:table-cell office:value-type="float" office:value="19.533125" calcext:value-type="float">
            <text:p>19.533125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2708333333334" calcext:value-type="float">
            <text:p>6.02708333333334</text:p>
          </table:table-cell>
          <table:table-cell office:value-type="float" office:value="88.7591666666667" calcext:value-type="float">
            <text:p>88.7591666666667</text:p>
          </table:table-cell>
          <table:table-cell table:formula="of:=[.G1211]*[.$E$1200]/100" office:value-type="float" office:value="122827.597608333" calcext:value-type="float">
            <text:p>122827.597608333</text:p>
          </table:table-cell>
          <table:table-cell table:formula="of:=[.H1211]-[.H1210]" office:value-type="float" office:value="7580.50542083338" calcext:value-type="float">
            <text:p>7580.50542083338</text:p>
          </table:table-cell>
          <table:table-cell table:formula="of:=[.I1211]/[.$E$1200]*100" office:value-type="float" office:value="5.4779166666667" calcext:value-type="float">
            <text:p>5.4779166666667</text:p>
          </table:table-cell>
        </table:table-row>
        <table:table-row table:style-name="ro1">
          <table:table-cell office:value-type="float" office:value="1.65833333333334" calcext:value-type="float">
            <text:p>1.65833333333334</text:p>
          </table:table-cell>
          <table:table-cell office:value-type="float" office:value="23.6110416666667" calcext:value-type="float">
            <text:p>23.6110416666667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2708333333334" calcext:value-type="float">
            <text:p>7.02708333333334</text:p>
          </table:table-cell>
          <table:table-cell office:value-type="float" office:value="93.0266666666666" calcext:value-type="float">
            <text:p>93.0266666666666</text:p>
          </table:table-cell>
          <table:table-cell table:formula="of:=[.G1212]*[.$E$1200]/100" office:value-type="float" office:value="128733.092133333" calcext:value-type="float">
            <text:p>128733.092133333</text:p>
          </table:table-cell>
          <table:table-cell table:formula="of:=[.H1212]-[.H1211]" office:value-type="float" office:value="5905.49452499986" calcext:value-type="float">
            <text:p>5905.49452499986</text:p>
          </table:table-cell>
          <table:table-cell table:formula="of:=[.I1212]/[.$E$1200]*100" office:value-type="float" office:value="4.2674999999999" calcext:value-type="float">
            <text:p>4.2674999999999</text:p>
          </table:table-cell>
        </table:table-row>
        <table:table-row table:style-name="ro1">
          <table:table-cell office:value-type="float" office:value="1.72645833333334" calcext:value-type="float">
            <text:p>1.72645833333334</text:p>
          </table:table-cell>
          <table:table-cell office:value-type="float" office:value="27.46125" calcext:value-type="float">
            <text:p>27.46125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2708333333334" calcext:value-type="float">
            <text:p>8.02708333333334</text:p>
          </table:table-cell>
          <table:table-cell office:value-type="float" office:value="96.1383333333334" calcext:value-type="float">
            <text:p>96.1383333333334</text:p>
          </table:table-cell>
          <table:table-cell table:formula="of:=[.G1213]*[.$E$1200]/100" office:value-type="float" office:value="133039.109816667" calcext:value-type="float">
            <text:p>133039.109816667</text:p>
          </table:table-cell>
          <table:table-cell table:formula="of:=[.H1213]-[.H1212]" office:value-type="float" office:value="4306.01768333354" calcext:value-type="float">
            <text:p>4306.01768333354</text:p>
          </table:table-cell>
          <table:table-cell table:formula="of:=[.I1213]/[.$E$1200]*100" office:value-type="float" office:value="3.11166666666682" calcext:value-type="float">
            <text:p>3.11166666666682</text:p>
          </table:table-cell>
        </table:table-row>
        <table:table-row table:style-name="ro1">
          <table:table-cell office:value-type="float" office:value="1.80020833333334" calcext:value-type="float">
            <text:p>1.80020833333334</text:p>
          </table:table-cell>
          <table:table-cell office:value-type="float" office:value="31.0066666666667" calcext:value-type="float">
            <text:p>31.0066666666667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3125000000001" calcext:value-type="float">
            <text:p>9.03125000000001</text:p>
          </table:table-cell>
          <table:table-cell office:value-type="float" office:value="97.8264583333333" calcext:value-type="float">
            <text:p>97.8264583333333</text:p>
          </table:table-cell>
          <table:table-cell table:formula="of:=[.G1214]*[.$E$1200]/100" office:value-type="float" office:value="135375.187835417" calcext:value-type="float">
            <text:p>135375.187835417</text:p>
          </table:table-cell>
          <table:table-cell table:formula="of:=[.H1214]-[.H1213]" office:value-type="float" office:value="2336.07801874986" calcext:value-type="float">
            <text:p>2336.07801874986</text:p>
          </table:table-cell>
          <table:table-cell table:formula="of:=[.I1214]/[.$E$1200]*100" office:value-type="float" office:value="1.6881249999999" calcext:value-type="float">
            <text:p>1.6881249999999</text:p>
          </table:table-cell>
        </table:table-row>
        <table:table-row table:style-name="ro1">
          <table:table-cell office:value-type="float" office:value="1.87583333333334" calcext:value-type="float">
            <text:p>1.87583333333334</text:p>
          </table:table-cell>
          <table:table-cell office:value-type="float" office:value="34.3016666666667" calcext:value-type="float">
            <text:p>34.3016666666667</text:p>
          </table:table-cell>
          <table:table-cell table:number-columns-repeated="2"/>
          <table:table-cell office:value-type="string" calcext:value-type="string">
            <text:p>0 – 14.04</text:p>
          </table:table-cell>
          <table:table-cell office:value-type="float" office:value="14.0375" calcext:value-type="float">
            <text:p>14.0375</text:p>
          </table:table-cell>
          <table:table-cell office:value-type="float" office:value="0.99" calcext:value-type="float">
            <text:p>0.99</text:p>
          </table:table-cell>
          <table:table-cell table:formula="of:=[.G1215]*[.$E$1200]" office:value-type="float" office:value="136999.17" calcext:value-type="float">
            <text:p>136999.17</text:p>
          </table:table-cell>
          <table:table-cell table:formula="of:=[.H1215]-[.H1214]" office:value-type="float" office:value="1623.98216458337" calcext:value-type="float">
            <text:p>1623.98216458337</text:p>
          </table:table-cell>
          <table:table-cell table:formula="of:=[.I1215]/[.$E$1200]*100" office:value-type="float" office:value="1.1735416666667" calcext:value-type="float">
            <text:p>1.1735416666667</text:p>
          </table:table-cell>
        </table:table-row>
        <table:table-row table:style-name="ro1">
          <table:table-cell office:value-type="float" office:value="1.96083333333334" calcext:value-type="float">
            <text:p>1.96083333333334</text:p>
          </table:table-cell>
          <table:table-cell office:value-type="float" office:value="37.578125" calcext:value-type="float">
            <text:p>37.578125</text:p>
          </table:table-cell>
          <table:table-cell table:number-columns-repeated="2"/>
          <table:table-cell office:value-type="string" calcext:value-type="string">
            <text:p>&gt; 14.04</text:p>
          </table:table-cell>
          <table:table-cell office:value-type="float" office:value="247.5625" calcext:value-type="float">
            <text:p>247.5625</text:p>
          </table:table-cell>
          <table:table-cell office:value-type="float" office:value="1" calcext:value-type="float">
            <text:p>1</text:p>
          </table:table-cell>
          <table:table-cell table:formula="of:=[.G1216]*[.$E$1200]" office:value-type="float" office:value="138383" calcext:value-type="float">
            <text:p>138383</text:p>
          </table:table-cell>
          <table:table-cell table:formula="of:=[.H1216]-[.H1215]" office:value-type="float" office:value="1383.82999999999" calcext:value-type="float">
            <text:p>1383.82999999999</text:p>
          </table:table-cell>
          <table:table-cell table:formula="of:=[.I1216]/[.$E$1200]*100" office:value-type="float" office:value="0.999999999999991" calcext:value-type="float">
            <text:p>0.999999999999991</text:p>
          </table:table-cell>
        </table:table-row>
        <table:table-row table:style-name="ro1">
          <table:table-cell office:value-type="float" office:value="2.04583333333334" calcext:value-type="float">
            <text:p>2.04583333333334</text:p>
          </table:table-cell>
          <table:table-cell office:value-type="float" office:value="40.6839583333334" calcext:value-type="float">
            <text:p>40.6839583333334</text:p>
          </table:table-cell>
          <table:table-cell table:number-columns-repeated="8"/>
        </table:table-row>
        <table:table-row table:style-name="ro1">
          <table:table-cell office:value-type="float" office:value="2.13458333333334" calcext:value-type="float">
            <text:p>2.13458333333334</text:p>
          </table:table-cell>
          <table:table-cell office:value-type="float" office:value="43.7545833333334" calcext:value-type="float">
            <text:p>43.7545833333334</text:p>
          </table:table-cell>
          <table:table-cell table:number-columns-repeated="8"/>
        </table:table-row>
        <table:table-row table:style-name="ro1">
          <table:table-cell office:value-type="float" office:value="2.23083333333333" calcext:value-type="float">
            <text:p>2.23083333333333</text:p>
          </table:table-cell>
          <table:table-cell office:value-type="float" office:value="46.7970833333334" calcext:value-type="float">
            <text:p>46.7970833333334</text:p>
          </table:table-cell>
          <table:table-cell table:number-columns-repeated="8"/>
        </table:table-row>
        <table:table-row table:style-name="ro1">
          <table:table-cell office:value-type="float" office:value="2.32708333333334" calcext:value-type="float">
            <text:p>2.32708333333334</text:p>
          </table:table-cell>
          <table:table-cell office:value-type="float" office:value="49.7979166666667" calcext:value-type="float">
            <text:p>49.7979166666667</text:p>
          </table:table-cell>
          <table:table-cell table:number-columns-repeated="8"/>
        </table:table-row>
        <table:table-row table:style-name="ro1">
          <table:table-cell office:value-type="float" office:value="2.42708333333333" calcext:value-type="float">
            <text:p>2.42708333333333</text:p>
          </table:table-cell>
          <table:table-cell office:value-type="float" office:value="52.7929166666667" calcext:value-type="float">
            <text:p>52.7929166666667</text:p>
          </table:table-cell>
          <table:table-cell table:number-columns-repeated="8"/>
        </table:table-row>
        <table:table-row table:style-name="ro1">
          <table:table-cell office:value-type="float" office:value="2.52708333333333" calcext:value-type="float">
            <text:p>2.52708333333333</text:p>
          </table:table-cell>
          <table:table-cell office:value-type="float" office:value="55.6197916666667" calcext:value-type="float">
            <text:p>55.6197916666667</text:p>
          </table:table-cell>
          <table:table-cell table:number-columns-repeated="8"/>
        </table:table-row>
        <table:table-row table:style-name="ro1">
          <table:table-cell office:value-type="float" office:value="2.62708333333333" calcext:value-type="float">
            <text:p>2.62708333333333</text:p>
          </table:table-cell>
          <table:table-cell office:value-type="float" office:value="58.2970833333333" calcext:value-type="float">
            <text:p>58.2970833333333</text:p>
          </table:table-cell>
          <table:table-cell table:number-columns-repeated="8"/>
        </table:table-row>
        <table:table-row table:style-name="ro1">
          <table:table-cell office:value-type="float" office:value="2.72708333333333" calcext:value-type="float">
            <text:p>2.72708333333333</text:p>
          </table:table-cell>
          <table:table-cell office:value-type="float" office:value="60.671875" calcext:value-type="float">
            <text:p>60.671875</text:p>
          </table:table-cell>
          <table:table-cell table:number-columns-repeated="8"/>
        </table:table-row>
        <table:table-row table:style-name="ro1">
          <table:table-cell office:value-type="float" office:value="2.82708333333333" calcext:value-type="float">
            <text:p>2.82708333333333</text:p>
          </table:table-cell>
          <table:table-cell office:value-type="float" office:value="62.828125" calcext:value-type="float">
            <text:p>62.828125</text:p>
          </table:table-cell>
          <table:table-cell table:number-columns-repeated="8"/>
        </table:table-row>
        <table:table-row table:style-name="ro1">
          <table:table-cell office:value-type="float" office:value="2.92708333333333" calcext:value-type="float">
            <text:p>2.92708333333333</text:p>
          </table:table-cell>
          <table:table-cell office:value-type="float" office:value="64.7491666666667" calcext:value-type="float">
            <text:p>64.7491666666667</text:p>
          </table:table-cell>
          <table:table-cell table:number-columns-repeated="8"/>
        </table:table-row>
        <table:table-row table:style-name="ro1">
          <table:table-cell office:value-type="float" office:value="3.02708333333333" calcext:value-type="float">
            <text:p>3.02708333333333</text:p>
          </table:table-cell>
          <table:table-cell office:value-type="float" office:value="66.311875" calcext:value-type="float">
            <text:p>66.311875</text:p>
          </table:table-cell>
          <table:table-cell table:number-columns-repeated="8"/>
        </table:table-row>
        <table:table-row table:style-name="ro1">
          <table:table-cell office:value-type="float" office:value="3.12708333333333" calcext:value-type="float">
            <text:p>3.12708333333333</text:p>
          </table:table-cell>
          <table:table-cell office:value-type="float" office:value="67.7370833333333" calcext:value-type="float">
            <text:p>67.7370833333333</text:p>
          </table:table-cell>
          <table:table-cell table:number-columns-repeated="8"/>
        </table:table-row>
        <table:table-row table:style-name="ro1">
          <table:table-cell office:value-type="float" office:value="3.22708333333333" calcext:value-type="float">
            <text:p>3.22708333333333</text:p>
          </table:table-cell>
          <table:table-cell office:value-type="float" office:value="68.99" calcext:value-type="float">
            <text:p>68.99</text:p>
          </table:table-cell>
          <table:table-cell table:number-columns-repeated="8"/>
        </table:table-row>
        <table:table-row table:style-name="ro1">
          <table:table-cell office:value-type="float" office:value="3.32708333333334" calcext:value-type="float">
            <text:p>3.32708333333334</text:p>
          </table:table-cell>
          <table:table-cell office:value-type="float" office:value="70.064375" calcext:value-type="float">
            <text:p>70.064375</text:p>
          </table:table-cell>
          <table:table-cell table:number-columns-repeated="8"/>
        </table:table-row>
        <table:table-row table:style-name="ro1">
          <table:table-cell office:value-type="float" office:value="3.42708333333333" calcext:value-type="float">
            <text:p>3.42708333333333</text:p>
          </table:table-cell>
          <table:table-cell office:value-type="float" office:value="71.0241666666667" calcext:value-type="float">
            <text:p>71.0241666666667</text:p>
          </table:table-cell>
          <table:table-cell table:number-columns-repeated="8"/>
        </table:table-row>
        <table:table-row table:style-name="ro1">
          <table:table-cell office:value-type="float" office:value="3.52708333333333" calcext:value-type="float">
            <text:p>3.52708333333333</text:p>
          </table:table-cell>
          <table:table-cell office:value-type="float" office:value="71.9166666666667" calcext:value-type="float">
            <text:p>71.9166666666667</text:p>
          </table:table-cell>
          <table:table-cell table:number-columns-repeated="8"/>
        </table:table-row>
        <table:table-row table:style-name="ro1">
          <table:table-cell office:value-type="float" office:value="3.62708333333333" calcext:value-type="float">
            <text:p>3.62708333333333</text:p>
          </table:table-cell>
          <table:table-cell office:value-type="float" office:value="72.7466666666666" calcext:value-type="float">
            <text:p>72.7466666666666</text:p>
          </table:table-cell>
          <table:table-cell table:number-columns-repeated="8"/>
        </table:table-row>
        <table:table-row table:style-name="ro1">
          <table:table-cell office:value-type="float" office:value="3.72708333333333" calcext:value-type="float">
            <text:p>3.72708333333333</text:p>
          </table:table-cell>
          <table:table-cell office:value-type="float" office:value="73.5693750000001" calcext:value-type="float">
            <text:p>73.5693750000001</text:p>
          </table:table-cell>
          <table:table-cell table:number-columns-repeated="8"/>
        </table:table-row>
        <table:table-row table:style-name="ro1">
          <table:table-cell office:value-type="float" office:value="3.82708333333333" calcext:value-type="float">
            <text:p>3.82708333333333</text:p>
          </table:table-cell>
          <table:table-cell office:value-type="float" office:value="74.3725" calcext:value-type="float">
            <text:p>74.3725</text:p>
          </table:table-cell>
          <table:table-cell table:number-columns-repeated="8"/>
        </table:table-row>
        <table:table-row table:style-name="ro1">
          <table:table-cell office:value-type="float" office:value="3.92708333333333" calcext:value-type="float">
            <text:p>3.92708333333333</text:p>
          </table:table-cell>
          <table:table-cell office:value-type="float" office:value="75.1397916666666" calcext:value-type="float">
            <text:p>75.1397916666666</text:p>
          </table:table-cell>
          <table:table-cell table:number-columns-repeated="8"/>
        </table:table-row>
        <table:table-row table:style-name="ro1">
          <table:table-cell office:value-type="float" office:value="4.02708333333334" calcext:value-type="float">
            <text:p>4.02708333333334</text:p>
          </table:table-cell>
          <table:table-cell office:value-type="float" office:value="75.90625" calcext:value-type="float">
            <text:p>75.90625</text:p>
          </table:table-cell>
          <table:table-cell table:number-columns-repeated="8"/>
        </table:table-row>
        <table:table-row table:style-name="ro1">
          <table:table-cell office:value-type="float" office:value="4.12708333333334" calcext:value-type="float">
            <text:p>4.12708333333334</text:p>
          </table:table-cell>
          <table:table-cell office:value-type="float" office:value="76.6702083333333" calcext:value-type="float">
            <text:p>76.6702083333333</text:p>
          </table:table-cell>
          <table:table-cell table:number-columns-repeated="8"/>
        </table:table-row>
        <table:table-row table:style-name="ro1">
          <table:table-cell office:value-type="float" office:value="4.22708333333333" calcext:value-type="float">
            <text:p>4.22708333333333</text:p>
          </table:table-cell>
          <table:table-cell office:value-type="float" office:value="77.4487500000001" calcext:value-type="float">
            <text:p>77.4487500000001</text:p>
          </table:table-cell>
          <table:table-cell table:number-columns-repeated="8"/>
        </table:table-row>
        <table:table-row table:style-name="ro1">
          <table:table-cell office:value-type="float" office:value="4.32708333333334" calcext:value-type="float">
            <text:p>4.32708333333334</text:p>
          </table:table-cell>
          <table:table-cell office:value-type="float" office:value="78.2097916666667" calcext:value-type="float">
            <text:p>78.2097916666667</text:p>
          </table:table-cell>
          <table:table-cell table:number-columns-repeated="8"/>
        </table:table-row>
        <table:table-row table:style-name="ro1">
          <table:table-cell office:value-type="float" office:value="4.42708333333334" calcext:value-type="float">
            <text:p>4.42708333333334</text:p>
          </table:table-cell>
          <table:table-cell office:value-type="float" office:value="78.9620833333334" calcext:value-type="float">
            <text:p>78.9620833333334</text:p>
          </table:table-cell>
          <table:table-cell table:number-columns-repeated="8"/>
        </table:table-row>
        <table:table-row table:style-name="ro1">
          <table:table-cell office:value-type="float" office:value="4.52708333333334" calcext:value-type="float">
            <text:p>4.52708333333334</text:p>
          </table:table-cell>
          <table:table-cell office:value-type="float" office:value="79.7241666666667" calcext:value-type="float">
            <text:p>79.7241666666667</text:p>
          </table:table-cell>
          <table:table-cell table:number-columns-repeated="8"/>
        </table:table-row>
        <table:table-row table:style-name="ro1">
          <table:table-cell office:value-type="float" office:value="4.62708333333334" calcext:value-type="float">
            <text:p>4.62708333333334</text:p>
          </table:table-cell>
          <table:table-cell office:value-type="float" office:value="80.4779166666667" calcext:value-type="float">
            <text:p>80.4779166666667</text:p>
          </table:table-cell>
          <table:table-cell table:number-columns-repeated="8"/>
        </table:table-row>
        <table:table-row table:style-name="ro1">
          <table:table-cell office:value-type="float" office:value="4.72708333333333" calcext:value-type="float">
            <text:p>4.72708333333333</text:p>
          </table:table-cell>
          <table:table-cell office:value-type="float" office:value="81.2185416666667" calcext:value-type="float">
            <text:p>81.2185416666667</text:p>
          </table:table-cell>
          <table:table-cell table:number-columns-repeated="8"/>
        </table:table-row>
        <table:table-row table:style-name="ro1">
          <table:table-cell office:value-type="float" office:value="4.82708333333334" calcext:value-type="float">
            <text:p>4.82708333333334</text:p>
          </table:table-cell>
          <table:table-cell office:value-type="float" office:value="81.935" calcext:value-type="float">
            <text:p>81.935</text:p>
          </table:table-cell>
          <table:table-cell table:number-columns-repeated="8"/>
        </table:table-row>
        <table:table-row table:style-name="ro1">
          <table:table-cell office:value-type="float" office:value="4.92708333333334" calcext:value-type="float">
            <text:p>4.92708333333334</text:p>
          </table:table-cell>
          <table:table-cell office:value-type="float" office:value="82.633125" calcext:value-type="float">
            <text:p>82.633125</text:p>
          </table:table-cell>
          <table:table-cell table:number-columns-repeated="8"/>
        </table:table-row>
        <table:table-row table:style-name="ro1">
          <table:table-cell office:value-type="float" office:value="5.02708333333334" calcext:value-type="float">
            <text:p>5.02708333333334</text:p>
          </table:table-cell>
          <table:table-cell office:value-type="float" office:value="83.28125" calcext:value-type="float">
            <text:p>83.28125</text:p>
          </table:table-cell>
          <table:table-cell table:number-columns-repeated="8"/>
        </table:table-row>
        <table:table-row table:style-name="ro1">
          <table:table-cell office:value-type="float" office:value="5.12708333333334" calcext:value-type="float">
            <text:p>5.12708333333334</text:p>
          </table:table-cell>
          <table:table-cell office:value-type="float" office:value="83.906875" calcext:value-type="float">
            <text:p>83.906875</text:p>
          </table:table-cell>
          <table:table-cell table:number-columns-repeated="8"/>
        </table:table-row>
        <table:table-row table:style-name="ro1">
          <table:table-cell office:value-type="float" office:value="5.22708333333333" calcext:value-type="float">
            <text:p>5.22708333333333</text:p>
          </table:table-cell>
          <table:table-cell office:value-type="float" office:value="84.509375" calcext:value-type="float">
            <text:p>84.509375</text:p>
          </table:table-cell>
          <table:table-cell table:number-columns-repeated="8"/>
        </table:table-row>
        <table:table-row table:style-name="ro1">
          <table:table-cell office:value-type="float" office:value="5.32708333333334" calcext:value-type="float">
            <text:p>5.32708333333334</text:p>
          </table:table-cell>
          <table:table-cell office:value-type="float" office:value="85.1160416666666" calcext:value-type="float">
            <text:p>85.1160416666666</text:p>
          </table:table-cell>
          <table:table-cell table:number-columns-repeated="8"/>
        </table:table-row>
        <table:table-row table:style-name="ro1">
          <table:table-cell office:value-type="float" office:value="5.42708333333334" calcext:value-type="float">
            <text:p>5.42708333333334</text:p>
          </table:table-cell>
          <table:table-cell office:value-type="float" office:value="85.6775" calcext:value-type="float">
            <text:p>85.6775</text:p>
          </table:table-cell>
          <table:table-cell table:number-columns-repeated="8"/>
        </table:table-row>
        <table:table-row table:style-name="ro1">
          <table:table-cell office:value-type="float" office:value="5.52708333333334" calcext:value-type="float">
            <text:p>5.52708333333334</text:p>
          </table:table-cell>
          <table:table-cell office:value-type="float" office:value="86.2460416666667" calcext:value-type="float">
            <text:p>86.2460416666667</text:p>
          </table:table-cell>
          <table:table-cell table:number-columns-repeated="8"/>
        </table:table-row>
        <table:table-row table:style-name="ro1">
          <table:table-cell office:value-type="float" office:value="5.62708333333334" calcext:value-type="float">
            <text:p>5.62708333333334</text:p>
          </table:table-cell>
          <table:table-cell office:value-type="float" office:value="86.7704166666666" calcext:value-type="float">
            <text:p>86.7704166666666</text:p>
          </table:table-cell>
          <table:table-cell table:number-columns-repeated="8"/>
        </table:table-row>
        <table:table-row table:style-name="ro1">
          <table:table-cell office:value-type="float" office:value="5.72708333333333" calcext:value-type="float">
            <text:p>5.72708333333333</text:p>
          </table:table-cell>
          <table:table-cell office:value-type="float" office:value="87.2875" calcext:value-type="float">
            <text:p>87.2875</text:p>
          </table:table-cell>
          <table:table-cell table:number-columns-repeated="8"/>
        </table:table-row>
        <table:table-row table:style-name="ro1">
          <table:table-cell office:value-type="float" office:value="5.82708333333334" calcext:value-type="float">
            <text:p>5.82708333333334</text:p>
          </table:table-cell>
          <table:table-cell office:value-type="float" office:value="87.7804166666667" calcext:value-type="float">
            <text:p>87.7804166666667</text:p>
          </table:table-cell>
          <table:table-cell table:number-columns-repeated="8"/>
        </table:table-row>
        <table:table-row table:style-name="ro1">
          <table:table-cell office:value-type="float" office:value="5.92708333333334" calcext:value-type="float">
            <text:p>5.92708333333334</text:p>
          </table:table-cell>
          <table:table-cell office:value-type="float" office:value="88.2772916666667" calcext:value-type="float">
            <text:p>88.2772916666667</text:p>
          </table:table-cell>
          <table:table-cell table:number-columns-repeated="8"/>
        </table:table-row>
        <table:table-row table:style-name="ro1">
          <table:table-cell office:value-type="float" office:value="6.02708333333334" calcext:value-type="float">
            <text:p>6.02708333333334</text:p>
          </table:table-cell>
          <table:table-cell office:value-type="float" office:value="88.7591666666667" calcext:value-type="float">
            <text:p>88.7591666666667</text:p>
          </table:table-cell>
          <table:table-cell table:number-columns-repeated="8"/>
        </table:table-row>
        <table:table-row table:style-name="ro1">
          <table:table-cell office:value-type="float" office:value="6.12708333333334" calcext:value-type="float">
            <text:p>6.12708333333334</text:p>
          </table:table-cell>
          <table:table-cell office:value-type="float" office:value="89.2316666666667" calcext:value-type="float">
            <text:p>89.2316666666667</text:p>
          </table:table-cell>
          <table:table-cell table:number-columns-repeated="8"/>
        </table:table-row>
        <table:table-row table:style-name="ro1">
          <table:table-cell office:value-type="float" office:value="6.22708333333333" calcext:value-type="float">
            <text:p>6.22708333333333</text:p>
          </table:table-cell>
          <table:table-cell office:value-type="float" office:value="89.68625" calcext:value-type="float">
            <text:p>89.68625</text:p>
          </table:table-cell>
          <table:table-cell table:number-columns-repeated="8"/>
        </table:table-row>
        <table:table-row table:style-name="ro1">
          <table:table-cell office:value-type="float" office:value="6.32708333333334" calcext:value-type="float">
            <text:p>6.32708333333334</text:p>
          </table:table-cell>
          <table:table-cell office:value-type="float" office:value="90.1327083333333" calcext:value-type="float">
            <text:p>90.1327083333333</text:p>
          </table:table-cell>
          <table:table-cell table:number-columns-repeated="8"/>
        </table:table-row>
        <table:table-row table:style-name="ro1">
          <table:table-cell office:value-type="float" office:value="6.42708333333334" calcext:value-type="float">
            <text:p>6.42708333333334</text:p>
          </table:table-cell>
          <table:table-cell office:value-type="float" office:value="90.5841666666666" calcext:value-type="float">
            <text:p>90.5841666666666</text:p>
          </table:table-cell>
          <table:table-cell table:number-columns-repeated="8"/>
        </table:table-row>
        <table:table-row table:style-name="ro1">
          <table:table-cell office:value-type="float" office:value="6.52708333333334" calcext:value-type="float">
            <text:p>6.52708333333334</text:p>
          </table:table-cell>
          <table:table-cell office:value-type="float" office:value="91.0160416666667" calcext:value-type="float">
            <text:p>91.0160416666667</text:p>
          </table:table-cell>
          <table:table-cell table:number-columns-repeated="8"/>
        </table:table-row>
        <table:table-row table:style-name="ro1">
          <table:table-cell office:value-type="float" office:value="6.62708333333334" calcext:value-type="float">
            <text:p>6.62708333333334</text:p>
          </table:table-cell>
          <table:table-cell office:value-type="float" office:value="91.435" calcext:value-type="float">
            <text:p>91.435</text:p>
          </table:table-cell>
          <table:table-cell table:number-columns-repeated="8"/>
        </table:table-row>
        <table:table-row table:style-name="ro1">
          <table:table-cell office:value-type="float" office:value="6.72708333333333" calcext:value-type="float">
            <text:p>6.72708333333333</text:p>
          </table:table-cell>
          <table:table-cell office:value-type="float" office:value="91.8260416666667" calcext:value-type="float">
            <text:p>91.8260416666667</text:p>
          </table:table-cell>
          <table:table-cell table:number-columns-repeated="8"/>
        </table:table-row>
        <table:table-row table:style-name="ro1">
          <table:table-cell office:value-type="float" office:value="6.82708333333334" calcext:value-type="float">
            <text:p>6.82708333333334</text:p>
          </table:table-cell>
          <table:table-cell office:value-type="float" office:value="92.2460416666667" calcext:value-type="float">
            <text:p>92.2460416666667</text:p>
          </table:table-cell>
          <table:table-cell table:number-columns-repeated="8"/>
        </table:table-row>
        <table:table-row table:style-name="ro1">
          <table:table-cell office:value-type="float" office:value="6.92708333333334" calcext:value-type="float">
            <text:p>6.92708333333334</text:p>
          </table:table-cell>
          <table:table-cell office:value-type="float" office:value="92.6487500000001" calcext:value-type="float">
            <text:p>92.6487500000001</text:p>
          </table:table-cell>
          <table:table-cell table:number-columns-repeated="8"/>
        </table:table-row>
        <table:table-row table:style-name="ro1">
          <table:table-cell office:value-type="float" office:value="7.02708333333334" calcext:value-type="float">
            <text:p>7.02708333333334</text:p>
          </table:table-cell>
          <table:table-cell office:value-type="float" office:value="93.0266666666666" calcext:value-type="float">
            <text:p>93.0266666666666</text:p>
          </table:table-cell>
          <table:table-cell table:number-columns-repeated="8"/>
        </table:table-row>
        <table:table-row table:style-name="ro1">
          <table:table-cell office:value-type="float" office:value="7.12708333333334" calcext:value-type="float">
            <text:p>7.12708333333334</text:p>
          </table:table-cell>
          <table:table-cell office:value-type="float" office:value="93.39625" calcext:value-type="float">
            <text:p>93.39625</text:p>
          </table:table-cell>
          <table:table-cell table:number-columns-repeated="8"/>
        </table:table-row>
        <table:table-row table:style-name="ro1">
          <table:table-cell office:value-type="float" office:value="7.22708333333333" calcext:value-type="float">
            <text:p>7.22708333333333</text:p>
          </table:table-cell>
          <table:table-cell office:value-type="float" office:value="93.7568750000001" calcext:value-type="float">
            <text:p>93.7568750000001</text:p>
          </table:table-cell>
          <table:table-cell table:number-columns-repeated="8"/>
        </table:table-row>
        <table:table-row table:style-name="ro1">
          <table:table-cell office:value-type="float" office:value="7.32708333333334" calcext:value-type="float">
            <text:p>7.32708333333334</text:p>
          </table:table-cell>
          <table:table-cell office:value-type="float" office:value="94.1102083333333" calcext:value-type="float">
            <text:p>94.1102083333333</text:p>
          </table:table-cell>
          <table:table-cell table:number-columns-repeated="8"/>
        </table:table-row>
        <table:table-row table:style-name="ro1">
          <table:table-cell office:value-type="float" office:value="7.42708333333334" calcext:value-type="float">
            <text:p>7.42708333333334</text:p>
          </table:table-cell>
          <table:table-cell office:value-type="float" office:value="94.4395833333334" calcext:value-type="float">
            <text:p>94.4395833333334</text:p>
          </table:table-cell>
          <table:table-cell table:number-columns-repeated="8"/>
        </table:table-row>
        <table:table-row table:style-name="ro1">
          <table:table-cell office:value-type="float" office:value="7.52708333333334" calcext:value-type="float">
            <text:p>7.52708333333334</text:p>
          </table:table-cell>
          <table:table-cell office:value-type="float" office:value="94.76" calcext:value-type="float">
            <text:p>94.76</text:p>
          </table:table-cell>
          <table:table-cell table:number-columns-repeated="8"/>
        </table:table-row>
        <table:table-row table:style-name="ro1">
          <table:table-cell office:value-type="float" office:value="7.62708333333334" calcext:value-type="float">
            <text:p>7.62708333333334</text:p>
          </table:table-cell>
          <table:table-cell office:value-type="float" office:value="95.0829166666667" calcext:value-type="float">
            <text:p>95.0829166666667</text:p>
          </table:table-cell>
          <table:table-cell table:number-columns-repeated="8"/>
        </table:table-row>
        <table:table-row table:style-name="ro1">
          <table:table-cell office:value-type="float" office:value="7.72708333333333" calcext:value-type="float">
            <text:p>7.72708333333333</text:p>
          </table:table-cell>
          <table:table-cell office:value-type="float" office:value="95.3625" calcext:value-type="float">
            <text:p>95.3625</text:p>
          </table:table-cell>
          <table:table-cell table:number-columns-repeated="8"/>
        </table:table-row>
        <table:table-row table:style-name="ro1">
          <table:table-cell office:value-type="float" office:value="7.82708333333333" calcext:value-type="float">
            <text:p>7.82708333333333</text:p>
          </table:table-cell>
          <table:table-cell office:value-type="float" office:value="95.6402083333333" calcext:value-type="float">
            <text:p>95.6402083333333</text:p>
          </table:table-cell>
          <table:table-cell table:number-columns-repeated="8"/>
        </table:table-row>
        <table:table-row table:style-name="ro1">
          <table:table-cell office:value-type="float" office:value="7.92708333333334" calcext:value-type="float">
            <text:p>7.92708333333334</text:p>
          </table:table-cell>
          <table:table-cell office:value-type="float" office:value="95.899375" calcext:value-type="float">
            <text:p>95.899375</text:p>
          </table:table-cell>
          <table:table-cell table:number-columns-repeated="8"/>
        </table:table-row>
        <table:table-row table:style-name="ro1">
          <table:table-cell office:value-type="float" office:value="8.02708333333334" calcext:value-type="float">
            <text:p>8.02708333333334</text:p>
          </table:table-cell>
          <table:table-cell office:value-type="float" office:value="96.1383333333334" calcext:value-type="float">
            <text:p>96.1383333333334</text:p>
          </table:table-cell>
          <table:table-cell table:number-columns-repeated="8"/>
        </table:table-row>
        <table:table-row table:style-name="ro1">
          <table:table-cell office:value-type="float" office:value="8.12708333333334" calcext:value-type="float">
            <text:p>8.12708333333334</text:p>
          </table:table-cell>
          <table:table-cell office:value-type="float" office:value="96.381875" calcext:value-type="float">
            <text:p>96.381875</text:p>
          </table:table-cell>
          <table:table-cell table:number-columns-repeated="8"/>
        </table:table-row>
        <table:table-row table:style-name="ro1">
          <table:table-cell office:value-type="float" office:value="8.22708333333333" calcext:value-type="float">
            <text:p>8.22708333333333</text:p>
          </table:table-cell>
          <table:table-cell office:value-type="float" office:value="96.58" calcext:value-type="float">
            <text:p>96.58</text:p>
          </table:table-cell>
          <table:table-cell table:number-columns-repeated="8"/>
        </table:table-row>
        <table:table-row table:style-name="ro1">
          <table:table-cell office:value-type="float" office:value="8.32708333333333" calcext:value-type="float">
            <text:p>8.32708333333333</text:p>
          </table:table-cell>
          <table:table-cell office:value-type="float" office:value="96.7737500000001" calcext:value-type="float">
            <text:p>96.7737500000001</text:p>
          </table:table-cell>
          <table:table-cell table:number-columns-repeated="8"/>
        </table:table-row>
        <table:table-row table:style-name="ro1">
          <table:table-cell office:value-type="float" office:value="8.42708333333334" calcext:value-type="float">
            <text:p>8.42708333333334</text:p>
          </table:table-cell>
          <table:table-cell office:value-type="float" office:value="96.9645833333334" calcext:value-type="float">
            <text:p>96.9645833333334</text:p>
          </table:table-cell>
          <table:table-cell table:number-columns-repeated="8"/>
        </table:table-row>
        <table:table-row table:style-name="ro1">
          <table:table-cell office:value-type="float" office:value="8.52708333333334" calcext:value-type="float">
            <text:p>8.52708333333334</text:p>
          </table:table-cell>
          <table:table-cell office:value-type="float" office:value="97.1445833333334" calcext:value-type="float">
            <text:p>97.1445833333334</text:p>
          </table:table-cell>
          <table:table-cell table:number-columns-repeated="8"/>
        </table:table-row>
        <table:table-row table:style-name="ro1">
          <table:table-cell office:value-type="float" office:value="8.62708333333334" calcext:value-type="float">
            <text:p>8.62708333333334</text:p>
          </table:table-cell>
          <table:table-cell office:value-type="float" office:value="97.3052083333333" calcext:value-type="float">
            <text:p>97.3052083333333</text:p>
          </table:table-cell>
          <table:table-cell table:number-columns-repeated="8"/>
        </table:table-row>
        <table:table-row table:style-name="ro1">
          <table:table-cell office:value-type="float" office:value="8.72708333333333" calcext:value-type="float">
            <text:p>8.72708333333333</text:p>
          </table:table-cell>
          <table:table-cell office:value-type="float" office:value="97.4408333333333" calcext:value-type="float">
            <text:p>97.4408333333333</text:p>
          </table:table-cell>
          <table:table-cell table:number-columns-repeated="8"/>
        </table:table-row>
        <table:table-row table:style-name="ro1">
          <table:table-cell office:value-type="float" office:value="8.83125" calcext:value-type="float">
            <text:p>8.83125</text:p>
          </table:table-cell>
          <table:table-cell office:value-type="float" office:value="97.5808333333333" calcext:value-type="float">
            <text:p>97.5808333333333</text:p>
          </table:table-cell>
          <table:table-cell table:number-columns-repeated="8"/>
        </table:table-row>
        <table:table-row table:style-name="ro1">
          <table:table-cell office:value-type="float" office:value="8.93125" calcext:value-type="float">
            <text:p>8.93125</text:p>
          </table:table-cell>
          <table:table-cell office:value-type="float" office:value="97.706875" calcext:value-type="float">
            <text:p>97.706875</text:p>
          </table:table-cell>
          <table:table-cell table:number-columns-repeated="8"/>
        </table:table-row>
        <table:table-row table:style-name="ro1">
          <table:table-cell office:value-type="float" office:value="9.03125000000001" calcext:value-type="float">
            <text:p>9.03125000000001</text:p>
          </table:table-cell>
          <table:table-cell office:value-type="float" office:value="97.8264583333333" calcext:value-type="float">
            <text:p>97.8264583333333</text:p>
          </table:table-cell>
          <table:table-cell table:number-columns-repeated="8"/>
        </table:table-row>
        <table:table-row table:style-name="ro1">
          <table:table-cell office:value-type="float" office:value="9.13125" calcext:value-type="float">
            <text:p>9.13125</text:p>
          </table:table-cell>
          <table:table-cell office:value-type="float" office:value="97.948125" calcext:value-type="float">
            <text:p>97.948125</text:p>
          </table:table-cell>
          <table:table-cell table:number-columns-repeated="8"/>
        </table:table-row>
        <table:table-row table:style-name="ro1">
          <table:table-cell office:value-type="float" office:value="9.23125" calcext:value-type="float">
            <text:p>9.23125</text:p>
          </table:table-cell>
          <table:table-cell office:value-type="float" office:value="98.05" calcext:value-type="float">
            <text:p>98.05</text:p>
          </table:table-cell>
          <table:table-cell table:number-columns-repeated="8"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98.1739583333333" calcext:value-type="float">
            <text:p>98.1739583333333</text:p>
          </table:table-cell>
          <table:table-cell table:number-columns-repeated="8"/>
        </table:table-row>
        <table:table-row table:style-name="ro1">
          <table:table-cell office:value-type="float" office:value="9.71250000000001" calcext:value-type="float">
            <text:p>9.71250000000001</text:p>
          </table:table-cell>
          <table:table-cell office:value-type="float" office:value="98.3158333333334" calcext:value-type="float">
            <text:p>98.3158333333334</text:p>
          </table:table-cell>
          <table:table-cell table:number-columns-repeated="8"/>
        </table:table-row>
        <table:table-row table:style-name="ro1">
          <table:table-cell office:value-type="float" office:value="10.1875" calcext:value-type="float">
            <text:p>10.1875</text:p>
          </table:table-cell>
          <table:table-cell office:value-type="float" office:value="98.4595833333333" calcext:value-type="float">
            <text:p>98.4595833333333</text:p>
          </table:table-cell>
          <table:table-cell table:number-columns-repeated="8"/>
        </table:table-row>
        <table:table-row table:style-name="ro1">
          <table:table-cell office:value-type="float" office:value="10.7375" calcext:value-type="float">
            <text:p>10.7375</text:p>
          </table:table-cell>
          <table:table-cell office:value-type="float" office:value="98.5991666666667" calcext:value-type="float">
            <text:p>98.5991666666667</text:p>
          </table:table-cell>
          <table:table-cell table:number-columns-repeated="8"/>
        </table:table-row>
        <table:table-row table:style-name="ro1">
          <table:table-cell office:value-type="float" office:value="11.34375" calcext:value-type="float">
            <text:p>11.34375</text:p>
          </table:table-cell>
          <table:table-cell office:value-type="float" office:value="98.7252083333334" calcext:value-type="float">
            <text:p>98.7252083333334</text:p>
          </table:table-cell>
          <table:table-cell table:number-columns-repeated="8"/>
        </table:table-row>
        <table:table-row table:style-name="ro1">
          <table:table-cell office:value-type="float" office:value="11.9875" calcext:value-type="float">
            <text:p>11.9875</text:p>
          </table:table-cell>
          <table:table-cell office:value-type="float" office:value="98.82375" calcext:value-type="float">
            <text:p>98.82375</text:p>
          </table:table-cell>
          <table:table-cell table:number-columns-repeated="8"/>
        </table:table-row>
        <table:table-row table:style-name="ro1">
          <table:table-cell office:value-type="float" office:value="12.6708333333334" calcext:value-type="float">
            <text:p>12.6708333333334</text:p>
          </table:table-cell>
          <table:table-cell office:value-type="float" office:value="98.9085416666667" calcext:value-type="float">
            <text:p>98.9085416666667</text:p>
          </table:table-cell>
          <table:table-cell table:number-columns-repeated="8"/>
        </table:table-row>
        <table:table-row table:style-name="ro1">
          <table:table-cell office:value-type="float" office:value="13.3333333333334" calcext:value-type="float">
            <text:p>13.3333333333334</text:p>
          </table:table-cell>
          <table:table-cell office:value-type="float" office:value="98.9747916666667" calcext:value-type="float">
            <text:p>98.9747916666667</text:p>
          </table:table-cell>
          <table:table-cell table:number-columns-repeated="8"/>
        </table:table-row>
        <table:table-row table:style-name="ro1">
          <table:table-cell office:value-type="float" office:value="14.0375" calcext:value-type="float">
            <text:p>14.0375</text:p>
          </table:table-cell>
          <table:table-cell office:value-type="float" office:value="99.0404166666667" calcext:value-type="float">
            <text:p>99.0404166666667</text:p>
          </table:table-cell>
          <table:table-cell table:number-columns-repeated="8"/>
        </table:table-row>
        <table:table-row table:style-name="ro1">
          <table:table-cell office:value-type="float" office:value="14.7208333333334" calcext:value-type="float">
            <text:p>14.7208333333334</text:p>
          </table:table-cell>
          <table:table-cell office:value-type="float" office:value="99.0908333333334" calcext:value-type="float">
            <text:p>99.0908333333334</text:p>
          </table:table-cell>
          <table:table-cell table:number-columns-repeated="8"/>
        </table:table-row>
        <table:table-row table:style-name="ro1">
          <table:table-cell office:value-type="float" office:value="15.4875" calcext:value-type="float">
            <text:p>15.4875</text:p>
          </table:table-cell>
          <table:table-cell office:value-type="float" office:value="99.1366666666667" calcext:value-type="float">
            <text:p>99.1366666666667</text:p>
          </table:table-cell>
          <table:table-cell table:number-columns-repeated="8"/>
        </table:table-row>
        <table:table-row table:style-name="ro1">
          <table:table-cell office:value-type="float" office:value="16.3166666666667" calcext:value-type="float">
            <text:p>16.3166666666667</text:p>
          </table:table-cell>
          <table:table-cell office:value-type="float" office:value="99.1791666666667" calcext:value-type="float">
            <text:p>99.1791666666667</text:p>
          </table:table-cell>
          <table:table-cell table:number-columns-repeated="8"/>
        </table:table-row>
        <table:table-row table:style-name="ro1">
          <table:table-cell office:value-type="float" office:value="17.3541666666667" calcext:value-type="float">
            <text:p>17.3541666666667</text:p>
          </table:table-cell>
          <table:table-cell office:value-type="float" office:value="99.223125" calcext:value-type="float">
            <text:p>99.223125</text:p>
          </table:table-cell>
          <table:table-cell table:number-columns-repeated="8"/>
        </table:table-row>
        <table:table-row table:style-name="ro1">
          <table:table-cell office:value-type="float" office:value="18.49375" calcext:value-type="float">
            <text:p>18.49375</text:p>
          </table:table-cell>
          <table:table-cell office:value-type="float" office:value="99.2695833333334" calcext:value-type="float">
            <text:p>99.2695833333334</text:p>
          </table:table-cell>
          <table:table-cell table:number-columns-repeated="8"/>
        </table:table-row>
        <table:table-row table:style-name="ro1">
          <table:table-cell office:value-type="float" office:value="25.0229166666667" calcext:value-type="float">
            <text:p>25.0229166666667</text:p>
          </table:table-cell>
          <table:table-cell office:value-type="float" office:value="99.3222916666667" calcext:value-type="float">
            <text:p>99.3222916666667</text:p>
          </table:table-cell>
          <table:table-cell table:number-columns-repeated="8"/>
        </table:table-row>
        <table:table-row table:style-name="ro1">
          <table:table-cell office:value-type="float" office:value="27.6333333333333" calcext:value-type="float">
            <text:p>27.6333333333333</text:p>
          </table:table-cell>
          <table:table-cell office:value-type="float" office:value="99.3820833333333" calcext:value-type="float">
            <text:p>99.3820833333333</text:p>
          </table:table-cell>
          <table:table-cell table:number-columns-repeated="8"/>
        </table:table-row>
        <table:table-row table:style-name="ro1">
          <table:table-cell office:value-type="float" office:value="31.3791666666666" calcext:value-type="float">
            <text:p>31.3791666666666</text:p>
          </table:table-cell>
          <table:table-cell office:value-type="float" office:value="99.4397916666667" calcext:value-type="float">
            <text:p>99.4397916666667</text:p>
          </table:table-cell>
          <table:table-cell table:number-columns-repeated="8"/>
        </table:table-row>
        <table:table-row table:style-name="ro1">
          <table:table-cell office:value-type="float" office:value="41.3958333333333" calcext:value-type="float">
            <text:p>41.3958333333333</text:p>
          </table:table-cell>
          <table:table-cell office:value-type="float" office:value="99.4852083333334" calcext:value-type="float">
            <text:p>99.4852083333334</text:p>
          </table:table-cell>
          <table:table-cell table:number-columns-repeated="8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99.5414583333334" calcext:value-type="float">
            <text:p>99.5414583333334</text:p>
          </table:table-cell>
          <table:table-cell table:number-columns-repeated="8"/>
        </table:table-row>
        <table:table-row table:style-name="ro1">
          <table:table-cell office:value-type="float" office:value="50.0375" calcext:value-type="float">
            <text:p>50.0375</text:p>
          </table:table-cell>
          <table:table-cell office:value-type="float" office:value="99.5941666666667" calcext:value-type="float">
            <text:p>99.5941666666667</text:p>
          </table:table-cell>
          <table:table-cell table:number-columns-repeated="8"/>
        </table:table-row>
        <table:table-row table:style-name="ro1">
          <table:table-cell office:value-type="float" office:value="51.9583333333333" calcext:value-type="float">
            <text:p>51.9583333333333</text:p>
          </table:table-cell>
          <table:table-cell office:value-type="float" office:value="99.6347916666667" calcext:value-type="float">
            <text:p>99.6347916666667</text:p>
          </table:table-cell>
          <table:table-cell table:number-columns-repeated="8"/>
        </table:table-row>
        <table:table-row table:style-name="ro1">
          <table:table-cell office:value-type="float" office:value="55.9583333333334" calcext:value-type="float">
            <text:p>55.9583333333334</text:p>
          </table:table-cell>
          <table:table-cell office:value-type="float" office:value="99.6714583333333" calcext:value-type="float">
            <text:p>99.6714583333333</text:p>
          </table:table-cell>
          <table:table-cell table:number-columns-repeated="8"/>
        </table:table-row>
        <table:table-row table:style-name="ro1">
          <table:table-cell office:value-type="float" office:value="57.2708333333333" calcext:value-type="float">
            <text:p>57.2708333333333</text:p>
          </table:table-cell>
          <table:table-cell office:value-type="float" office:value="99.6954166666667" calcext:value-type="float">
            <text:p>99.6954166666667</text:p>
          </table:table-cell>
          <table:table-cell table:number-columns-repeated="8"/>
        </table:table-row>
        <table:table-row table:style-name="ro1">
          <table:table-cell office:value-type="float" office:value="58.5625" calcext:value-type="float">
            <text:p>58.5625</text:p>
          </table:table-cell>
          <table:table-cell office:value-type="float" office:value="99.7154166666667" calcext:value-type="float">
            <text:p>99.7154166666667</text:p>
          </table:table-cell>
          <table:table-cell table:number-columns-repeated="8"/>
        </table:table-row>
        <table:table-row table:style-name="ro1">
          <table:table-cell office:value-type="float" office:value="59.3541666666667" calcext:value-type="float">
            <text:p>59.3541666666667</text:p>
          </table:table-cell>
          <table:table-cell office:value-type="float" office:value="99.7316666666667" calcext:value-type="float">
            <text:p>99.7316666666667</text:p>
          </table:table-cell>
          <table:table-cell table:number-columns-repeated="8"/>
        </table:table-row>
        <table:table-row table:style-name="ro1">
          <table:table-cell office:value-type="float" office:value="61.7708333333334" calcext:value-type="float">
            <text:p>61.7708333333334</text:p>
          </table:table-cell>
          <table:table-cell office:value-type="float" office:value="99.7452083333334" calcext:value-type="float">
            <text:p>99.7452083333334</text:p>
          </table:table-cell>
          <table:table-cell table:number-columns-repeated="8"/>
        </table:table-row>
        <table:table-row table:style-name="ro1">
          <table:table-cell office:value-type="float" office:value="62.8958333333333" calcext:value-type="float">
            <text:p>62.8958333333333</text:p>
          </table:table-cell>
          <table:table-cell office:value-type="float" office:value="99.7577083333333" calcext:value-type="float">
            <text:p>99.7577083333333</text:p>
          </table:table-cell>
          <table:table-cell table:number-columns-repeated="8"/>
        </table:table-row>
        <table:table-row table:style-name="ro1">
          <table:table-cell office:value-type="float" office:value="64.6666666666667" calcext:value-type="float">
            <text:p>64.6666666666667</text:p>
          </table:table-cell>
          <table:table-cell office:value-type="float" office:value="99.7720833333333" calcext:value-type="float">
            <text:p>99.7720833333333</text:p>
          </table:table-cell>
          <table:table-cell table:number-columns-repeated="8"/>
        </table:table-row>
        <table:table-row table:style-name="ro1">
          <table:table-cell office:value-type="float" office:value="65.4375" calcext:value-type="float">
            <text:p>65.4375</text:p>
          </table:table-cell>
          <table:table-cell office:value-type="float" office:value="99.7810416666666" calcext:value-type="float">
            <text:p>99.7810416666666</text:p>
          </table:table-cell>
          <table:table-cell table:number-columns-repeated="8"/>
        </table:table-row>
        <table:table-row table:style-name="ro1">
          <table:table-cell office:value-type="float" office:value="67.9791666666667" calcext:value-type="float">
            <text:p>67.9791666666667</text:p>
          </table:table-cell>
          <table:table-cell office:value-type="float" office:value="99.7904166666667" calcext:value-type="float">
            <text:p>99.7904166666667</text:p>
          </table:table-cell>
          <table:table-cell table:number-columns-repeated="8"/>
        </table:table-row>
        <table:table-row table:style-name="ro1">
          <table:table-cell office:value-type="float" office:value="68.6458333333333" calcext:value-type="float">
            <text:p>68.6458333333333</text:p>
          </table:table-cell>
          <table:table-cell office:value-type="float" office:value="99.7997916666667" calcext:value-type="float">
            <text:p>99.7997916666667</text:p>
          </table:table-cell>
          <table:table-cell table:number-columns-repeated="8"/>
        </table:table-row>
        <table:table-row table:style-name="ro1">
          <table:table-cell office:value-type="float" office:value="69.2083333333333" calcext:value-type="float">
            <text:p>69.2083333333333</text:p>
          </table:table-cell>
          <table:table-cell office:value-type="float" office:value="99.8097916666667" calcext:value-type="float">
            <text:p>99.8097916666667</text:p>
          </table:table-cell>
          <table:table-cell table:number-columns-repeated="8"/>
        </table:table-row>
        <table:table-row table:style-name="ro1">
          <table:table-cell office:value-type="float" office:value="69.9583333333333" calcext:value-type="float">
            <text:p>69.9583333333333</text:p>
          </table:table-cell>
          <table:table-cell office:value-type="float" office:value="99.8154166666667" calcext:value-type="float">
            <text:p>99.8154166666667</text:p>
          </table:table-cell>
          <table:table-cell table:number-columns-repeated="8"/>
        </table:table-row>
        <table:table-row table:style-name="ro1">
          <table:table-cell office:value-type="float" office:value="70.7708333333333" calcext:value-type="float">
            <text:p>70.7708333333333</text:p>
          </table:table-cell>
          <table:table-cell office:value-type="float" office:value="99.8225" calcext:value-type="float">
            <text:p>99.8225</text:p>
          </table:table-cell>
          <table:table-cell table:number-columns-repeated="8"/>
        </table:table-row>
        <table:table-row table:style-name="ro1">
          <table:table-cell office:value-type="float" office:value="71.4583333333333" calcext:value-type="float">
            <text:p>71.4583333333333</text:p>
          </table:table-cell>
          <table:table-cell office:value-type="float" office:value="99.82875" calcext:value-type="float">
            <text:p>99.82875</text:p>
          </table:table-cell>
          <table:table-cell table:number-columns-repeated="8"/>
        </table:table-row>
        <table:table-row table:style-name="ro1">
          <table:table-cell office:value-type="float" office:value="72.2708333333333" calcext:value-type="float">
            <text:p>72.2708333333333</text:p>
          </table:table-cell>
          <table:table-cell office:value-type="float" office:value="99.835" calcext:value-type="float">
            <text:p>99.835</text:p>
          </table:table-cell>
          <table:table-cell table:number-columns-repeated="8"/>
        </table:table-row>
        <table:table-row table:style-name="ro1">
          <table:table-cell office:value-type="float" office:value="73.4375" calcext:value-type="float">
            <text:p>73.4375</text:p>
          </table:table-cell>
          <table:table-cell office:value-type="float" office:value="99.8422916666667" calcext:value-type="float">
            <text:p>99.8422916666667</text:p>
          </table:table-cell>
          <table:table-cell table:number-columns-repeated="8"/>
        </table:table-row>
        <table:table-row table:style-name="ro1">
          <table:table-cell office:value-type="float" office:value="74.1666666666667" calcext:value-type="float">
            <text:p>74.1666666666667</text:p>
          </table:table-cell>
          <table:table-cell office:value-type="float" office:value="99.8483333333333" calcext:value-type="float">
            <text:p>99.8483333333333</text:p>
          </table:table-cell>
          <table:table-cell table:number-columns-repeated="8"/>
        </table:table-row>
        <table:table-row table:style-name="ro1">
          <table:table-cell office:value-type="float" office:value="75.1875" calcext:value-type="float">
            <text:p>75.1875</text:p>
          </table:table-cell>
          <table:table-cell office:value-type="float" office:value="99.8547916666667" calcext:value-type="float">
            <text:p>99.8547916666667</text:p>
          </table:table-cell>
          <table:table-cell table:number-columns-repeated="8"/>
        </table:table-row>
        <table:table-row table:style-name="ro1">
          <table:table-cell office:value-type="float" office:value="76.1666666666667" calcext:value-type="float">
            <text:p>76.1666666666667</text:p>
          </table:table-cell>
          <table:table-cell office:value-type="float" office:value="99.8608333333334" calcext:value-type="float">
            <text:p>99.8608333333334</text:p>
          </table:table-cell>
          <table:table-cell table:number-columns-repeated="8"/>
        </table:table-row>
        <table:table-row table:style-name="ro1">
          <table:table-cell office:value-type="float" office:value="77.2500000000001" calcext:value-type="float">
            <text:p>77.2500000000001</text:p>
          </table:table-cell>
          <table:table-cell office:value-type="float" office:value="99.8672916666667" calcext:value-type="float">
            <text:p>99.8672916666667</text:p>
          </table:table-cell>
          <table:table-cell table:number-columns-repeated="8"/>
        </table:table-row>
        <table:table-row table:style-name="ro1">
          <table:table-cell office:value-type="float" office:value="78.5208333333333" calcext:value-type="float">
            <text:p>78.5208333333333</text:p>
          </table:table-cell>
          <table:table-cell office:value-type="float" office:value="99.8741666666666" calcext:value-type="float">
            <text:p>99.8741666666666</text:p>
          </table:table-cell>
          <table:table-cell table:number-columns-repeated="8"/>
        </table:table-row>
        <table:table-row table:style-name="ro1">
          <table:table-cell office:value-type="float" office:value="79.6875000000001" calcext:value-type="float">
            <text:p>79.6875000000001</text:p>
          </table:table-cell>
          <table:table-cell office:value-type="float" office:value="99.8795833333333" calcext:value-type="float">
            <text:p>99.8795833333333</text:p>
          </table:table-cell>
          <table:table-cell table:number-columns-repeated="8"/>
        </table:table-row>
        <table:table-row table:style-name="ro1">
          <table:table-cell office:value-type="float" office:value="81.2708333333334" calcext:value-type="float">
            <text:p>81.2708333333334</text:p>
          </table:table-cell>
          <table:table-cell office:value-type="float" office:value="99.8852083333334" calcext:value-type="float">
            <text:p>99.8852083333334</text:p>
          </table:table-cell>
          <table:table-cell table:number-columns-repeated="8"/>
        </table:table-row>
        <table:table-row table:style-name="ro1">
          <table:table-cell office:value-type="float" office:value="82.6250000000001" calcext:value-type="float">
            <text:p>82.6250000000001</text:p>
          </table:table-cell>
          <table:table-cell office:value-type="float" office:value="99.89" calcext:value-type="float">
            <text:p>99.89</text:p>
          </table:table-cell>
          <table:table-cell table:number-columns-repeated="8"/>
        </table:table-row>
        <table:table-row table:style-name="ro1">
          <table:table-cell office:value-type="float" office:value="84.4166666666667" calcext:value-type="float">
            <text:p>84.4166666666667</text:p>
          </table:table-cell>
          <table:table-cell office:value-type="float" office:value="99.8979166666667" calcext:value-type="float">
            <text:p>99.8979166666667</text:p>
          </table:table-cell>
          <table:table-cell table:number-columns-repeated="8"/>
        </table:table-row>
        <table:table-row table:style-name="ro1">
          <table:table-cell office:value-type="float" office:value="86.0833333333332" calcext:value-type="float">
            <text:p>86.0833333333332</text:p>
          </table:table-cell>
          <table:table-cell office:value-type="float" office:value="99.9047916666667" calcext:value-type="float">
            <text:p>99.9047916666667</text:p>
          </table:table-cell>
          <table:table-cell table:number-columns-repeated="8"/>
        </table:table-row>
        <table:table-row table:style-name="ro1">
          <table:table-cell office:value-type="float" office:value="88.1249999999999" calcext:value-type="float">
            <text:p>88.1249999999999</text:p>
          </table:table-cell>
          <table:table-cell office:value-type="float" office:value="99.910625" calcext:value-type="float">
            <text:p>99.910625</text:p>
          </table:table-cell>
          <table:table-cell table:number-columns-repeated="8"/>
        </table:table-row>
        <table:table-row table:style-name="ro1">
          <table:table-cell office:value-type="float" office:value="91.8750000000001" calcext:value-type="float">
            <text:p>91.8750000000001</text:p>
          </table:table-cell>
          <table:table-cell office:value-type="float" office:value="99.9160416666667" calcext:value-type="float">
            <text:p>99.9160416666667</text:p>
          </table:table-cell>
          <table:table-cell table:number-columns-repeated="8"/>
        </table:table-row>
        <table:table-row table:style-name="ro1">
          <table:table-cell office:value-type="float" office:value="94.625" calcext:value-type="float">
            <text:p>94.625</text:p>
          </table:table-cell>
          <table:table-cell office:value-type="float" office:value="99.9220833333333" calcext:value-type="float">
            <text:p>99.9220833333333</text:p>
          </table:table-cell>
          <table:table-cell table:number-columns-repeated="8"/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99.9277083333334" calcext:value-type="float">
            <text:p>99.9277083333334</text:p>
          </table:table-cell>
          <table:table-cell table:number-columns-repeated="8"/>
        </table:table-row>
        <table:table-row table:style-name="ro1">
          <table:table-cell office:value-type="float" office:value="100.416666666667" calcext:value-type="float">
            <text:p>100.416666666667</text:p>
          </table:table-cell>
          <table:table-cell office:value-type="float" office:value="99.9333333333333" calcext:value-type="float">
            <text:p>99.9333333333333</text:p>
          </table:table-cell>
          <table:table-cell table:number-columns-repeated="8"/>
        </table:table-row>
        <table:table-row table:style-name="ro1">
          <table:table-cell office:value-type="float" office:value="106.729166666667" calcext:value-type="float">
            <text:p>106.729166666667</text:p>
          </table:table-cell>
          <table:table-cell office:value-type="float" office:value="99.9391666666667" calcext:value-type="float">
            <text:p>99.9391666666667</text:p>
          </table:table-cell>
          <table:table-cell table:number-columns-repeated="8"/>
        </table:table-row>
        <table:table-row table:style-name="ro1">
          <table:table-cell office:value-type="float" office:value="109.9375" calcext:value-type="float">
            <text:p>109.9375</text:p>
          </table:table-cell>
          <table:table-cell office:value-type="float" office:value="99.9452083333333" calcext:value-type="float">
            <text:p>99.9452083333333</text:p>
          </table:table-cell>
          <table:table-cell table:number-columns-repeated="8"/>
        </table:table-row>
        <table:table-row table:style-name="ro1">
          <table:table-cell office:value-type="float" office:value="120.291666666667" calcext:value-type="float">
            <text:p>120.291666666667</text:p>
          </table:table-cell>
          <table:table-cell office:value-type="float" office:value="99.9512500000001" calcext:value-type="float">
            <text:p>99.9512500000001</text:p>
          </table:table-cell>
          <table:table-cell table:number-columns-repeated="8"/>
        </table:table-row>
        <table:table-row table:style-name="ro1">
          <table:table-cell office:value-type="float" office:value="130.375" calcext:value-type="float">
            <text:p>130.375</text:p>
          </table:table-cell>
          <table:table-cell office:value-type="float" office:value="99.955625" calcext:value-type="float">
            <text:p>99.955625</text:p>
          </table:table-cell>
          <table:table-cell table:number-columns-repeated="8"/>
        </table:table-row>
        <table:table-row table:style-name="ro1">
          <table:table-cell office:value-type="float" office:value="133.916666666667" calcext:value-type="float">
            <text:p>133.916666666667</text:p>
          </table:table-cell>
          <table:table-cell office:value-type="float" office:value="99.960625" calcext:value-type="float">
            <text:p>99.960625</text:p>
          </table:table-cell>
          <table:table-cell table:number-columns-repeated="8"/>
        </table:table-row>
        <table:table-row table:style-name="ro1">
          <table:table-cell office:value-type="float" office:value="139.9375" calcext:value-type="float">
            <text:p>139.9375</text:p>
          </table:table-cell>
          <table:table-cell office:value-type="float" office:value="99.9660416666667" calcext:value-type="float">
            <text:p>99.9660416666667</text:p>
          </table:table-cell>
          <table:table-cell table:number-columns-repeated="8"/>
        </table:table-row>
        <table:table-row table:style-name="ro1">
          <table:table-cell office:value-type="float" office:value="151.645833333333" calcext:value-type="float">
            <text:p>151.645833333333</text:p>
          </table:table-cell>
          <table:table-cell office:value-type="float" office:value="99.9718750000001" calcext:value-type="float">
            <text:p>99.9718750000001</text:p>
          </table:table-cell>
          <table:table-cell table:number-columns-repeated="8"/>
        </table:table-row>
        <table:table-row table:style-name="ro1">
          <table:table-cell office:value-type="float" office:value="157.916666666667" calcext:value-type="float">
            <text:p>157.916666666667</text:p>
          </table:table-cell>
          <table:table-cell office:value-type="float" office:value="99.9779166666667" calcext:value-type="float">
            <text:p>99.9779166666667</text:p>
          </table:table-cell>
          <table:table-cell table:number-columns-repeated="8"/>
        </table:table-row>
        <table:table-row table:style-name="ro1">
          <table:table-cell office:value-type="float" office:value="165.020833333333" calcext:value-type="float">
            <text:p>165.020833333333</text:p>
          </table:table-cell>
          <table:table-cell office:value-type="float" office:value="99.9806250000001" calcext:value-type="float">
            <text:p>99.9806250000001</text:p>
          </table:table-cell>
          <table:table-cell table:number-columns-repeated="8"/>
        </table:table-row>
        <table:table-row table:style-name="ro1">
          <table:table-cell office:value-type="float" office:value="167.104166666667" calcext:value-type="float">
            <text:p>167.104166666667</text:p>
          </table:table-cell>
          <table:table-cell office:value-type="float" office:value="99.9833333333334" calcext:value-type="float">
            <text:p>99.9833333333334</text:p>
          </table:table-cell>
          <table:table-cell table:number-columns-repeated="8"/>
        </table:table-row>
        <table:table-row table:style-name="ro1">
          <table:table-cell office:value-type="float" office:value="171.9375" calcext:value-type="float">
            <text:p>171.9375</text:p>
          </table:table-cell>
          <table:table-cell office:value-type="float" office:value="99.985" calcext:value-type="float">
            <text:p>99.985</text:p>
          </table:table-cell>
          <table:table-cell table:number-columns-repeated="8"/>
        </table:table-row>
        <table:table-row table:style-name="ro1">
          <table:table-cell office:value-type="float" office:value="179.5625" calcext:value-type="float">
            <text:p>179.5625</text:p>
          </table:table-cell>
          <table:table-cell office:value-type="float" office:value="99.98875" calcext:value-type="float">
            <text:p>99.98875</text:p>
          </table:table-cell>
          <table:table-cell table:number-columns-repeated="8"/>
        </table:table-row>
        <table:table-row table:style-name="ro1">
          <table:table-cell office:value-type="float" office:value="190.645833333334" calcext:value-type="float">
            <text:p>190.645833333334</text:p>
          </table:table-cell>
          <table:table-cell office:value-type="float" office:value="99.991875" calcext:value-type="float">
            <text:p>99.991875</text:p>
          </table:table-cell>
          <table:table-cell table:number-columns-repeated="8"/>
        </table:table-row>
        <table:table-row table:style-name="ro1">
          <table:table-cell office:value-type="float" office:value="208.145833333333" calcext:value-type="float">
            <text:p>208.145833333333</text:p>
          </table:table-cell>
          <table:table-cell office:value-type="float" office:value="99.9939583333333" calcext:value-type="float">
            <text:p>99.9939583333333</text:p>
          </table:table-cell>
          <table:table-cell table:number-columns-repeated="8"/>
        </table:table-row>
        <table:table-row table:style-name="ro1">
          <table:table-cell office:value-type="float" office:value="213.8125" calcext:value-type="float">
            <text:p>213.8125</text:p>
          </table:table-cell>
          <table:table-cell office:value-type="float" office:value="99.9954166666667" calcext:value-type="float">
            <text:p>99.9954166666667</text:p>
          </table:table-cell>
          <table:table-cell table:number-columns-repeated="8"/>
        </table:table-row>
        <table:table-row table:style-name="ro1">
          <table:table-cell office:value-type="float" office:value="215.979166666666" calcext:value-type="float">
            <text:p>215.979166666666</text:p>
          </table:table-cell>
          <table:table-cell office:value-type="float" office:value="99.99625" calcext:value-type="float">
            <text:p>99.99625</text:p>
          </table:table-cell>
          <table:table-cell table:number-columns-repeated="8"/>
        </table:table-row>
        <table:table-row table:style-name="ro1">
          <table:table-cell office:value-type="float" office:value="225.6875" calcext:value-type="float">
            <text:p>225.6875</text:p>
          </table:table-cell>
          <table:table-cell office:value-type="float" office:value="99.9970833333333" calcext:value-type="float">
            <text:p>99.9970833333333</text:p>
          </table:table-cell>
          <table:table-cell table:number-columns-repeated="8"/>
        </table:table-row>
        <table:table-row table:style-name="ro1">
          <table:table-cell office:value-type="float" office:value="226.3125" calcext:value-type="float">
            <text:p>226.3125</text:p>
          </table:table-cell>
          <table:table-cell office:value-type="float" office:value="99.9975" calcext:value-type="float">
            <text:p>99.9975</text:p>
          </table:table-cell>
          <table:table-cell table:number-columns-repeated="8"/>
        </table:table-row>
        <table:table-row table:style-name="ro1">
          <table:table-cell office:value-type="float" office:value="226.729166666666" calcext:value-type="float">
            <text:p>226.729166666666</text:p>
          </table:table-cell>
          <table:table-cell office:value-type="float" office:value="99.9979166666666" calcext:value-type="float">
            <text:p>99.9979166666666</text:p>
          </table:table-cell>
          <table:table-cell table:number-columns-repeated="8"/>
        </table:table-row>
        <table:table-row table:style-name="ro1">
          <table:table-cell office:value-type="float" office:value="227.145833333333" calcext:value-type="float">
            <text:p>227.145833333333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8"/>
        </table:table-row>
        <table:table-row table:style-name="ro1">
          <table:table-cell office:value-type="float" office:value="227.979166666666" calcext:value-type="float">
            <text:p>227.979166666666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8"/>
        </table:table-row>
        <table:table-row table:style-name="ro1">
          <table:table-cell office:value-type="float" office:value="228.395833333333" calcext:value-type="float">
            <text:p>228.395833333333</text:p>
          </table:table-cell>
          <table:table-cell office:value-type="float" office:value="99.99875" calcext:value-type="float">
            <text:p>99.99875</text:p>
          </table:table-cell>
          <table:table-cell table:number-columns-repeated="8"/>
        </table:table-row>
        <table:table-row table:style-name="ro1">
          <table:table-cell office:value-type="float" office:value="229.229166666666" calcext:value-type="float">
            <text:p>229.229166666666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8"/>
        </table:table-row>
        <table:table-row table:style-name="ro1">
          <table:table-cell office:value-type="float" office:value="231.729166666666" calcext:value-type="float">
            <text:p>231.729166666666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8"/>
        </table:table-row>
        <table:table-row table:style-name="ro1">
          <table:table-cell office:value-type="float" office:value="247.5625" calcext:value-type="float">
            <text:p>247.562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 style:data-style-name="N2" text:time-value="12:00:24.59267347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2-08T12:44:43.975207676</dc:date>
    <meta:editing-duration>PT2H13S</meta:editing-duration>
    <meta:editing-cycles>69</meta:editing-cycles>
    <meta:generator>LibreOffice/5.3.1.2$Linux_X86_64 LibreOffice_project/30m0$Build-2</meta:generator>
    <meta:document-statistic meta:table-count="1" meta:cell-count="3346" meta:object-count="0"/>
  </office:meta>
</office:document-meta>
</file>